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hler" table:style-name="ta1" table:print="false"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-7.765219626">
            <text:p>-7,765219626</text:p>
          </table:table-cell>
          <table:table-cell office:value-type="float" office:value="0.189255">
            <text:p>0,189255</text:p>
          </table:table-cell>
          <table:table-cell office:value-type="float" office:value="0.0622711">
            <text:p>0,0622711</text:p>
          </table:table-cell>
          <table:table-cell table:formula="of:=[.B1]-0.2169107" office:value-type="float" office:value="-0.0276557">
            <text:p>-0,0276557</text:p>
          </table:table-cell>
          <table:table-cell table:formula="of:=[.D1]^2" office:value-type="float" office:value="0.00076483774249">
            <text:p>0,0007648377</text:p>
          </table:table-cell>
          <table:table-cell table:formula="of:=[.C1]-0.065812" office:value-type="float" office:value="-0.0035409">
            <text:p>-0,0035409</text:p>
          </table:table-cell>
          <table:table-cell table:formula="of:=[.F1]^2" office:value-type="float" office:value="0.00001253797281">
            <text:p>0,000012538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179487">
            <text:p>0,179487</text:p>
          </table:table-cell>
          <table:table-cell office:value-type="float" office:value="0.0622711">
            <text:p>0,0622711</text:p>
          </table:table-cell>
          <table:table-cell table:formula="of:=[.B2]-0.2169107" office:value-type="float" office:value="-0.0374237">
            <text:p>-0,0374237</text:p>
          </table:table-cell>
          <table:table-cell table:formula="of:=[.D2]^2" office:value-type="float" office:value="0.00140053332169">
            <text:p>0,0014005333</text:p>
          </table:table-cell>
          <table:table-cell table:formula="of:=[.C2]-0.065812" office:value-type="float" office:value="-0.0035409">
            <text:p>-0,0035409</text:p>
          </table:table-cell>
          <table:table-cell table:formula="of:=[.F2]^2" office:value-type="float" office:value="0.00001253797281">
            <text:p>0,000012538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27106">
            <text:p>0,227106</text:p>
          </table:table-cell>
          <table:table-cell office:value-type="float" office:value="0.0732601">
            <text:p>0,0732601</text:p>
          </table:table-cell>
          <table:table-cell table:formula="of:=[.B3]-0.2169107" office:value-type="float" office:value="0.0101953">
            <text:p>0,0101953</text:p>
          </table:table-cell>
          <table:table-cell table:formula="of:=[.D3]^2" office:value-type="float" office:value="0.00010394414209">
            <text:p>0,0001039441</text:p>
          </table:table-cell>
          <table:table-cell table:formula="of:=[.C3]-0.065812" office:value-type="float" office:value="0.0074481">
            <text:p>0,0074481</text:p>
          </table:table-cell>
          <table:table-cell table:formula="of:=[.F3]^2" office:value-type="float" office:value="0.00005547419361">
            <text:p>5,547419361E-005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33211">
            <text:p>0,233211</text:p>
          </table:table-cell>
          <table:table-cell office:value-type="float" office:value="0.0610501">
            <text:p>0,0610501</text:p>
          </table:table-cell>
          <table:table-cell table:formula="of:=[.B4]-0.2169107" office:value-type="float" office:value="0.0163003">
            <text:p>0,0163003</text:p>
          </table:table-cell>
          <table:table-cell table:formula="of:=[.D4]^2" office:value-type="float" office:value="0.000265699780090001">
            <text:p>0,0002656998</text:p>
          </table:table-cell>
          <table:table-cell table:formula="of:=[.C4]-0.065812" office:value-type="float" office:value="-0.0047619">
            <text:p>-0,0047619</text:p>
          </table:table-cell>
          <table:table-cell table:formula="of:=[.F4]^2" office:value-type="float" office:value="0.00002267569161">
            <text:p>2,267569161E-005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51526">
            <text:p>0,251526</text:p>
          </table:table-cell>
          <table:table-cell office:value-type="float" office:value="0.0720391">
            <text:p>0,0720391</text:p>
          </table:table-cell>
          <table:table-cell table:formula="of:=[.B5]-0.2169107" office:value-type="float" office:value="0.0346153">
            <text:p>0,0346153</text:p>
          </table:table-cell>
          <table:table-cell table:formula="of:=[.D5]^2" office:value-type="float" office:value="0.00119821899409">
            <text:p>0,001198219</text:p>
          </table:table-cell>
          <table:table-cell table:formula="of:=[.C5]-0.065812" office:value-type="float" office:value="0.0062271">
            <text:p>0,0062271</text:p>
          </table:table-cell>
          <table:table-cell table:formula="of:=[.F5]^2" office:value-type="float" office:value="0.00003877677441">
            <text:p>3,877677441E-005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11233">
            <text:p>0,211233</text:p>
          </table:table-cell>
          <table:table-cell office:value-type="float" office:value="0.0586081">
            <text:p>0,0586081</text:p>
          </table:table-cell>
          <table:table-cell table:formula="of:=[.B6]-0.2169107" office:value-type="float" office:value="-0.00567769999999998">
            <text:p>-0,0056777</text:p>
          </table:table-cell>
          <table:table-cell table:formula="of:=[.D6]^2" office:value-type="float" office:value="0.0000322362772899998">
            <text:p>3,22362772899998E-005</text:p>
          </table:table-cell>
          <table:table-cell table:formula="of:=[.C6]-0.065812" office:value-type="float" office:value="-0.0072039">
            <text:p>-0,0072039</text:p>
          </table:table-cell>
          <table:table-cell table:formula="of:=[.F6]^2" office:value-type="float" office:value="0.00005189617521">
            <text:p>5,189617521E-005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05128">
            <text:p>0,205128</text:p>
          </table:table-cell>
          <table:table-cell office:value-type="float" office:value="0.0634921">
            <text:p>0,0634921</text:p>
          </table:table-cell>
          <table:table-cell table:formula="of:=[.B7]-0.2169107" office:value-type="float" office:value="-0.0117827">
            <text:p>-0,0117827</text:p>
          </table:table-cell>
          <table:table-cell table:formula="of:=[.D7]^2" office:value-type="float" office:value="0.00013883201929">
            <text:p>0,000138832</text:p>
          </table:table-cell>
          <table:table-cell table:formula="of:=[.C7]-0.065812" office:value-type="float" office:value="-0.0023199">
            <text:p>-0,0023199</text:p>
          </table:table-cell>
          <table:table-cell table:formula="of:=[.F7]^2" office:value-type="float" office:value="0.00000538193601">
            <text:p>5,38193601E-006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29548">
            <text:p>0,229548</text:p>
          </table:table-cell>
          <table:table-cell office:value-type="float" office:value="0.0671551">
            <text:p>0,0671551</text:p>
          </table:table-cell>
          <table:table-cell table:formula="of:=[.B8]-0.2169107" office:value-type="float" office:value="0.0126373">
            <text:p>0,0126373</text:p>
          </table:table-cell>
          <table:table-cell table:formula="of:=[.D8]^2" office:value-type="float" office:value="0.00015970135129">
            <text:p>0,0001597014</text:p>
          </table:table-cell>
          <table:table-cell table:formula="of:=[.C8]-0.065812" office:value-type="float" office:value="0.0013431">
            <text:p>0,0013431</text:p>
          </table:table-cell>
          <table:table-cell table:formula="of:=[.F8]^2" office:value-type="float" office:value="0.00000180391761">
            <text:p>1,80391761E-006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16117">
            <text:p>0,216117</text:p>
          </table:table-cell>
          <table:table-cell office:value-type="float" office:value="0.0671551">
            <text:p>0,0671551</text:p>
          </table:table-cell>
          <table:table-cell table:formula="of:=[.B9]-0.2169107" office:value-type="float" office:value="-0.000793699999999981">
            <text:p>-0,0007937</text:p>
          </table:table-cell>
          <table:table-cell table:formula="of:=[.D9]^2" office:value-type="float" office:value="0.000000629959689999969">
            <text:p>0,00000063</text:p>
          </table:table-cell>
          <table:table-cell table:formula="of:=[.C9]-0.065812" office:value-type="float" office:value="0.0013431">
            <text:p>0,0013431</text:p>
          </table:table-cell>
          <table:table-cell table:formula="of:=[.F9]^2" office:value-type="float" office:value="0.00000180391761">
            <text:p>1,80391761E-006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00244">
            <text:p>0,200244</text:p>
          </table:table-cell>
          <table:table-cell office:value-type="float" office:value="0.0903541">
            <text:p>0,0903541</text:p>
          </table:table-cell>
          <table:table-cell table:formula="of:=[.B10]-0.2169107" office:value-type="float" office:value="-0.0166667">
            <text:p>-0,0166667</text:p>
          </table:table-cell>
          <table:table-cell table:formula="of:=[.D10]^2" office:value-type="float" office:value="0.00027777888889">
            <text:p>0,0002777789</text:p>
          </table:table-cell>
          <table:table-cell table:formula="of:=[.C10]-0.065812" office:value-type="float" office:value="0.0245421">
            <text:p>0,0245421</text:p>
          </table:table-cell>
          <table:table-cell table:formula="of:=[.F10]^2" office:value-type="float" office:value="0.00060231467241">
            <text:p>0,0006023147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19536">
            <text:p>0,19536</text:p>
          </table:table-cell>
          <table:table-cell office:value-type="float" office:value="0.0695971">
            <text:p>0,0695971</text:p>
          </table:table-cell>
          <table:table-cell table:formula="of:=[.B11]-0.2169107" office:value-type="float" office:value="-0.0215507">
            <text:p>-0,0215507</text:p>
          </table:table-cell>
          <table:table-cell table:formula="of:=[.D11]^2" office:value-type="float" office:value="0.000464432670489999">
            <text:p>0,0004644327</text:p>
          </table:table-cell>
          <table:table-cell table:formula="of:=[.C11]-0.065812" office:value-type="float" office:value="0.0037851">
            <text:p>0,0037851</text:p>
          </table:table-cell>
          <table:table-cell table:formula="of:=[.F11]^2" office:value-type="float" office:value="0.00001432698201">
            <text:p>0,000014327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27106">
            <text:p>0,227106</text:p>
          </table:table-cell>
          <table:table-cell office:value-type="float" office:value="0.046398">
            <text:p>0,046398</text:p>
          </table:table-cell>
          <table:table-cell table:formula="of:=[.B12]-0.2169107" office:value-type="float" office:value="0.0101953">
            <text:p>0,0101953</text:p>
          </table:table-cell>
          <table:table-cell table:formula="of:=[.D12]^2" office:value-type="float" office:value="0.00010394414209">
            <text:p>0,0001039441</text:p>
          </table:table-cell>
          <table:table-cell table:formula="of:=[.C12]-0.065812" office:value-type="float" office:value="-0.019414">
            <text:p>-0,019414</text:p>
          </table:table-cell>
          <table:table-cell table:formula="of:=[.F12]^2" office:value-type="float" office:value="0.000376903396">
            <text:p>0,0003769034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73504">
            <text:p>0,273504</text:p>
          </table:table-cell>
          <table:table-cell office:value-type="float" office:value="0.0500611">
            <text:p>0,0500611</text:p>
          </table:table-cell>
          <table:table-cell table:formula="of:=[.B13]-0.2169107" office:value-type="float" office:value="0.0565933">
            <text:p>0,0565933</text:p>
          </table:table-cell>
          <table:table-cell table:formula="of:=[.D13]^2" office:value-type="float" office:value="0.00320280160489">
            <text:p>0,0032028016</text:p>
          </table:table-cell>
          <table:table-cell table:formula="of:=[.C13]-0.065812" office:value-type="float" office:value="-0.0157509">
            <text:p>-0,0157509</text:p>
          </table:table-cell>
          <table:table-cell table:formula="of:=[.F13]^2" office:value-type="float" office:value="0.00024809085081">
            <text:p>0,0002480909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25885">
            <text:p>0,225885</text:p>
          </table:table-cell>
          <table:table-cell office:value-type="float" office:value="0.0683761">
            <text:p>0,0683761</text:p>
          </table:table-cell>
          <table:table-cell table:formula="of:=[.B14]-0.2169107" office:value-type="float" office:value="0.00897430000000002">
            <text:p>0,0089743</text:p>
          </table:table-cell>
          <table:table-cell table:formula="of:=[.D14]^2" office:value-type="float" office:value="0.0000805380604900003">
            <text:p>8,05380604900003E-005</text:p>
          </table:table-cell>
          <table:table-cell table:formula="of:=[.C14]-0.065812" office:value-type="float" office:value="0.0025641">
            <text:p>0,0025641</text:p>
          </table:table-cell>
          <table:table-cell table:formula="of:=[.F14]^2" office:value-type="float" office:value="0.00000657460881">
            <text:p>6,57460881E-006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185592">
            <text:p>0,185592</text:p>
          </table:table-cell>
          <table:table-cell office:value-type="float" office:value="0.0720391">
            <text:p>0,0720391</text:p>
          </table:table-cell>
          <table:table-cell table:formula="of:=[.B15]-0.2169107" office:value-type="float" office:value="-0.0313187">
            <text:p>-0,0313187</text:p>
          </table:table-cell>
          <table:table-cell table:formula="of:=[.D15]^2" office:value-type="float" office:value="0.00098086096969">
            <text:p>0,000980861</text:p>
          </table:table-cell>
          <table:table-cell table:formula="of:=[.C15]-0.065812" office:value-type="float" office:value="0.0062271">
            <text:p>0,0062271</text:p>
          </table:table-cell>
          <table:table-cell table:formula="of:=[.F15]^2" office:value-type="float" office:value="0.00003877677441">
            <text:p>3,877677441E-005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11233">
            <text:p>0,211233</text:p>
          </table:table-cell>
          <table:table-cell office:value-type="float" office:value="0.0757021">
            <text:p>0,0757021</text:p>
          </table:table-cell>
          <table:table-cell table:formula="of:=[.B16]-0.2169107" office:value-type="float" office:value="-0.00567769999999998">
            <text:p>-0,0056777</text:p>
          </table:table-cell>
          <table:table-cell table:formula="of:=[.D16]^2" office:value-type="float" office:value="0.0000322362772899998">
            <text:p>3,22362772899998E-005</text:p>
          </table:table-cell>
          <table:table-cell table:formula="of:=[.C16]-0.065812" office:value-type="float" office:value="0.0098901">
            <text:p>0,0098901</text:p>
          </table:table-cell>
          <table:table-cell table:formula="of:=[.F16]^2" office:value-type="float" office:value="0.00009781407801">
            <text:p>9,781407801E-005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06349">
            <text:p>0,206349</text:p>
          </table:table-cell>
          <table:table-cell office:value-type="float" office:value="0.0671551">
            <text:p>0,0671551</text:p>
          </table:table-cell>
          <table:table-cell table:formula="of:=[.B17]-0.2169107" office:value-type="float" office:value="-0.0105617">
            <text:p>-0,0105617</text:p>
          </table:table-cell>
          <table:table-cell table:formula="of:=[.D17]^2" office:value-type="float" office:value="0.00011154950689">
            <text:p>0,0001115495</text:p>
          </table:table-cell>
          <table:table-cell table:formula="of:=[.C17]-0.065812" office:value-type="float" office:value="0.0013431">
            <text:p>0,0013431</text:p>
          </table:table-cell>
          <table:table-cell table:formula="of:=[.F17]^2" office:value-type="float" office:value="0.00000180391761">
            <text:p>1,80391761E-006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62515">
            <text:p>0,262515</text:p>
          </table:table-cell>
          <table:table-cell office:value-type="float" office:value="0.0793651">
            <text:p>0,0793651</text:p>
          </table:table-cell>
          <table:table-cell table:formula="of:=[.B18]-0.2169107" office:value-type="float" office:value="0.0456043">
            <text:p>0,0456043</text:p>
          </table:table-cell>
          <table:table-cell table:formula="of:=[.D18]^2" office:value-type="float" office:value="0.00207975217849">
            <text:p>0,0020797522</text:p>
          </table:table-cell>
          <table:table-cell table:formula="of:=[.C18]-0.065812" office:value-type="float" office:value="0.0135531">
            <text:p>0,0135531</text:p>
          </table:table-cell>
          <table:table-cell table:formula="of:=[.F18]^2" office:value-type="float" office:value="0.00018368651961">
            <text:p>0,0001836865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210012">
            <text:p>0,210012</text:p>
          </table:table-cell>
          <table:table-cell office:value-type="float" office:value="0.0537241">
            <text:p>0,0537241</text:p>
          </table:table-cell>
          <table:table-cell table:formula="of:=[.B19]-0.2169107" office:value-type="float" office:value="-0.00689869999999998">
            <text:p>-0,0068987</text:p>
          </table:table-cell>
          <table:table-cell table:formula="of:=[.D19]^2" office:value-type="float" office:value="0.0000475920616899997">
            <text:p>4,75920616899997E-005</text:p>
          </table:table-cell>
          <table:table-cell table:formula="of:=[.C19]-0.065812" office:value-type="float" office:value="-0.0120879">
            <text:p>-0,0120879</text:p>
          </table:table-cell>
          <table:table-cell table:formula="of:=[.F19]^2" office:value-type="float" office:value="0.00014611732641">
            <text:p>0,0001461173</text:p>
          </table:table-cell>
        </table:table-row>
        <table:table-row table:style-name="ro1">
          <table:table-cell office:value-type="float" office:value="-7.765219626">
            <text:p>-7,765219626</text:p>
          </table:table-cell>
          <table:table-cell office:value-type="float" office:value="0.197802">
            <text:p>0,197802</text:p>
          </table:table-cell>
          <table:table-cell office:value-type="float" office:value="0.0561661">
            <text:p>0,0561661</text:p>
          </table:table-cell>
          <table:table-cell table:formula="of:=[.B20]-0.2169107" office:value-type="float" office:value="-0.0191087">
            <text:p>-0,0191087</text:p>
          </table:table-cell>
          <table:table-cell table:formula="of:=[.D20]^2" office:value-type="float" office:value="0.00036514241569">
            <text:p>0,0003651424</text:p>
          </table:table-cell>
          <table:table-cell table:formula="of:=[.C20]-0.065812" office:value-type="float" office:value="-0.0096459">
            <text:p>-0,0096459</text:p>
          </table:table-cell>
          <table:table-cell table:formula="of:=[.F20]^2" office:value-type="float" office:value="0.00009304338681">
            <text:p>9,304338681E-005</text:p>
          </table:table-cell>
        </table:table-row>
        <table:table-row table:style-name="ro2">
          <table:table-cell table:style-name="ce2" office:value-type="string">
            <text:p>Mittelwert</text:p>
          </table:table-cell>
          <table:table-cell table:style-name="ce2" table:formula="of:=SUM([.B1:.B20])/20" office:value-type="float" office:value="0.21691065">
            <text:p>0,21691065</text:p>
          </table:table-cell>
          <table:table-cell table:style-name="ce2" table:formula="of:=SUM([.C1:.C20])/20" office:value-type="float" office:value="0.065811995">
            <text:p>0,065811995</text:p>
          </table:table-cell>
          <table:table-cell/>
          <table:table-cell table:formula="of:=SUM([.E1:.E20])" office:value-type="float" office:value="0.0118112623646">
            <text:p>0,0118112624</text:p>
          </table:table-cell>
          <table:table-cell/>
          <table:table-cell table:formula="of:=SUM([.G1:.G20])" office:value-type="float" office:value="0.00201234106459">
            <text:p>0,0020123411</text:p>
          </table:table-cell>
        </table:table-row>
        <table:table-row table:style-name="ro3">
          <table:table-cell table:style-name="ce3" office:value-type="string">
            <text:p>Varianz</text:p>
          </table:table-cell>
          <table:table-cell table:style-name="ce3" table:formula="of:=[.E21]/19" office:value-type="float" office:value="0.000621645387610526">
            <text:p>0,0006216454</text:p>
          </table:table-cell>
          <table:table-cell table:style-name="ce3" table:formula="of:=[.G21]/19" office:value-type="float" office:value="0.00010591268761">
            <text:p>0,0001059127</text:p>
          </table:table-cell>
          <table:table-cell table:number-columns-repeated="4"/>
        </table:table-row>
        <table:table-row table:style-name="ro2">
          <table:table-cell table:style-name="ce4" office:value-type="string">
            <text:p>Standardabweichung</text:p>
          </table:table-cell>
          <table:table-cell table:style-name="ce3" table:formula="of:=SQRT([.B22])" office:value-type="float" office:value="0.0249328174823971">
            <text:p>0,0249328175</text:p>
          </table:table-cell>
          <table:table-cell table:style-name="ce3" table:formula="of:=SQRT([.C22])" office:value-type="float" office:value="0.010291389002948">
            <text:p>0,010291389</text:p>
          </table:table-cell>
          <table:table-cell table:number-columns-repeated="4"/>
        </table:table-row>
      </table:table>
      <table:table table:name="Untergrund" table:style-name="ta1" table:print="false"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81.1144092348">
            <text:p>81,1144092348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]-0.008584578" office:value-type="float" office:value="-0.002479568">
            <text:p>-0,002479568</text:p>
          </table:table-cell>
          <table:table-cell table:formula="of:=[.D1]^2" office:value-type="float" office:value="0.000006148257466624">
            <text:p>6,148257466624E-006</text:p>
          </table:table-cell>
          <table:table-cell table:formula="of:=[.C1]-0.013183673" office:value-type="float" office:value="-0.002194673">
            <text:p>-0,002194673</text:p>
          </table:table-cell>
          <table:table-cell table:formula="of:=[.F1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80.8533833664">
            <text:p>80,8533833664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  <table:table-cell table:formula="of:=[.B2]-0.008584578" office:value-type="float" office:value="0.001183432">
            <text:p>0,001183432</text:p>
          </table:table-cell>
          <table:table-cell table:formula="of:=[.D2]^2" office:value-type="float" office:value="0.000001400511298624">
            <text:p>1,400511298624E-006</text:p>
          </table:table-cell>
          <table:table-cell table:formula="of:=[.C2]-0.013183673" office:value-type="float" office:value="-0.002194673">
            <text:p>-0,002194673</text:p>
          </table:table-cell>
          <table:table-cell table:formula="of:=[.F2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80.592357498">
            <text:p>80,592357498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  <table:table-cell table:formula="of:=[.B3]-0.008584578" office:value-type="float" office:value="0.001183432">
            <text:p>0,001183432</text:p>
          </table:table-cell>
          <table:table-cell table:formula="of:=[.D3]^2" office:value-type="float" office:value="0.000001400511298624">
            <text:p>1,400511298624E-006</text:p>
          </table:table-cell>
          <table:table-cell table:formula="of:=[.C3]-0.013183673" office:value-type="float" office:value="-0.005857663">
            <text:p>-0,005857663</text:p>
          </table:table-cell>
          <table:table-cell table:formula="of:=[.F3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80.3313316296">
            <text:p>80,3313316296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4]-0.008584578" office:value-type="float" office:value="-0.001258568">
            <text:p>-0,001258568</text:p>
          </table:table-cell>
          <table:table-cell table:formula="of:=[.D4]^2" office:value-type="float" office:value="0.000001583993410624">
            <text:p>0,000001584</text:p>
          </table:table-cell>
          <table:table-cell table:formula="of:=[.C4]-0.013183673" office:value-type="float" office:value="0.002689327">
            <text:p>0,002689327</text:p>
          </table:table-cell>
          <table:table-cell table:formula="of:=[.F4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79.8092798928">
            <text:p>79,8092798928</text:p>
          </table:table-cell>
          <table:table-cell office:value-type="float" office:value="0.00976801">
            <text:p>0,00976801</text:p>
          </table:table-cell>
          <table:table-cell office:value-type="float" office:value="0.00610501">
            <text:p>0,00610501</text:p>
          </table:table-cell>
          <table:table-cell table:formula="of:=[.B5]-0.008584578" office:value-type="float" office:value="0.001183432">
            <text:p>0,001183432</text:p>
          </table:table-cell>
          <table:table-cell table:formula="of:=[.D5]^2" office:value-type="float" office:value="0.000001400511298624">
            <text:p>1,400511298624E-006</text:p>
          </table:table-cell>
          <table:table-cell table:formula="of:=[.C5]-0.013183673" office:value-type="float" office:value="-0.007078663">
            <text:p>-0,007078663</text:p>
          </table:table-cell>
          <table:table-cell table:formula="of:=[.F5]^2" office:value-type="float" office:value="0.000050107469867569">
            <text:p>5,0107469867569E-005</text:p>
          </table:table-cell>
        </table:table-row>
        <table:table-row table:style-name="ro1">
          <table:table-cell office:value-type="float" office:value="79.5482540244">
            <text:p>79,5482540244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6]-0.008584578" office:value-type="float" office:value="-0.001258568">
            <text:p>-0,001258568</text:p>
          </table:table-cell>
          <table:table-cell table:formula="of:=[.D6]^2" office:value-type="float" office:value="0.000001583993410624">
            <text:p>0,000001584</text:p>
          </table:table-cell>
          <table:table-cell table:formula="of:=[.C6]-0.013183673" office:value-type="float" office:value="-0.003415663">
            <text:p>-0,003415663</text:p>
          </table:table-cell>
          <table:table-cell table:formula="of:=[.F6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79.1567152218">
            <text:p>79,1567152218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7]-0.008584578" office:value-type="float" office:value="-0.002479568">
            <text:p>-0,002479568</text:p>
          </table:table-cell>
          <table:table-cell table:formula="of:=[.D7]^2" office:value-type="float" office:value="0.000006148257466624">
            <text:p>6,148257466624E-006</text:p>
          </table:table-cell>
          <table:table-cell table:formula="of:=[.C7]-0.013183673" office:value-type="float" office:value="0.001468327">
            <text:p>0,001468327</text:p>
          </table:table-cell>
          <table:table-cell table:formula="of:=[.F7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78.7651764192">
            <text:p>78,765176419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8]-0.008584578" office:value-type="float" office:value="-0.002479568">
            <text:p>-0,002479568</text:p>
          </table:table-cell>
          <table:table-cell table:formula="of:=[.D8]^2" office:value-type="float" office:value="0.000006148257466624">
            <text:p>6,148257466624E-006</text:p>
          </table:table-cell>
          <table:table-cell table:formula="of:=[.C8]-0.013183673" office:value-type="float" office:value="-0.004636663">
            <text:p>-0,004636663</text:p>
          </table:table-cell>
          <table:table-cell table:formula="of:=[.F8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78.4388940837">
            <text:p>78,438894083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9]-0.008584578" office:value-type="float" office:value="-0.002479568">
            <text:p>-0,002479568</text:p>
          </table:table-cell>
          <table:table-cell table:formula="of:=[.D9]^2" office:value-type="float" office:value="0.000006148257466624">
            <text:p>6,148257466624E-006</text:p>
          </table:table-cell>
          <table:table-cell table:formula="of:=[.C9]-0.013183673" office:value-type="float" office:value="-0.003415663">
            <text:p>-0,003415663</text:p>
          </table:table-cell>
          <table:table-cell table:formula="of:=[.F9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77.9168423469">
            <text:p>77,9168423469</text:p>
          </table:table-cell>
          <table:table-cell office:value-type="float" office:value="0.00854701">
            <text:p>0,00854701</text:p>
          </table:table-cell>
          <table:table-cell office:value-type="float" office:value="0.019536">
            <text:p>0,019536</text:p>
          </table:table-cell>
          <table:table-cell table:formula="of:=[.B10]-0.008584578" office:value-type="float" office:value="-0.000037568">
            <text:p>-0,000037568</text:p>
          </table:table-cell>
          <table:table-cell table:formula="of:=[.D10]^2" office:value-type="float" office:value="0.000000001411354624">
            <text:p>1,411354624E-009</text:p>
          </table:table-cell>
          <table:table-cell table:formula="of:=[.C10]-0.013183673" office:value-type="float" office:value="0.006352327">
            <text:p>0,006352327</text:p>
          </table:table-cell>
          <table:table-cell table:formula="of:=[.F10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77.6558164785">
            <text:p>77,6558164785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1]-0.008584578" office:value-type="float" office:value="-0.002479568">
            <text:p>-0,002479568</text:p>
          </table:table-cell>
          <table:table-cell table:formula="of:=[.D11]^2" office:value-type="float" office:value="0.000006148257466624">
            <text:p>6,148257466624E-006</text:p>
          </table:table-cell>
          <table:table-cell table:formula="of:=[.C11]-0.013183673" office:value-type="float" office:value="-0.004636663">
            <text:p>-0,004636663</text:p>
          </table:table-cell>
          <table:table-cell table:formula="of:=[.F11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77.1337647417">
            <text:p>77,1337647417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2]-0.008584578" office:value-type="float" office:value="-0.002479568">
            <text:p>-0,002479568</text:p>
          </table:table-cell>
          <table:table-cell table:formula="of:=[.D12]^2" office:value-type="float" office:value="0.000006148257466624">
            <text:p>6,148257466624E-006</text:p>
          </table:table-cell>
          <table:table-cell table:formula="of:=[.C12]-0.013183673" office:value-type="float" office:value="0.000247326999999999">
            <text:p>0,000247327</text:p>
          </table:table-cell>
          <table:table-cell table:formula="of:=[.F12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76.8727388733">
            <text:p>76,8727388733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3]-0.008584578" office:value-type="float" office:value="-0.002479568">
            <text:p>-0,002479568</text:p>
          </table:table-cell>
          <table:table-cell table:formula="of:=[.D13]^2" office:value-type="float" office:value="0.000006148257466624">
            <text:p>6,148257466624E-006</text:p>
          </table:table-cell>
          <table:table-cell table:formula="of:=[.C13]-0.013183673" office:value-type="float" office:value="0.003910327">
            <text:p>0,003910327</text:p>
          </table:table-cell>
          <table:table-cell table:formula="of:=[.F13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76.3506871365">
            <text:p>76,3506871365</text:p>
          </table:table-cell>
          <table:table-cell office:value-type="float" office:value="0.0610501">
            <text:p>0,0610501</text:p>
          </table:table-cell>
          <table:table-cell office:value-type="float" office:value="0.00732601">
            <text:p>0,00732601</text:p>
          </table:table-cell>
          <table:table-cell table:formula="of:=[.B14]-0.008584578" office:value-type="float" office:value="0.052465522">
            <text:p>0,052465522</text:p>
          </table:table-cell>
          <table:table-cell table:formula="of:=[.D14]^2" office:value-type="float" office:value="0.00275263099873248">
            <text:p>0,002752631</text:p>
          </table:table-cell>
          <table:table-cell table:formula="of:=[.C14]-0.013183673" office:value-type="float" office:value="-0.005857663">
            <text:p>-0,005857663</text:p>
          </table:table-cell>
          <table:table-cell table:formula="of:=[.F14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76.0896612681">
            <text:p>76,089661268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5]-0.008584578" office:value-type="float" office:value="-0.002479568">
            <text:p>-0,002479568</text:p>
          </table:table-cell>
          <table:table-cell table:formula="of:=[.D15]^2" office:value-type="float" office:value="0.000006148257466624">
            <text:p>6,148257466624E-006</text:p>
          </table:table-cell>
          <table:table-cell table:formula="of:=[.C15]-0.013183673" office:value-type="float" office:value="-0.004636663">
            <text:p>-0,004636663</text:p>
          </table:table-cell>
          <table:table-cell table:formula="of:=[.F15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75.5676095313">
            <text:p>75,5676095313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6]-0.008584578" office:value-type="float" office:value="-0.002479568">
            <text:p>-0,002479568</text:p>
          </table:table-cell>
          <table:table-cell table:formula="of:=[.D16]^2" office:value-type="float" office:value="0.000006148257466624">
            <text:p>6,148257466624E-006</text:p>
          </table:table-cell>
          <table:table-cell table:formula="of:=[.C16]-0.013183673" office:value-type="float" office:value="0.003910327">
            <text:p>0,003910327</text:p>
          </table:table-cell>
          <table:table-cell table:formula="of:=[.F16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75.2413271958">
            <text:p>75,2413271958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  <table:table-cell table:formula="of:=[.B17]-0.008584578" office:value-type="float" office:value="0.002404422">
            <text:p>0,002404422</text:p>
          </table:table-cell>
          <table:table-cell table:formula="of:=[.D17]^2" office:value-type="float" office:value="0.00000578124515408399">
            <text:p>5,78124515408399E-006</text:p>
          </table:table-cell>
          <table:table-cell table:formula="of:=[.C17]-0.013183673" office:value-type="float" office:value="-0.004636663">
            <text:p>-0,004636663</text:p>
          </table:table-cell>
          <table:table-cell table:formula="of:=[.F17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74.7845319261">
            <text:p>74,784531926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18]-0.008584578" office:value-type="float" office:value="-0.002479568">
            <text:p>-0,002479568</text:p>
          </table:table-cell>
          <table:table-cell table:formula="of:=[.D18]^2" office:value-type="float" office:value="0.000006148257466624">
            <text:p>6,148257466624E-006</text:p>
          </table:table-cell>
          <table:table-cell table:formula="of:=[.C18]-0.013183673" office:value-type="float" office:value="0.002689327">
            <text:p>0,002689327</text:p>
          </table:table-cell>
          <table:table-cell table:formula="of:=[.F18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74.4582495906">
            <text:p>74,4582495906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19]-0.008584578" office:value-type="float" office:value="-0.001258568">
            <text:p>-0,001258568</text:p>
          </table:table-cell>
          <table:table-cell table:formula="of:=[.D19]^2" office:value-type="float" office:value="0.000001583993410624">
            <text:p>0,000001584</text:p>
          </table:table-cell>
          <table:table-cell table:formula="of:=[.C19]-0.013183673" office:value-type="float" office:value="0.001468327">
            <text:p>0,001468327</text:p>
          </table:table-cell>
          <table:table-cell table:formula="of:=[.F19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73.9361978538">
            <text:p>73,9361978538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0]-0.008584578" office:value-type="float" office:value="-0.002479568">
            <text:p>-0,002479568</text:p>
          </table:table-cell>
          <table:table-cell table:formula="of:=[.D20]^2" office:value-type="float" office:value="0.000006148257466624">
            <text:p>6,148257466624E-006</text:p>
          </table:table-cell>
          <table:table-cell table:formula="of:=[.C20]-0.013183673" office:value-type="float" office:value="-0.004636663">
            <text:p>-0,004636663</text:p>
          </table:table-cell>
          <table:table-cell table:formula="of:=[.F20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73.5446590512">
            <text:p>73,5446590512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21]-0.008584578" office:value-type="float" office:value="-0.003700568">
            <text:p>-0,003700568</text:p>
          </table:table-cell>
          <table:table-cell table:formula="of:=[.D21]^2" office:value-type="float" office:value="0.000013694203522624">
            <text:p>1,3694203522624E-005</text:p>
          </table:table-cell>
          <table:table-cell table:formula="of:=[.C21]-0.013183673" office:value-type="float" office:value="0.007573327">
            <text:p>0,007573327</text:p>
          </table:table-cell>
          <table:table-cell table:formula="of:=[.F21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73.1531202486">
            <text:p>73,1531202486</text:p>
          </table:table-cell>
          <table:table-cell office:value-type="float" office:value="0.010989">
            <text:p>0,010989</text:p>
          </table:table-cell>
          <table:table-cell office:value-type="float" office:value="0.013431">
            <text:p>0,013431</text:p>
          </table:table-cell>
          <table:table-cell table:formula="of:=[.B22]-0.008584578" office:value-type="float" office:value="0.002404422">
            <text:p>0,002404422</text:p>
          </table:table-cell>
          <table:table-cell table:formula="of:=[.D22]^2" office:value-type="float" office:value="0.00000578124515408399">
            <text:p>5,78124515408399E-006</text:p>
          </table:table-cell>
          <table:table-cell table:formula="of:=[.C22]-0.013183673" office:value-type="float" office:value="0.000247326999999999">
            <text:p>0,000247327</text:p>
          </table:table-cell>
          <table:table-cell table:formula="of:=[.F22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72.5658120447">
            <text:p>72,5658120447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23]-0.008584578" office:value-type="float" office:value="-0.002479568">
            <text:p>-0,002479568</text:p>
          </table:table-cell>
          <table:table-cell table:formula="of:=[.D23]^2" office:value-type="float" office:value="0.000006148257466624">
            <text:p>6,148257466624E-006</text:p>
          </table:table-cell>
          <table:table-cell table:formula="of:=[.C23]-0.013183673" office:value-type="float" office:value="0.000247326999999999">
            <text:p>0,000247327</text:p>
          </table:table-cell>
          <table:table-cell table:formula="of:=[.F23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72.3700426434">
            <text:p>72,3700426434</text:p>
          </table:table-cell>
          <table:table-cell office:value-type="float" office:value="0.00732601">
            <text:p>0,00732601</text:p>
          </table:table-cell>
          <table:table-cell office:value-type="float" office:value="0.020757">
            <text:p>0,020757</text:p>
          </table:table-cell>
          <table:table-cell table:formula="of:=[.B24]-0.008584578" office:value-type="float" office:value="-0.001258568">
            <text:p>-0,001258568</text:p>
          </table:table-cell>
          <table:table-cell table:formula="of:=[.D24]^2" office:value-type="float" office:value="0.000001583993410624">
            <text:p>0,000001584</text:p>
          </table:table-cell>
          <table:table-cell table:formula="of:=[.C24]-0.013183673" office:value-type="float" office:value="0.007573327">
            <text:p>0,007573327</text:p>
          </table:table-cell>
          <table:table-cell table:formula="of:=[.F24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71.7827344395">
            <text:p>71,7827344395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5]-0.008584578" office:value-type="float" office:value="-0.002479568">
            <text:p>-0,002479568</text:p>
          </table:table-cell>
          <table:table-cell table:formula="of:=[.D25]^2" office:value-type="float" office:value="0.000006148257466624">
            <text:p>6,148257466624E-006</text:p>
          </table:table-cell>
          <table:table-cell table:formula="of:=[.C25]-0.013183673" office:value-type="float" office:value="-0.004636663">
            <text:p>-0,004636663</text:p>
          </table:table-cell>
          <table:table-cell table:formula="of:=[.F25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71.5217085711">
            <text:p>71,5217085711</text:p>
          </table:table-cell>
          <table:table-cell office:value-type="float" office:value="0.00976801">
            <text:p>0,00976801</text:p>
          </table:table-cell>
          <table:table-cell office:value-type="float" office:value="0.00854701">
            <text:p>0,00854701</text:p>
          </table:table-cell>
          <table:table-cell table:formula="of:=[.B26]-0.008584578" office:value-type="float" office:value="0.001183432">
            <text:p>0,001183432</text:p>
          </table:table-cell>
          <table:table-cell table:formula="of:=[.D26]^2" office:value-type="float" office:value="0.000001400511298624">
            <text:p>1,400511298624E-006</text:p>
          </table:table-cell>
          <table:table-cell table:formula="of:=[.C26]-0.013183673" office:value-type="float" office:value="-0.004636663">
            <text:p>-0,004636663</text:p>
          </table:table-cell>
          <table:table-cell table:formula="of:=[.F26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70.9996568343">
            <text:p>70,9996568343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27]-0.008584578" office:value-type="float" office:value="-0.001258568">
            <text:p>-0,001258568</text:p>
          </table:table-cell>
          <table:table-cell table:formula="of:=[.D27]^2" office:value-type="float" office:value="0.000001583993410624">
            <text:p>0,000001584</text:p>
          </table:table-cell>
          <table:table-cell table:formula="of:=[.C27]-0.013183673" office:value-type="float" office:value="0.002689327">
            <text:p>0,002689327</text:p>
          </table:table-cell>
          <table:table-cell table:formula="of:=[.F27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70.7386309659">
            <text:p>70,7386309659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28]-0.008584578" office:value-type="float" office:value="0.002404422">
            <text:p>0,002404422</text:p>
          </table:table-cell>
          <table:table-cell table:formula="of:=[.D28]^2" office:value-type="float" office:value="0.00000578124515408399">
            <text:p>5,78124515408399E-006</text:p>
          </table:table-cell>
          <table:table-cell table:formula="of:=[.C28]-0.013183673" office:value-type="float" office:value="-0.005857663">
            <text:p>-0,005857663</text:p>
          </table:table-cell>
          <table:table-cell table:formula="of:=[.F28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70.2165792291">
            <text:p>70,216579229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9]-0.008584578" office:value-type="float" office:value="-0.002479568">
            <text:p>-0,002479568</text:p>
          </table:table-cell>
          <table:table-cell table:formula="of:=[.D29]^2" office:value-type="float" office:value="0.000006148257466624">
            <text:p>6,148257466624E-006</text:p>
          </table:table-cell>
          <table:table-cell table:formula="of:=[.C29]-0.013183673" office:value-type="float" office:value="-0.002194673">
            <text:p>-0,002194673</text:p>
          </table:table-cell>
          <table:table-cell table:formula="of:=[.F29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69.9555533607">
            <text:p>69,9555533607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0]-0.008584578" office:value-type="float" office:value="-0.002479568">
            <text:p>-0,002479568</text:p>
          </table:table-cell>
          <table:table-cell table:formula="of:=[.D30]^2" office:value-type="float" office:value="0.000006148257466624">
            <text:p>6,148257466624E-006</text:p>
          </table:table-cell>
          <table:table-cell table:formula="of:=[.C30]-0.013183673" office:value-type="float" office:value="0.001468327">
            <text:p>0,001468327</text:p>
          </table:table-cell>
          <table:table-cell table:formula="of:=[.F30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69.4335016239">
            <text:p>69,4335016239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31]-0.008584578" office:value-type="float" office:value="0.002404422">
            <text:p>0,002404422</text:p>
          </table:table-cell>
          <table:table-cell table:formula="of:=[.D31]^2" office:value-type="float" office:value="0.00000578124515408399">
            <text:p>5,78124515408399E-006</text:p>
          </table:table-cell>
          <table:table-cell table:formula="of:=[.C31]-0.013183673" office:value-type="float" office:value="-0.005857663">
            <text:p>-0,005857663</text:p>
          </table:table-cell>
          <table:table-cell table:formula="of:=[.F31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69.1724757555">
            <text:p>69,1724757555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2]-0.008584578" office:value-type="float" office:value="-0.002479568">
            <text:p>-0,002479568</text:p>
          </table:table-cell>
          <table:table-cell table:formula="of:=[.D32]^2" office:value-type="float" office:value="0.000006148257466624">
            <text:p>6,148257466624E-006</text:p>
          </table:table-cell>
          <table:table-cell table:formula="of:=[.C32]-0.013183673" office:value-type="float" office:value="-0.000973673000000001">
            <text:p>-0,000973673</text:p>
          </table:table-cell>
          <table:table-cell table:formula="of:=[.F32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68.6504240187">
            <text:p>68,6504240187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3]-0.008584578" office:value-type="float" office:value="-0.002479568">
            <text:p>-0,002479568</text:p>
          </table:table-cell>
          <table:table-cell table:formula="of:=[.D33]^2" office:value-type="float" office:value="0.000006148257466624">
            <text:p>6,148257466624E-006</text:p>
          </table:table-cell>
          <table:table-cell table:formula="of:=[.C33]-0.013183673" office:value-type="float" office:value="0.000247326999999999">
            <text:p>0,000247327</text:p>
          </table:table-cell>
          <table:table-cell table:formula="of:=[.F33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68.3893981503">
            <text:p>68,3893981503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34]-0.008584578" office:value-type="float" office:value="-0.001258568">
            <text:p>-0,001258568</text:p>
          </table:table-cell>
          <table:table-cell table:formula="of:=[.D34]^2" office:value-type="float" office:value="0.000001583993410624">
            <text:p>0,000001584</text:p>
          </table:table-cell>
          <table:table-cell table:formula="of:=[.C34]-0.013183673" office:value-type="float" office:value="-0.003415663">
            <text:p>-0,003415663</text:p>
          </table:table-cell>
          <table:table-cell table:formula="of:=[.F34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67.8020899464">
            <text:p>67,8020899464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35]-0.008584578" office:value-type="float" office:value="-0.002479568">
            <text:p>-0,002479568</text:p>
          </table:table-cell>
          <table:table-cell table:formula="of:=[.D35]^2" office:value-type="float" office:value="0.000006148257466624">
            <text:p>6,148257466624E-006</text:p>
          </table:table-cell>
          <table:table-cell table:formula="of:=[.C35]-0.013183673" office:value-type="float" office:value="0.008794327">
            <text:p>0,008794327</text:p>
          </table:table-cell>
          <table:table-cell table:formula="of:=[.F35]^2" office:value-type="float" office:value="0.0000773401873829289">
            <text:p>7,73401873829289E-005</text:p>
          </table:table-cell>
        </table:table-row>
        <table:table-row table:style-name="ro1">
          <table:table-cell office:value-type="float" office:value="67.2800382096">
            <text:p>67,2800382096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6]-0.008584578" office:value-type="float" office:value="-0.002479568">
            <text:p>-0,002479568</text:p>
          </table:table-cell>
          <table:table-cell table:formula="of:=[.D36]^2" office:value-type="float" office:value="0.000006148257466624">
            <text:p>6,148257466624E-006</text:p>
          </table:table-cell>
          <table:table-cell table:formula="of:=[.C36]-0.013183673" office:value-type="float" office:value="0.000247326999999999">
            <text:p>0,000247327</text:p>
          </table:table-cell>
          <table:table-cell table:formula="of:=[.F36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67.0190123412">
            <text:p>67,0190123412</text:p>
          </table:table-cell>
          <table:table-cell table:number-columns-repeated="2" office:value-type="float" office:value="0.00732601">
            <text:p>0,00732601</text:p>
          </table:table-cell>
          <table:table-cell table:formula="of:=[.B37]-0.008584578" office:value-type="float" office:value="-0.001258568">
            <text:p>-0,001258568</text:p>
          </table:table-cell>
          <table:table-cell table:formula="of:=[.D37]^2" office:value-type="float" office:value="0.000001583993410624">
            <text:p>0,000001584</text:p>
          </table:table-cell>
          <table:table-cell table:formula="of:=[.C37]-0.013183673" office:value-type="float" office:value="-0.005857663">
            <text:p>-0,005857663</text:p>
          </table:table-cell>
          <table:table-cell table:formula="of:=[.F37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66.4969606044">
            <text:p>66,4969606044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8]-0.008584578" office:value-type="float" office:value="-0.002479568">
            <text:p>-0,002479568</text:p>
          </table:table-cell>
          <table:table-cell table:formula="of:=[.D38]^2" office:value-type="float" office:value="0.000006148257466624">
            <text:p>6,148257466624E-006</text:p>
          </table:table-cell>
          <table:table-cell table:formula="of:=[.C38]-0.013183673" office:value-type="float" office:value="0.007573327">
            <text:p>0,007573327</text:p>
          </table:table-cell>
          <table:table-cell table:formula="of:=[.F38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66.235934736">
            <text:p>66,235934736</text:p>
          </table:table-cell>
          <table:table-cell office:value-type="float" office:value="0.019536">
            <text:p>0,019536</text:p>
          </table:table-cell>
          <table:table-cell office:value-type="float" office:value="0.00732601">
            <text:p>0,00732601</text:p>
          </table:table-cell>
          <table:table-cell table:formula="of:=[.B39]-0.008584578" office:value-type="float" office:value="0.010951422">
            <text:p>0,010951422</text:p>
          </table:table-cell>
          <table:table-cell table:formula="of:=[.D39]^2" office:value-type="float" office:value="0.000119933643822084">
            <text:p>0,0001199336</text:p>
          </table:table-cell>
          <table:table-cell table:formula="of:=[.C39]-0.013183673" office:value-type="float" office:value="-0.005857663">
            <text:p>-0,005857663</text:p>
          </table:table-cell>
          <table:table-cell table:formula="of:=[.F39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65.7138829992">
            <text:p>65,713882999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40]-0.008584578" office:value-type="float" office:value="-0.002479568">
            <text:p>-0,002479568</text:p>
          </table:table-cell>
          <table:table-cell table:formula="of:=[.D40]^2" office:value-type="float" office:value="0.000006148257466624">
            <text:p>6,148257466624E-006</text:p>
          </table:table-cell>
          <table:table-cell table:formula="of:=[.C40]-0.013183673" office:value-type="float" office:value="-0.004636663">
            <text:p>-0,004636663</text:p>
          </table:table-cell>
          <table:table-cell table:formula="of:=[.F40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65.4528571308">
            <text:p>65,4528571308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41]-0.008584578" office:value-type="float" office:value="-0.002479568">
            <text:p>-0,002479568</text:p>
          </table:table-cell>
          <table:table-cell table:formula="of:=[.D41]^2" office:value-type="float" office:value="0.000006148257466624">
            <text:p>6,148257466624E-006</text:p>
          </table:table-cell>
          <table:table-cell table:formula="of:=[.C41]-0.013183673" office:value-type="float" office:value="-0.002194673">
            <text:p>-0,002194673</text:p>
          </table:table-cell>
          <table:table-cell table:formula="of:=[.F41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64.930805394">
            <text:p>64,930805394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42]-0.008584578" office:value-type="float" office:value="-0.001258568">
            <text:p>-0,001258568</text:p>
          </table:table-cell>
          <table:table-cell table:formula="of:=[.D42]^2" office:value-type="float" office:value="0.000001583993410624">
            <text:p>0,000001584</text:p>
          </table:table-cell>
          <table:table-cell table:formula="of:=[.C42]-0.013183673" office:value-type="float" office:value="-0.004636663">
            <text:p>-0,004636663</text:p>
          </table:table-cell>
          <table:table-cell table:formula="of:=[.F42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64.6045230585">
            <text:p>64,6045230585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43]-0.008584578" office:value-type="float" office:value="-0.002479568">
            <text:p>-0,002479568</text:p>
          </table:table-cell>
          <table:table-cell table:formula="of:=[.D43]^2" office:value-type="float" office:value="0.000006148257466624">
            <text:p>6,148257466624E-006</text:p>
          </table:table-cell>
          <table:table-cell table:formula="of:=[.C43]-0.013183673" office:value-type="float" office:value="-0.003415663">
            <text:p>-0,003415663</text:p>
          </table:table-cell>
          <table:table-cell table:formula="of:=[.F43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64.0824713217">
            <text:p>64,0824713217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44]-0.008584578" office:value-type="float" office:value="-0.003700568">
            <text:p>-0,003700568</text:p>
          </table:table-cell>
          <table:table-cell table:formula="of:=[.D44]^2" office:value-type="float" office:value="0.000013694203522624">
            <text:p>1,3694203522624E-005</text:p>
          </table:table-cell>
          <table:table-cell table:formula="of:=[.C44]-0.013183673" office:value-type="float" office:value="0.002689327">
            <text:p>0,002689327</text:p>
          </table:table-cell>
          <table:table-cell table:formula="of:=[.F44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63.5604195849">
            <text:p>63,5604195849</text:p>
          </table:table-cell>
          <table:table-cell office:value-type="float" office:value="0.017094">
            <text:p>0,017094</text:p>
          </table:table-cell>
          <table:table-cell office:value-type="float" office:value="0.00732601">
            <text:p>0,00732601</text:p>
          </table:table-cell>
          <table:table-cell table:formula="of:=[.B45]-0.008584578" office:value-type="float" office:value="0.008509422">
            <text:p>0,008509422</text:p>
          </table:table-cell>
          <table:table-cell table:formula="of:=[.D45]^2" office:value-type="float" office:value="0.0000724102627740839">
            <text:p>7,24102627740839E-005</text:p>
          </table:table-cell>
          <table:table-cell table:formula="of:=[.C45]-0.013183673" office:value-type="float" office:value="-0.005857663">
            <text:p>-0,005857663</text:p>
          </table:table-cell>
          <table:table-cell table:formula="of:=[.F45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63.2993937165">
            <text:p>63,2993937165</text:p>
          </table:table-cell>
          <table:table-cell office:value-type="float" office:value="0.00854701">
            <text:p>0,00854701</text:p>
          </table:table-cell>
          <table:table-cell office:value-type="float" office:value="0.020757">
            <text:p>0,020757</text:p>
          </table:table-cell>
          <table:table-cell table:formula="of:=[.B46]-0.008584578" office:value-type="float" office:value="-0.000037568">
            <text:p>-0,000037568</text:p>
          </table:table-cell>
          <table:table-cell table:formula="of:=[.D46]^2" office:value-type="float" office:value="0.000000001411354624">
            <text:p>1,411354624E-009</text:p>
          </table:table-cell>
          <table:table-cell table:formula="of:=[.C46]-0.013183673" office:value-type="float" office:value="0.007573327">
            <text:p>0,007573327</text:p>
          </table:table-cell>
          <table:table-cell table:formula="of:=[.F46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62.7773419797">
            <text:p>62,7773419797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47]-0.008584578" office:value-type="float" office:value="-0.002479568">
            <text:p>-0,002479568</text:p>
          </table:table-cell>
          <table:table-cell table:formula="of:=[.D47]^2" office:value-type="float" office:value="0.000006148257466624">
            <text:p>6,148257466624E-006</text:p>
          </table:table-cell>
          <table:table-cell table:formula="of:=[.C47]-0.013183673" office:value-type="float" office:value="0.007573327">
            <text:p>0,007573327</text:p>
          </table:table-cell>
          <table:table-cell table:formula="of:=[.F47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62.5163161113">
            <text:p>62,5163161113</text:p>
          </table:table-cell>
          <table:table-cell table:number-columns-repeated="2" office:value-type="float" office:value="0.010989">
            <text:p>0,010989</text:p>
          </table:table-cell>
          <table:table-cell table:formula="of:=[.B48]-0.008584578" office:value-type="float" office:value="0.002404422">
            <text:p>0,002404422</text:p>
          </table:table-cell>
          <table:table-cell table:formula="of:=[.D48]^2" office:value-type="float" office:value="0.00000578124515408399">
            <text:p>5,78124515408399E-006</text:p>
          </table:table-cell>
          <table:table-cell table:formula="of:=[.C48]-0.013183673" office:value-type="float" office:value="-0.002194673">
            <text:p>-0,002194673</text:p>
          </table:table-cell>
          <table:table-cell table:formula="of:=[.F48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61.9942643745">
            <text:p>61,9942643745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49]-0.008584578" office:value-type="float" office:value="-0.002479568">
            <text:p>-0,002479568</text:p>
          </table:table-cell>
          <table:table-cell table:formula="of:=[.D49]^2" office:value-type="float" office:value="0.000006148257466624">
            <text:p>6,148257466624E-006</text:p>
          </table:table-cell>
          <table:table-cell table:formula="of:=[.C49]-0.013183673" office:value-type="float" office:value="0.002689327">
            <text:p>0,002689327</text:p>
          </table:table-cell>
          <table:table-cell table:formula="of:=[.F49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61.7332385061">
            <text:p>61,7332385061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50]-0.008584578" office:value-type="float" office:value="-0.001258568">
            <text:p>-0,001258568</text:p>
          </table:table-cell>
          <table:table-cell table:formula="of:=[.D50]^2" office:value-type="float" office:value="0.000001583993410624">
            <text:p>0,000001584</text:p>
          </table:table-cell>
          <table:table-cell table:formula="of:=[.C50]-0.013183673" office:value-type="float" office:value="0.000247326999999999">
            <text:p>0,000247327</text:p>
          </table:table-cell>
          <table:table-cell table:formula="of:=[.F50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61.1459303022">
            <text:p>61,1459303022</text:p>
          </table:table-cell>
          <table:table-cell office:value-type="float" office:value="0.014652">
            <text:p>0,014652</text:p>
          </table:table-cell>
          <table:table-cell office:value-type="float" office:value="0.00976801">
            <text:p>0,00976801</text:p>
          </table:table-cell>
          <table:table-cell table:formula="of:=[.B51]-0.008584578" office:value-type="float" office:value="0.006067422">
            <text:p>0,006067422</text:p>
          </table:table-cell>
          <table:table-cell table:formula="of:=[.D51]^2" office:value-type="float" office:value="0.000036813609726084">
            <text:p>3,6813609726084E-005</text:p>
          </table:table-cell>
          <table:table-cell table:formula="of:=[.C51]-0.013183673" office:value-type="float" office:value="-0.003415663">
            <text:p>-0,003415663</text:p>
          </table:table-cell>
          <table:table-cell table:formula="of:=[.F51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60.8849044338">
            <text:p>60,8849044338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52]-0.008584578" office:value-type="float" office:value="-0.002479568">
            <text:p>-0,002479568</text:p>
          </table:table-cell>
          <table:table-cell table:formula="of:=[.D52]^2" office:value-type="float" office:value="0.000006148257466624">
            <text:p>6,148257466624E-006</text:p>
          </table:table-cell>
          <table:table-cell table:formula="of:=[.C52]-0.013183673" office:value-type="float" office:value="-0.004636663">
            <text:p>-0,004636663</text:p>
          </table:table-cell>
          <table:table-cell table:formula="of:=[.F52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60.362852697">
            <text:p>60,36285269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53]-0.008584578" office:value-type="float" office:value="-0.002479568">
            <text:p>-0,002479568</text:p>
          </table:table-cell>
          <table:table-cell table:formula="of:=[.D53]^2" office:value-type="float" office:value="0.000006148257466624">
            <text:p>6,148257466624E-006</text:p>
          </table:table-cell>
          <table:table-cell table:formula="of:=[.C53]-0.013183673" office:value-type="float" office:value="-0.003415663">
            <text:p>-0,003415663</text:p>
          </table:table-cell>
          <table:table-cell table:formula="of:=[.F53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60.1018268286">
            <text:p>60,1018268286</text:p>
          </table:table-cell>
          <table:table-cell office:value-type="float" office:value="0.013431">
            <text:p>0,013431</text:p>
          </table:table-cell>
          <table:table-cell office:value-type="float" office:value="0.00976801">
            <text:p>0,00976801</text:p>
          </table:table-cell>
          <table:table-cell table:formula="of:=[.B54]-0.008584578" office:value-type="float" office:value="0.004846422">
            <text:p>0,004846422</text:p>
          </table:table-cell>
          <table:table-cell table:formula="of:=[.D54]^2" office:value-type="float" office:value="0.000023487806202084">
            <text:p>2,3487806202084E-005</text:p>
          </table:table-cell>
          <table:table-cell table:formula="of:=[.C54]-0.013183673" office:value-type="float" office:value="-0.003415663">
            <text:p>-0,003415663</text:p>
          </table:table-cell>
          <table:table-cell table:formula="of:=[.F54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59.5797750918">
            <text:p>59,5797750918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55]-0.008584578" office:value-type="float" office:value="-0.002479568">
            <text:p>-0,002479568</text:p>
          </table:table-cell>
          <table:table-cell table:formula="of:=[.D55]^2" office:value-type="float" office:value="0.000006148257466624">
            <text:p>6,148257466624E-006</text:p>
          </table:table-cell>
          <table:table-cell table:formula="of:=[.C55]-0.013183673" office:value-type="float" office:value="0.001468327">
            <text:p>0,001468327</text:p>
          </table:table-cell>
          <table:table-cell table:formula="of:=[.F55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59.057723355">
            <text:p>59,057723355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56]-0.008584578" office:value-type="float" office:value="-0.002479568">
            <text:p>-0,002479568</text:p>
          </table:table-cell>
          <table:table-cell table:formula="of:=[.D56]^2" office:value-type="float" office:value="0.000006148257466624">
            <text:p>6,148257466624E-006</text:p>
          </table:table-cell>
          <table:table-cell table:formula="of:=[.C56]-0.013183673" office:value-type="float" office:value="-0.004636663">
            <text:p>-0,004636663</text:p>
          </table:table-cell>
          <table:table-cell table:formula="of:=[.F56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58.7966974866">
            <text:p>58,7966974866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  <table:table-cell table:formula="of:=[.B57]-0.008584578" office:value-type="float" office:value="-0.003700568">
            <text:p>-0,003700568</text:p>
          </table:table-cell>
          <table:table-cell table:formula="of:=[.D57]^2" office:value-type="float" office:value="0.000013694203522624">
            <text:p>1,3694203522624E-005</text:p>
          </table:table-cell>
          <table:table-cell table:formula="of:=[.C57]-0.013183673" office:value-type="float" office:value="-0.003415663">
            <text:p>-0,003415663</text:p>
          </table:table-cell>
          <table:table-cell table:formula="of:=[.F57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58.2093892827">
            <text:p>58,2093892827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58]-0.008584578" office:value-type="float" office:value="-0.002479568">
            <text:p>-0,002479568</text:p>
          </table:table-cell>
          <table:table-cell table:formula="of:=[.D58]^2" office:value-type="float" office:value="0.000006148257466624">
            <text:p>6,148257466624E-006</text:p>
          </table:table-cell>
          <table:table-cell table:formula="of:=[.C58]-0.013183673" office:value-type="float" office:value="0.002689327">
            <text:p>0,002689327</text:p>
          </table:table-cell>
          <table:table-cell table:formula="of:=[.F58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57.9483634143">
            <text:p>57,9483634143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59]-0.008584578" office:value-type="float" office:value="-0.002479568">
            <text:p>-0,002479568</text:p>
          </table:table-cell>
          <table:table-cell table:formula="of:=[.D59]^2" office:value-type="float" office:value="0.000006148257466624">
            <text:p>6,148257466624E-006</text:p>
          </table:table-cell>
          <table:table-cell table:formula="of:=[.C59]-0.013183673" office:value-type="float" office:value="0.000247326999999999">
            <text:p>0,000247327</text:p>
          </table:table-cell>
          <table:table-cell table:formula="of:=[.F59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57.4263116775">
            <text:p>57,4263116775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60]-0.008584578" office:value-type="float" office:value="-0.002479568">
            <text:p>-0,002479568</text:p>
          </table:table-cell>
          <table:table-cell table:formula="of:=[.D60]^2" office:value-type="float" office:value="0.000006148257466624">
            <text:p>6,148257466624E-006</text:p>
          </table:table-cell>
          <table:table-cell table:formula="of:=[.C60]-0.013183673" office:value-type="float" office:value="-0.003415663">
            <text:p>-0,003415663</text:p>
          </table:table-cell>
          <table:table-cell table:formula="of:=[.F60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57.1652858091">
            <text:p>57,165285809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61]-0.008584578" office:value-type="float" office:value="-0.002479568">
            <text:p>-0,002479568</text:p>
          </table:table-cell>
          <table:table-cell table:formula="of:=[.D61]^2" office:value-type="float" office:value="0.000006148257466624">
            <text:p>6,148257466624E-006</text:p>
          </table:table-cell>
          <table:table-cell table:formula="of:=[.C61]-0.013183673" office:value-type="float" office:value="0.002689327">
            <text:p>0,002689327</text:p>
          </table:table-cell>
          <table:table-cell table:formula="of:=[.F61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56.6432340723">
            <text:p>56,643234072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62]-0.008584578" office:value-type="float" office:value="-0.002479568">
            <text:p>-0,002479568</text:p>
          </table:table-cell>
          <table:table-cell table:formula="of:=[.D62]^2" office:value-type="float" office:value="0.000006148257466624">
            <text:p>6,148257466624E-006</text:p>
          </table:table-cell>
          <table:table-cell table:formula="of:=[.C62]-0.013183673" office:value-type="float" office:value="0.005131327">
            <text:p>0,005131327</text:p>
          </table:table-cell>
          <table:table-cell table:formula="of:=[.F62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56.3169517368">
            <text:p>56,3169517368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63]-0.008584578" office:value-type="float" office:value="-0.002479568">
            <text:p>-0,002479568</text:p>
          </table:table-cell>
          <table:table-cell table:formula="of:=[.D63]^2" office:value-type="float" office:value="0.000006148257466624">
            <text:p>6,148257466624E-006</text:p>
          </table:table-cell>
          <table:table-cell table:formula="of:=[.C63]-0.013183673" office:value-type="float" office:value="-0.000973673000000001">
            <text:p>-0,000973673</text:p>
          </table:table-cell>
          <table:table-cell table:formula="of:=[.F63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55.8601564671">
            <text:p>55,8601564671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64]-0.008584578" office:value-type="float" office:value="-0.002479568">
            <text:p>-0,002479568</text:p>
          </table:table-cell>
          <table:table-cell table:formula="of:=[.D64]^2" office:value-type="float" office:value="0.000006148257466624">
            <text:p>6,148257466624E-006</text:p>
          </table:table-cell>
          <table:table-cell table:formula="of:=[.C64]-0.013183673" office:value-type="float" office:value="0.006352327">
            <text:p>0,006352327</text:p>
          </table:table-cell>
          <table:table-cell table:formula="of:=[.F64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55.534087912">
            <text:p>55,534087912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65]-0.008584578" office:value-type="float" office:value="-0.002479568">
            <text:p>-0,002479568</text:p>
          </table:table-cell>
          <table:table-cell table:formula="of:=[.D65]^2" office:value-type="float" office:value="0.000006148257466624">
            <text:p>6,148257466624E-006</text:p>
          </table:table-cell>
          <table:table-cell table:formula="of:=[.C65]-0.013183673" office:value-type="float" office:value="-0.000973673000000001">
            <text:p>-0,000973673</text:p>
          </table:table-cell>
          <table:table-cell table:formula="of:=[.F65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55.011929285">
            <text:p>55,011929285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66]-0.008584578" office:value-type="float" office:value="-0.002479568">
            <text:p>-0,002479568</text:p>
          </table:table-cell>
          <table:table-cell table:formula="of:=[.D66]^2" office:value-type="float" office:value="0.000006148257466624">
            <text:p>6,148257466624E-006</text:p>
          </table:table-cell>
          <table:table-cell table:formula="of:=[.C66]-0.013183673" office:value-type="float" office:value="-0.002194673">
            <text:p>-0,002194673</text:p>
          </table:table-cell>
          <table:table-cell table:formula="of:=[.F66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54.489770658">
            <text:p>54,489770658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67]-0.008584578" office:value-type="float" office:value="-0.001258568">
            <text:p>-0,001258568</text:p>
          </table:table-cell>
          <table:table-cell table:formula="of:=[.D67]^2" office:value-type="float" office:value="0.000001583993410624">
            <text:p>0,000001584</text:p>
          </table:table-cell>
          <table:table-cell table:formula="of:=[.C67]-0.013183673" office:value-type="float" office:value="0.006352327">
            <text:p>0,006352327</text:p>
          </table:table-cell>
          <table:table-cell table:formula="of:=[.F67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54.163221097">
            <text:p>54,163221097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68]-0.008584578" office:value-type="float" office:value="-0.002479568">
            <text:p>-0,002479568</text:p>
          </table:table-cell>
          <table:table-cell table:formula="of:=[.D68]^2" office:value-type="float" office:value="0.000006148257466624">
            <text:p>6,148257466624E-006</text:p>
          </table:table-cell>
          <table:table-cell table:formula="of:=[.C68]-0.013183673" office:value-type="float" office:value="-0.000973673000000001">
            <text:p>-0,000973673</text:p>
          </table:table-cell>
          <table:table-cell table:formula="of:=[.F68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53.641596921">
            <text:p>53,64159692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69]-0.008584578" office:value-type="float" office:value="-0.002479568">
            <text:p>-0,002479568</text:p>
          </table:table-cell>
          <table:table-cell table:formula="of:=[.D69]^2" office:value-type="float" office:value="0.000006148257466624">
            <text:p>6,148257466624E-006</text:p>
          </table:table-cell>
          <table:table-cell table:formula="of:=[.C69]-0.013183673" office:value-type="float" office:value="-0.005857663">
            <text:p>-0,005857663</text:p>
          </table:table-cell>
          <table:table-cell table:formula="of:=[.F69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53.445453404">
            <text:p>53,445453404</text:p>
          </table:table-cell>
          <table:table-cell office:value-type="float" office:value="0.00610501">
            <text:p>0,00610501</text:p>
          </table:table-cell>
          <table:table-cell office:value-type="float" office:value="0.02442">
            <text:p>0,02442</text:p>
          </table:table-cell>
          <table:table-cell table:formula="of:=[.B70]-0.008584578" office:value-type="float" office:value="-0.002479568">
            <text:p>-0,002479568</text:p>
          </table:table-cell>
          <table:table-cell table:formula="of:=[.D70]^2" office:value-type="float" office:value="0.000006148257466624">
            <text:p>6,148257466624E-006</text:p>
          </table:table-cell>
          <table:table-cell table:formula="of:=[.C70]-0.013183673" office:value-type="float" office:value="0.011236327">
            <text:p>0,011236327</text:p>
          </table:table-cell>
          <table:table-cell table:formula="of:=[.F70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52.858091755">
            <text:p>52,858091755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71]-0.008584578" office:value-type="float" office:value="-0.001258568">
            <text:p>-0,001258568</text:p>
          </table:table-cell>
          <table:table-cell table:formula="of:=[.D71]^2" office:value-type="float" office:value="0.000001583993410624">
            <text:p>0,000001584</text:p>
          </table:table-cell>
          <table:table-cell table:formula="of:=[.C71]-0.013183673" office:value-type="float" office:value="0.000247326999999999">
            <text:p>0,000247327</text:p>
          </table:table-cell>
          <table:table-cell table:formula="of:=[.F71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52.597279667">
            <text:p>52,597279667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72]-0.008584578" office:value-type="float" office:value="-0.000037568">
            <text:p>-0,000037568</text:p>
          </table:table-cell>
          <table:table-cell table:formula="of:=[.D72]^2" office:value-type="float" office:value="0.000000001411354624">
            <text:p>1,411354624E-009</text:p>
          </table:table-cell>
          <table:table-cell table:formula="of:=[.C72]-0.013183673" office:value-type="float" office:value="-0.003415663">
            <text:p>-0,003415663</text:p>
          </table:table-cell>
          <table:table-cell table:formula="of:=[.F72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52.07512104">
            <text:p>52,07512104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73]-0.008584578" office:value-type="float" office:value="-0.002479568">
            <text:p>-0,002479568</text:p>
          </table:table-cell>
          <table:table-cell table:formula="of:=[.D73]^2" office:value-type="float" office:value="0.000006148257466624">
            <text:p>6,148257466624E-006</text:p>
          </table:table-cell>
          <table:table-cell table:formula="of:=[.C73]-0.013183673" office:value-type="float" office:value="0.008794327">
            <text:p>0,008794327</text:p>
          </table:table-cell>
          <table:table-cell table:formula="of:=[.F73]^2" office:value-type="float" office:value="0.0000773401873829289">
            <text:p>7,73401873829289E-005</text:p>
          </table:table-cell>
        </table:table-row>
        <table:table-row table:style-name="ro1">
          <table:table-cell office:value-type="float" office:value="51.552962413">
            <text:p>51,552962413</text:p>
          </table:table-cell>
          <table:table-cell office:value-type="float" office:value="0.00976801">
            <text:p>0,00976801</text:p>
          </table:table-cell>
          <table:table-cell office:value-type="float" office:value="0.00854701">
            <text:p>0,00854701</text:p>
          </table:table-cell>
          <table:table-cell table:formula="of:=[.B74]-0.008584578" office:value-type="float" office:value="0.001183432">
            <text:p>0,001183432</text:p>
          </table:table-cell>
          <table:table-cell table:formula="of:=[.D74]^2" office:value-type="float" office:value="0.000001400511298624">
            <text:p>1,400511298624E-006</text:p>
          </table:table-cell>
          <table:table-cell table:formula="of:=[.C74]-0.013183673" office:value-type="float" office:value="-0.004636663">
            <text:p>-0,004636663</text:p>
          </table:table-cell>
          <table:table-cell table:formula="of:=[.F74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51.292150325">
            <text:p>51,292150325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75]-0.008584578" office:value-type="float" office:value="-0.002479568">
            <text:p>-0,002479568</text:p>
          </table:table-cell>
          <table:table-cell table:formula="of:=[.D75]^2" office:value-type="float" office:value="0.000006148257466624">
            <text:p>6,148257466624E-006</text:p>
          </table:table-cell>
          <table:table-cell table:formula="of:=[.C75]-0.013183673" office:value-type="float" office:value="-0.004636663">
            <text:p>-0,004636663</text:p>
          </table:table-cell>
          <table:table-cell table:formula="of:=[.F75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50.769991698">
            <text:p>50,769991698</text:p>
          </table:table-cell>
          <table:table-cell office:value-type="float" office:value="0.00610501">
            <text:p>0,00610501</text:p>
          </table:table-cell>
          <table:table-cell office:value-type="float" office:value="0.02442">
            <text:p>0,02442</text:p>
          </table:table-cell>
          <table:table-cell table:formula="of:=[.B76]-0.008584578" office:value-type="float" office:value="-0.002479568">
            <text:p>-0,002479568</text:p>
          </table:table-cell>
          <table:table-cell table:formula="of:=[.D76]^2" office:value-type="float" office:value="0.000006148257466624">
            <text:p>6,148257466624E-006</text:p>
          </table:table-cell>
          <table:table-cell table:formula="of:=[.C76]-0.013183673" office:value-type="float" office:value="0.011236327">
            <text:p>0,011236327</text:p>
          </table:table-cell>
          <table:table-cell table:formula="of:=[.F76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50.50917961">
            <text:p>50,50917961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77]-0.008584578" office:value-type="float" office:value="-0.001258568">
            <text:p>-0,001258568</text:p>
          </table:table-cell>
          <table:table-cell table:formula="of:=[.D77]^2" office:value-type="float" office:value="0.000001583993410624">
            <text:p>0,000001584</text:p>
          </table:table-cell>
          <table:table-cell table:formula="of:=[.C77]-0.013183673" office:value-type="float" office:value="-0.004636663">
            <text:p>-0,004636663</text:p>
          </table:table-cell>
          <table:table-cell table:formula="of:=[.F77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49.987020983">
            <text:p>49,987020983</text:p>
          </table:table-cell>
          <table:table-cell office:value-type="float" office:value="0.014652">
            <text:p>0,014652</text:p>
          </table:table-cell>
          <table:table-cell office:value-type="float" office:value="0.00732601">
            <text:p>0,00732601</text:p>
          </table:table-cell>
          <table:table-cell table:formula="of:=[.B78]-0.008584578" office:value-type="float" office:value="0.006067422">
            <text:p>0,006067422</text:p>
          </table:table-cell>
          <table:table-cell table:formula="of:=[.D78]^2" office:value-type="float" office:value="0.000036813609726084">
            <text:p>3,6813609726084E-005</text:p>
          </table:table-cell>
          <table:table-cell table:formula="of:=[.C78]-0.013183673" office:value-type="float" office:value="-0.005857663">
            <text:p>-0,005857663</text:p>
          </table:table-cell>
          <table:table-cell table:formula="of:=[.F78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49.726208895">
            <text:p>49,726208895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79]-0.008584578" office:value-type="float" office:value="-0.002479568">
            <text:p>-0,002479568</text:p>
          </table:table-cell>
          <table:table-cell table:formula="of:=[.D79]^2" office:value-type="float" office:value="0.000006148257466624">
            <text:p>6,148257466624E-006</text:p>
          </table:table-cell>
          <table:table-cell table:formula="of:=[.C79]-0.013183673" office:value-type="float" office:value="0.001468327">
            <text:p>0,001468327</text:p>
          </table:table-cell>
          <table:table-cell table:formula="of:=[.F79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49.204050268">
            <text:p>49,204050268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80]-0.008584578" office:value-type="float" office:value="-0.001258568">
            <text:p>-0,001258568</text:p>
          </table:table-cell>
          <table:table-cell table:formula="of:=[.D80]^2" office:value-type="float" office:value="0.000001583993410624">
            <text:p>0,000001584</text:p>
          </table:table-cell>
          <table:table-cell table:formula="of:=[.C80]-0.013183673" office:value-type="float" office:value="-0.004636663">
            <text:p>-0,004636663</text:p>
          </table:table-cell>
          <table:table-cell table:formula="of:=[.F80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48.877500707">
            <text:p>48,877500707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81]-0.008584578" office:value-type="float" office:value="-0.001258568">
            <text:p>-0,001258568</text:p>
          </table:table-cell>
          <table:table-cell table:formula="of:=[.D81]^2" office:value-type="float" office:value="0.000001583993410624">
            <text:p>0,000001584</text:p>
          </table:table-cell>
          <table:table-cell table:formula="of:=[.C81]-0.013183673" office:value-type="float" office:value="-0.003415663">
            <text:p>-0,003415663</text:p>
          </table:table-cell>
          <table:table-cell table:formula="of:=[.F81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48.355876531">
            <text:p>48,355876531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82]-0.008584578" office:value-type="float" office:value="-0.002479568">
            <text:p>-0,002479568</text:p>
          </table:table-cell>
          <table:table-cell table:formula="of:=[.D82]^2" office:value-type="float" office:value="0.000006148257466624">
            <text:p>6,148257466624E-006</text:p>
          </table:table-cell>
          <table:table-cell table:formula="of:=[.C82]-0.013183673" office:value-type="float" office:value="0.000247326999999999">
            <text:p>0,000247327</text:p>
          </table:table-cell>
          <table:table-cell table:formula="of:=[.F82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48.094529992">
            <text:p>48,09452999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83]-0.008584578" office:value-type="float" office:value="-0.002479568">
            <text:p>-0,002479568</text:p>
          </table:table-cell>
          <table:table-cell table:formula="of:=[.D83]^2" office:value-type="float" office:value="0.000006148257466624">
            <text:p>6,148257466624E-006</text:p>
          </table:table-cell>
          <table:table-cell table:formula="of:=[.C83]-0.013183673" office:value-type="float" office:value="-0.005857663">
            <text:p>-0,005857663</text:p>
          </table:table-cell>
          <table:table-cell table:formula="of:=[.F83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47.572371365">
            <text:p>47,572371365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B84]-0.008584578" office:value-type="float" office:value="-0.000037568">
            <text:p>-0,000037568</text:p>
          </table:table-cell>
          <table:table-cell table:formula="of:=[.D84]^2" office:value-type="float" office:value="0.000000001411354624">
            <text:p>1,411354624E-009</text:p>
          </table:table-cell>
          <table:table-cell table:formula="of:=[.C84]-0.013183673" office:value-type="float" office:value="-0.005857663">
            <text:p>-0,005857663</text:p>
          </table:table-cell>
          <table:table-cell table:formula="of:=[.F84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47.050747189">
            <text:p>47,050747189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85]-0.008584578" office:value-type="float" office:value="-0.002479568">
            <text:p>-0,002479568</text:p>
          </table:table-cell>
          <table:table-cell table:formula="of:=[.D85]^2" office:value-type="float" office:value="0.000006148257466624">
            <text:p>6,148257466624E-006</text:p>
          </table:table-cell>
          <table:table-cell table:formula="of:=[.C85]-0.013183673" office:value-type="float" office:value="0.001468327">
            <text:p>0,001468327</text:p>
          </table:table-cell>
          <table:table-cell table:formula="of:=[.F85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46.78940065">
            <text:p>46,78940065</text:p>
          </table:table-cell>
          <table:table-cell office:value-type="float" office:value="0.013431">
            <text:p>0,013431</text:p>
          </table:table-cell>
          <table:table-cell office:value-type="float" office:value="0.00976801">
            <text:p>0,00976801</text:p>
          </table:table-cell>
          <table:table-cell table:formula="of:=[.B86]-0.008584578" office:value-type="float" office:value="0.004846422">
            <text:p>0,004846422</text:p>
          </table:table-cell>
          <table:table-cell table:formula="of:=[.D86]^2" office:value-type="float" office:value="0.000023487806202084">
            <text:p>2,3487806202084E-005</text:p>
          </table:table-cell>
          <table:table-cell table:formula="of:=[.C86]-0.013183673" office:value-type="float" office:value="-0.003415663">
            <text:p>-0,003415663</text:p>
          </table:table-cell>
          <table:table-cell table:formula="of:=[.F86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46.202039001">
            <text:p>46,202039001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87]-0.008584578" office:value-type="float" office:value="-0.001258568">
            <text:p>-0,001258568</text:p>
          </table:table-cell>
          <table:table-cell table:formula="of:=[.D87]^2" office:value-type="float" office:value="0.000001583993410624">
            <text:p>0,000001584</text:p>
          </table:table-cell>
          <table:table-cell table:formula="of:=[.C87]-0.013183673" office:value-type="float" office:value="0.002689327">
            <text:p>0,002689327</text:p>
          </table:table-cell>
          <table:table-cell table:formula="of:=[.F87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46.006429935">
            <text:p>46,006429935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88]-0.008584578" office:value-type="float" office:value="-0.002479568">
            <text:p>-0,002479568</text:p>
          </table:table-cell>
          <table:table-cell table:formula="of:=[.D88]^2" office:value-type="float" office:value="0.000006148257466624">
            <text:p>6,148257466624E-006</text:p>
          </table:table-cell>
          <table:table-cell table:formula="of:=[.C88]-0.013183673" office:value-type="float" office:value="0.003910327">
            <text:p>0,003910327</text:p>
          </table:table-cell>
          <table:table-cell table:formula="of:=[.F88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45.419068286">
            <text:p>45,419068286</text:p>
          </table:table-cell>
          <table:table-cell office:value-type="float" office:value="0.020757">
            <text:p>0,020757</text:p>
          </table:table-cell>
          <table:table-cell office:value-type="float" office:value="0.00854701">
            <text:p>0,00854701</text:p>
          </table:table-cell>
          <table:table-cell table:formula="of:=[.B89]-0.008584578" office:value-type="float" office:value="0.012172422">
            <text:p>0,012172422</text:p>
          </table:table-cell>
          <table:table-cell table:formula="of:=[.D89]^2" office:value-type="float" office:value="0.000148167857346084">
            <text:p>0,0001481679</text:p>
          </table:table-cell>
          <table:table-cell table:formula="of:=[.C89]-0.013183673" office:value-type="float" office:value="-0.004636663">
            <text:p>-0,004636663</text:p>
          </table:table-cell>
          <table:table-cell table:formula="of:=[.F89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45.158256198">
            <text:p>45,158256198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90]-0.008584578" office:value-type="float" office:value="-0.002479568">
            <text:p>-0,002479568</text:p>
          </table:table-cell>
          <table:table-cell table:formula="of:=[.D90]^2" office:value-type="float" office:value="0.000006148257466624">
            <text:p>6,148257466624E-006</text:p>
          </table:table-cell>
          <table:table-cell table:formula="of:=[.C90]-0.013183673" office:value-type="float" office:value="-0.000973673000000001">
            <text:p>-0,000973673</text:p>
          </table:table-cell>
          <table:table-cell table:formula="of:=[.F90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44.636097571">
            <text:p>44,636097571</text:p>
          </table:table-cell>
          <table:table-cell office:value-type="float" office:value="0.00854701">
            <text:p>0,00854701</text:p>
          </table:table-cell>
          <table:table-cell office:value-type="float" office:value="0.015873">
            <text:p>0,015873</text:p>
          </table:table-cell>
          <table:table-cell table:formula="of:=[.B91]-0.008584578" office:value-type="float" office:value="-0.000037568">
            <text:p>-0,000037568</text:p>
          </table:table-cell>
          <table:table-cell table:formula="of:=[.D91]^2" office:value-type="float" office:value="0.000000001411354624">
            <text:p>1,411354624E-009</text:p>
          </table:table-cell>
          <table:table-cell table:formula="of:=[.C91]-0.013183673" office:value-type="float" office:value="0.002689327">
            <text:p>0,002689327</text:p>
          </table:table-cell>
          <table:table-cell table:formula="of:=[.F91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44.113938944">
            <text:p>44,113938944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  <table:table-cell table:formula="of:=[.B92]-0.008584578" office:value-type="float" office:value="0.003625422">
            <text:p>0,003625422</text:p>
          </table:table-cell>
          <table:table-cell table:formula="of:=[.D92]^2" office:value-type="float" office:value="0.000013143684678084">
            <text:p>1,3143684678084E-005</text:p>
          </table:table-cell>
          <table:table-cell table:formula="of:=[.C92]-0.013183673" office:value-type="float" office:value="-0.005857663">
            <text:p>-0,005857663</text:p>
          </table:table-cell>
          <table:table-cell table:formula="of:=[.F92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43.853126856">
            <text:p>43,853126856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93]-0.008584578" office:value-type="float" office:value="-0.002479568">
            <text:p>-0,002479568</text:p>
          </table:table-cell>
          <table:table-cell table:formula="of:=[.D93]^2" office:value-type="float" office:value="0.000006148257466624">
            <text:p>6,148257466624E-006</text:p>
          </table:table-cell>
          <table:table-cell table:formula="of:=[.C93]-0.013183673" office:value-type="float" office:value="-0.000973673000000001">
            <text:p>-0,000973673</text:p>
          </table:table-cell>
          <table:table-cell table:formula="of:=[.F93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43.330968229">
            <text:p>43,330968229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94]-0.008584578" office:value-type="float" office:value="-0.003700568">
            <text:p>-0,003700568</text:p>
          </table:table-cell>
          <table:table-cell table:formula="of:=[.D94]^2" office:value-type="float" office:value="0.000013694203522624">
            <text:p>1,3694203522624E-005</text:p>
          </table:table-cell>
          <table:table-cell table:formula="of:=[.C94]-0.013183673" office:value-type="float" office:value="0.002689327">
            <text:p>0,002689327</text:p>
          </table:table-cell>
          <table:table-cell table:formula="of:=[.F94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43.004418668">
            <text:p>43,004418668</text:p>
          </table:table-cell>
          <table:table-cell office:value-type="float" office:value="0.025641">
            <text:p>0,025641</text:p>
          </table:table-cell>
          <table:table-cell office:value-type="float" office:value="0.00976801">
            <text:p>0,00976801</text:p>
          </table:table-cell>
          <table:table-cell table:formula="of:=[.B95]-0.008584578" office:value-type="float" office:value="0.017056422">
            <text:p>0,017056422</text:p>
          </table:table-cell>
          <table:table-cell table:formula="of:=[.D95]^2" office:value-type="float" office:value="0.000290921531442084">
            <text:p>0,0002909215</text:p>
          </table:table-cell>
          <table:table-cell table:formula="of:=[.C95]-0.013183673" office:value-type="float" office:value="-0.003415663">
            <text:p>-0,003415663</text:p>
          </table:table-cell>
          <table:table-cell table:formula="of:=[.F95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42.547997514">
            <text:p>42,54799751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96]-0.008584578" office:value-type="float" office:value="-0.002479568">
            <text:p>-0,002479568</text:p>
          </table:table-cell>
          <table:table-cell table:formula="of:=[.D96]^2" office:value-type="float" office:value="0.000006148257466624">
            <text:p>6,148257466624E-006</text:p>
          </table:table-cell>
          <table:table-cell table:formula="of:=[.C96]-0.013183673" office:value-type="float" office:value="0.005131327">
            <text:p>0,005131327</text:p>
          </table:table-cell>
          <table:table-cell table:formula="of:=[.F96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42.221447953">
            <text:p>42,221447953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97]-0.008584578" office:value-type="float" office:value="-0.003700568">
            <text:p>-0,003700568</text:p>
          </table:table-cell>
          <table:table-cell table:formula="of:=[.D97]^2" office:value-type="float" office:value="0.000013694203522624">
            <text:p>1,3694203522624E-005</text:p>
          </table:table-cell>
          <table:table-cell table:formula="of:=[.C97]-0.013183673" office:value-type="float" office:value="0.003910327">
            <text:p>0,003910327</text:p>
          </table:table-cell>
          <table:table-cell table:formula="of:=[.F97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41.699289326">
            <text:p>41,699289326</text:p>
          </table:table-cell>
          <table:table-cell office:value-type="float" office:value="0.00976801">
            <text:p>0,00976801</text:p>
          </table:table-cell>
          <table:table-cell office:value-type="float" office:value="0.013431">
            <text:p>0,013431</text:p>
          </table:table-cell>
          <table:table-cell table:formula="of:=[.B98]-0.008584578" office:value-type="float" office:value="0.001183432">
            <text:p>0,001183432</text:p>
          </table:table-cell>
          <table:table-cell table:formula="of:=[.D98]^2" office:value-type="float" office:value="0.000001400511298624">
            <text:p>1,400511298624E-006</text:p>
          </table:table-cell>
          <table:table-cell table:formula="of:=[.C98]-0.013183673" office:value-type="float" office:value="0.000247326999999999">
            <text:p>0,000247327</text:p>
          </table:table-cell>
          <table:table-cell table:formula="of:=[.F98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41.438477238">
            <text:p>41,438477238</text:p>
          </table:table-cell>
          <table:table-cell office:value-type="float" office:value="0.00854701">
            <text:p>0,00854701</text:p>
          </table:table-cell>
          <table:table-cell office:value-type="float" office:value="0.018315">
            <text:p>0,018315</text:p>
          </table:table-cell>
          <table:table-cell table:formula="of:=[.B99]-0.008584578" office:value-type="float" office:value="-0.000037568">
            <text:p>-0,000037568</text:p>
          </table:table-cell>
          <table:table-cell table:formula="of:=[.D99]^2" office:value-type="float" office:value="0.000000001411354624">
            <text:p>1,411354624E-009</text:p>
          </table:table-cell>
          <table:table-cell table:formula="of:=[.C99]-0.013183673" office:value-type="float" office:value="0.005131327">
            <text:p>0,005131327</text:p>
          </table:table-cell>
          <table:table-cell table:formula="of:=[.F99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40.916318611">
            <text:p>40,916318611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100]-0.008584578" office:value-type="float" office:value="-0.001258568">
            <text:p>-0,001258568</text:p>
          </table:table-cell>
          <table:table-cell table:formula="of:=[.D100]^2" office:value-type="float" office:value="0.000001583993410624">
            <text:p>0,000001584</text:p>
          </table:table-cell>
          <table:table-cell table:formula="of:=[.C100]-0.013183673" office:value-type="float" office:value="0.006352327">
            <text:p>0,006352327</text:p>
          </table:table-cell>
          <table:table-cell table:formula="of:=[.F100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40.328956962">
            <text:p>40,328956962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101]-0.008584578" office:value-type="float" office:value="-0.002479568">
            <text:p>-0,002479568</text:p>
          </table:table-cell>
          <table:table-cell table:formula="of:=[.D101]^2" office:value-type="float" office:value="0.000006148257466624">
            <text:p>6,148257466624E-006</text:p>
          </table:table-cell>
          <table:table-cell table:formula="of:=[.C101]-0.013183673" office:value-type="float" office:value="0.001468327">
            <text:p>0,001468327</text:p>
          </table:table-cell>
          <table:table-cell table:formula="of:=[.F101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40.133347896">
            <text:p>40,133347896</text:p>
          </table:table-cell>
          <table:table-cell office:value-type="float" office:value="0.01221">
            <text:p>0,01221</text:p>
          </table:table-cell>
          <table:table-cell office:value-type="float" office:value="0.013431">
            <text:p>0,013431</text:p>
          </table:table-cell>
          <table:table-cell table:formula="of:=[.B102]-0.008584578" office:value-type="float" office:value="0.003625422">
            <text:p>0,003625422</text:p>
          </table:table-cell>
          <table:table-cell table:formula="of:=[.D102]^2" office:value-type="float" office:value="0.000013143684678084">
            <text:p>1,3143684678084E-005</text:p>
          </table:table-cell>
          <table:table-cell table:formula="of:=[.C102]-0.013183673" office:value-type="float" office:value="0.000247326999999999">
            <text:p>0,000247327</text:p>
          </table:table-cell>
          <table:table-cell table:formula="of:=[.F102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39.545986247">
            <text:p>39,54598624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03]-0.008584578" office:value-type="float" office:value="-0.002479568">
            <text:p>-0,002479568</text:p>
          </table:table-cell>
          <table:table-cell table:formula="of:=[.D103]^2" office:value-type="float" office:value="0.000006148257466624">
            <text:p>6,148257466624E-006</text:p>
          </table:table-cell>
          <table:table-cell table:formula="of:=[.C103]-0.013183673" office:value-type="float" office:value="0.003910327">
            <text:p>0,003910327</text:p>
          </table:table-cell>
          <table:table-cell table:formula="of:=[.F103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39.350377181">
            <text:p>39,350377181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04]-0.008584578" office:value-type="float" office:value="-0.002479568">
            <text:p>-0,002479568</text:p>
          </table:table-cell>
          <table:table-cell table:formula="of:=[.D104]^2" office:value-type="float" office:value="0.000006148257466624">
            <text:p>6,148257466624E-006</text:p>
          </table:table-cell>
          <table:table-cell table:formula="of:=[.C104]-0.013183673" office:value-type="float" office:value="0.000247326999999999">
            <text:p>0,000247327</text:p>
          </table:table-cell>
          <table:table-cell table:formula="of:=[.F104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38.763015532">
            <text:p>38,763015532</text:p>
          </table:table-cell>
          <table:table-cell office:value-type="float" office:value="0.015873">
            <text:p>0,015873</text:p>
          </table:table-cell>
          <table:table-cell office:value-type="float" office:value="0.00976801">
            <text:p>0,00976801</text:p>
          </table:table-cell>
          <table:table-cell table:formula="of:=[.B105]-0.008584578" office:value-type="float" office:value="0.007288422">
            <text:p>0,007288422</text:p>
          </table:table-cell>
          <table:table-cell table:formula="of:=[.D105]^2" office:value-type="float" office:value="0.000053121095250084">
            <text:p>5,3121095250084E-005</text:p>
          </table:table-cell>
          <table:table-cell table:formula="of:=[.C105]-0.013183673" office:value-type="float" office:value="-0.003415663">
            <text:p>-0,003415663</text:p>
          </table:table-cell>
          <table:table-cell table:formula="of:=[.F105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38.240856905">
            <text:p>38,240856905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  <table:table-cell table:formula="of:=[.B106]-0.008584578" office:value-type="float" office:value="-0.003700568">
            <text:p>-0,003700568</text:p>
          </table:table-cell>
          <table:table-cell table:formula="of:=[.D106]^2" office:value-type="float" office:value="0.000013694203522624">
            <text:p>1,3694203522624E-005</text:p>
          </table:table-cell>
          <table:table-cell table:formula="of:=[.C106]-0.013183673" office:value-type="float" office:value="0.005131327">
            <text:p>0,005131327</text:p>
          </table:table-cell>
          <table:table-cell table:formula="of:=[.F106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37.914841795">
            <text:p>37,914841795</text:p>
          </table:table-cell>
          <table:table-cell office:value-type="float" office:value="0.00854701">
            <text:p>0,00854701</text:p>
          </table:table-cell>
          <table:table-cell office:value-type="float" office:value="0.010989">
            <text:p>0,010989</text:p>
          </table:table-cell>
          <table:table-cell table:formula="of:=[.B107]-0.008584578" office:value-type="float" office:value="-0.000037568">
            <text:p>-0,000037568</text:p>
          </table:table-cell>
          <table:table-cell table:formula="of:=[.D107]^2" office:value-type="float" office:value="0.000000001411354624">
            <text:p>1,411354624E-009</text:p>
          </table:table-cell>
          <table:table-cell table:formula="of:=[.C107]-0.013183673" office:value-type="float" office:value="-0.002194673">
            <text:p>-0,002194673</text:p>
          </table:table-cell>
          <table:table-cell table:formula="of:=[.F107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37.45788619">
            <text:p>37,45788619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108]-0.008584578" office:value-type="float" office:value="-0.001258568">
            <text:p>-0,001258568</text:p>
          </table:table-cell>
          <table:table-cell table:formula="of:=[.D108]^2" office:value-type="float" office:value="0.000001583993410624">
            <text:p>0,000001584</text:p>
          </table:table-cell>
          <table:table-cell table:formula="of:=[.C108]-0.013183673" office:value-type="float" office:value="-0.000973673000000001">
            <text:p>-0,000973673</text:p>
          </table:table-cell>
          <table:table-cell table:formula="of:=[.F108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37.196539651">
            <text:p>37,196539651</text:p>
          </table:table-cell>
          <table:table-cell office:value-type="float" office:value="0.00488401">
            <text:p>0,00488401</text:p>
          </table:table-cell>
          <table:table-cell office:value-type="float" office:value="0.019536">
            <text:p>0,019536</text:p>
          </table:table-cell>
          <table:table-cell table:formula="of:=[.B109]-0.008584578" office:value-type="float" office:value="-0.003700568">
            <text:p>-0,003700568</text:p>
          </table:table-cell>
          <table:table-cell table:formula="of:=[.D109]^2" office:value-type="float" office:value="0.000013694203522624">
            <text:p>1,3694203522624E-005</text:p>
          </table:table-cell>
          <table:table-cell table:formula="of:=[.C109]-0.013183673" office:value-type="float" office:value="0.006352327">
            <text:p>0,006352327</text:p>
          </table:table-cell>
          <table:table-cell table:formula="of:=[.F109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36.674915475">
            <text:p>36,674915475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110]-0.008584578" office:value-type="float" office:value="-0.001258568">
            <text:p>-0,001258568</text:p>
          </table:table-cell>
          <table:table-cell table:formula="of:=[.D110]^2" office:value-type="float" office:value="0.000001583993410624">
            <text:p>0,000001584</text:p>
          </table:table-cell>
          <table:table-cell table:formula="of:=[.C110]-0.013183673" office:value-type="float" office:value="-0.003415663">
            <text:p>-0,003415663</text:p>
          </table:table-cell>
          <table:table-cell table:formula="of:=[.F110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36.348365914">
            <text:p>36,348365914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11]-0.008584578" office:value-type="float" office:value="-0.002479568">
            <text:p>-0,002479568</text:p>
          </table:table-cell>
          <table:table-cell table:formula="of:=[.D111]^2" office:value-type="float" office:value="0.000006148257466624">
            <text:p>6,148257466624E-006</text:p>
          </table:table-cell>
          <table:table-cell table:formula="of:=[.C111]-0.013183673" office:value-type="float" office:value="-0.003415663">
            <text:p>-0,003415663</text:p>
          </table:table-cell>
          <table:table-cell table:formula="of:=[.F111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35.826207287">
            <text:p>35,826207287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112]-0.008584578" office:value-type="float" office:value="-0.003700568">
            <text:p>-0,003700568</text:p>
          </table:table-cell>
          <table:table-cell table:formula="of:=[.D112]^2" office:value-type="float" office:value="0.000013694203522624">
            <text:p>1,3694203522624E-005</text:p>
          </table:table-cell>
          <table:table-cell table:formula="of:=[.C112]-0.013183673" office:value-type="float" office:value="0.003910327">
            <text:p>0,003910327</text:p>
          </table:table-cell>
          <table:table-cell table:formula="of:=[.F112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35.565395199">
            <text:p>35,565395199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13]-0.008584578" office:value-type="float" office:value="-0.002479568">
            <text:p>-0,002479568</text:p>
          </table:table-cell>
          <table:table-cell table:formula="of:=[.D113]^2" office:value-type="float" office:value="0.000006148257466624">
            <text:p>6,148257466624E-006</text:p>
          </table:table-cell>
          <table:table-cell table:formula="of:=[.C113]-0.013183673" office:value-type="float" office:value="-0.003415663">
            <text:p>-0,003415663</text:p>
          </table:table-cell>
          <table:table-cell table:formula="of:=[.F113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35.043236572">
            <text:p>35,043236572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114]-0.008584578" office:value-type="float" office:value="-0.001258568">
            <text:p>-0,001258568</text:p>
          </table:table-cell>
          <table:table-cell table:formula="of:=[.D114]^2" office:value-type="float" office:value="0.000001583993410624">
            <text:p>0,000001584</text:p>
          </table:table-cell>
          <table:table-cell table:formula="of:=[.C114]-0.013183673" office:value-type="float" office:value="0.002689327">
            <text:p>0,002689327</text:p>
          </table:table-cell>
          <table:table-cell table:formula="of:=[.F114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34.782424484">
            <text:p>34,782424484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15]-0.008584578" office:value-type="float" office:value="-0.002479568">
            <text:p>-0,002479568</text:p>
          </table:table-cell>
          <table:table-cell table:formula="of:=[.D115]^2" office:value-type="float" office:value="0.000006148257466624">
            <text:p>6,148257466624E-006</text:p>
          </table:table-cell>
          <table:table-cell table:formula="of:=[.C115]-0.013183673" office:value-type="float" office:value="0.005131327">
            <text:p>0,005131327</text:p>
          </table:table-cell>
          <table:table-cell table:formula="of:=[.F115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34.260265857">
            <text:p>34,26026585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16]-0.008584578" office:value-type="float" office:value="-0.002479568">
            <text:p>-0,002479568</text:p>
          </table:table-cell>
          <table:table-cell table:formula="of:=[.D116]^2" office:value-type="float" office:value="0.000006148257466624">
            <text:p>6,148257466624E-006</text:p>
          </table:table-cell>
          <table:table-cell table:formula="of:=[.C116]-0.013183673" office:value-type="float" office:value="0.003910327">
            <text:p>0,003910327</text:p>
          </table:table-cell>
          <table:table-cell table:formula="of:=[.F116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33.672904208">
            <text:p>33,672904208</text:p>
          </table:table-cell>
          <table:table-cell table:number-columns-repeated="2" office:value-type="float" office:value="0.00854701">
            <text:p>0,00854701</text:p>
          </table:table-cell>
          <table:table-cell table:formula="of:=[.B117]-0.008584578" office:value-type="float" office:value="-0.000037568">
            <text:p>-0,000037568</text:p>
          </table:table-cell>
          <table:table-cell table:formula="of:=[.D117]^2" office:value-type="float" office:value="0.000000001411354624">
            <text:p>1,411354624E-009</text:p>
          </table:table-cell>
          <table:table-cell table:formula="of:=[.C117]-0.013183673" office:value-type="float" office:value="-0.004636663">
            <text:p>-0,004636663</text:p>
          </table:table-cell>
          <table:table-cell table:formula="of:=[.F117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33.477295142">
            <text:p>33,477295142</text:p>
          </table:table-cell>
          <table:table-cell office:value-type="float" office:value="0.00732601">
            <text:p>0,00732601</text:p>
          </table:table-cell>
          <table:table-cell office:value-type="float" office:value="0.019536">
            <text:p>0,019536</text:p>
          </table:table-cell>
          <table:table-cell table:formula="of:=[.B118]-0.008584578" office:value-type="float" office:value="-0.001258568">
            <text:p>-0,001258568</text:p>
          </table:table-cell>
          <table:table-cell table:formula="of:=[.D118]^2" office:value-type="float" office:value="0.000001583993410624">
            <text:p>0,000001584</text:p>
          </table:table-cell>
          <table:table-cell table:formula="of:=[.C118]-0.013183673" office:value-type="float" office:value="0.006352327">
            <text:p>0,006352327</text:p>
          </table:table-cell>
          <table:table-cell table:formula="of:=[.F118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32.889933493">
            <text:p>32,889933493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119]-0.008584578" office:value-type="float" office:value="-0.002479568">
            <text:p>-0,002479568</text:p>
          </table:table-cell>
          <table:table-cell table:formula="of:=[.D119]^2" office:value-type="float" office:value="0.000006148257466624">
            <text:p>6,148257466624E-006</text:p>
          </table:table-cell>
          <table:table-cell table:formula="of:=[.C119]-0.013183673" office:value-type="float" office:value="0.001468327">
            <text:p>0,001468327</text:p>
          </table:table-cell>
          <table:table-cell table:formula="of:=[.F119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32.367774866">
            <text:p>32,367774866</text:p>
          </table:table-cell>
          <table:table-cell office:value-type="float" office:value="0.020757">
            <text:p>0,020757</text:p>
          </table:table-cell>
          <table:table-cell office:value-type="float" office:value="0.00732601">
            <text:p>0,00732601</text:p>
          </table:table-cell>
          <table:table-cell table:formula="of:=[.B120]-0.008584578" office:value-type="float" office:value="0.012172422">
            <text:p>0,012172422</text:p>
          </table:table-cell>
          <table:table-cell table:formula="of:=[.D120]^2" office:value-type="float" office:value="0.000148167857346084">
            <text:p>0,0001481679</text:p>
          </table:table-cell>
          <table:table-cell table:formula="of:=[.C120]-0.013183673" office:value-type="float" office:value="-0.005857663">
            <text:p>-0,005857663</text:p>
          </table:table-cell>
          <table:table-cell table:formula="of:=[.F120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32.106962778">
            <text:p>32,106962778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  <table:table-cell table:formula="of:=[.B121]-0.008584578" office:value-type="float" office:value="-0.003700568">
            <text:p>-0,003700568</text:p>
          </table:table-cell>
          <table:table-cell table:formula="of:=[.D121]^2" office:value-type="float" office:value="0.000013694203522624">
            <text:p>1,3694203522624E-005</text:p>
          </table:table-cell>
          <table:table-cell table:formula="of:=[.C121]-0.013183673" office:value-type="float" office:value="0.005131327">
            <text:p>0,005131327</text:p>
          </table:table-cell>
          <table:table-cell table:formula="of:=[.F121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31.584804151">
            <text:p>31,584804151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122]-0.008584578" office:value-type="float" office:value="-0.003700568">
            <text:p>-0,003700568</text:p>
          </table:table-cell>
          <table:table-cell table:formula="of:=[.D122]^2" office:value-type="float" office:value="0.000013694203522624">
            <text:p>1,3694203522624E-005</text:p>
          </table:table-cell>
          <table:table-cell table:formula="of:=[.C122]-0.013183673" office:value-type="float" office:value="-0.000973673000000001">
            <text:p>-0,000973673</text:p>
          </table:table-cell>
          <table:table-cell table:formula="of:=[.F122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31.25825459">
            <text:p>31,25825459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  <table:table-cell table:formula="of:=[.B123]-0.008584578" office:value-type="float" office:value="0.001183432">
            <text:p>0,001183432</text:p>
          </table:table-cell>
          <table:table-cell table:formula="of:=[.D123]^2" office:value-type="float" office:value="0.000001400511298624">
            <text:p>1,400511298624E-006</text:p>
          </table:table-cell>
          <table:table-cell table:formula="of:=[.C123]-0.013183673" office:value-type="float" office:value="-0.002194673">
            <text:p>-0,002194673</text:p>
          </table:table-cell>
          <table:table-cell table:formula="of:=[.F123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30.736630414">
            <text:p>30,736630414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124]-0.008584578" office:value-type="float" office:value="-0.002479568">
            <text:p>-0,002479568</text:p>
          </table:table-cell>
          <table:table-cell table:formula="of:=[.D124]^2" office:value-type="float" office:value="0.000006148257466624">
            <text:p>6,148257466624E-006</text:p>
          </table:table-cell>
          <table:table-cell table:formula="of:=[.C124]-0.013183673" office:value-type="float" office:value="0.010015327">
            <text:p>0,010015327</text:p>
          </table:table-cell>
          <table:table-cell table:formula="of:=[.F124]^2" office:value-type="float" office:value="0.000100306774916929">
            <text:p>0,0001003068</text:p>
          </table:table-cell>
        </table:table-row>
        <table:table-row table:style-name="ro1">
          <table:table-cell office:value-type="float" office:value="30.475283875">
            <text:p>30,475283875</text:p>
          </table:table-cell>
          <table:table-cell office:value-type="float" office:value="0.00610501">
            <text:p>0,00610501</text:p>
          </table:table-cell>
          <table:table-cell office:value-type="float" office:value="0.02442">
            <text:p>0,02442</text:p>
          </table:table-cell>
          <table:table-cell table:formula="of:=[.B125]-0.008584578" office:value-type="float" office:value="-0.002479568">
            <text:p>-0,002479568</text:p>
          </table:table-cell>
          <table:table-cell table:formula="of:=[.D125]^2" office:value-type="float" office:value="0.000006148257466624">
            <text:p>6,148257466624E-006</text:p>
          </table:table-cell>
          <table:table-cell table:formula="of:=[.C125]-0.013183673" office:value-type="float" office:value="0.011236327">
            <text:p>0,011236327</text:p>
          </table:table-cell>
          <table:table-cell table:formula="of:=[.F125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29.953125248">
            <text:p>29,953125248</text:p>
          </table:table-cell>
          <table:table-cell office:value-type="float" office:value="0.02442">
            <text:p>0,02442</text:p>
          </table:table-cell>
          <table:table-cell office:value-type="float" office:value="0.018315">
            <text:p>0,018315</text:p>
          </table:table-cell>
          <table:table-cell table:formula="of:=[.B126]-0.008584578" office:value-type="float" office:value="0.015835422">
            <text:p>0,015835422</text:p>
          </table:table-cell>
          <table:table-cell table:formula="of:=[.D126]^2" office:value-type="float" office:value="0.000250760589918084">
            <text:p>0,0002507606</text:p>
          </table:table-cell>
          <table:table-cell table:formula="of:=[.C126]-0.013183673" office:value-type="float" office:value="0.005131327">
            <text:p>0,005131327</text:p>
          </table:table-cell>
          <table:table-cell table:formula="of:=[.F126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29.431501072">
            <text:p>29,431501072</text:p>
          </table:table-cell>
          <table:table-cell office:value-type="float" office:value="0.00488401">
            <text:p>0,00488401</text:p>
          </table:table-cell>
          <table:table-cell office:value-type="float" office:value="0.025641">
            <text:p>0,025641</text:p>
          </table:table-cell>
          <table:table-cell table:formula="of:=[.B127]-0.008584578" office:value-type="float" office:value="-0.003700568">
            <text:p>-0,003700568</text:p>
          </table:table-cell>
          <table:table-cell table:formula="of:=[.D127]^2" office:value-type="float" office:value="0.000013694203522624">
            <text:p>1,3694203522624E-005</text:p>
          </table:table-cell>
          <table:table-cell table:formula="of:=[.C127]-0.013183673" office:value-type="float" office:value="0.012457327">
            <text:p>0,012457327</text:p>
          </table:table-cell>
          <table:table-cell table:formula="of:=[.F127]^2" office:value-type="float" office:value="0.000155184995984929">
            <text:p>0,000155185</text:p>
          </table:table-cell>
        </table:table-row>
        <table:table-row table:style-name="ro1">
          <table:table-cell office:value-type="float" office:value="29.170154533">
            <text:p>29,170154533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28]-0.008584578" office:value-type="float" office:value="-0.002479568">
            <text:p>-0,002479568</text:p>
          </table:table-cell>
          <table:table-cell table:formula="of:=[.D128]^2" office:value-type="float" office:value="0.000006148257466624">
            <text:p>6,148257466624E-006</text:p>
          </table:table-cell>
          <table:table-cell table:formula="of:=[.C128]-0.013183673" office:value-type="float" office:value="-0.000973673000000001">
            <text:p>-0,000973673</text:p>
          </table:table-cell>
          <table:table-cell table:formula="of:=[.F128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28.582792884">
            <text:p>28,582792884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129]-0.008584578" office:value-type="float" office:value="0.002404422">
            <text:p>0,002404422</text:p>
          </table:table-cell>
          <table:table-cell table:formula="of:=[.D129]^2" office:value-type="float" office:value="0.00000578124515408399">
            <text:p>5,78124515408399E-006</text:p>
          </table:table-cell>
          <table:table-cell table:formula="of:=[.C129]-0.013183673" office:value-type="float" office:value="-0.005857663">
            <text:p>-0,005857663</text:p>
          </table:table-cell>
          <table:table-cell table:formula="of:=[.F129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28.321980796">
            <text:p>28,321980796</text:p>
          </table:table-cell>
          <table:table-cell office:value-type="float" office:value="0.00610501">
            <text:p>0,00610501</text:p>
          </table:table-cell>
          <table:table-cell office:value-type="float" office:value="0.021978">
            <text:p>0,021978</text:p>
          </table:table-cell>
          <table:table-cell table:formula="of:=[.B130]-0.008584578" office:value-type="float" office:value="-0.002479568">
            <text:p>-0,002479568</text:p>
          </table:table-cell>
          <table:table-cell table:formula="of:=[.D130]^2" office:value-type="float" office:value="0.000006148257466624">
            <text:p>6,148257466624E-006</text:p>
          </table:table-cell>
          <table:table-cell table:formula="of:=[.C130]-0.013183673" office:value-type="float" office:value="0.008794327">
            <text:p>0,008794327</text:p>
          </table:table-cell>
          <table:table-cell table:formula="of:=[.F130]^2" office:value-type="float" office:value="0.0000773401873829289">
            <text:p>7,73401873829289E-005</text:p>
          </table:table-cell>
        </table:table-row>
        <table:table-row table:style-name="ro1">
          <table:table-cell office:value-type="float" office:value="27.799822169">
            <text:p>27,799822169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31]-0.008584578" office:value-type="float" office:value="-0.002479568">
            <text:p>-0,002479568</text:p>
          </table:table-cell>
          <table:table-cell table:formula="of:=[.D131]^2" office:value-type="float" office:value="0.000006148257466624">
            <text:p>6,148257466624E-006</text:p>
          </table:table-cell>
          <table:table-cell table:formula="of:=[.C131]-0.013183673" office:value-type="float" office:value="0.005131327">
            <text:p>0,005131327</text:p>
          </table:table-cell>
          <table:table-cell table:formula="of:=[.F131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27.408069586">
            <text:p>27,408069586</text:p>
          </table:table-cell>
          <table:table-cell office:value-type="float" office:value="0.020757">
            <text:p>0,020757</text:p>
          </table:table-cell>
          <table:table-cell office:value-type="float" office:value="0.015873">
            <text:p>0,015873</text:p>
          </table:table-cell>
          <table:table-cell table:formula="of:=[.B132]-0.008584578" office:value-type="float" office:value="0.012172422">
            <text:p>0,012172422</text:p>
          </table:table-cell>
          <table:table-cell table:formula="of:=[.D132]^2" office:value-type="float" office:value="0.000148167857346084">
            <text:p>0,0001481679</text:p>
          </table:table-cell>
          <table:table-cell table:formula="of:=[.C132]-0.013183673" office:value-type="float" office:value="0.002689327">
            <text:p>0,002689327</text:p>
          </table:table-cell>
          <table:table-cell table:formula="of:=[.F132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27.016851454">
            <text:p>27,016851454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33]-0.008584578" office:value-type="float" office:value="-0.002479568">
            <text:p>-0,002479568</text:p>
          </table:table-cell>
          <table:table-cell table:formula="of:=[.D133]^2" office:value-type="float" office:value="0.000006148257466624">
            <text:p>6,148257466624E-006</text:p>
          </table:table-cell>
          <table:table-cell table:formula="of:=[.C133]-0.013183673" office:value-type="float" office:value="0.006352327">
            <text:p>0,006352327</text:p>
          </table:table-cell>
          <table:table-cell table:formula="of:=[.F133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26.494692827">
            <text:p>26,494692827</text:p>
          </table:table-cell>
          <table:table-cell office:value-type="float" office:value="0.00732601">
            <text:p>0,00732601</text:p>
          </table:table-cell>
          <table:table-cell office:value-type="float" office:value="0.028083">
            <text:p>0,028083</text:p>
          </table:table-cell>
          <table:table-cell table:formula="of:=[.B134]-0.008584578" office:value-type="float" office:value="-0.001258568">
            <text:p>-0,001258568</text:p>
          </table:table-cell>
          <table:table-cell table:formula="of:=[.D134]^2" office:value-type="float" office:value="0.000001583993410624">
            <text:p>0,000001584</text:p>
          </table:table-cell>
          <table:table-cell table:formula="of:=[.C134]-0.013183673" office:value-type="float" office:value="0.014899327">
            <text:p>0,014899327</text:p>
          </table:table-cell>
          <table:table-cell table:formula="of:=[.F134]^2" office:value-type="float" office:value="0.000221989945052929">
            <text:p>0,0002219899</text:p>
          </table:table-cell>
        </table:table-row>
        <table:table-row table:style-name="ro1">
          <table:table-cell office:value-type="float" office:value="26.233880739">
            <text:p>26,233880739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35]-0.008584578" office:value-type="float" office:value="-0.002479568">
            <text:p>-0,002479568</text:p>
          </table:table-cell>
          <table:table-cell table:formula="of:=[.D135]^2" office:value-type="float" office:value="0.000006148257466624">
            <text:p>6,148257466624E-006</text:p>
          </table:table-cell>
          <table:table-cell table:formula="of:=[.C135]-0.013183673" office:value-type="float" office:value="0.006352327">
            <text:p>0,006352327</text:p>
          </table:table-cell>
          <table:table-cell table:formula="of:=[.F135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25.64651909">
            <text:p>25,64651909</text:p>
          </table:table-cell>
          <table:table-cell office:value-type="float" office:value="0.00732601">
            <text:p>0,00732601</text:p>
          </table:table-cell>
          <table:table-cell office:value-type="float" office:value="0.015873">
            <text:p>0,015873</text:p>
          </table:table-cell>
          <table:table-cell table:formula="of:=[.B136]-0.008584578" office:value-type="float" office:value="-0.001258568">
            <text:p>-0,001258568</text:p>
          </table:table-cell>
          <table:table-cell table:formula="of:=[.D136]^2" office:value-type="float" office:value="0.000001583993410624">
            <text:p>0,000001584</text:p>
          </table:table-cell>
          <table:table-cell table:formula="of:=[.C136]-0.013183673" office:value-type="float" office:value="0.002689327">
            <text:p>0,002689327</text:p>
          </table:table-cell>
          <table:table-cell table:formula="of:=[.F136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25.319969529">
            <text:p>25,319969529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137]-0.008584578" office:value-type="float" office:value="-0.002479568">
            <text:p>-0,002479568</text:p>
          </table:table-cell>
          <table:table-cell table:formula="of:=[.D137]^2" office:value-type="float" office:value="0.000006148257466624">
            <text:p>6,148257466624E-006</text:p>
          </table:table-cell>
          <table:table-cell table:formula="of:=[.C137]-0.013183673" office:value-type="float" office:value="0.007573327">
            <text:p>0,007573327</text:p>
          </table:table-cell>
          <table:table-cell table:formula="of:=[.F137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24.863548375">
            <text:p>24,863548375</text:p>
          </table:table-cell>
          <table:table-cell office:value-type="float" office:value="0.015873">
            <text:p>0,015873</text:p>
          </table:table-cell>
          <table:table-cell office:value-type="float" office:value="0.00732601">
            <text:p>0,00732601</text:p>
          </table:table-cell>
          <table:table-cell table:formula="of:=[.B138]-0.008584578" office:value-type="float" office:value="0.007288422">
            <text:p>0,007288422</text:p>
          </table:table-cell>
          <table:table-cell table:formula="of:=[.D138]^2" office:value-type="float" office:value="0.000053121095250084">
            <text:p>5,3121095250084E-005</text:p>
          </table:table-cell>
          <table:table-cell table:formula="of:=[.C138]-0.013183673" office:value-type="float" office:value="-0.005857663">
            <text:p>-0,005857663</text:p>
          </table:table-cell>
          <table:table-cell table:formula="of:=[.F138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24.341389748">
            <text:p>24,341389748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139]-0.008584578" office:value-type="float" office:value="-0.003700568">
            <text:p>-0,003700568</text:p>
          </table:table-cell>
          <table:table-cell table:formula="of:=[.D139]^2" office:value-type="float" office:value="0.000013694203522624">
            <text:p>1,3694203522624E-005</text:p>
          </table:table-cell>
          <table:table-cell table:formula="of:=[.C139]-0.013183673" office:value-type="float" office:value="0.002689327">
            <text:p>0,002689327</text:p>
          </table:table-cell>
          <table:table-cell table:formula="of:=[.F139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24.080043209">
            <text:p>24,080043209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40]-0.008584578" office:value-type="float" office:value="-0.002479568">
            <text:p>-0,002479568</text:p>
          </table:table-cell>
          <table:table-cell table:formula="of:=[.D140]^2" office:value-type="float" office:value="0.000006148257466624">
            <text:p>6,148257466624E-006</text:p>
          </table:table-cell>
          <table:table-cell table:formula="of:=[.C140]-0.013183673" office:value-type="float" office:value="0.000247326999999999">
            <text:p>0,000247327</text:p>
          </table:table-cell>
          <table:table-cell table:formula="of:=[.F140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23.49268156">
            <text:p>23,49268156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  <table:table-cell table:formula="of:=[.B141]-0.008584578" office:value-type="float" office:value="0.001183432">
            <text:p>0,001183432</text:p>
          </table:table-cell>
          <table:table-cell table:formula="of:=[.D141]^2" office:value-type="float" office:value="0.000001400511298624">
            <text:p>1,400511298624E-006</text:p>
          </table:table-cell>
          <table:table-cell table:formula="of:=[.C141]-0.013183673" office:value-type="float" office:value="-0.005857663">
            <text:p>-0,005857663</text:p>
          </table:table-cell>
          <table:table-cell table:formula="of:=[.F141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23.297072494">
            <text:p>23,297072494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42]-0.008584578" office:value-type="float" office:value="-0.002479568">
            <text:p>-0,002479568</text:p>
          </table:table-cell>
          <table:table-cell table:formula="of:=[.D142]^2" office:value-type="float" office:value="0.000006148257466624">
            <text:p>6,148257466624E-006</text:p>
          </table:table-cell>
          <table:table-cell table:formula="of:=[.C142]-0.013183673" office:value-type="float" office:value="-0.004636663">
            <text:p>-0,004636663</text:p>
          </table:table-cell>
          <table:table-cell table:formula="of:=[.F142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22.709710845">
            <text:p>22,709710845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143]-0.008584578" office:value-type="float" office:value="-0.000037568">
            <text:p>-0,000037568</text:p>
          </table:table-cell>
          <table:table-cell table:formula="of:=[.D143]^2" office:value-type="float" office:value="0.000000001411354624">
            <text:p>1,411354624E-009</text:p>
          </table:table-cell>
          <table:table-cell table:formula="of:=[.C143]-0.013183673" office:value-type="float" office:value="-0.003415663">
            <text:p>-0,003415663</text:p>
          </table:table-cell>
          <table:table-cell table:formula="of:=[.F143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22.448898757">
            <text:p>22,44889875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44]-0.008584578" office:value-type="float" office:value="-0.002479568">
            <text:p>-0,002479568</text:p>
          </table:table-cell>
          <table:table-cell table:formula="of:=[.D144]^2" office:value-type="float" office:value="0.000006148257466624">
            <text:p>6,148257466624E-006</text:p>
          </table:table-cell>
          <table:table-cell table:formula="of:=[.C144]-0.013183673" office:value-type="float" office:value="-0.003415663">
            <text:p>-0,003415663</text:p>
          </table:table-cell>
          <table:table-cell table:formula="of:=[.F144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21.92674013">
            <text:p>21,92674013</text:p>
          </table:table-cell>
          <table:table-cell office:value-type="float" office:value="0.00732601">
            <text:p>0,00732601</text:p>
          </table:table-cell>
          <table:table-cell office:value-type="float" office:value="0.02442">
            <text:p>0,02442</text:p>
          </table:table-cell>
          <table:table-cell table:formula="of:=[.B145]-0.008584578" office:value-type="float" office:value="-0.001258568">
            <text:p>-0,001258568</text:p>
          </table:table-cell>
          <table:table-cell table:formula="of:=[.D145]^2" office:value-type="float" office:value="0.000001583993410624">
            <text:p>0,000001584</text:p>
          </table:table-cell>
          <table:table-cell table:formula="of:=[.C145]-0.013183673" office:value-type="float" office:value="0.011236327">
            <text:p>0,011236327</text:p>
          </table:table-cell>
          <table:table-cell table:formula="of:=[.F145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21.404581503">
            <text:p>21,404581503</text:p>
          </table:table-cell>
          <table:table-cell office:value-type="float" office:value="0.010989">
            <text:p>0,010989</text:p>
          </table:table-cell>
          <table:table-cell office:value-type="float" office:value="0.01221">
            <text:p>0,01221</text:p>
          </table:table-cell>
          <table:table-cell table:formula="of:=[.B146]-0.008584578" office:value-type="float" office:value="0.002404422">
            <text:p>0,002404422</text:p>
          </table:table-cell>
          <table:table-cell table:formula="of:=[.D146]^2" office:value-type="float" office:value="0.00000578124515408399">
            <text:p>5,78124515408399E-006</text:p>
          </table:table-cell>
          <table:table-cell table:formula="of:=[.C146]-0.013183673" office:value-type="float" office:value="-0.000973673000000001">
            <text:p>-0,000973673</text:p>
          </table:table-cell>
          <table:table-cell table:formula="of:=[.F146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21.143769415">
            <text:p>21,143769415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47]-0.008584578" office:value-type="float" office:value="-0.002479568">
            <text:p>-0,002479568</text:p>
          </table:table-cell>
          <table:table-cell table:formula="of:=[.D147]^2" office:value-type="float" office:value="0.000006148257466624">
            <text:p>6,148257466624E-006</text:p>
          </table:table-cell>
          <table:table-cell table:formula="of:=[.C147]-0.013183673" office:value-type="float" office:value="0.003910327">
            <text:p>0,003910327</text:p>
          </table:table-cell>
          <table:table-cell table:formula="of:=[.F147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20.621610788">
            <text:p>20,621610788</text:p>
          </table:table-cell>
          <table:table-cell office:value-type="float" office:value="0.00854701">
            <text:p>0,00854701</text:p>
          </table:table-cell>
          <table:table-cell office:value-type="float" office:value="0.015873">
            <text:p>0,015873</text:p>
          </table:table-cell>
          <table:table-cell table:formula="of:=[.B148]-0.008584578" office:value-type="float" office:value="-0.000037568">
            <text:p>-0,000037568</text:p>
          </table:table-cell>
          <table:table-cell table:formula="of:=[.D148]^2" office:value-type="float" office:value="0.000000001411354624">
            <text:p>1,411354624E-009</text:p>
          </table:table-cell>
          <table:table-cell table:formula="of:=[.C148]-0.013183673" office:value-type="float" office:value="0.002689327">
            <text:p>0,002689327</text:p>
          </table:table-cell>
          <table:table-cell table:formula="of:=[.F148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20.3607987">
            <text:p>20,360798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149]-0.008584578" office:value-type="float" office:value="-0.002479568">
            <text:p>-0,002479568</text:p>
          </table:table-cell>
          <table:table-cell table:formula="of:=[.D149]^2" office:value-type="float" office:value="0.000006148257466624">
            <text:p>6,148257466624E-006</text:p>
          </table:table-cell>
          <table:table-cell table:formula="of:=[.C149]-0.013183673" office:value-type="float" office:value="-0.004636663">
            <text:p>-0,004636663</text:p>
          </table:table-cell>
          <table:table-cell table:formula="of:=[.F149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19.773437051">
            <text:p>19,773437051</text:p>
          </table:table-cell>
          <table:table-cell office:value-type="float" office:value="0.025641">
            <text:p>0,025641</text:p>
          </table:table-cell>
          <table:table-cell office:value-type="float" office:value="0.00976801">
            <text:p>0,00976801</text:p>
          </table:table-cell>
          <table:table-cell table:formula="of:=[.B150]-0.008584578" office:value-type="float" office:value="0.017056422">
            <text:p>0,017056422</text:p>
          </table:table-cell>
          <table:table-cell table:formula="of:=[.D150]^2" office:value-type="float" office:value="0.000290921531442084">
            <text:p>0,0002909215</text:p>
          </table:table-cell>
          <table:table-cell table:formula="of:=[.C150]-0.013183673" office:value-type="float" office:value="-0.003415663">
            <text:p>-0,003415663</text:p>
          </table:table-cell>
          <table:table-cell table:formula="of:=[.F150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19.251278424">
            <text:p>19,251278424</text:p>
          </table:table-cell>
          <table:table-cell office:value-type="float" office:value="0.02442">
            <text:p>0,02442</text:p>
          </table:table-cell>
          <table:table-cell office:value-type="float" office:value="0.00732601">
            <text:p>0,00732601</text:p>
          </table:table-cell>
          <table:table-cell table:formula="of:=[.B151]-0.008584578" office:value-type="float" office:value="0.015835422">
            <text:p>0,015835422</text:p>
          </table:table-cell>
          <table:table-cell table:formula="of:=[.D151]^2" office:value-type="float" office:value="0.000250760589918084">
            <text:p>0,0002507606</text:p>
          </table:table-cell>
          <table:table-cell table:formula="of:=[.C151]-0.013183673" office:value-type="float" office:value="-0.005857663">
            <text:p>-0,005857663</text:p>
          </table:table-cell>
          <table:table-cell table:formula="of:=[.F151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18.990466336">
            <text:p>18,990466336</text:p>
          </table:table-cell>
          <table:table-cell office:value-type="float" office:value="0.00976801">
            <text:p>0,00976801</text:p>
          </table:table-cell>
          <table:table-cell office:value-type="float" office:value="0.015873">
            <text:p>0,015873</text:p>
          </table:table-cell>
          <table:table-cell table:formula="of:=[.B152]-0.008584578" office:value-type="float" office:value="0.001183432">
            <text:p>0,001183432</text:p>
          </table:table-cell>
          <table:table-cell table:formula="of:=[.D152]^2" office:value-type="float" office:value="0.000001400511298624">
            <text:p>1,400511298624E-006</text:p>
          </table:table-cell>
          <table:table-cell table:formula="of:=[.C152]-0.013183673" office:value-type="float" office:value="0.002689327">
            <text:p>0,002689327</text:p>
          </table:table-cell>
          <table:table-cell table:formula="of:=[.F152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18.403104687">
            <text:p>18,403104687</text:p>
          </table:table-cell>
          <table:table-cell office:value-type="float" office:value="0.010989">
            <text:p>0,010989</text:p>
          </table:table-cell>
          <table:table-cell office:value-type="float" office:value="0.01221">
            <text:p>0,01221</text:p>
          </table:table-cell>
          <table:table-cell table:formula="of:=[.B153]-0.008584578" office:value-type="float" office:value="0.002404422">
            <text:p>0,002404422</text:p>
          </table:table-cell>
          <table:table-cell table:formula="of:=[.D153]^2" office:value-type="float" office:value="0.00000578124515408399">
            <text:p>5,78124515408399E-006</text:p>
          </table:table-cell>
          <table:table-cell table:formula="of:=[.C153]-0.013183673" office:value-type="float" office:value="-0.000973673000000001">
            <text:p>-0,000973673</text:p>
          </table:table-cell>
          <table:table-cell table:formula="of:=[.F153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18.20696117">
            <text:p>18,2069611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54]-0.008584578" office:value-type="float" office:value="-0.002479568">
            <text:p>-0,002479568</text:p>
          </table:table-cell>
          <table:table-cell table:formula="of:=[.D154]^2" office:value-type="float" office:value="0.000006148257466624">
            <text:p>6,148257466624E-006</text:p>
          </table:table-cell>
          <table:table-cell table:formula="of:=[.C154]-0.013183673" office:value-type="float" office:value="-0.002194673">
            <text:p>-0,002194673</text:p>
          </table:table-cell>
          <table:table-cell table:formula="of:=[.F154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17.619599521">
            <text:p>17,619599521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155]-0.008584578" office:value-type="float" office:value="-0.002479568">
            <text:p>-0,002479568</text:p>
          </table:table-cell>
          <table:table-cell table:formula="of:=[.D155]^2" office:value-type="float" office:value="0.000006148257466624">
            <text:p>6,148257466624E-006</text:p>
          </table:table-cell>
          <table:table-cell table:formula="of:=[.C155]-0.013183673" office:value-type="float" office:value="0.007573327">
            <text:p>0,007573327</text:p>
          </table:table-cell>
          <table:table-cell table:formula="of:=[.F155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17.097975345">
            <text:p>17,097975345</text:p>
          </table:table-cell>
          <table:table-cell office:value-type="float" office:value="0.00610501">
            <text:p>0,00610501</text:p>
          </table:table-cell>
          <table:table-cell office:value-type="float" office:value="0.028083">
            <text:p>0,028083</text:p>
          </table:table-cell>
          <table:table-cell table:formula="of:=[.B156]-0.008584578" office:value-type="float" office:value="-0.002479568">
            <text:p>-0,002479568</text:p>
          </table:table-cell>
          <table:table-cell table:formula="of:=[.D156]^2" office:value-type="float" office:value="0.000006148257466624">
            <text:p>6,148257466624E-006</text:p>
          </table:table-cell>
          <table:table-cell table:formula="of:=[.C156]-0.013183673" office:value-type="float" office:value="0.014899327">
            <text:p>0,014899327</text:p>
          </table:table-cell>
          <table:table-cell table:formula="of:=[.F156]^2" office:value-type="float" office:value="0.000221989945052929">
            <text:p>0,0002219899</text:p>
          </table:table-cell>
        </table:table-row>
        <table:table-row table:style-name="ro1">
          <table:table-cell office:value-type="float" office:value="16.836628806">
            <text:p>16,836628806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157]-0.008584578" office:value-type="float" office:value="-0.001258568">
            <text:p>-0,001258568</text:p>
          </table:table-cell>
          <table:table-cell table:formula="of:=[.D157]^2" office:value-type="float" office:value="0.000001583993410624">
            <text:p>0,000001584</text:p>
          </table:table-cell>
          <table:table-cell table:formula="of:=[.C157]-0.013183673" office:value-type="float" office:value="0.001468327">
            <text:p>0,001468327</text:p>
          </table:table-cell>
          <table:table-cell table:formula="of:=[.F157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16.314470179">
            <text:p>16,314470179</text:p>
          </table:table-cell>
          <table:table-cell office:value-type="float" office:value="0.018315">
            <text:p>0,018315</text:p>
          </table:table-cell>
          <table:table-cell office:value-type="float" office:value="0.014652">
            <text:p>0,014652</text:p>
          </table:table-cell>
          <table:table-cell table:formula="of:=[.B158]-0.008584578" office:value-type="float" office:value="0.009730422">
            <text:p>0,009730422</text:p>
          </table:table-cell>
          <table:table-cell table:formula="of:=[.D158]^2" office:value-type="float" office:value="0.0000946811122980839">
            <text:p>9,46811122980839E-005</text:p>
          </table:table-cell>
          <table:table-cell table:formula="of:=[.C158]-0.013183673" office:value-type="float" office:value="0.001468327">
            <text:p>0,001468327</text:p>
          </table:table-cell>
          <table:table-cell table:formula="of:=[.F158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16.053658091">
            <text:p>16,053658091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59]-0.008584578" office:value-type="float" office:value="-0.002479568">
            <text:p>-0,002479568</text:p>
          </table:table-cell>
          <table:table-cell table:formula="of:=[.D159]^2" office:value-type="float" office:value="0.000006148257466624">
            <text:p>6,148257466624E-006</text:p>
          </table:table-cell>
          <table:table-cell table:formula="of:=[.C159]-0.013183673" office:value-type="float" office:value="-0.000973673000000001">
            <text:p>-0,000973673</text:p>
          </table:table-cell>
          <table:table-cell table:formula="of:=[.F159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15.531499464">
            <text:p>15,531499464</text:p>
          </table:table-cell>
          <table:table-cell office:value-type="float" office:value="0.00610501">
            <text:p>0,00610501</text:p>
          </table:table-cell>
          <table:table-cell office:value-type="float" office:value="0.025641">
            <text:p>0,025641</text:p>
          </table:table-cell>
          <table:table-cell table:formula="of:=[.B160]-0.008584578" office:value-type="float" office:value="-0.002479568">
            <text:p>-0,002479568</text:p>
          </table:table-cell>
          <table:table-cell table:formula="of:=[.D160]^2" office:value-type="float" office:value="0.000006148257466624">
            <text:p>6,148257466624E-006</text:p>
          </table:table-cell>
          <table:table-cell table:formula="of:=[.C160]-0.013183673" office:value-type="float" office:value="0.012457327">
            <text:p>0,012457327</text:p>
          </table:table-cell>
          <table:table-cell table:formula="of:=[.F160]^2" office:value-type="float" office:value="0.000155184995984929">
            <text:p>0,000155185</text:p>
          </table:table-cell>
        </table:table-row>
        <table:table-row table:style-name="ro1">
          <table:table-cell office:value-type="float" office:value="15.205484354">
            <text:p>15,205484354</text:p>
          </table:table-cell>
          <table:table-cell table:number-columns-repeated="2" office:value-type="float" office:value="0.00610501">
            <text:p>0,00610501</text:p>
          </table:table-cell>
          <table:table-cell table:formula="of:=[.B161]-0.008584578" office:value-type="float" office:value="-0.002479568">
            <text:p>-0,002479568</text:p>
          </table:table-cell>
          <table:table-cell table:formula="of:=[.D161]^2" office:value-type="float" office:value="0.000006148257466624">
            <text:p>6,148257466624E-006</text:p>
          </table:table-cell>
          <table:table-cell table:formula="of:=[.C161]-0.013183673" office:value-type="float" office:value="-0.007078663">
            <text:p>-0,007078663</text:p>
          </table:table-cell>
          <table:table-cell table:formula="of:=[.F161]^2" office:value-type="float" office:value="0.000050107469867569">
            <text:p>5,0107469867569E-005</text:p>
          </table:table-cell>
        </table:table-row>
        <table:table-row table:style-name="ro1">
          <table:table-cell office:value-type="float" office:value="14.748528749">
            <text:p>14,748528749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162]-0.008584578" office:value-type="float" office:value="-0.001258568">
            <text:p>-0,001258568</text:p>
          </table:table-cell>
          <table:table-cell table:formula="of:=[.D162]^2" office:value-type="float" office:value="0.000001583993410624">
            <text:p>0,000001584</text:p>
          </table:table-cell>
          <table:table-cell table:formula="of:=[.C162]-0.013183673" office:value-type="float" office:value="0.001468327">
            <text:p>0,001468327</text:p>
          </table:table-cell>
          <table:table-cell table:formula="of:=[.F162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14.226370122">
            <text:p>14,22637012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163]-0.008584578" office:value-type="float" office:value="-0.002479568">
            <text:p>-0,002479568</text:p>
          </table:table-cell>
          <table:table-cell table:formula="of:=[.D163]^2" office:value-type="float" office:value="0.000006148257466624">
            <text:p>6,148257466624E-006</text:p>
          </table:table-cell>
          <table:table-cell table:formula="of:=[.C163]-0.013183673" office:value-type="float" office:value="-0.005857663">
            <text:p>-0,005857663</text:p>
          </table:table-cell>
          <table:table-cell table:formula="of:=[.F163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13.900355012">
            <text:p>13,900355012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B164]-0.008584578" office:value-type="float" office:value="-0.000037568">
            <text:p>-0,000037568</text:p>
          </table:table-cell>
          <table:table-cell table:formula="of:=[.D164]^2" office:value-type="float" office:value="0.000000001411354624">
            <text:p>1,411354624E-009</text:p>
          </table:table-cell>
          <table:table-cell table:formula="of:=[.C164]-0.013183673" office:value-type="float" office:value="-0.005857663">
            <text:p>-0,005857663</text:p>
          </table:table-cell>
          <table:table-cell table:formula="of:=[.F164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13.378196385">
            <text:p>13,378196385</text:p>
          </table:table-cell>
          <table:table-cell office:value-type="float" office:value="0.010989">
            <text:p>0,010989</text:p>
          </table:table-cell>
          <table:table-cell office:value-type="float" office:value="0.015873">
            <text:p>0,015873</text:p>
          </table:table-cell>
          <table:table-cell table:formula="of:=[.B165]-0.008584578" office:value-type="float" office:value="0.002404422">
            <text:p>0,002404422</text:p>
          </table:table-cell>
          <table:table-cell table:formula="of:=[.D165]^2" office:value-type="float" office:value="0.00000578124515408399">
            <text:p>5,78124515408399E-006</text:p>
          </table:table-cell>
          <table:table-cell table:formula="of:=[.C165]-0.013183673" office:value-type="float" office:value="0.002689327">
            <text:p>0,002689327</text:p>
          </table:table-cell>
          <table:table-cell table:formula="of:=[.F165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13.117384297">
            <text:p>13,117384297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166]-0.008584578" office:value-type="float" office:value="-0.002479568">
            <text:p>-0,002479568</text:p>
          </table:table-cell>
          <table:table-cell table:formula="of:=[.D166]^2" office:value-type="float" office:value="0.000006148257466624">
            <text:p>6,148257466624E-006</text:p>
          </table:table-cell>
          <table:table-cell table:formula="of:=[.C166]-0.013183673" office:value-type="float" office:value="-0.000973673000000001">
            <text:p>-0,000973673</text:p>
          </table:table-cell>
          <table:table-cell table:formula="of:=[.F166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12.530022648">
            <text:p>12,530022648</text:p>
          </table:table-cell>
          <table:table-cell office:value-type="float" office:value="0.03663">
            <text:p>0,03663</text:p>
          </table:table-cell>
          <table:table-cell office:value-type="float" office:value="0.00732601">
            <text:p>0,00732601</text:p>
          </table:table-cell>
          <table:table-cell table:formula="of:=[.B167]-0.008584578" office:value-type="float" office:value="0.028045422">
            <text:p>0,028045422</text:p>
          </table:table-cell>
          <table:table-cell table:formula="of:=[.D167]^2" office:value-type="float" office:value="0.000786545695158084">
            <text:p>0,0007865457</text:p>
          </table:table-cell>
          <table:table-cell table:formula="of:=[.C167]-0.013183673" office:value-type="float" office:value="-0.005857663">
            <text:p>-0,005857663</text:p>
          </table:table-cell>
          <table:table-cell table:formula="of:=[.F167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12.203473087">
            <text:p>12,203473087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168]-0.008584578" office:value-type="float" office:value="-0.000037568">
            <text:p>-0,000037568</text:p>
          </table:table-cell>
          <table:table-cell table:formula="of:=[.D168]^2" office:value-type="float" office:value="0.000000001411354624">
            <text:p>1,411354624E-009</text:p>
          </table:table-cell>
          <table:table-cell table:formula="of:=[.C168]-0.013183673" office:value-type="float" office:value="-0.003415663">
            <text:p>-0,003415663</text:p>
          </table:table-cell>
          <table:table-cell table:formula="of:=[.F168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11.746517482">
            <text:p>11,746517482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69]-0.008584578" office:value-type="float" office:value="-0.002479568">
            <text:p>-0,002479568</text:p>
          </table:table-cell>
          <table:table-cell table:formula="of:=[.D169]^2" office:value-type="float" office:value="0.000006148257466624">
            <text:p>6,148257466624E-006</text:p>
          </table:table-cell>
          <table:table-cell table:formula="of:=[.C169]-0.013183673" office:value-type="float" office:value="0.005131327">
            <text:p>0,005131327</text:p>
          </table:table-cell>
          <table:table-cell table:formula="of:=[.F169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11.224893306">
            <text:p>11,224893306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  <table:table-cell table:formula="of:=[.B170]-0.008584578" office:value-type="float" office:value="0.002404422">
            <text:p>0,002404422</text:p>
          </table:table-cell>
          <table:table-cell table:formula="of:=[.D170]^2" office:value-type="float" office:value="0.00000578124515408399">
            <text:p>5,78124515408399E-006</text:p>
          </table:table-cell>
          <table:table-cell table:formula="of:=[.C170]-0.013183673" office:value-type="float" office:value="-0.004636663">
            <text:p>-0,004636663</text:p>
          </table:table-cell>
          <table:table-cell table:formula="of:=[.F170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10.963546767">
            <text:p>10,96354676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71]-0.008584578" office:value-type="float" office:value="-0.002479568">
            <text:p>-0,002479568</text:p>
          </table:table-cell>
          <table:table-cell table:formula="of:=[.D171]^2" office:value-type="float" office:value="0.000006148257466624">
            <text:p>6,148257466624E-006</text:p>
          </table:table-cell>
          <table:table-cell table:formula="of:=[.C171]-0.013183673" office:value-type="float" office:value="-0.002194673">
            <text:p>-0,002194673</text:p>
          </table:table-cell>
          <table:table-cell table:formula="of:=[.F171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10.44138814">
            <text:p>10,44138814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72]-0.008584578" office:value-type="float" office:value="-0.002479568">
            <text:p>-0,002479568</text:p>
          </table:table-cell>
          <table:table-cell table:formula="of:=[.D172]^2" office:value-type="float" office:value="0.000006148257466624">
            <text:p>6,148257466624E-006</text:p>
          </table:table-cell>
          <table:table-cell table:formula="of:=[.C172]-0.013183673" office:value-type="float" office:value="0.003910327">
            <text:p>0,003910327</text:p>
          </table:table-cell>
          <table:table-cell table:formula="of:=[.F172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10.180576052">
            <text:p>10,180576052</text:p>
          </table:table-cell>
          <table:table-cell office:value-type="float" office:value="0.00610501">
            <text:p>0,00610501</text:p>
          </table:table-cell>
          <table:table-cell office:value-type="float" office:value="0.02442">
            <text:p>0,02442</text:p>
          </table:table-cell>
          <table:table-cell table:formula="of:=[.B173]-0.008584578" office:value-type="float" office:value="-0.002479568">
            <text:p>-0,002479568</text:p>
          </table:table-cell>
          <table:table-cell table:formula="of:=[.D173]^2" office:value-type="float" office:value="0.000006148257466624">
            <text:p>6,148257466624E-006</text:p>
          </table:table-cell>
          <table:table-cell table:formula="of:=[.C173]-0.013183673" office:value-type="float" office:value="0.011236327">
            <text:p>0,011236327</text:p>
          </table:table-cell>
          <table:table-cell table:formula="of:=[.F173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9.658417425">
            <text:p>9,658417425</text:p>
          </table:table-cell>
          <table:table-cell office:value-type="float" office:value="0.015873">
            <text:p>0,015873</text:p>
          </table:table-cell>
          <table:table-cell office:value-type="float" office:value="0.00732601">
            <text:p>0,00732601</text:p>
          </table:table-cell>
          <table:table-cell table:formula="of:=[.B174]-0.008584578" office:value-type="float" office:value="0.007288422">
            <text:p>0,007288422</text:p>
          </table:table-cell>
          <table:table-cell table:formula="of:=[.D174]^2" office:value-type="float" office:value="0.000053121095250084">
            <text:p>5,3121095250084E-005</text:p>
          </table:table-cell>
          <table:table-cell table:formula="of:=[.C174]-0.013183673" office:value-type="float" office:value="-0.005857663">
            <text:p>-0,005857663</text:p>
          </table:table-cell>
          <table:table-cell table:formula="of:=[.F174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9.136258798">
            <text:p>9,136258798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175]-0.008584578" office:value-type="float" office:value="-0.002479568">
            <text:p>-0,002479568</text:p>
          </table:table-cell>
          <table:table-cell table:formula="of:=[.D175]^2" office:value-type="float" office:value="0.000006148257466624">
            <text:p>6,148257466624E-006</text:p>
          </table:table-cell>
          <table:table-cell table:formula="of:=[.C175]-0.013183673" office:value-type="float" office:value="0.007573327">
            <text:p>0,007573327</text:p>
          </table:table-cell>
          <table:table-cell table:formula="of:=[.F175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8.87544671">
            <text:p>8,8754467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76]-0.008584578" office:value-type="float" office:value="-0.002479568">
            <text:p>-0,002479568</text:p>
          </table:table-cell>
          <table:table-cell table:formula="of:=[.D176]^2" office:value-type="float" office:value="0.000006148257466624">
            <text:p>6,148257466624E-006</text:p>
          </table:table-cell>
          <table:table-cell table:formula="of:=[.C176]-0.013183673" office:value-type="float" office:value="-0.002194673">
            <text:p>-0,002194673</text:p>
          </table:table-cell>
          <table:table-cell table:formula="of:=[.F176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8.288085061">
            <text:p>8,288085061</text:p>
          </table:table-cell>
          <table:table-cell office:value-type="float" office:value="0.021978">
            <text:p>0,021978</text:p>
          </table:table-cell>
          <table:table-cell office:value-type="float" office:value="0.00976801">
            <text:p>0,00976801</text:p>
          </table:table-cell>
          <table:table-cell table:formula="of:=[.B177]-0.008584578" office:value-type="float" office:value="0.013393422">
            <text:p>0,013393422</text:p>
          </table:table-cell>
          <table:table-cell table:formula="of:=[.D177]^2" office:value-type="float" office:value="0.000179383752870084">
            <text:p>0,0001793838</text:p>
          </table:table-cell>
          <table:table-cell table:formula="of:=[.C177]-0.013183673" office:value-type="float" office:value="-0.003415663">
            <text:p>-0,003415663</text:p>
          </table:table-cell>
          <table:table-cell table:formula="of:=[.F177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8.027272973">
            <text:p>8,027272973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178]-0.008584578" office:value-type="float" office:value="-0.001258568">
            <text:p>-0,001258568</text:p>
          </table:table-cell>
          <table:table-cell table:formula="of:=[.D178]^2" office:value-type="float" office:value="0.000001583993410624">
            <text:p>0,000001584</text:p>
          </table:table-cell>
          <table:table-cell table:formula="of:=[.C178]-0.013183673" office:value-type="float" office:value="0.003910327">
            <text:p>0,003910327</text:p>
          </table:table-cell>
          <table:table-cell table:formula="of:=[.F178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7.505114346">
            <text:p>7,505114346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179]-0.008584578" office:value-type="float" office:value="-0.003700568">
            <text:p>-0,003700568</text:p>
          </table:table-cell>
          <table:table-cell table:formula="of:=[.D179]^2" office:value-type="float" office:value="0.000013694203522624">
            <text:p>1,3694203522624E-005</text:p>
          </table:table-cell>
          <table:table-cell table:formula="of:=[.C179]-0.013183673" office:value-type="float" office:value="0.003910327">
            <text:p>0,003910327</text:p>
          </table:table-cell>
          <table:table-cell table:formula="of:=[.F179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7.244302258">
            <text:p>7,244302258</text:p>
          </table:table-cell>
          <table:table-cell office:value-type="float" office:value="0.015873">
            <text:p>0,015873</text:p>
          </table:table-cell>
          <table:table-cell office:value-type="float" office:value="0.00854701">
            <text:p>0,00854701</text:p>
          </table:table-cell>
          <table:table-cell table:formula="of:=[.B180]-0.008584578" office:value-type="float" office:value="0.007288422">
            <text:p>0,007288422</text:p>
          </table:table-cell>
          <table:table-cell table:formula="of:=[.D180]^2" office:value-type="float" office:value="0.000053121095250084">
            <text:p>5,3121095250084E-005</text:p>
          </table:table-cell>
          <table:table-cell table:formula="of:=[.C180]-0.013183673" office:value-type="float" office:value="-0.004636663">
            <text:p>-0,004636663</text:p>
          </table:table-cell>
          <table:table-cell table:formula="of:=[.F180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6.656940609">
            <text:p>6,656940609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181]-0.008584578" office:value-type="float" office:value="-0.001258568">
            <text:p>-0,001258568</text:p>
          </table:table-cell>
          <table:table-cell table:formula="of:=[.D181]^2" office:value-type="float" office:value="0.000001583993410624">
            <text:p>0,000001584</text:p>
          </table:table-cell>
          <table:table-cell table:formula="of:=[.C181]-0.013183673" office:value-type="float" office:value="0.000247326999999999">
            <text:p>0,000247327</text:p>
          </table:table-cell>
          <table:table-cell table:formula="of:=[.F181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6.134781982">
            <text:p>6,134781982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182]-0.008584578" office:value-type="float" office:value="-0.002479568">
            <text:p>-0,002479568</text:p>
          </table:table-cell>
          <table:table-cell table:formula="of:=[.D182]^2" office:value-type="float" office:value="0.000006148257466624">
            <text:p>6,148257466624E-006</text:p>
          </table:table-cell>
          <table:table-cell table:formula="of:=[.C182]-0.013183673" office:value-type="float" office:value="0.007573327">
            <text:p>0,007573327</text:p>
          </table:table-cell>
          <table:table-cell table:formula="of:=[.F182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5.873435443">
            <text:p>5,873435443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183]-0.008584578" office:value-type="float" office:value="-0.002479568">
            <text:p>-0,002479568</text:p>
          </table:table-cell>
          <table:table-cell table:formula="of:=[.D183]^2" office:value-type="float" office:value="0.000006148257466624">
            <text:p>6,148257466624E-006</text:p>
          </table:table-cell>
          <table:table-cell table:formula="of:=[.C183]-0.013183673" office:value-type="float" office:value="-0.003415663">
            <text:p>-0,003415663</text:p>
          </table:table-cell>
          <table:table-cell table:formula="of:=[.F183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5.351811267">
            <text:p>5,351811267</text:p>
          </table:table-cell>
          <table:table-cell office:value-type="float" office:value="0.00976801">
            <text:p>0,00976801</text:p>
          </table:table-cell>
          <table:table-cell office:value-type="float" office:value="0.010989">
            <text:p>0,010989</text:p>
          </table:table-cell>
          <table:table-cell table:formula="of:=[.B184]-0.008584578" office:value-type="float" office:value="0.001183432">
            <text:p>0,001183432</text:p>
          </table:table-cell>
          <table:table-cell table:formula="of:=[.D184]^2" office:value-type="float" office:value="0.000001400511298624">
            <text:p>1,400511298624E-006</text:p>
          </table:table-cell>
          <table:table-cell table:formula="of:=[.C184]-0.013183673" office:value-type="float" office:value="-0.002194673">
            <text:p>-0,002194673</text:p>
          </table:table-cell>
          <table:table-cell table:formula="of:=[.F184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5.090464728">
            <text:p>5,090464728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185]-0.008584578" office:value-type="float" office:value="-0.002479568">
            <text:p>-0,002479568</text:p>
          </table:table-cell>
          <table:table-cell table:formula="of:=[.D185]^2" office:value-type="float" office:value="0.000006148257466624">
            <text:p>6,148257466624E-006</text:p>
          </table:table-cell>
          <table:table-cell table:formula="of:=[.C185]-0.013183673" office:value-type="float" office:value="0.003910327">
            <text:p>0,003910327</text:p>
          </table:table-cell>
          <table:table-cell table:formula="of:=[.F185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4.568306101">
            <text:p>4,56830610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86]-0.008584578" office:value-type="float" office:value="-0.002479568">
            <text:p>-0,002479568</text:p>
          </table:table-cell>
          <table:table-cell table:formula="of:=[.D186]^2" office:value-type="float" office:value="0.000006148257466624">
            <text:p>6,148257466624E-006</text:p>
          </table:table-cell>
          <table:table-cell table:formula="of:=[.C186]-0.013183673" office:value-type="float" office:value="-0.002194673">
            <text:p>-0,002194673</text:p>
          </table:table-cell>
          <table:table-cell table:formula="of:=[.F186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4.177087969">
            <text:p>4,177087969</text:p>
          </table:table-cell>
          <table:table-cell office:value-type="float" office:value="0.010989">
            <text:p>0,010989</text:p>
          </table:table-cell>
          <table:table-cell office:value-type="float" office:value="0.014652">
            <text:p>0,014652</text:p>
          </table:table-cell>
          <table:table-cell table:formula="of:=[.B187]-0.008584578" office:value-type="float" office:value="0.002404422">
            <text:p>0,002404422</text:p>
          </table:table-cell>
          <table:table-cell table:formula="of:=[.D187]^2" office:value-type="float" office:value="0.00000578124515408399">
            <text:p>5,78124515408399E-006</text:p>
          </table:table-cell>
          <table:table-cell table:formula="of:=[.C187]-0.013183673" office:value-type="float" office:value="0.001468327">
            <text:p>0,001468327</text:p>
          </table:table-cell>
          <table:table-cell table:formula="of:=[.F187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3.785335386">
            <text:p>3,785335386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88]-0.008584578" office:value-type="float" office:value="-0.002479568">
            <text:p>-0,002479568</text:p>
          </table:table-cell>
          <table:table-cell table:formula="of:=[.D188]^2" office:value-type="float" office:value="0.000006148257466624">
            <text:p>6,148257466624E-006</text:p>
          </table:table-cell>
          <table:table-cell table:formula="of:=[.C188]-0.013183673" office:value-type="float" office:value="0.000247326999999999">
            <text:p>0,000247327</text:p>
          </table:table-cell>
          <table:table-cell table:formula="of:=[.F188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3.197973737">
            <text:p>3,197973737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189]-0.008584578" office:value-type="float" office:value="-0.002479568">
            <text:p>-0,002479568</text:p>
          </table:table-cell>
          <table:table-cell table:formula="of:=[.D189]^2" office:value-type="float" office:value="0.000006148257466624">
            <text:p>6,148257466624E-006</text:p>
          </table:table-cell>
          <table:table-cell table:formula="of:=[.C189]-0.013183673" office:value-type="float" office:value="0.006352327">
            <text:p>0,006352327</text:p>
          </table:table-cell>
          <table:table-cell table:formula="of:=[.F189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3.002364671">
            <text:p>3,002364671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190]-0.008584578" office:value-type="float" office:value="-0.000037568">
            <text:p>-0,000037568</text:p>
          </table:table-cell>
          <table:table-cell table:formula="of:=[.D190]^2" office:value-type="float" office:value="0.000000001411354624">
            <text:p>1,411354624E-009</text:p>
          </table:table-cell>
          <table:table-cell table:formula="of:=[.C190]-0.013183673" office:value-type="float" office:value="-0.003415663">
            <text:p>-0,003415663</text:p>
          </table:table-cell>
          <table:table-cell table:formula="of:=[.F190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2.415003022">
            <text:p>2,415003022</text:p>
          </table:table-cell>
          <table:table-cell table:number-columns-repeated="2" office:value-type="float" office:value="0.00732601">
            <text:p>0,00732601</text:p>
          </table:table-cell>
          <table:table-cell table:formula="of:=[.B191]-0.008584578" office:value-type="float" office:value="-0.001258568">
            <text:p>-0,001258568</text:p>
          </table:table-cell>
          <table:table-cell table:formula="of:=[.D191]^2" office:value-type="float" office:value="0.000001583993410624">
            <text:p>0,000001584</text:p>
          </table:table-cell>
          <table:table-cell table:formula="of:=[.C191]-0.013183673" office:value-type="float" office:value="-0.005857663">
            <text:p>-0,005857663</text:p>
          </table:table-cell>
          <table:table-cell table:formula="of:=[.F191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2.154190934">
            <text:p>2,154190934</text:p>
          </table:table-cell>
          <table:table-cell office:value-type="float" office:value="0.01221">
            <text:p>0,01221</text:p>
          </table:table-cell>
          <table:table-cell office:value-type="float" office:value="0.014652">
            <text:p>0,014652</text:p>
          </table:table-cell>
          <table:table-cell table:formula="of:=[.B192]-0.008584578" office:value-type="float" office:value="0.003625422">
            <text:p>0,003625422</text:p>
          </table:table-cell>
          <table:table-cell table:formula="of:=[.D192]^2" office:value-type="float" office:value="0.000013143684678084">
            <text:p>1,3143684678084E-005</text:p>
          </table:table-cell>
          <table:table-cell table:formula="of:=[.C192]-0.013183673" office:value-type="float" office:value="0.001468327">
            <text:p>0,001468327</text:p>
          </table:table-cell>
          <table:table-cell table:formula="of:=[.F192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1.632032307">
            <text:p>1,632032307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193]-0.008584578" office:value-type="float" office:value="-0.002479568">
            <text:p>-0,002479568</text:p>
          </table:table-cell>
          <table:table-cell table:formula="of:=[.D193]^2" office:value-type="float" office:value="0.000006148257466624">
            <text:p>6,148257466624E-006</text:p>
          </table:table-cell>
          <table:table-cell table:formula="of:=[.C193]-0.013183673" office:value-type="float" office:value="0.000247326999999999">
            <text:p>0,000247327</text:p>
          </table:table-cell>
          <table:table-cell table:formula="of:=[.F193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1.370685768">
            <text:p>1,370685768</text:p>
          </table:table-cell>
          <table:table-cell office:value-type="float" office:value="0.023199">
            <text:p>0,023199</text:p>
          </table:table-cell>
          <table:table-cell office:value-type="float" office:value="0.014652">
            <text:p>0,014652</text:p>
          </table:table-cell>
          <table:table-cell table:formula="of:=[.B194]-0.008584578" office:value-type="float" office:value="0.014614422">
            <text:p>0,014614422</text:p>
          </table:table-cell>
          <table:table-cell table:formula="of:=[.D194]^2" office:value-type="float" office:value="0.000213581330394084">
            <text:p>0,0002135813</text:p>
          </table:table-cell>
          <table:table-cell table:formula="of:=[.C194]-0.013183673" office:value-type="float" office:value="0.001468327">
            <text:p>0,001468327</text:p>
          </table:table-cell>
          <table:table-cell table:formula="of:=[.F194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0.849061592">
            <text:p>0,84906159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195]-0.008584578" office:value-type="float" office:value="-0.002479568">
            <text:p>-0,002479568</text:p>
          </table:table-cell>
          <table:table-cell table:formula="of:=[.D195]^2" office:value-type="float" office:value="0.000006148257466624">
            <text:p>6,148257466624E-006</text:p>
          </table:table-cell>
          <table:table-cell table:formula="of:=[.C195]-0.013183673" office:value-type="float" office:value="-0.002194673">
            <text:p>-0,002194673</text:p>
          </table:table-cell>
          <table:table-cell table:formula="of:=[.F195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0.261699943">
            <text:p>0,261699943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196]-0.008584578" office:value-type="float" office:value="-0.002479568">
            <text:p>-0,002479568</text:p>
          </table:table-cell>
          <table:table-cell table:formula="of:=[.D196]^2" office:value-type="float" office:value="0.000006148257466624">
            <text:p>6,148257466624E-006</text:p>
          </table:table-cell>
          <table:table-cell table:formula="of:=[.C196]-0.013183673" office:value-type="float" office:value="0.005131327">
            <text:p>0,005131327</text:p>
          </table:table-cell>
          <table:table-cell table:formula="of:=[.F196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0.000353403999995">
            <text:p>0,000353404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197]-0.008584578" office:value-type="float" office:value="-0.002479568">
            <text:p>-0,002479568</text:p>
          </table:table-cell>
          <table:table-cell table:formula="of:=[.D197]^2" office:value-type="float" office:value="0.000006148257466624">
            <text:p>6,148257466624E-006</text:p>
          </table:table-cell>
          <table:table-cell table:formula="of:=[.C197]-0.013183673" office:value-type="float" office:value="0.001468327">
            <text:p>0,001468327</text:p>
          </table:table-cell>
          <table:table-cell table:formula="of:=[.F197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0.521270772">
            <text:p>-0,521270772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  <table:table-cell table:formula="of:=[.B198]-0.008584578" office:value-type="float" office:value="0.004846422">
            <text:p>0,004846422</text:p>
          </table:table-cell>
          <table:table-cell table:formula="of:=[.D198]^2" office:value-type="float" office:value="0.000023487806202084">
            <text:p>2,3487806202084E-005</text:p>
          </table:table-cell>
          <table:table-cell table:formula="of:=[.C198]-0.013183673" office:value-type="float" office:value="-0.005857663">
            <text:p>-0,005857663</text:p>
          </table:table-cell>
          <table:table-cell table:formula="of:=[.F198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0.782617311">
            <text:p>-0,782617311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199]-0.008584578" office:value-type="float" office:value="-0.003700568">
            <text:p>-0,003700568</text:p>
          </table:table-cell>
          <table:table-cell table:formula="of:=[.D199]^2" office:value-type="float" office:value="0.000013694203522624">
            <text:p>1,3694203522624E-005</text:p>
          </table:table-cell>
          <table:table-cell table:formula="of:=[.C199]-0.013183673" office:value-type="float" office:value="0.003910327">
            <text:p>0,003910327</text:p>
          </table:table-cell>
          <table:table-cell table:formula="of:=[.F199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1.304775938">
            <text:p>-1,304775938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00]-0.008584578" office:value-type="float" office:value="-0.002479568">
            <text:p>-0,002479568</text:p>
          </table:table-cell>
          <table:table-cell table:formula="of:=[.D200]^2" office:value-type="float" office:value="0.000006148257466624">
            <text:p>6,148257466624E-006</text:p>
          </table:table-cell>
          <table:table-cell table:formula="of:=[.C200]-0.013183673" office:value-type="float" office:value="0.003910327">
            <text:p>0,003910327</text:p>
          </table:table-cell>
          <table:table-cell table:formula="of:=[.F200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1.826400114">
            <text:p>-1,826400114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01]-0.008584578" office:value-type="float" office:value="-0.002479568">
            <text:p>-0,002479568</text:p>
          </table:table-cell>
          <table:table-cell table:formula="of:=[.D201]^2" office:value-type="float" office:value="0.000006148257466624">
            <text:p>6,148257466624E-006</text:p>
          </table:table-cell>
          <table:table-cell table:formula="of:=[.C201]-0.013183673" office:value-type="float" office:value="-0.004636663">
            <text:p>-0,004636663</text:p>
          </table:table-cell>
          <table:table-cell table:formula="of:=[.F201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2.087746653">
            <text:p>-2,087746653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02]-0.008584578" office:value-type="float" office:value="-0.002479568">
            <text:p>-0,002479568</text:p>
          </table:table-cell>
          <table:table-cell table:formula="of:=[.D202]^2" office:value-type="float" office:value="0.000006148257466624">
            <text:p>6,148257466624E-006</text:p>
          </table:table-cell>
          <table:table-cell table:formula="of:=[.C202]-0.013183673" office:value-type="float" office:value="-0.005857663">
            <text:p>-0,005857663</text:p>
          </table:table-cell>
          <table:table-cell table:formula="of:=[.F202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2.675108302">
            <text:p>-2,675108302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  <table:table-cell table:formula="of:=[.B203]-0.008584578" office:value-type="float" office:value="-0.003700568">
            <text:p>-0,003700568</text:p>
          </table:table-cell>
          <table:table-cell table:formula="of:=[.D203]^2" office:value-type="float" office:value="0.000013694203522624">
            <text:p>1,3694203522624E-005</text:p>
          </table:table-cell>
          <table:table-cell table:formula="of:=[.C203]-0.013183673" office:value-type="float" office:value="0.005131327">
            <text:p>0,005131327</text:p>
          </table:table-cell>
          <table:table-cell table:formula="of:=[.F203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-2.870717368">
            <text:p>-2,870717368</text:p>
          </table:table-cell>
          <table:table-cell office:value-type="float" office:value="0.026862">
            <text:p>0,026862</text:p>
          </table:table-cell>
          <table:table-cell office:value-type="float" office:value="0.00976801">
            <text:p>0,00976801</text:p>
          </table:table-cell>
          <table:table-cell table:formula="of:=[.B204]-0.008584578" office:value-type="float" office:value="0.018277422">
            <text:p>0,018277422</text:p>
          </table:table-cell>
          <table:table-cell table:formula="of:=[.D204]^2" office:value-type="float" office:value="0.000334064154966084">
            <text:p>0,0003340642</text:p>
          </table:table-cell>
          <table:table-cell table:formula="of:=[.C204]-0.013183673" office:value-type="float" office:value="-0.003415663">
            <text:p>-0,003415663</text:p>
          </table:table-cell>
          <table:table-cell table:formula="of:=[.F204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3.458079017">
            <text:p>-3,45807901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05]-0.008584578" office:value-type="float" office:value="-0.002479568">
            <text:p>-0,002479568</text:p>
          </table:table-cell>
          <table:table-cell table:formula="of:=[.D205]^2" office:value-type="float" office:value="0.000006148257466624">
            <text:p>6,148257466624E-006</text:p>
          </table:table-cell>
          <table:table-cell table:formula="of:=[.C205]-0.013183673" office:value-type="float" office:value="-0.004636663">
            <text:p>-0,004636663</text:p>
          </table:table-cell>
          <table:table-cell table:formula="of:=[.F205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3.718891105">
            <text:p>-3,718891105</text:p>
          </table:table-cell>
          <table:table-cell office:value-type="float" office:value="0.00732601">
            <text:p>0,00732601</text:p>
          </table:table-cell>
          <table:table-cell office:value-type="float" office:value="0.021978">
            <text:p>0,021978</text:p>
          </table:table-cell>
          <table:table-cell table:formula="of:=[.B206]-0.008584578" office:value-type="float" office:value="-0.001258568">
            <text:p>-0,001258568</text:p>
          </table:table-cell>
          <table:table-cell table:formula="of:=[.D206]^2" office:value-type="float" office:value="0.000001583993410624">
            <text:p>0,000001584</text:p>
          </table:table-cell>
          <table:table-cell table:formula="of:=[.C206]-0.013183673" office:value-type="float" office:value="0.008794327">
            <text:p>0,008794327</text:p>
          </table:table-cell>
          <table:table-cell table:formula="of:=[.F206]^2" office:value-type="float" office:value="0.0000773401873829289">
            <text:p>7,73401873829289E-005</text:p>
          </table:table-cell>
        </table:table-row>
        <table:table-row table:style-name="ro1">
          <table:table-cell office:value-type="float" office:value="-4.241049732">
            <text:p>-4,241049732</text:p>
          </table:table-cell>
          <table:table-cell office:value-type="float" office:value="0.00732601">
            <text:p>0,00732601</text:p>
          </table:table-cell>
          <table:table-cell office:value-type="float" office:value="0.02442">
            <text:p>0,02442</text:p>
          </table:table-cell>
          <table:table-cell table:formula="of:=[.B207]-0.008584578" office:value-type="float" office:value="-0.001258568">
            <text:p>-0,001258568</text:p>
          </table:table-cell>
          <table:table-cell table:formula="of:=[.D207]^2" office:value-type="float" office:value="0.000001583993410624">
            <text:p>0,000001584</text:p>
          </table:table-cell>
          <table:table-cell table:formula="of:=[.C207]-0.013183673" office:value-type="float" office:value="0.011236327">
            <text:p>0,011236327</text:p>
          </table:table-cell>
          <table:table-cell table:formula="of:=[.F207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-4.763208359">
            <text:p>-4,763208359</text:p>
          </table:table-cell>
          <table:table-cell office:value-type="float" office:value="0.01221">
            <text:p>0,01221</text:p>
          </table:table-cell>
          <table:table-cell office:value-type="float" office:value="0.00854701">
            <text:p>0,00854701</text:p>
          </table:table-cell>
          <table:table-cell table:formula="of:=[.B208]-0.008584578" office:value-type="float" office:value="0.003625422">
            <text:p>0,003625422</text:p>
          </table:table-cell>
          <table:table-cell table:formula="of:=[.D208]^2" office:value-type="float" office:value="0.000013143684678084">
            <text:p>1,3143684678084E-005</text:p>
          </table:table-cell>
          <table:table-cell table:formula="of:=[.C208]-0.013183673" office:value-type="float" office:value="-0.004636663">
            <text:p>-0,004636663</text:p>
          </table:table-cell>
          <table:table-cell table:formula="of:=[.F208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5.089223469">
            <text:p>-5,089223469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09]-0.008584578" office:value-type="float" office:value="-0.002479568">
            <text:p>-0,002479568</text:p>
          </table:table-cell>
          <table:table-cell table:formula="of:=[.D209]^2" office:value-type="float" office:value="0.000006148257466624">
            <text:p>6,148257466624E-006</text:p>
          </table:table-cell>
          <table:table-cell table:formula="of:=[.C209]-0.013183673" office:value-type="float" office:value="0.003910327">
            <text:p>0,003910327</text:p>
          </table:table-cell>
          <table:table-cell table:formula="of:=[.F209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5.546179074">
            <text:p>-5,546179074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10]-0.008584578" office:value-type="float" office:value="-0.002479568">
            <text:p>-0,002479568</text:p>
          </table:table-cell>
          <table:table-cell table:formula="of:=[.D210]^2" office:value-type="float" office:value="0.000006148257466624">
            <text:p>6,148257466624E-006</text:p>
          </table:table-cell>
          <table:table-cell table:formula="of:=[.C210]-0.013183673" office:value-type="float" office:value="-0.002194673">
            <text:p>-0,002194673</text:p>
          </table:table-cell>
          <table:table-cell table:formula="of:=[.F210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5.872728635">
            <text:p>-5,872728635</text:p>
          </table:table-cell>
          <table:table-cell office:value-type="float" office:value="0.010989">
            <text:p>0,010989</text:p>
          </table:table-cell>
          <table:table-cell office:value-type="float" office:value="0.00732601">
            <text:p>0,00732601</text:p>
          </table:table-cell>
          <table:table-cell table:formula="of:=[.B211]-0.008584578" office:value-type="float" office:value="0.002404422">
            <text:p>0,002404422</text:p>
          </table:table-cell>
          <table:table-cell table:formula="of:=[.D211]^2" office:value-type="float" office:value="0.00000578124515408399">
            <text:p>5,78124515408399E-006</text:p>
          </table:table-cell>
          <table:table-cell table:formula="of:=[.C211]-0.013183673" office:value-type="float" office:value="-0.005857663">
            <text:p>-0,005857663</text:p>
          </table:table-cell>
          <table:table-cell table:formula="of:=[.F211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6.394352811">
            <text:p>-6,394352811</text:p>
          </table:table-cell>
          <table:table-cell office:value-type="float" office:value="0.010989">
            <text:p>0,010989</text:p>
          </table:table-cell>
          <table:table-cell office:value-type="float" office:value="0.01221">
            <text:p>0,01221</text:p>
          </table:table-cell>
          <table:table-cell table:formula="of:=[.B212]-0.008584578" office:value-type="float" office:value="0.002404422">
            <text:p>0,002404422</text:p>
          </table:table-cell>
          <table:table-cell table:formula="of:=[.D212]^2" office:value-type="float" office:value="0.00000578124515408399">
            <text:p>5,78124515408399E-006</text:p>
          </table:table-cell>
          <table:table-cell table:formula="of:=[.C212]-0.013183673" office:value-type="float" office:value="-0.000973673000000001">
            <text:p>-0,000973673</text:p>
          </table:table-cell>
          <table:table-cell table:formula="of:=[.F212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6.65569935">
            <text:p>-6,65569935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13]-0.008584578" office:value-type="float" office:value="-0.002479568">
            <text:p>-0,002479568</text:p>
          </table:table-cell>
          <table:table-cell table:formula="of:=[.D213]^2" office:value-type="float" office:value="0.000006148257466624">
            <text:p>6,148257466624E-006</text:p>
          </table:table-cell>
          <table:table-cell table:formula="of:=[.C213]-0.013183673" office:value-type="float" office:value="0.003910327">
            <text:p>0,003910327</text:p>
          </table:table-cell>
          <table:table-cell table:formula="of:=[.F213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7.177857977">
            <text:p>-7,177857977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14]-0.008584578" office:value-type="float" office:value="-0.002479568">
            <text:p>-0,002479568</text:p>
          </table:table-cell>
          <table:table-cell table:formula="of:=[.D214]^2" office:value-type="float" office:value="0.000006148257466624">
            <text:p>6,148257466624E-006</text:p>
          </table:table-cell>
          <table:table-cell table:formula="of:=[.C214]-0.013183673" office:value-type="float" office:value="-0.002194673">
            <text:p>-0,002194673</text:p>
          </table:table-cell>
          <table:table-cell table:formula="of:=[.F214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7.438670065">
            <text:p>-7,438670065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215]-0.008584578" office:value-type="float" office:value="-0.001258568">
            <text:p>-0,001258568</text:p>
          </table:table-cell>
          <table:table-cell table:formula="of:=[.D215]^2" office:value-type="float" office:value="0.000001583993410624">
            <text:p>0,000001584</text:p>
          </table:table-cell>
          <table:table-cell table:formula="of:=[.C215]-0.013183673" office:value-type="float" office:value="0.000247326999999999">
            <text:p>0,000247327</text:p>
          </table:table-cell>
          <table:table-cell table:formula="of:=[.F215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8.026031714">
            <text:p>-8,026031714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216]-0.008584578" office:value-type="float" office:value="-0.002479568">
            <text:p>-0,002479568</text:p>
          </table:table-cell>
          <table:table-cell table:formula="of:=[.D216]^2" office:value-type="float" office:value="0.000006148257466624">
            <text:p>6,148257466624E-006</text:p>
          </table:table-cell>
          <table:table-cell table:formula="of:=[.C216]-0.013183673" office:value-type="float" office:value="0.001468327">
            <text:p>0,001468327</text:p>
          </table:table-cell>
          <table:table-cell table:formula="of:=[.F216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8.548190341">
            <text:p>-8,548190341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217]-0.008584578" office:value-type="float" office:value="-0.001258568">
            <text:p>-0,001258568</text:p>
          </table:table-cell>
          <table:table-cell table:formula="of:=[.D217]^2" office:value-type="float" office:value="0.000001583993410624">
            <text:p>0,000001584</text:p>
          </table:table-cell>
          <table:table-cell table:formula="of:=[.C217]-0.013183673" office:value-type="float" office:value="-0.000973673000000001">
            <text:p>-0,000973673</text:p>
          </table:table-cell>
          <table:table-cell table:formula="of:=[.F217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8.743799407">
            <text:p>-8,743799407</text:p>
          </table:table-cell>
          <table:table-cell table:number-columns-repeated="2" office:value-type="float" office:value="0.00732601">
            <text:p>0,00732601</text:p>
          </table:table-cell>
          <table:table-cell table:formula="of:=[.B218]-0.008584578" office:value-type="float" office:value="-0.001258568">
            <text:p>-0,001258568</text:p>
          </table:table-cell>
          <table:table-cell table:formula="of:=[.D218]^2" office:value-type="float" office:value="0.000001583993410624">
            <text:p>0,000001584</text:p>
          </table:table-cell>
          <table:table-cell table:formula="of:=[.C218]-0.013183673" office:value-type="float" office:value="-0.005857663">
            <text:p>-0,005857663</text:p>
          </table:table-cell>
          <table:table-cell table:formula="of:=[.F218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9.331161056">
            <text:p>-9,331161056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219]-0.008584578" office:value-type="float" office:value="-0.001258568">
            <text:p>-0,001258568</text:p>
          </table:table-cell>
          <table:table-cell table:formula="of:=[.D219]^2" office:value-type="float" office:value="0.000001583993410624">
            <text:p>0,000001584</text:p>
          </table:table-cell>
          <table:table-cell table:formula="of:=[.C219]-0.013183673" office:value-type="float" office:value="0.003910327">
            <text:p>0,003910327</text:p>
          </table:table-cell>
          <table:table-cell table:formula="of:=[.F219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9.591973144">
            <text:p>-9,59197314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220]-0.008584578" office:value-type="float" office:value="-0.002479568">
            <text:p>-0,002479568</text:p>
          </table:table-cell>
          <table:table-cell table:formula="of:=[.D220]^2" office:value-type="float" office:value="0.000006148257466624">
            <text:p>6,148257466624E-006</text:p>
          </table:table-cell>
          <table:table-cell table:formula="of:=[.C220]-0.013183673" office:value-type="float" office:value="0.000247326999999999">
            <text:p>0,000247327</text:p>
          </table:table-cell>
          <table:table-cell table:formula="of:=[.F220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10.179334793">
            <text:p>-10,179334793</text:p>
          </table:table-cell>
          <table:table-cell office:value-type="float" office:value="0.017094">
            <text:p>0,017094</text:p>
          </table:table-cell>
          <table:table-cell office:value-type="float" office:value="0.010989">
            <text:p>0,010989</text:p>
          </table:table-cell>
          <table:table-cell table:formula="of:=[.B221]-0.008584578" office:value-type="float" office:value="0.008509422">
            <text:p>0,008509422</text:p>
          </table:table-cell>
          <table:table-cell table:formula="of:=[.D221]^2" office:value-type="float" office:value="0.0000724102627740839">
            <text:p>7,24102627740839E-005</text:p>
          </table:table-cell>
          <table:table-cell table:formula="of:=[.C221]-0.013183673" office:value-type="float" office:value="-0.002194673">
            <text:p>-0,002194673</text:p>
          </table:table-cell>
          <table:table-cell table:formula="of:=[.F221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10.636290398">
            <text:p>-10,636290398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22]-0.008584578" office:value-type="float" office:value="-0.002479568">
            <text:p>-0,002479568</text:p>
          </table:table-cell>
          <table:table-cell table:formula="of:=[.D222]^2" office:value-type="float" office:value="0.000006148257466624">
            <text:p>6,148257466624E-006</text:p>
          </table:table-cell>
          <table:table-cell table:formula="of:=[.C222]-0.013183673" office:value-type="float" office:value="-0.005857663">
            <text:p>-0,005857663</text:p>
          </table:table-cell>
          <table:table-cell table:formula="of:=[.F222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10.962305508">
            <text:p>-10,962305508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23]-0.008584578" office:value-type="float" office:value="-0.002479568">
            <text:p>-0,002479568</text:p>
          </table:table-cell>
          <table:table-cell table:formula="of:=[.D223]^2" office:value-type="float" office:value="0.000006148257466624">
            <text:p>6,148257466624E-006</text:p>
          </table:table-cell>
          <table:table-cell table:formula="of:=[.C223]-0.013183673" office:value-type="float" office:value="0.005131327">
            <text:p>0,005131327</text:p>
          </table:table-cell>
          <table:table-cell table:formula="of:=[.F223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-11.484464135">
            <text:p>-11,484464135</text:p>
          </table:table-cell>
          <table:table-cell office:value-type="float" office:value="0.00610501">
            <text:p>0,00610501</text:p>
          </table:table-cell>
          <table:table-cell office:value-type="float" office:value="0.02442">
            <text:p>0,02442</text:p>
          </table:table-cell>
          <table:table-cell table:formula="of:=[.B224]-0.008584578" office:value-type="float" office:value="-0.002479568">
            <text:p>-0,002479568</text:p>
          </table:table-cell>
          <table:table-cell table:formula="of:=[.D224]^2" office:value-type="float" office:value="0.000006148257466624">
            <text:p>6,148257466624E-006</text:p>
          </table:table-cell>
          <table:table-cell table:formula="of:=[.C224]-0.013183673" office:value-type="float" office:value="0.011236327">
            <text:p>0,011236327</text:p>
          </table:table-cell>
          <table:table-cell table:formula="of:=[.F224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-11.745810674">
            <text:p>-11,74581067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25]-0.008584578" office:value-type="float" office:value="-0.002479568">
            <text:p>-0,002479568</text:p>
          </table:table-cell>
          <table:table-cell table:formula="of:=[.D225]^2" office:value-type="float" office:value="0.000006148257466624">
            <text:p>6,148257466624E-006</text:p>
          </table:table-cell>
          <table:table-cell table:formula="of:=[.C225]-0.013183673" office:value-type="float" office:value="-0.005857663">
            <text:p>-0,005857663</text:p>
          </table:table-cell>
          <table:table-cell table:formula="of:=[.F225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12.26743485">
            <text:p>-12,26743485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226]-0.008584578" office:value-type="float" office:value="-0.003700568">
            <text:p>-0,003700568</text:p>
          </table:table-cell>
          <table:table-cell table:formula="of:=[.D226]^2" office:value-type="float" office:value="0.000013694203522624">
            <text:p>1,3694203522624E-005</text:p>
          </table:table-cell>
          <table:table-cell table:formula="of:=[.C226]-0.013183673" office:value-type="float" office:value="-0.002194673">
            <text:p>-0,002194673</text:p>
          </table:table-cell>
          <table:table-cell table:formula="of:=[.F226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12.593984411">
            <text:p>-12,593984411</text:p>
          </table:table-cell>
          <table:table-cell office:value-type="float" office:value="0.00976801">
            <text:p>0,00976801</text:p>
          </table:table-cell>
          <table:table-cell office:value-type="float" office:value="0.013431">
            <text:p>0,013431</text:p>
          </table:table-cell>
          <table:table-cell table:formula="of:=[.B227]-0.008584578" office:value-type="float" office:value="0.001183432">
            <text:p>0,001183432</text:p>
          </table:table-cell>
          <table:table-cell table:formula="of:=[.D227]^2" office:value-type="float" office:value="0.000001400511298624">
            <text:p>1,400511298624E-006</text:p>
          </table:table-cell>
          <table:table-cell table:formula="of:=[.C227]-0.013183673" office:value-type="float" office:value="0.000247326999999999">
            <text:p>0,000247327</text:p>
          </table:table-cell>
          <table:table-cell table:formula="of:=[.F227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13.050940016">
            <text:p>-13,050940016</text:p>
          </table:table-cell>
          <table:table-cell office:value-type="float" office:value="0.014652">
            <text:p>0,014652</text:p>
          </table:table-cell>
          <table:table-cell office:value-type="float" office:value="0.00854701">
            <text:p>0,00854701</text:p>
          </table:table-cell>
          <table:table-cell table:formula="of:=[.B228]-0.008584578" office:value-type="float" office:value="0.006067422">
            <text:p>0,006067422</text:p>
          </table:table-cell>
          <table:table-cell table:formula="of:=[.D228]^2" office:value-type="float" office:value="0.000036813609726084">
            <text:p>3,6813609726084E-005</text:p>
          </table:table-cell>
          <table:table-cell table:formula="of:=[.C228]-0.013183673" office:value-type="float" office:value="-0.004636663">
            <text:p>-0,004636663</text:p>
          </table:table-cell>
          <table:table-cell table:formula="of:=[.F228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13.376955126">
            <text:p>-13,376955126</text:p>
          </table:table-cell>
          <table:table-cell office:value-type="float" office:value="0.017094">
            <text:p>0,017094</text:p>
          </table:table-cell>
          <table:table-cell office:value-type="float" office:value="0.00854701">
            <text:p>0,00854701</text:p>
          </table:table-cell>
          <table:table-cell table:formula="of:=[.B229]-0.008584578" office:value-type="float" office:value="0.008509422">
            <text:p>0,008509422</text:p>
          </table:table-cell>
          <table:table-cell table:formula="of:=[.D229]^2" office:value-type="float" office:value="0.0000724102627740839">
            <text:p>7,24102627740839E-005</text:p>
          </table:table-cell>
          <table:table-cell table:formula="of:=[.C229]-0.013183673" office:value-type="float" office:value="-0.004636663">
            <text:p>-0,004636663</text:p>
          </table:table-cell>
          <table:table-cell table:formula="of:=[.F229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13.899113753">
            <text:p>-13,899113753</text:p>
          </table:table-cell>
          <table:table-cell office:value-type="float" office:value="0.00732601">
            <text:p>0,00732601</text:p>
          </table:table-cell>
          <table:table-cell office:value-type="float" office:value="0.02442">
            <text:p>0,02442</text:p>
          </table:table-cell>
          <table:table-cell table:formula="of:=[.B230]-0.008584578" office:value-type="float" office:value="-0.001258568">
            <text:p>-0,001258568</text:p>
          </table:table-cell>
          <table:table-cell table:formula="of:=[.D230]^2" office:value-type="float" office:value="0.000001583993410624">
            <text:p>0,000001584</text:p>
          </table:table-cell>
          <table:table-cell table:formula="of:=[.C230]-0.013183673" office:value-type="float" office:value="0.011236327">
            <text:p>0,011236327</text:p>
          </table:table-cell>
          <table:table-cell table:formula="of:=[.F230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-14.42127238">
            <text:p>-14,42127238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231]-0.008584578" office:value-type="float" office:value="-0.001258568">
            <text:p>-0,001258568</text:p>
          </table:table-cell>
          <table:table-cell table:formula="of:=[.D231]^2" office:value-type="float" office:value="0.000001583993410624">
            <text:p>0,000001584</text:p>
          </table:table-cell>
          <table:table-cell table:formula="of:=[.C231]-0.013183673" office:value-type="float" office:value="-0.004636663">
            <text:p>-0,004636663</text:p>
          </table:table-cell>
          <table:table-cell table:formula="of:=[.F231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14.682084468">
            <text:p>-14,682084468</text:p>
          </table:table-cell>
          <table:table-cell office:value-type="float" office:value="0.018315">
            <text:p>0,018315</text:p>
          </table:table-cell>
          <table:table-cell office:value-type="float" office:value="0.00854701">
            <text:p>0,00854701</text:p>
          </table:table-cell>
          <table:table-cell table:formula="of:=[.B232]-0.008584578" office:value-type="float" office:value="0.009730422">
            <text:p>0,009730422</text:p>
          </table:table-cell>
          <table:table-cell table:formula="of:=[.D232]^2" office:value-type="float" office:value="0.0000946811122980839">
            <text:p>9,46811122980839E-005</text:p>
          </table:table-cell>
          <table:table-cell table:formula="of:=[.C232]-0.013183673" office:value-type="float" office:value="-0.004636663">
            <text:p>-0,004636663</text:p>
          </table:table-cell>
          <table:table-cell table:formula="of:=[.F232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15.204243095">
            <text:p>-15,204243095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233]-0.008584578" office:value-type="float" office:value="-0.003700568">
            <text:p>-0,003700568</text:p>
          </table:table-cell>
          <table:table-cell table:formula="of:=[.D233]^2" office:value-type="float" office:value="0.000013694203522624">
            <text:p>1,3694203522624E-005</text:p>
          </table:table-cell>
          <table:table-cell table:formula="of:=[.C233]-0.013183673" office:value-type="float" office:value="0.007573327">
            <text:p>0,007573327</text:p>
          </table:table-cell>
          <table:table-cell table:formula="of:=[.F233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-15.465055183">
            <text:p>-15,465055183</text:p>
          </table:table-cell>
          <table:table-cell office:value-type="float" office:value="0.00488401">
            <text:p>0,00488401</text:p>
          </table:table-cell>
          <table:table-cell office:value-type="float" office:value="0.020757">
            <text:p>0,020757</text:p>
          </table:table-cell>
          <table:table-cell table:formula="of:=[.B234]-0.008584578" office:value-type="float" office:value="-0.003700568">
            <text:p>-0,003700568</text:p>
          </table:table-cell>
          <table:table-cell table:formula="of:=[.D234]^2" office:value-type="float" office:value="0.000013694203522624">
            <text:p>1,3694203522624E-005</text:p>
          </table:table-cell>
          <table:table-cell table:formula="of:=[.C234]-0.013183673" office:value-type="float" office:value="0.007573327">
            <text:p>0,007573327</text:p>
          </table:table-cell>
          <table:table-cell table:formula="of:=[.F234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-16.052416832">
            <text:p>-16,052416832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B235]-0.008584578" office:value-type="float" office:value="-0.000037568">
            <text:p>-0,000037568</text:p>
          </table:table-cell>
          <table:table-cell table:formula="of:=[.D235]^2" office:value-type="float" office:value="0.000000001411354624">
            <text:p>1,411354624E-009</text:p>
          </table:table-cell>
          <table:table-cell table:formula="of:=[.C235]-0.013183673" office:value-type="float" office:value="-0.005857663">
            <text:p>-0,005857663</text:p>
          </table:table-cell>
          <table:table-cell table:formula="of:=[.F235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16.313763371">
            <text:p>-16,31376337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36]-0.008584578" office:value-type="float" office:value="-0.002479568">
            <text:p>-0,002479568</text:p>
          </table:table-cell>
          <table:table-cell table:formula="of:=[.D236]^2" office:value-type="float" office:value="0.000006148257466624">
            <text:p>6,148257466624E-006</text:p>
          </table:table-cell>
          <table:table-cell table:formula="of:=[.C236]-0.013183673" office:value-type="float" office:value="-0.005857663">
            <text:p>-0,005857663</text:p>
          </table:table-cell>
          <table:table-cell table:formula="of:=[.F236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16.835387547">
            <text:p>-16,835387547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37]-0.008584578" office:value-type="float" office:value="-0.002479568">
            <text:p>-0,002479568</text:p>
          </table:table-cell>
          <table:table-cell table:formula="of:=[.D237]^2" office:value-type="float" office:value="0.000006148257466624">
            <text:p>6,148257466624E-006</text:p>
          </table:table-cell>
          <table:table-cell table:formula="of:=[.C237]-0.013183673" office:value-type="float" office:value="0.005131327">
            <text:p>0,005131327</text:p>
          </table:table-cell>
          <table:table-cell table:formula="of:=[.F237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-17.357546174">
            <text:p>-17,357546174</text:p>
          </table:table-cell>
          <table:table-cell table:number-columns-repeated="2" office:value-type="float" office:value="0.00976801">
            <text:p>0,00976801</text:p>
          </table:table-cell>
          <table:table-cell table:formula="of:=[.B238]-0.008584578" office:value-type="float" office:value="0.001183432">
            <text:p>0,001183432</text:p>
          </table:table-cell>
          <table:table-cell table:formula="of:=[.D238]^2" office:value-type="float" office:value="0.000001400511298624">
            <text:p>1,400511298624E-006</text:p>
          </table:table-cell>
          <table:table-cell table:formula="of:=[.C238]-0.013183673" office:value-type="float" office:value="-0.003415663">
            <text:p>-0,003415663</text:p>
          </table:table-cell>
          <table:table-cell table:formula="of:=[.F238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17.618892713">
            <text:p>-17,618892713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39]-0.008584578" office:value-type="float" office:value="-0.002479568">
            <text:p>-0,002479568</text:p>
          </table:table-cell>
          <table:table-cell table:formula="of:=[.D239]^2" office:value-type="float" office:value="0.000006148257466624">
            <text:p>6,148257466624E-006</text:p>
          </table:table-cell>
          <table:table-cell table:formula="of:=[.C239]-0.013183673" office:value-type="float" office:value="-0.004636663">
            <text:p>-0,004636663</text:p>
          </table:table-cell>
          <table:table-cell table:formula="of:=[.F239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18.140516889">
            <text:p>-18,140516889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40]-0.008584578" office:value-type="float" office:value="-0.002479568">
            <text:p>-0,002479568</text:p>
          </table:table-cell>
          <table:table-cell table:formula="of:=[.D240]^2" office:value-type="float" office:value="0.000006148257466624">
            <text:p>6,148257466624E-006</text:p>
          </table:table-cell>
          <table:table-cell table:formula="of:=[.C240]-0.013183673" office:value-type="float" office:value="0.003910327">
            <text:p>0,003910327</text:p>
          </table:table-cell>
          <table:table-cell table:formula="of:=[.F240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18.46706645">
            <text:p>-18,46706645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241]-0.008584578" office:value-type="float" office:value="-0.002479568">
            <text:p>-0,002479568</text:p>
          </table:table-cell>
          <table:table-cell table:formula="of:=[.D241]^2" office:value-type="float" office:value="0.000006148257466624">
            <text:p>6,148257466624E-006</text:p>
          </table:table-cell>
          <table:table-cell table:formula="of:=[.C241]-0.013183673" office:value-type="float" office:value="0.001468327">
            <text:p>0,001468327</text:p>
          </table:table-cell>
          <table:table-cell table:formula="of:=[.F241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18.924022055">
            <text:p>-18,924022055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B242]-0.008584578" office:value-type="float" office:value="-0.000037568">
            <text:p>-0,000037568</text:p>
          </table:table-cell>
          <table:table-cell table:formula="of:=[.D242]^2" office:value-type="float" office:value="0.000000001411354624">
            <text:p>1,411354624E-009</text:p>
          </table:table-cell>
          <table:table-cell table:formula="of:=[.C242]-0.013183673" office:value-type="float" office:value="-0.005857663">
            <text:p>-0,005857663</text:p>
          </table:table-cell>
          <table:table-cell table:formula="of:=[.F242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19.250037165">
            <text:p>-19,250037165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43]-0.008584578" office:value-type="float" office:value="-0.002479568">
            <text:p>-0,002479568</text:p>
          </table:table-cell>
          <table:table-cell table:formula="of:=[.D243]^2" office:value-type="float" office:value="0.000006148257466624">
            <text:p>6,148257466624E-006</text:p>
          </table:table-cell>
          <table:table-cell table:formula="of:=[.C243]-0.013183673" office:value-type="float" office:value="-0.004636663">
            <text:p>-0,004636663</text:p>
          </table:table-cell>
          <table:table-cell table:formula="of:=[.F243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19.70699277">
            <text:p>-19,70699277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244]-0.008584578" office:value-type="float" office:value="-0.003700568">
            <text:p>-0,003700568</text:p>
          </table:table-cell>
          <table:table-cell table:formula="of:=[.D244]^2" office:value-type="float" office:value="0.000013694203522624">
            <text:p>1,3694203522624E-005</text:p>
          </table:table-cell>
          <table:table-cell table:formula="of:=[.C244]-0.013183673" office:value-type="float" office:value="0.002689327">
            <text:p>0,002689327</text:p>
          </table:table-cell>
          <table:table-cell table:formula="of:=[.F244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20.294354419">
            <text:p>-20,294354419</text:p>
          </table:table-cell>
          <table:table-cell office:value-type="float" office:value="0.018315">
            <text:p>0,018315</text:p>
          </table:table-cell>
          <table:table-cell office:value-type="float" office:value="0.00976801">
            <text:p>0,00976801</text:p>
          </table:table-cell>
          <table:table-cell table:formula="of:=[.B245]-0.008584578" office:value-type="float" office:value="0.009730422">
            <text:p>0,009730422</text:p>
          </table:table-cell>
          <table:table-cell table:formula="of:=[.D245]^2" office:value-type="float" office:value="0.0000946811122980839">
            <text:p>9,46811122980839E-005</text:p>
          </table:table-cell>
          <table:table-cell table:formula="of:=[.C245]-0.013183673" office:value-type="float" office:value="-0.003415663">
            <text:p>-0,003415663</text:p>
          </table:table-cell>
          <table:table-cell table:formula="of:=[.F245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20.555166507">
            <text:p>-20,555166507</text:p>
          </table:table-cell>
          <table:table-cell table:number-columns-repeated="2" office:value-type="float" office:value="0.00732601">
            <text:p>0,00732601</text:p>
          </table:table-cell>
          <table:table-cell table:formula="of:=[.B246]-0.008584578" office:value-type="float" office:value="-0.001258568">
            <text:p>-0,001258568</text:p>
          </table:table-cell>
          <table:table-cell table:formula="of:=[.D246]^2" office:value-type="float" office:value="0.000001583993410624">
            <text:p>0,000001584</text:p>
          </table:table-cell>
          <table:table-cell table:formula="of:=[.C246]-0.013183673" office:value-type="float" office:value="-0.005857663">
            <text:p>-0,005857663</text:p>
          </table:table-cell>
          <table:table-cell table:formula="of:=[.F246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21.142528156">
            <text:p>-21,142528156</text:p>
          </table:table-cell>
          <table:table-cell office:value-type="float" office:value="0.00610501">
            <text:p>0,00610501</text:p>
          </table:table-cell>
          <table:table-cell office:value-type="float" office:value="0.026862">
            <text:p>0,026862</text:p>
          </table:table-cell>
          <table:table-cell table:formula="of:=[.B247]-0.008584578" office:value-type="float" office:value="-0.002479568">
            <text:p>-0,002479568</text:p>
          </table:table-cell>
          <table:table-cell table:formula="of:=[.D247]^2" office:value-type="float" office:value="0.000006148257466624">
            <text:p>6,148257466624E-006</text:p>
          </table:table-cell>
          <table:table-cell table:formula="of:=[.C247]-0.013183673" office:value-type="float" office:value="0.013678327">
            <text:p>0,013678327</text:p>
          </table:table-cell>
          <table:table-cell table:formula="of:=[.F247]^2" office:value-type="float" office:value="0.000187096629518929">
            <text:p>0,0001870966</text:p>
          </table:table-cell>
        </table:table-row>
        <table:table-row table:style-name="ro1">
          <table:table-cell office:value-type="float" office:value="-21.338137222">
            <text:p>-21,338137222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248]-0.008584578" office:value-type="float" office:value="-0.002479568">
            <text:p>-0,002479568</text:p>
          </table:table-cell>
          <table:table-cell table:formula="of:=[.D248]^2" office:value-type="float" office:value="0.000006148257466624">
            <text:p>6,148257466624E-006</text:p>
          </table:table-cell>
          <table:table-cell table:formula="of:=[.C248]-0.013183673" office:value-type="float" office:value="0.005131327">
            <text:p>0,005131327</text:p>
          </table:table-cell>
          <table:table-cell table:formula="of:=[.F248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-21.925498871">
            <text:p>-21,925498871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  <table:table-cell table:formula="of:=[.B249]-0.008584578" office:value-type="float" office:value="0.001183432">
            <text:p>0,001183432</text:p>
          </table:table-cell>
          <table:table-cell table:formula="of:=[.D249]^2" office:value-type="float" office:value="0.000001400511298624">
            <text:p>1,400511298624E-006</text:p>
          </table:table-cell>
          <table:table-cell table:formula="of:=[.C249]-0.013183673" office:value-type="float" office:value="-0.005857663">
            <text:p>-0,005857663</text:p>
          </table:table-cell>
          <table:table-cell table:formula="of:=[.F249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22.18684541">
            <text:p>-22,18684541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250]-0.008584578" office:value-type="float" office:value="-0.001258568">
            <text:p>-0,001258568</text:p>
          </table:table-cell>
          <table:table-cell table:formula="of:=[.D250]^2" office:value-type="float" office:value="0.000001583993410624">
            <text:p>0,000001584</text:p>
          </table:table-cell>
          <table:table-cell table:formula="of:=[.C250]-0.013183673" office:value-type="float" office:value="0.001468327">
            <text:p>0,001468327</text:p>
          </table:table-cell>
          <table:table-cell table:formula="of:=[.F250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22.708469586">
            <text:p>-22,70846958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51]-0.008584578" office:value-type="float" office:value="-0.002479568">
            <text:p>-0,002479568</text:p>
          </table:table-cell>
          <table:table-cell table:formula="of:=[.D251]^2" office:value-type="float" office:value="0.000006148257466624">
            <text:p>6,148257466624E-006</text:p>
          </table:table-cell>
          <table:table-cell table:formula="of:=[.C251]-0.013183673" office:value-type="float" office:value="0.002689327">
            <text:p>0,002689327</text:p>
          </table:table-cell>
          <table:table-cell table:formula="of:=[.F251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23.165425191">
            <text:p>-23,165425191</text:p>
          </table:table-cell>
          <table:table-cell office:value-type="float" office:value="0.026862">
            <text:p>0,026862</text:p>
          </table:table-cell>
          <table:table-cell office:value-type="float" office:value="0.010989">
            <text:p>0,010989</text:p>
          </table:table-cell>
          <table:table-cell table:formula="of:=[.B252]-0.008584578" office:value-type="float" office:value="0.018277422">
            <text:p>0,018277422</text:p>
          </table:table-cell>
          <table:table-cell table:formula="of:=[.D252]^2" office:value-type="float" office:value="0.000334064154966084">
            <text:p>0,0003340642</text:p>
          </table:table-cell>
          <table:table-cell table:formula="of:=[.C252]-0.013183673" office:value-type="float" office:value="-0.002194673">
            <text:p>-0,002194673</text:p>
          </table:table-cell>
          <table:table-cell table:formula="of:=[.F252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23.491974752">
            <text:p>-23,491974752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253]-0.008584578" office:value-type="float" office:value="-0.001258568">
            <text:p>-0,001258568</text:p>
          </table:table-cell>
          <table:table-cell table:formula="of:=[.D253]^2" office:value-type="float" office:value="0.000001583993410624">
            <text:p>0,000001584</text:p>
          </table:table-cell>
          <table:table-cell table:formula="of:=[.C253]-0.013183673" office:value-type="float" office:value="-0.004636663">
            <text:p>-0,004636663</text:p>
          </table:table-cell>
          <table:table-cell table:formula="of:=[.F253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24.013598928">
            <text:p>-24,013598928</text:p>
          </table:table-cell>
          <table:table-cell office:value-type="float" office:value="0.00488401">
            <text:p>0,00488401</text:p>
          </table:table-cell>
          <table:table-cell office:value-type="float" office:value="0.018315">
            <text:p>0,018315</text:p>
          </table:table-cell>
          <table:table-cell table:formula="of:=[.B254]-0.008584578" office:value-type="float" office:value="-0.003700568">
            <text:p>-0,003700568</text:p>
          </table:table-cell>
          <table:table-cell table:formula="of:=[.D254]^2" office:value-type="float" office:value="0.000013694203522624">
            <text:p>1,3694203522624E-005</text:p>
          </table:table-cell>
          <table:table-cell table:formula="of:=[.C254]-0.013183673" office:value-type="float" office:value="0.005131327">
            <text:p>0,005131327</text:p>
          </table:table-cell>
          <table:table-cell table:formula="of:=[.F254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-24.274945467">
            <text:p>-24,274945467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255]-0.008584578" office:value-type="float" office:value="-0.002479568">
            <text:p>-0,002479568</text:p>
          </table:table-cell>
          <table:table-cell table:formula="of:=[.D255]^2" office:value-type="float" office:value="0.000006148257466624">
            <text:p>6,148257466624E-006</text:p>
          </table:table-cell>
          <table:table-cell table:formula="of:=[.C255]-0.013183673" office:value-type="float" office:value="0.000247326999999999">
            <text:p>0,000247327</text:p>
          </table:table-cell>
          <table:table-cell table:formula="of:=[.F255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24.797104094">
            <text:p>-24,797104094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256]-0.008584578" office:value-type="float" office:value="-0.001258568">
            <text:p>-0,001258568</text:p>
          </table:table-cell>
          <table:table-cell table:formula="of:=[.D256]^2" office:value-type="float" office:value="0.000001583993410624">
            <text:p>0,000001584</text:p>
          </table:table-cell>
          <table:table-cell table:formula="of:=[.C256]-0.013183673" office:value-type="float" office:value="-0.004636663">
            <text:p>-0,004636663</text:p>
          </table:table-cell>
          <table:table-cell table:formula="of:=[.F256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25.31872827">
            <text:p>-25,31872827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257]-0.008584578" office:value-type="float" office:value="-0.002479568">
            <text:p>-0,002479568</text:p>
          </table:table-cell>
          <table:table-cell table:formula="of:=[.D257]^2" office:value-type="float" office:value="0.000006148257466624">
            <text:p>6,148257466624E-006</text:p>
          </table:table-cell>
          <table:table-cell table:formula="of:=[.C257]-0.013183673" office:value-type="float" office:value="0.001468327">
            <text:p>0,001468327</text:p>
          </table:table-cell>
          <table:table-cell table:formula="of:=[.F257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25.580074809">
            <text:p>-25,580074809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58]-0.008584578" office:value-type="float" office:value="-0.002479568">
            <text:p>-0,002479568</text:p>
          </table:table-cell>
          <table:table-cell table:formula="of:=[.D258]^2" office:value-type="float" office:value="0.000006148257466624">
            <text:p>6,148257466624E-006</text:p>
          </table:table-cell>
          <table:table-cell table:formula="of:=[.C258]-0.013183673" office:value-type="float" office:value="0.003910327">
            <text:p>0,003910327</text:p>
          </table:table-cell>
          <table:table-cell table:formula="of:=[.F258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26.102233436">
            <text:p>-26,102233436</text:p>
          </table:table-cell>
          <table:table-cell office:value-type="float" office:value="0.018315">
            <text:p>0,018315</text:p>
          </table:table-cell>
          <table:table-cell office:value-type="float" office:value="0.00854701">
            <text:p>0,00854701</text:p>
          </table:table-cell>
          <table:table-cell table:formula="of:=[.B259]-0.008584578" office:value-type="float" office:value="0.009730422">
            <text:p>0,009730422</text:p>
          </table:table-cell>
          <table:table-cell table:formula="of:=[.D259]^2" office:value-type="float" office:value="0.0000946811122980839">
            <text:p>9,46811122980839E-005</text:p>
          </table:table-cell>
          <table:table-cell table:formula="of:=[.C259]-0.013183673" office:value-type="float" office:value="-0.004636663">
            <text:p>-0,004636663</text:p>
          </table:table-cell>
          <table:table-cell table:formula="of:=[.F259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26.363045524">
            <text:p>-26,363045524</text:p>
          </table:table-cell>
          <table:table-cell table:number-columns-repeated="2" office:value-type="float" office:value="0.00732601">
            <text:p>0,00732601</text:p>
          </table:table-cell>
          <table:table-cell table:formula="of:=[.B260]-0.008584578" office:value-type="float" office:value="-0.001258568">
            <text:p>-0,001258568</text:p>
          </table:table-cell>
          <table:table-cell table:formula="of:=[.D260]^2" office:value-type="float" office:value="0.000001583993410624">
            <text:p>0,000001584</text:p>
          </table:table-cell>
          <table:table-cell table:formula="of:=[.C260]-0.013183673" office:value-type="float" office:value="-0.005857663">
            <text:p>-0,005857663</text:p>
          </table:table-cell>
          <table:table-cell table:formula="of:=[.F260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26.950407173">
            <text:p>-26,950407173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261]-0.008584578" office:value-type="float" office:value="-0.002479568">
            <text:p>-0,002479568</text:p>
          </table:table-cell>
          <table:table-cell table:formula="of:=[.D261]^2" office:value-type="float" office:value="0.000006148257466624">
            <text:p>6,148257466624E-006</text:p>
          </table:table-cell>
          <table:table-cell table:formula="of:=[.C261]-0.013183673" office:value-type="float" office:value="0.007573327">
            <text:p>0,007573327</text:p>
          </table:table-cell>
          <table:table-cell table:formula="of:=[.F261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-27.146016239">
            <text:p>-27,146016239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262]-0.008584578" office:value-type="float" office:value="-0.002479568">
            <text:p>-0,002479568</text:p>
          </table:table-cell>
          <table:table-cell table:formula="of:=[.D262]^2" office:value-type="float" office:value="0.000006148257466624">
            <text:p>6,148257466624E-006</text:p>
          </table:table-cell>
          <table:table-cell table:formula="of:=[.C262]-0.013183673" office:value-type="float" office:value="0.006352327">
            <text:p>0,006352327</text:p>
          </table:table-cell>
          <table:table-cell table:formula="of:=[.F262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-27.79858091">
            <text:p>-27,7985809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63]-0.008584578" office:value-type="float" office:value="-0.002479568">
            <text:p>-0,002479568</text:p>
          </table:table-cell>
          <table:table-cell table:formula="of:=[.D263]^2" office:value-type="float" office:value="0.000006148257466624">
            <text:p>6,148257466624E-006</text:p>
          </table:table-cell>
          <table:table-cell table:formula="of:=[.C263]-0.013183673" office:value-type="float" office:value="-0.005857663">
            <text:p>-0,005857663</text:p>
          </table:table-cell>
          <table:table-cell table:formula="of:=[.F263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27.994724427">
            <text:p>-27,994724427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264]-0.008584578" office:value-type="float" office:value="-0.003700568">
            <text:p>-0,003700568</text:p>
          </table:table-cell>
          <table:table-cell table:formula="of:=[.D264]^2" office:value-type="float" office:value="0.000013694203522624">
            <text:p>1,3694203522624E-005</text:p>
          </table:table-cell>
          <table:table-cell table:formula="of:=[.C264]-0.013183673" office:value-type="float" office:value="-0.000973673000000001">
            <text:p>-0,000973673</text:p>
          </table:table-cell>
          <table:table-cell table:formula="of:=[.F264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28.581551625">
            <text:p>-28,581551625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265]-0.008584578" office:value-type="float" office:value="-0.002479568">
            <text:p>-0,002479568</text:p>
          </table:table-cell>
          <table:table-cell table:formula="of:=[.D265]^2" office:value-type="float" office:value="0.000006148257466624">
            <text:p>6,148257466624E-006</text:p>
          </table:table-cell>
          <table:table-cell table:formula="of:=[.C265]-0.013183673" office:value-type="float" office:value="0.001468327">
            <text:p>0,001468327</text:p>
          </table:table-cell>
          <table:table-cell table:formula="of:=[.F265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29.03850723">
            <text:p>-29,03850723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266]-0.008584578" office:value-type="float" office:value="-0.002479568">
            <text:p>-0,002479568</text:p>
          </table:table-cell>
          <table:table-cell table:formula="of:=[.D266]^2" office:value-type="float" office:value="0.000006148257466624">
            <text:p>6,148257466624E-006</text:p>
          </table:table-cell>
          <table:table-cell table:formula="of:=[.C266]-0.013183673" office:value-type="float" office:value="-0.003415663">
            <text:p>-0,003415663</text:p>
          </table:table-cell>
          <table:table-cell table:formula="of:=[.F266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29.365056791">
            <text:p>-29,36505679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67]-0.008584578" office:value-type="float" office:value="-0.002479568">
            <text:p>-0,002479568</text:p>
          </table:table-cell>
          <table:table-cell table:formula="of:=[.D267]^2" office:value-type="float" office:value="0.000006148257466624">
            <text:p>6,148257466624E-006</text:p>
          </table:table-cell>
          <table:table-cell table:formula="of:=[.C267]-0.013183673" office:value-type="float" office:value="-0.004636663">
            <text:p>-0,004636663</text:p>
          </table:table-cell>
          <table:table-cell table:formula="of:=[.F267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29.886680967">
            <text:p>-29,886680967</text:p>
          </table:table-cell>
          <table:table-cell office:value-type="float" office:value="0.00732601">
            <text:p>0,00732601</text:p>
          </table:table-cell>
          <table:table-cell office:value-type="float" office:value="0.02442">
            <text:p>0,02442</text:p>
          </table:table-cell>
          <table:table-cell table:formula="of:=[.B268]-0.008584578" office:value-type="float" office:value="-0.001258568">
            <text:p>-0,001258568</text:p>
          </table:table-cell>
          <table:table-cell table:formula="of:=[.D268]^2" office:value-type="float" office:value="0.000001583993410624">
            <text:p>0,000001584</text:p>
          </table:table-cell>
          <table:table-cell table:formula="of:=[.C268]-0.013183673" office:value-type="float" office:value="0.011236327">
            <text:p>0,011236327</text:p>
          </table:table-cell>
          <table:table-cell table:formula="of:=[.F268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-30.148027506">
            <text:p>-30,14802750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69]-0.008584578" office:value-type="float" office:value="-0.002479568">
            <text:p>-0,002479568</text:p>
          </table:table-cell>
          <table:table-cell table:formula="of:=[.D269]^2" office:value-type="float" office:value="0.000006148257466624">
            <text:p>6,148257466624E-006</text:p>
          </table:table-cell>
          <table:table-cell table:formula="of:=[.C269]-0.013183673" office:value-type="float" office:value="0.002689327">
            <text:p>0,002689327</text:p>
          </table:table-cell>
          <table:table-cell table:formula="of:=[.F269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30.670186133">
            <text:p>-30,670186133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70]-0.008584578" office:value-type="float" office:value="-0.002479568">
            <text:p>-0,002479568</text:p>
          </table:table-cell>
          <table:table-cell table:formula="of:=[.D270]^2" office:value-type="float" office:value="0.000006148257466624">
            <text:p>6,148257466624E-006</text:p>
          </table:table-cell>
          <table:table-cell table:formula="of:=[.C270]-0.013183673" office:value-type="float" office:value="-0.005857663">
            <text:p>-0,005857663</text:p>
          </table:table-cell>
          <table:table-cell table:formula="of:=[.F270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30.930998221">
            <text:p>-30,930998221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71]-0.008584578" office:value-type="float" office:value="-0.002479568">
            <text:p>-0,002479568</text:p>
          </table:table-cell>
          <table:table-cell table:formula="of:=[.D271]^2" office:value-type="float" office:value="0.000006148257466624">
            <text:p>6,148257466624E-006</text:p>
          </table:table-cell>
          <table:table-cell table:formula="of:=[.C271]-0.013183673" office:value-type="float" office:value="0.003910327">
            <text:p>0,003910327</text:p>
          </table:table-cell>
          <table:table-cell table:formula="of:=[.F271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31.453156848">
            <text:p>-31,453156848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272]-0.008584578" office:value-type="float" office:value="-0.001258568">
            <text:p>-0,001258568</text:p>
          </table:table-cell>
          <table:table-cell table:formula="of:=[.D272]^2" office:value-type="float" office:value="0.000001583993410624">
            <text:p>0,000001584</text:p>
          </table:table-cell>
          <table:table-cell table:formula="of:=[.C272]-0.013183673" office:value-type="float" office:value="0.003910327">
            <text:p>0,003910327</text:p>
          </table:table-cell>
          <table:table-cell table:formula="of:=[.F272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32.040518497">
            <text:p>-32,040518497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273]-0.008584578" office:value-type="float" office:value="-0.002479568">
            <text:p>-0,002479568</text:p>
          </table:table-cell>
          <table:table-cell table:formula="of:=[.D273]^2" office:value-type="float" office:value="0.000006148257466624">
            <text:p>6,148257466624E-006</text:p>
          </table:table-cell>
          <table:table-cell table:formula="of:=[.C273]-0.013183673" office:value-type="float" office:value="-0.003415663">
            <text:p>-0,003415663</text:p>
          </table:table-cell>
          <table:table-cell table:formula="of:=[.F273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32.236127563">
            <text:p>-32,236127563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  <table:table-cell table:formula="of:=[.B274]-0.008584578" office:value-type="float" office:value="0.003625422">
            <text:p>0,003625422</text:p>
          </table:table-cell>
          <table:table-cell table:formula="of:=[.D274]^2" office:value-type="float" office:value="0.000013143684678084">
            <text:p>1,3143684678084E-005</text:p>
          </table:table-cell>
          <table:table-cell table:formula="of:=[.C274]-0.013183673" office:value-type="float" office:value="-0.005857663">
            <text:p>-0,005857663</text:p>
          </table:table-cell>
          <table:table-cell table:formula="of:=[.F274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32.823489212">
            <text:p>-32,823489212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275]-0.008584578" office:value-type="float" office:value="-0.002479568">
            <text:p>-0,002479568</text:p>
          </table:table-cell>
          <table:table-cell table:formula="of:=[.D275]^2" office:value-type="float" office:value="0.000006148257466624">
            <text:p>6,148257466624E-006</text:p>
          </table:table-cell>
          <table:table-cell table:formula="of:=[.C275]-0.013183673" office:value-type="float" office:value="0.003910327">
            <text:p>0,003910327</text:p>
          </table:table-cell>
          <table:table-cell table:formula="of:=[.F275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33.019098278">
            <text:p>-33,019098278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276]-0.008584578" office:value-type="float" office:value="-0.002479568">
            <text:p>-0,002479568</text:p>
          </table:table-cell>
          <table:table-cell table:formula="of:=[.D276]^2" office:value-type="float" office:value="0.000006148257466624">
            <text:p>6,148257466624E-006</text:p>
          </table:table-cell>
          <table:table-cell table:formula="of:=[.C276]-0.013183673" office:value-type="float" office:value="0.006352327">
            <text:p>0,006352327</text:p>
          </table:table-cell>
          <table:table-cell table:formula="of:=[.F276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-33.606459927">
            <text:p>-33,606459927</text:p>
          </table:table-cell>
          <table:table-cell office:value-type="float" office:value="0.01221">
            <text:p>0,01221</text:p>
          </table:table-cell>
          <table:table-cell office:value-type="float" office:value="0.00732601">
            <text:p>0,00732601</text:p>
          </table:table-cell>
          <table:table-cell table:formula="of:=[.B277]-0.008584578" office:value-type="float" office:value="0.003625422">
            <text:p>0,003625422</text:p>
          </table:table-cell>
          <table:table-cell table:formula="of:=[.D277]^2" office:value-type="float" office:value="0.000013143684678084">
            <text:p>1,3143684678084E-005</text:p>
          </table:table-cell>
          <table:table-cell table:formula="of:=[.C277]-0.013183673" office:value-type="float" office:value="-0.005857663">
            <text:p>-0,005857663</text:p>
          </table:table-cell>
          <table:table-cell table:formula="of:=[.F277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34.128618554">
            <text:p>-34,128618554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78]-0.008584578" office:value-type="float" office:value="-0.002479568">
            <text:p>-0,002479568</text:p>
          </table:table-cell>
          <table:table-cell table:formula="of:=[.D278]^2" office:value-type="float" office:value="0.000006148257466624">
            <text:p>6,148257466624E-006</text:p>
          </table:table-cell>
          <table:table-cell table:formula="of:=[.C278]-0.013183673" office:value-type="float" office:value="-0.005857663">
            <text:p>-0,005857663</text:p>
          </table:table-cell>
          <table:table-cell table:formula="of:=[.F278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34.389430642">
            <text:p>-34,389430642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279]-0.008584578" office:value-type="float" office:value="-0.003700568">
            <text:p>-0,003700568</text:p>
          </table:table-cell>
          <table:table-cell table:formula="of:=[.D279]^2" office:value-type="float" office:value="0.000013694203522624">
            <text:p>1,3694203522624E-005</text:p>
          </table:table-cell>
          <table:table-cell table:formula="of:=[.C279]-0.013183673" office:value-type="float" office:value="0.003910327">
            <text:p>0,003910327</text:p>
          </table:table-cell>
          <table:table-cell table:formula="of:=[.F279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34.911589269">
            <text:p>-34,911589269</text:p>
          </table:table-cell>
          <table:table-cell office:value-type="float" office:value="0.015873">
            <text:p>0,015873</text:p>
          </table:table-cell>
          <table:table-cell office:value-type="float" office:value="0.013431">
            <text:p>0,013431</text:p>
          </table:table-cell>
          <table:table-cell table:formula="of:=[.B280]-0.008584578" office:value-type="float" office:value="0.007288422">
            <text:p>0,007288422</text:p>
          </table:table-cell>
          <table:table-cell table:formula="of:=[.D280]^2" office:value-type="float" office:value="0.000053121095250084">
            <text:p>5,3121095250084E-005</text:p>
          </table:table-cell>
          <table:table-cell table:formula="of:=[.C280]-0.013183673" office:value-type="float" office:value="0.000247326999999999">
            <text:p>0,000247327</text:p>
          </table:table-cell>
          <table:table-cell table:formula="of:=[.F280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35.172935808">
            <text:p>-35,172935808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B281]-0.008584578" office:value-type="float" office:value="-0.000037568">
            <text:p>-0,000037568</text:p>
          </table:table-cell>
          <table:table-cell table:formula="of:=[.D281]^2" office:value-type="float" office:value="0.000000001411354624">
            <text:p>1,411354624E-009</text:p>
          </table:table-cell>
          <table:table-cell table:formula="of:=[.C281]-0.013183673" office:value-type="float" office:value="-0.005857663">
            <text:p>-0,005857663</text:p>
          </table:table-cell>
          <table:table-cell table:formula="of:=[.F281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35.694559984">
            <text:p>-35,694559984</text:p>
          </table:table-cell>
          <table:table-cell office:value-type="float" office:value="0.00732601">
            <text:p>0,00732601</text:p>
          </table:table-cell>
          <table:table-cell office:value-type="float" office:value="0.02442">
            <text:p>0,02442</text:p>
          </table:table-cell>
          <table:table-cell table:formula="of:=[.B282]-0.008584578" office:value-type="float" office:value="-0.001258568">
            <text:p>-0,001258568</text:p>
          </table:table-cell>
          <table:table-cell table:formula="of:=[.D282]^2" office:value-type="float" office:value="0.000001583993410624">
            <text:p>0,000001584</text:p>
          </table:table-cell>
          <table:table-cell table:formula="of:=[.C282]-0.013183673" office:value-type="float" office:value="0.011236327">
            <text:p>0,011236327</text:p>
          </table:table-cell>
          <table:table-cell table:formula="of:=[.F282]^2" office:value-type="float" office:value="0.000126255044450929">
            <text:p>0,000126255</text:p>
          </table:table-cell>
        </table:table-row>
        <table:table-row table:style-name="ro1">
          <table:table-cell office:value-type="float" office:value="-35.955906523">
            <text:p>-35,955906523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  <table:table-cell table:formula="of:=[.B283]-0.008584578" office:value-type="float" office:value="-0.003700568">
            <text:p>-0,003700568</text:p>
          </table:table-cell>
          <table:table-cell table:formula="of:=[.D283]^2" office:value-type="float" office:value="0.000013694203522624">
            <text:p>1,3694203522624E-005</text:p>
          </table:table-cell>
          <table:table-cell table:formula="of:=[.C283]-0.013183673" office:value-type="float" office:value="0.001468327">
            <text:p>0,001468327</text:p>
          </table:table-cell>
          <table:table-cell table:formula="of:=[.F283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36.47806515">
            <text:p>-36,47806515</text:p>
          </table:table-cell>
          <table:table-cell office:value-type="float" office:value="0.00854701">
            <text:p>0,00854701</text:p>
          </table:table-cell>
          <table:table-cell office:value-type="float" office:value="0.00732601">
            <text:p>0,00732601</text:p>
          </table:table-cell>
          <table:table-cell table:formula="of:=[.B284]-0.008584578" office:value-type="float" office:value="-0.000037568">
            <text:p>-0,000037568</text:p>
          </table:table-cell>
          <table:table-cell table:formula="of:=[.D284]^2" office:value-type="float" office:value="0.000000001411354624">
            <text:p>1,411354624E-009</text:p>
          </table:table-cell>
          <table:table-cell table:formula="of:=[.C284]-0.013183673" office:value-type="float" office:value="-0.005857663">
            <text:p>-0,005857663</text:p>
          </table:table-cell>
          <table:table-cell table:formula="of:=[.F284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36.80408026">
            <text:p>-36,80408026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285]-0.008584578" office:value-type="float" office:value="-0.002479568">
            <text:p>-0,002479568</text:p>
          </table:table-cell>
          <table:table-cell table:formula="of:=[.D285]^2" office:value-type="float" office:value="0.000006148257466624">
            <text:p>6,148257466624E-006</text:p>
          </table:table-cell>
          <table:table-cell table:formula="of:=[.C285]-0.013183673" office:value-type="float" office:value="-0.002194673">
            <text:p>-0,002194673</text:p>
          </table:table-cell>
          <table:table-cell table:formula="of:=[.F285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37.326238887">
            <text:p>-37,326238887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286]-0.008584578" office:value-type="float" office:value="-0.002479568">
            <text:p>-0,002479568</text:p>
          </table:table-cell>
          <table:table-cell table:formula="of:=[.D286]^2" office:value-type="float" office:value="0.000006148257466624">
            <text:p>6,148257466624E-006</text:p>
          </table:table-cell>
          <table:table-cell table:formula="of:=[.C286]-0.013183673" office:value-type="float" office:value="0.002689327">
            <text:p>0,002689327</text:p>
          </table:table-cell>
          <table:table-cell table:formula="of:=[.F286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37.848397514">
            <text:p>-37,848397514</text:p>
          </table:table-cell>
          <table:table-cell office:value-type="float" office:value="0.023199">
            <text:p>0,023199</text:p>
          </table:table-cell>
          <table:table-cell office:value-type="float" office:value="0.00854701">
            <text:p>0,00854701</text:p>
          </table:table-cell>
          <table:table-cell table:formula="of:=[.B287]-0.008584578" office:value-type="float" office:value="0.014614422">
            <text:p>0,014614422</text:p>
          </table:table-cell>
          <table:table-cell table:formula="of:=[.D287]^2" office:value-type="float" office:value="0.000213581330394084">
            <text:p>0,0002135813</text:p>
          </table:table-cell>
          <table:table-cell table:formula="of:=[.C287]-0.013183673" office:value-type="float" office:value="-0.004636663">
            <text:p>-0,004636663</text:p>
          </table:table-cell>
          <table:table-cell table:formula="of:=[.F287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38.109209602">
            <text:p>-38,10920960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288]-0.008584578" office:value-type="float" office:value="-0.002479568">
            <text:p>-0,002479568</text:p>
          </table:table-cell>
          <table:table-cell table:formula="of:=[.D288]^2" office:value-type="float" office:value="0.000006148257466624">
            <text:p>6,148257466624E-006</text:p>
          </table:table-cell>
          <table:table-cell table:formula="of:=[.C288]-0.013183673" office:value-type="float" office:value="-0.005857663">
            <text:p>-0,005857663</text:p>
          </table:table-cell>
          <table:table-cell table:formula="of:=[.F288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38.631368229">
            <text:p>-38,631368229</text:p>
          </table:table-cell>
          <table:table-cell office:value-type="float" office:value="0.00732601">
            <text:p>0,00732601</text:p>
          </table:table-cell>
          <table:table-cell office:value-type="float" office:value="0.017094">
            <text:p>0,017094</text:p>
          </table:table-cell>
          <table:table-cell table:formula="of:=[.B289]-0.008584578" office:value-type="float" office:value="-0.001258568">
            <text:p>-0,001258568</text:p>
          </table:table-cell>
          <table:table-cell table:formula="of:=[.D289]^2" office:value-type="float" office:value="0.000001583993410624">
            <text:p>0,000001584</text:p>
          </table:table-cell>
          <table:table-cell table:formula="of:=[.C289]-0.013183673" office:value-type="float" office:value="0.003910327">
            <text:p>0,003910327</text:p>
          </table:table-cell>
          <table:table-cell table:formula="of:=[.F289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38.892180317">
            <text:p>-38,892180317</text:p>
          </table:table-cell>
          <table:table-cell office:value-type="float" office:value="0.00488401">
            <text:p>0,00488401</text:p>
          </table:table-cell>
          <table:table-cell office:value-type="float" office:value="0.017094">
            <text:p>0,017094</text:p>
          </table:table-cell>
          <table:table-cell table:formula="of:=[.B290]-0.008584578" office:value-type="float" office:value="-0.003700568">
            <text:p>-0,003700568</text:p>
          </table:table-cell>
          <table:table-cell table:formula="of:=[.D290]^2" office:value-type="float" office:value="0.000013694203522624">
            <text:p>1,3694203522624E-005</text:p>
          </table:table-cell>
          <table:table-cell table:formula="of:=[.C290]-0.013183673" office:value-type="float" office:value="0.003910327">
            <text:p>0,003910327</text:p>
          </table:table-cell>
          <table:table-cell table:formula="of:=[.F290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39.414338944">
            <text:p>-39,414338944</text:p>
          </table:table-cell>
          <table:table-cell office:value-type="float" office:value="0.017094">
            <text:p>0,017094</text:p>
          </table:table-cell>
          <table:table-cell office:value-type="float" office:value="0.00854701">
            <text:p>0,00854701</text:p>
          </table:table-cell>
          <table:table-cell table:formula="of:=[.B291]-0.008584578" office:value-type="float" office:value="0.008509422">
            <text:p>0,008509422</text:p>
          </table:table-cell>
          <table:table-cell table:formula="of:=[.D291]^2" office:value-type="float" office:value="0.0000724102627740839">
            <text:p>7,24102627740839E-005</text:p>
          </table:table-cell>
          <table:table-cell table:formula="of:=[.C291]-0.013183673" office:value-type="float" office:value="-0.004636663">
            <text:p>-0,004636663</text:p>
          </table:table-cell>
          <table:table-cell table:formula="of:=[.F291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39.936497571">
            <text:p>-39,936497571</text:p>
          </table:table-cell>
          <table:table-cell office:value-type="float" office:value="0.014652">
            <text:p>0,014652</text:p>
          </table:table-cell>
          <table:table-cell office:value-type="float" office:value="0.00976801">
            <text:p>0,00976801</text:p>
          </table:table-cell>
          <table:table-cell table:formula="of:=[.B292]-0.008584578" office:value-type="float" office:value="0.006067422">
            <text:p>0,006067422</text:p>
          </table:table-cell>
          <table:table-cell table:formula="of:=[.D292]^2" office:value-type="float" office:value="0.000036813609726084">
            <text:p>3,6813609726084E-005</text:p>
          </table:table-cell>
          <table:table-cell table:formula="of:=[.C292]-0.013183673" office:value-type="float" office:value="-0.003415663">
            <text:p>-0,003415663</text:p>
          </table:table-cell>
          <table:table-cell table:formula="of:=[.F292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40.262512681">
            <text:p>-40,262512681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293]-0.008584578" office:value-type="float" office:value="-0.002479568">
            <text:p>-0,002479568</text:p>
          </table:table-cell>
          <table:table-cell table:formula="of:=[.D293]^2" office:value-type="float" office:value="0.000006148257466624">
            <text:p>6,148257466624E-006</text:p>
          </table:table-cell>
          <table:table-cell table:formula="of:=[.C293]-0.013183673" office:value-type="float" office:value="0.010015327">
            <text:p>0,010015327</text:p>
          </table:table-cell>
          <table:table-cell table:formula="of:=[.F293]^2" office:value-type="float" office:value="0.000100306774916929">
            <text:p>0,0001003068</text:p>
          </table:table-cell>
        </table:table-row>
        <table:table-row table:style-name="ro1">
          <table:table-cell office:value-type="float" office:value="-40.719468286">
            <text:p>-40,719468286</text:p>
          </table:table-cell>
          <table:table-cell office:value-type="float" office:value="0.015873">
            <text:p>0,015873</text:p>
          </table:table-cell>
          <table:table-cell office:value-type="float" office:value="0.01221">
            <text:p>0,01221</text:p>
          </table:table-cell>
          <table:table-cell table:formula="of:=[.B294]-0.008584578" office:value-type="float" office:value="0.007288422">
            <text:p>0,007288422</text:p>
          </table:table-cell>
          <table:table-cell table:formula="of:=[.D294]^2" office:value-type="float" office:value="0.000053121095250084">
            <text:p>5,3121095250084E-005</text:p>
          </table:table-cell>
          <table:table-cell table:formula="of:=[.C294]-0.013183673" office:value-type="float" office:value="-0.000973673000000001">
            <text:p>-0,000973673</text:p>
          </table:table-cell>
          <table:table-cell table:formula="of:=[.F294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41.111220869">
            <text:p>-41,11122086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95]-0.008584578" office:value-type="float" office:value="-0.002479568">
            <text:p>-0,002479568</text:p>
          </table:table-cell>
          <table:table-cell table:formula="of:=[.D295]^2" office:value-type="float" office:value="0.000006148257466624">
            <text:p>6,148257466624E-006</text:p>
          </table:table-cell>
          <table:table-cell table:formula="of:=[.C295]-0.013183673" office:value-type="float" office:value="-0.004636663">
            <text:p>-0,004636663</text:p>
          </table:table-cell>
          <table:table-cell table:formula="of:=[.F295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41.567642023">
            <text:p>-41,567642023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  <table:table-cell table:formula="of:=[.B296]-0.008584578" office:value-type="float" office:value="-0.003700568">
            <text:p>-0,003700568</text:p>
          </table:table-cell>
          <table:table-cell table:formula="of:=[.D296]^2" office:value-type="float" office:value="0.000013694203522624">
            <text:p>1,3694203522624E-005</text:p>
          </table:table-cell>
          <table:table-cell table:formula="of:=[.C296]-0.013183673" office:value-type="float" office:value="-0.004636663">
            <text:p>-0,004636663</text:p>
          </table:table-cell>
          <table:table-cell table:formula="of:=[.F296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41.894191584">
            <text:p>-41,894191584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297]-0.008584578" office:value-type="float" office:value="-0.002479568">
            <text:p>-0,002479568</text:p>
          </table:table-cell>
          <table:table-cell table:formula="of:=[.D297]^2" office:value-type="float" office:value="0.000006148257466624">
            <text:p>6,148257466624E-006</text:p>
          </table:table-cell>
          <table:table-cell table:formula="of:=[.C297]-0.013183673" office:value-type="float" office:value="0.001468327">
            <text:p>0,001468327</text:p>
          </table:table-cell>
          <table:table-cell table:formula="of:=[.F297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42.351147189">
            <text:p>-42,35114718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98]-0.008584578" office:value-type="float" office:value="-0.002479568">
            <text:p>-0,002479568</text:p>
          </table:table-cell>
          <table:table-cell table:formula="of:=[.D298]^2" office:value-type="float" office:value="0.000006148257466624">
            <text:p>6,148257466624E-006</text:p>
          </table:table-cell>
          <table:table-cell table:formula="of:=[.C298]-0.013183673" office:value-type="float" office:value="-0.004636663">
            <text:p>-0,004636663</text:p>
          </table:table-cell>
          <table:table-cell table:formula="of:=[.F298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42.742365321">
            <text:p>-42,742365321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299]-0.008584578" office:value-type="float" office:value="-0.002479568">
            <text:p>-0,002479568</text:p>
          </table:table-cell>
          <table:table-cell table:formula="of:=[.D299]^2" office:value-type="float" office:value="0.000006148257466624">
            <text:p>6,148257466624E-006</text:p>
          </table:table-cell>
          <table:table-cell table:formula="of:=[.C299]-0.013183673" office:value-type="float" office:value="-0.004636663">
            <text:p>-0,004636663</text:p>
          </table:table-cell>
          <table:table-cell table:formula="of:=[.F299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43.199320926">
            <text:p>-43,199320926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300]-0.008584578" office:value-type="float" office:value="-0.003700568">
            <text:p>-0,003700568</text:p>
          </table:table-cell>
          <table:table-cell table:formula="of:=[.D300]^2" office:value-type="float" office:value="0.000013694203522624">
            <text:p>1,3694203522624E-005</text:p>
          </table:table-cell>
          <table:table-cell table:formula="of:=[.C300]-0.013183673" office:value-type="float" office:value="-0.000973673000000001">
            <text:p>-0,000973673</text:p>
          </table:table-cell>
          <table:table-cell table:formula="of:=[.F300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43.721479553">
            <text:p>-43,721479553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301]-0.008584578" office:value-type="float" office:value="-0.002479568">
            <text:p>-0,002479568</text:p>
          </table:table-cell>
          <table:table-cell table:formula="of:=[.D301]^2" office:value-type="float" office:value="0.000006148257466624">
            <text:p>6,148257466624E-006</text:p>
          </table:table-cell>
          <table:table-cell table:formula="of:=[.C301]-0.013183673" office:value-type="float" office:value="0.006352327">
            <text:p>0,006352327</text:p>
          </table:table-cell>
          <table:table-cell table:formula="of:=[.F301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-43.982291641">
            <text:p>-43,98229164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02]-0.008584578" office:value-type="float" office:value="-0.002479568">
            <text:p>-0,002479568</text:p>
          </table:table-cell>
          <table:table-cell table:formula="of:=[.D302]^2" office:value-type="float" office:value="0.000006148257466624">
            <text:p>6,148257466624E-006</text:p>
          </table:table-cell>
          <table:table-cell table:formula="of:=[.C302]-0.013183673" office:value-type="float" office:value="-0.003415663">
            <text:p>-0,003415663</text:p>
          </table:table-cell>
          <table:table-cell table:formula="of:=[.F302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44.56965329">
            <text:p>-44,56965329</text:p>
          </table:table-cell>
          <table:table-cell office:value-type="float" office:value="0.017094">
            <text:p>0,017094</text:p>
          </table:table-cell>
          <table:table-cell office:value-type="float" office:value="0.010989">
            <text:p>0,010989</text:p>
          </table:table-cell>
          <table:table-cell table:formula="of:=[.B303]-0.008584578" office:value-type="float" office:value="0.008509422">
            <text:p>0,008509422</text:p>
          </table:table-cell>
          <table:table-cell table:formula="of:=[.D303]^2" office:value-type="float" office:value="0.0000724102627740839">
            <text:p>7,24102627740839E-005</text:p>
          </table:table-cell>
          <table:table-cell table:formula="of:=[.C303]-0.013183673" office:value-type="float" office:value="-0.002194673">
            <text:p>-0,002194673</text:p>
          </table:table-cell>
          <table:table-cell table:formula="of:=[.F303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45.026608895">
            <text:p>-45,026608895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04]-0.008584578" office:value-type="float" office:value="-0.002479568">
            <text:p>-0,002479568</text:p>
          </table:table-cell>
          <table:table-cell table:formula="of:=[.D304]^2" office:value-type="float" office:value="0.000006148257466624">
            <text:p>6,148257466624E-006</text:p>
          </table:table-cell>
          <table:table-cell table:formula="of:=[.C304]-0.013183673" office:value-type="float" office:value="0.002689327">
            <text:p>0,002689327</text:p>
          </table:table-cell>
          <table:table-cell table:formula="of:=[.F304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45.352624005">
            <text:p>-45,352624005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305]-0.008584578" office:value-type="float" office:value="-0.002479568">
            <text:p>-0,002479568</text:p>
          </table:table-cell>
          <table:table-cell table:formula="of:=[.D305]^2" office:value-type="float" office:value="0.000006148257466624">
            <text:p>6,148257466624E-006</text:p>
          </table:table-cell>
          <table:table-cell table:formula="of:=[.C305]-0.013183673" office:value-type="float" office:value="0.005131327">
            <text:p>0,005131327</text:p>
          </table:table-cell>
          <table:table-cell table:formula="of:=[.F305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-45.874782632">
            <text:p>-45,874782632</text:p>
          </table:table-cell>
          <table:table-cell office:value-type="float" office:value="0.018315">
            <text:p>0,018315</text:p>
          </table:table-cell>
          <table:table-cell office:value-type="float" office:value="0.00854701">
            <text:p>0,00854701</text:p>
          </table:table-cell>
          <table:table-cell table:formula="of:=[.B306]-0.008584578" office:value-type="float" office:value="0.009730422">
            <text:p>0,009730422</text:p>
          </table:table-cell>
          <table:table-cell table:formula="of:=[.D306]^2" office:value-type="float" office:value="0.0000946811122980839">
            <text:p>9,46811122980839E-005</text:p>
          </table:table-cell>
          <table:table-cell table:formula="of:=[.C306]-0.013183673" office:value-type="float" office:value="-0.004636663">
            <text:p>-0,004636663</text:p>
          </table:table-cell>
          <table:table-cell table:formula="of:=[.F306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46.13559472">
            <text:p>-46,13559472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07]-0.008584578" office:value-type="float" office:value="-0.002479568">
            <text:p>-0,002479568</text:p>
          </table:table-cell>
          <table:table-cell table:formula="of:=[.D307]^2" office:value-type="float" office:value="0.000006148257466624">
            <text:p>6,148257466624E-006</text:p>
          </table:table-cell>
          <table:table-cell table:formula="of:=[.C307]-0.013183673" office:value-type="float" office:value="-0.005857663">
            <text:p>-0,005857663</text:p>
          </table:table-cell>
          <table:table-cell table:formula="of:=[.F307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46.657753347">
            <text:p>-46,657753347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308]-0.008584578" office:value-type="float" office:value="-0.001258568">
            <text:p>-0,001258568</text:p>
          </table:table-cell>
          <table:table-cell table:formula="of:=[.D308]^2" office:value-type="float" office:value="0.000001583993410624">
            <text:p>0,000001584</text:p>
          </table:table-cell>
          <table:table-cell table:formula="of:=[.C308]-0.013183673" office:value-type="float" office:value="-0.000973673000000001">
            <text:p>-0,000973673</text:p>
          </table:table-cell>
          <table:table-cell table:formula="of:=[.F308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46.919099886">
            <text:p>-46,919099886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09]-0.008584578" office:value-type="float" office:value="-0.002479568">
            <text:p>-0,002479568</text:p>
          </table:table-cell>
          <table:table-cell table:formula="of:=[.D309]^2" office:value-type="float" office:value="0.000006148257466624">
            <text:p>6,148257466624E-006</text:p>
          </table:table-cell>
          <table:table-cell table:formula="of:=[.C309]-0.013183673" office:value-type="float" office:value="-0.003415663">
            <text:p>-0,003415663</text:p>
          </table:table-cell>
          <table:table-cell table:formula="of:=[.F309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47.440724062">
            <text:p>-47,440724062</text:p>
          </table:table-cell>
          <table:table-cell office:value-type="float" office:value="0.00488401">
            <text:p>0,00488401</text:p>
          </table:table-cell>
          <table:table-cell office:value-type="float" office:value="0.010989">
            <text:p>0,010989</text:p>
          </table:table-cell>
          <table:table-cell table:formula="of:=[.B310]-0.008584578" office:value-type="float" office:value="-0.003700568">
            <text:p>-0,003700568</text:p>
          </table:table-cell>
          <table:table-cell table:formula="of:=[.D310]^2" office:value-type="float" office:value="0.000013694203522624">
            <text:p>1,3694203522624E-005</text:p>
          </table:table-cell>
          <table:table-cell table:formula="of:=[.C310]-0.013183673" office:value-type="float" office:value="-0.002194673">
            <text:p>-0,002194673</text:p>
          </table:table-cell>
          <table:table-cell table:formula="of:=[.F310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47.962882689">
            <text:p>-47,962882689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11]-0.008584578" office:value-type="float" office:value="-0.002479568">
            <text:p>-0,002479568</text:p>
          </table:table-cell>
          <table:table-cell table:formula="of:=[.D311]^2" office:value-type="float" office:value="0.000006148257466624">
            <text:p>6,148257466624E-006</text:p>
          </table:table-cell>
          <table:table-cell table:formula="of:=[.C311]-0.013183673" office:value-type="float" office:value="0.002689327">
            <text:p>0,002689327</text:p>
          </table:table-cell>
          <table:table-cell table:formula="of:=[.F311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48.224229228">
            <text:p>-48,224229228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12]-0.008584578" office:value-type="float" office:value="-0.002479568">
            <text:p>-0,002479568</text:p>
          </table:table-cell>
          <table:table-cell table:formula="of:=[.D312]^2" office:value-type="float" office:value="0.000006148257466624">
            <text:p>6,148257466624E-006</text:p>
          </table:table-cell>
          <table:table-cell table:formula="of:=[.C312]-0.013183673" office:value-type="float" office:value="0.001468327">
            <text:p>0,001468327</text:p>
          </table:table-cell>
          <table:table-cell table:formula="of:=[.F312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48.811590877">
            <text:p>-48,811590877</text:p>
          </table:table-cell>
          <table:table-cell office:value-type="float" office:value="0.00610501">
            <text:p>0,00610501</text:p>
          </table:table-cell>
          <table:table-cell office:value-type="float" office:value="0.01221">
            <text:p>0,01221</text:p>
          </table:table-cell>
          <table:table-cell table:formula="of:=[.B313]-0.008584578" office:value-type="float" office:value="-0.002479568">
            <text:p>-0,002479568</text:p>
          </table:table-cell>
          <table:table-cell table:formula="of:=[.D313]^2" office:value-type="float" office:value="0.000006148257466624">
            <text:p>6,148257466624E-006</text:p>
          </table:table-cell>
          <table:table-cell table:formula="of:=[.C313]-0.013183673" office:value-type="float" office:value="-0.000973673000000001">
            <text:p>-0,000973673</text:p>
          </table:table-cell>
          <table:table-cell table:formula="of:=[.F313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49.072402965">
            <text:p>-49,072402965</text:p>
          </table:table-cell>
          <table:table-cell office:value-type="float" office:value="0.00488401">
            <text:p>0,00488401</text:p>
          </table:table-cell>
          <table:table-cell office:value-type="float" office:value="0.00976801">
            <text:p>0,00976801</text:p>
          </table:table-cell>
          <table:table-cell table:formula="of:=[.B314]-0.008584578" office:value-type="float" office:value="-0.003700568">
            <text:p>-0,003700568</text:p>
          </table:table-cell>
          <table:table-cell table:formula="of:=[.D314]^2" office:value-type="float" office:value="0.000013694203522624">
            <text:p>1,3694203522624E-005</text:p>
          </table:table-cell>
          <table:table-cell table:formula="of:=[.C314]-0.013183673" office:value-type="float" office:value="-0.003415663">
            <text:p>-0,003415663</text:p>
          </table:table-cell>
          <table:table-cell table:formula="of:=[.F314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49.659764614">
            <text:p>-49,659764614</text:p>
          </table:table-cell>
          <table:table-cell office:value-type="float" office:value="0.030525">
            <text:p>0,030525</text:p>
          </table:table-cell>
          <table:table-cell office:value-type="float" office:value="0.021978">
            <text:p>0,021978</text:p>
          </table:table-cell>
          <table:table-cell table:formula="of:=[.B315]-0.008584578" office:value-type="float" office:value="0.021940422">
            <text:p>0,021940422</text:p>
          </table:table-cell>
          <table:table-cell table:formula="of:=[.D315]^2" office:value-type="float" office:value="0.000481382117538084">
            <text:p>0,0004813821</text:p>
          </table:table-cell>
          <table:table-cell table:formula="of:=[.C315]-0.013183673" office:value-type="float" office:value="0.008794327">
            <text:p>0,008794327</text:p>
          </table:table-cell>
          <table:table-cell table:formula="of:=[.F315]^2" office:value-type="float" office:value="0.0000773401873829289">
            <text:p>7,73401873829289E-005</text:p>
          </table:table-cell>
        </table:table-row>
        <table:table-row table:style-name="ro1">
          <table:table-cell office:value-type="float" office:value="-49.85537368">
            <text:p>-49,85537368</text:p>
          </table:table-cell>
          <table:table-cell office:value-type="float" office:value="0.00488401">
            <text:p>0,00488401</text:p>
          </table:table-cell>
          <table:table-cell office:value-type="float" office:value="0.015873">
            <text:p>0,015873</text:p>
          </table:table-cell>
          <table:table-cell table:formula="of:=[.B316]-0.008584578" office:value-type="float" office:value="-0.003700568">
            <text:p>-0,003700568</text:p>
          </table:table-cell>
          <table:table-cell table:formula="of:=[.D316]^2" office:value-type="float" office:value="0.000013694203522624">
            <text:p>1,3694203522624E-005</text:p>
          </table:table-cell>
          <table:table-cell table:formula="of:=[.C316]-0.013183673" office:value-type="float" office:value="0.002689327">
            <text:p>0,002689327</text:p>
          </table:table-cell>
          <table:table-cell table:formula="of:=[.F316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50.377532307">
            <text:p>-50,37753230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17]-0.008584578" office:value-type="float" office:value="-0.002479568">
            <text:p>-0,002479568</text:p>
          </table:table-cell>
          <table:table-cell table:formula="of:=[.D317]^2" office:value-type="float" office:value="0.000006148257466624">
            <text:p>6,148257466624E-006</text:p>
          </table:table-cell>
          <table:table-cell table:formula="of:=[.C317]-0.013183673" office:value-type="float" office:value="-0.004636663">
            <text:p>-0,004636663</text:p>
          </table:table-cell>
          <table:table-cell table:formula="of:=[.F317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50.899690934">
            <text:p>-50,89969093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18]-0.008584578" office:value-type="float" office:value="-0.002479568">
            <text:p>-0,002479568</text:p>
          </table:table-cell>
          <table:table-cell table:formula="of:=[.D318]^2" office:value-type="float" office:value="0.000006148257466624">
            <text:p>6,148257466624E-006</text:p>
          </table:table-cell>
          <table:table-cell table:formula="of:=[.C318]-0.013183673" office:value-type="float" office:value="0.000247326999999999">
            <text:p>0,000247327</text:p>
          </table:table-cell>
          <table:table-cell table:formula="of:=[.F318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51.225706044">
            <text:p>-51,225706044</text:p>
          </table:table-cell>
          <table:table-cell office:value-type="float" office:value="0.00488401">
            <text:p>0,00488401</text:p>
          </table:table-cell>
          <table:table-cell office:value-type="float" office:value="0.013431">
            <text:p>0,013431</text:p>
          </table:table-cell>
          <table:table-cell table:formula="of:=[.B319]-0.008584578" office:value-type="float" office:value="-0.003700568">
            <text:p>-0,003700568</text:p>
          </table:table-cell>
          <table:table-cell table:formula="of:=[.D319]^2" office:value-type="float" office:value="0.000013694203522624">
            <text:p>1,3694203522624E-005</text:p>
          </table:table-cell>
          <table:table-cell table:formula="of:=[.C319]-0.013183673" office:value-type="float" office:value="0.000247326999999999">
            <text:p>0,000247327</text:p>
          </table:table-cell>
          <table:table-cell table:formula="of:=[.F319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51.682661649">
            <text:p>-51,682661649</text:p>
          </table:table-cell>
          <table:table-cell office:value-type="float" office:value="0.00488401">
            <text:p>0,00488401</text:p>
          </table:table-cell>
          <table:table-cell office:value-type="float" office:value="0.00854701">
            <text:p>0,00854701</text:p>
          </table:table-cell>
          <table:table-cell table:formula="of:=[.B320]-0.008584578" office:value-type="float" office:value="-0.003700568">
            <text:p>-0,003700568</text:p>
          </table:table-cell>
          <table:table-cell table:formula="of:=[.D320]^2" office:value-type="float" office:value="0.000013694203522624">
            <text:p>1,3694203522624E-005</text:p>
          </table:table-cell>
          <table:table-cell table:formula="of:=[.C320]-0.013183673" office:value-type="float" office:value="-0.004636663">
            <text:p>-0,004636663</text:p>
          </table:table-cell>
          <table:table-cell table:formula="of:=[.F320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52.008676759">
            <text:p>-52,008676759</text:p>
          </table:table-cell>
          <table:table-cell table:number-columns-repeated="2" office:value-type="float" office:value="0.00732601">
            <text:p>0,00732601</text:p>
          </table:table-cell>
          <table:table-cell table:formula="of:=[.B321]-0.008584578" office:value-type="float" office:value="-0.001258568">
            <text:p>-0,001258568</text:p>
          </table:table-cell>
          <table:table-cell table:formula="of:=[.D321]^2" office:value-type="float" office:value="0.000001583993410624">
            <text:p>0,000001584</text:p>
          </table:table-cell>
          <table:table-cell table:formula="of:=[.C321]-0.013183673" office:value-type="float" office:value="-0.005857663">
            <text:p>-0,005857663</text:p>
          </table:table-cell>
          <table:table-cell table:formula="of:=[.F321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52.530835386">
            <text:p>-52,530835386</text:p>
          </table:table-cell>
          <table:table-cell office:value-type="float" office:value="0.014652">
            <text:p>0,014652</text:p>
          </table:table-cell>
          <table:table-cell office:value-type="float" office:value="0.010989">
            <text:p>0,010989</text:p>
          </table:table-cell>
          <table:table-cell table:formula="of:=[.B322]-0.008584578" office:value-type="float" office:value="0.006067422">
            <text:p>0,006067422</text:p>
          </table:table-cell>
          <table:table-cell table:formula="of:=[.D322]^2" office:value-type="float" office:value="0.000036813609726084">
            <text:p>3,6813609726084E-005</text:p>
          </table:table-cell>
          <table:table-cell table:formula="of:=[.C322]-0.013183673" office:value-type="float" office:value="-0.002194673">
            <text:p>-0,002194673</text:p>
          </table:table-cell>
          <table:table-cell table:formula="of:=[.F322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52.987790991">
            <text:p>-52,987790991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23]-0.008584578" office:value-type="float" office:value="-0.002479568">
            <text:p>-0,002479568</text:p>
          </table:table-cell>
          <table:table-cell table:formula="of:=[.D323]^2" office:value-type="float" office:value="0.000006148257466624">
            <text:p>6,148257466624E-006</text:p>
          </table:table-cell>
          <table:table-cell table:formula="of:=[.C323]-0.013183673" office:value-type="float" office:value="0.002689327">
            <text:p>0,002689327</text:p>
          </table:table-cell>
          <table:table-cell table:formula="of:=[.F323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53.313806101">
            <text:p>-53,313806101</text:p>
          </table:table-cell>
          <table:table-cell office:value-type="float" office:value="0.013431">
            <text:p>0,013431</text:p>
          </table:table-cell>
          <table:table-cell office:value-type="float" office:value="0.014652">
            <text:p>0,014652</text:p>
          </table:table-cell>
          <table:table-cell table:formula="of:=[.B324]-0.008584578" office:value-type="float" office:value="0.004846422">
            <text:p>0,004846422</text:p>
          </table:table-cell>
          <table:table-cell table:formula="of:=[.D324]^2" office:value-type="float" office:value="0.000023487806202084">
            <text:p>2,3487806202084E-005</text:p>
          </table:table-cell>
          <table:table-cell table:formula="of:=[.C324]-0.013183673" office:value-type="float" office:value="0.001468327">
            <text:p>0,001468327</text:p>
          </table:table-cell>
          <table:table-cell table:formula="of:=[.F324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53.90116775">
            <text:p>-53,90116775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325]-0.008584578" office:value-type="float" office:value="-0.002479568">
            <text:p>-0,002479568</text:p>
          </table:table-cell>
          <table:table-cell table:formula="of:=[.D325]^2" office:value-type="float" office:value="0.000006148257466624">
            <text:p>6,148257466624E-006</text:p>
          </table:table-cell>
          <table:table-cell table:formula="of:=[.C325]-0.013183673" office:value-type="float" office:value="0.005131327">
            <text:p>0,005131327</text:p>
          </table:table-cell>
          <table:table-cell table:formula="of:=[.F325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-54.097311267">
            <text:p>-54,097311267</text:p>
          </table:table-cell>
          <table:table-cell office:value-type="float" office:value="0.00976801">
            <text:p>0,00976801</text:p>
          </table:table-cell>
          <table:table-cell office:value-type="float" office:value="0.014652">
            <text:p>0,014652</text:p>
          </table:table-cell>
          <table:table-cell table:formula="of:=[.B326]-0.008584578" office:value-type="float" office:value="0.001183432">
            <text:p>0,001183432</text:p>
          </table:table-cell>
          <table:table-cell table:formula="of:=[.D326]^2" office:value-type="float" office:value="0.000001400511298624">
            <text:p>1,400511298624E-006</text:p>
          </table:table-cell>
          <table:table-cell table:formula="of:=[.C326]-0.013183673" office:value-type="float" office:value="0.001468327">
            <text:p>0,001468327</text:p>
          </table:table-cell>
          <table:table-cell table:formula="of:=[.F326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54.684672916">
            <text:p>-54,684672916</text:p>
          </table:table-cell>
          <table:table-cell office:value-type="float" office:value="0.00610501">
            <text:p>0,00610501</text:p>
          </table:table-cell>
          <table:table-cell office:value-type="float" office:value="0.023199">
            <text:p>0,023199</text:p>
          </table:table-cell>
          <table:table-cell table:formula="of:=[.B327]-0.008584578" office:value-type="float" office:value="-0.002479568">
            <text:p>-0,002479568</text:p>
          </table:table-cell>
          <table:table-cell table:formula="of:=[.D327]^2" office:value-type="float" office:value="0.000006148257466624">
            <text:p>6,148257466624E-006</text:p>
          </table:table-cell>
          <table:table-cell table:formula="of:=[.C327]-0.013183673" office:value-type="float" office:value="0.010015327">
            <text:p>0,010015327</text:p>
          </table:table-cell>
          <table:table-cell table:formula="of:=[.F327]^2" office:value-type="float" office:value="0.000100306774916929">
            <text:p>0,0001003068</text:p>
          </table:table-cell>
        </table:table-row>
        <table:table-row table:style-name="ro1">
          <table:table-cell office:value-type="float" office:value="-54.945485004">
            <text:p>-54,945485004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328]-0.008584578" office:value-type="float" office:value="-0.001258568">
            <text:p>-0,001258568</text:p>
          </table:table-cell>
          <table:table-cell table:formula="of:=[.D328]^2" office:value-type="float" office:value="0.000001583993410624">
            <text:p>0,000001584</text:p>
          </table:table-cell>
          <table:table-cell table:formula="of:=[.C328]-0.013183673" office:value-type="float" office:value="0.001468327">
            <text:p>0,001468327</text:p>
          </table:table-cell>
          <table:table-cell table:formula="of:=[.F328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55.467643631">
            <text:p>-55,467643631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29]-0.008584578" office:value-type="float" office:value="-0.002479568">
            <text:p>-0,002479568</text:p>
          </table:table-cell>
          <table:table-cell table:formula="of:=[.D329]^2" office:value-type="float" office:value="0.000006148257466624">
            <text:p>6,148257466624E-006</text:p>
          </table:table-cell>
          <table:table-cell table:formula="of:=[.C329]-0.013183673" office:value-type="float" office:value="-0.005857663">
            <text:p>-0,005857663</text:p>
          </table:table-cell>
          <table:table-cell table:formula="of:=[.F329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55.728455719">
            <text:p>-55,728455719</text:p>
          </table:table-cell>
          <table:table-cell office:value-type="float" office:value="0.00732601">
            <text:p>0,00732601</text:p>
          </table:table-cell>
          <table:table-cell office:value-type="float" office:value="0.014652">
            <text:p>0,014652</text:p>
          </table:table-cell>
          <table:table-cell table:formula="of:=[.B330]-0.008584578" office:value-type="float" office:value="-0.001258568">
            <text:p>-0,001258568</text:p>
          </table:table-cell>
          <table:table-cell table:formula="of:=[.D330]^2" office:value-type="float" office:value="0.000001583993410624">
            <text:p>0,000001584</text:p>
          </table:table-cell>
          <table:table-cell table:formula="of:=[.C330]-0.013183673" office:value-type="float" office:value="0.001468327">
            <text:p>0,001468327</text:p>
          </table:table-cell>
          <table:table-cell table:formula="of:=[.F330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56.250614346">
            <text:p>-56,250614346</text:p>
          </table:table-cell>
          <table:table-cell office:value-type="float" office:value="0.00610501">
            <text:p>0,00610501</text:p>
          </table:table-cell>
          <table:table-cell office:value-type="float" office:value="0.020757">
            <text:p>0,020757</text:p>
          </table:table-cell>
          <table:table-cell table:formula="of:=[.B331]-0.008584578" office:value-type="float" office:value="-0.002479568">
            <text:p>-0,002479568</text:p>
          </table:table-cell>
          <table:table-cell table:formula="of:=[.D331]^2" office:value-type="float" office:value="0.000006148257466624">
            <text:p>6,148257466624E-006</text:p>
          </table:table-cell>
          <table:table-cell table:formula="of:=[.C331]-0.013183673" office:value-type="float" office:value="0.007573327">
            <text:p>0,007573327</text:p>
          </table:table-cell>
          <table:table-cell table:formula="of:=[.F331]^2" office:value-type="float" office:value="0.0000573552818489289">
            <text:p>5,73552818489289E-005</text:p>
          </table:table-cell>
        </table:table-row>
        <table:table-row table:style-name="ro1">
          <table:table-cell office:value-type="float" office:value="-56.707569951">
            <text:p>-56,707569951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32]-0.008584578" office:value-type="float" office:value="-0.002479568">
            <text:p>-0,002479568</text:p>
          </table:table-cell>
          <table:table-cell table:formula="of:=[.D332]^2" office:value-type="float" office:value="0.000006148257466624">
            <text:p>6,148257466624E-006</text:p>
          </table:table-cell>
          <table:table-cell table:formula="of:=[.C332]-0.013183673" office:value-type="float" office:value="0.001468327">
            <text:p>0,001468327</text:p>
          </table:table-cell>
          <table:table-cell table:formula="of:=[.F332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57.033585061">
            <text:p>-57,033585061</text:p>
          </table:table-cell>
          <table:table-cell office:value-type="float" office:value="0.018315">
            <text:p>0,018315</text:p>
          </table:table-cell>
          <table:table-cell office:value-type="float" office:value="0.00732601">
            <text:p>0,00732601</text:p>
          </table:table-cell>
          <table:table-cell table:formula="of:=[.B333]-0.008584578" office:value-type="float" office:value="0.009730422">
            <text:p>0,009730422</text:p>
          </table:table-cell>
          <table:table-cell table:formula="of:=[.D333]^2" office:value-type="float" office:value="0.0000946811122980839">
            <text:p>9,46811122980839E-005</text:p>
          </table:table-cell>
          <table:table-cell table:formula="of:=[.C333]-0.013183673" office:value-type="float" office:value="-0.005857663">
            <text:p>-0,005857663</text:p>
          </table:table-cell>
          <table:table-cell table:formula="of:=[.F333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57.555743688">
            <text:p>-57,555743688</text:p>
          </table:table-cell>
          <table:table-cell office:value-type="float" office:value="0.013431">
            <text:p>0,013431</text:p>
          </table:table-cell>
          <table:table-cell office:value-type="float" office:value="0.00732601">
            <text:p>0,00732601</text:p>
          </table:table-cell>
          <table:table-cell table:formula="of:=[.B334]-0.008584578" office:value-type="float" office:value="0.004846422">
            <text:p>0,004846422</text:p>
          </table:table-cell>
          <table:table-cell table:formula="of:=[.D334]^2" office:value-type="float" office:value="0.000023487806202084">
            <text:p>2,3487806202084E-005</text:p>
          </table:table-cell>
          <table:table-cell table:formula="of:=[.C334]-0.013183673" office:value-type="float" office:value="-0.005857663">
            <text:p>-0,005857663</text:p>
          </table:table-cell>
          <table:table-cell table:formula="of:=[.F334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57.881758798">
            <text:p>-57,881758798</text:p>
          </table:table-cell>
          <table:table-cell office:value-type="float" office:value="0.00854701">
            <text:p>0,00854701</text:p>
          </table:table-cell>
          <table:table-cell office:value-type="float" office:value="0.025641">
            <text:p>0,025641</text:p>
          </table:table-cell>
          <table:table-cell table:formula="of:=[.B335]-0.008584578" office:value-type="float" office:value="-0.000037568">
            <text:p>-0,000037568</text:p>
          </table:table-cell>
          <table:table-cell table:formula="of:=[.D335]^2" office:value-type="float" office:value="0.000000001411354624">
            <text:p>1,411354624E-009</text:p>
          </table:table-cell>
          <table:table-cell table:formula="of:=[.C335]-0.013183673" office:value-type="float" office:value="0.012457327">
            <text:p>0,012457327</text:p>
          </table:table-cell>
          <table:table-cell table:formula="of:=[.F335]^2" office:value-type="float" office:value="0.000155184995984929">
            <text:p>0,000155185</text:p>
          </table:table-cell>
        </table:table-row>
        <table:table-row table:style-name="ro1">
          <table:table-cell office:value-type="float" office:value="-58.403917425">
            <text:p>-58,403917425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336]-0.008584578" office:value-type="float" office:value="-0.002479568">
            <text:p>-0,002479568</text:p>
          </table:table-cell>
          <table:table-cell table:formula="of:=[.D336]^2" office:value-type="float" office:value="0.000006148257466624">
            <text:p>6,148257466624E-006</text:p>
          </table:table-cell>
          <table:table-cell table:formula="of:=[.C336]-0.013183673" office:value-type="float" office:value="0.003910327">
            <text:p>0,003910327</text:p>
          </table:table-cell>
          <table:table-cell table:formula="of:=[.F336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58.926076052">
            <text:p>-58,926076052</text:p>
          </table:table-cell>
          <table:table-cell office:value-type="float" office:value="0.030525">
            <text:p>0,030525</text:p>
          </table:table-cell>
          <table:table-cell office:value-type="float" office:value="0.010989">
            <text:p>0,010989</text:p>
          </table:table-cell>
          <table:table-cell table:formula="of:=[.B337]-0.008584578" office:value-type="float" office:value="0.021940422">
            <text:p>0,021940422</text:p>
          </table:table-cell>
          <table:table-cell table:formula="of:=[.D337]^2" office:value-type="float" office:value="0.000481382117538084">
            <text:p>0,0004813821</text:p>
          </table:table-cell>
          <table:table-cell table:formula="of:=[.C337]-0.013183673" office:value-type="float" office:value="-0.002194673">
            <text:p>-0,002194673</text:p>
          </table:table-cell>
          <table:table-cell table:formula="of:=[.F337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59.121685118">
            <text:p>-59,121685118</text:p>
          </table:table-cell>
          <table:table-cell office:value-type="float" office:value="0.00854701">
            <text:p>0,00854701</text:p>
          </table:table-cell>
          <table:table-cell office:value-type="float" office:value="0.00976801">
            <text:p>0,00976801</text:p>
          </table:table-cell>
          <table:table-cell table:formula="of:=[.B338]-0.008584578" office:value-type="float" office:value="-0.000037568">
            <text:p>-0,000037568</text:p>
          </table:table-cell>
          <table:table-cell table:formula="of:=[.D338]^2" office:value-type="float" office:value="0.000000001411354624">
            <text:p>1,411354624E-009</text:p>
          </table:table-cell>
          <table:table-cell table:formula="of:=[.C338]-0.013183673" office:value-type="float" office:value="-0.003415663">
            <text:p>-0,003415663</text:p>
          </table:table-cell>
          <table:table-cell table:formula="of:=[.F338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59.709046767">
            <text:p>-59,709046767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39]-0.008584578" office:value-type="float" office:value="-0.002479568">
            <text:p>-0,002479568</text:p>
          </table:table-cell>
          <table:table-cell table:formula="of:=[.D339]^2" office:value-type="float" office:value="0.000006148257466624">
            <text:p>6,148257466624E-006</text:p>
          </table:table-cell>
          <table:table-cell table:formula="of:=[.C339]-0.013183673" office:value-type="float" office:value="0.001468327">
            <text:p>0,001468327</text:p>
          </table:table-cell>
          <table:table-cell table:formula="of:=[.F339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59.970393306">
            <text:p>-59,970393306</text:p>
          </table:table-cell>
          <table:table-cell table:number-columns-repeated="2" office:value-type="float" office:value="0.01221">
            <text:p>0,01221</text:p>
          </table:table-cell>
          <table:table-cell table:formula="of:=[.B340]-0.008584578" office:value-type="float" office:value="0.003625422">
            <text:p>0,003625422</text:p>
          </table:table-cell>
          <table:table-cell table:formula="of:=[.D340]^2" office:value-type="float" office:value="0.000013143684678084">
            <text:p>1,3143684678084E-005</text:p>
          </table:table-cell>
          <table:table-cell table:formula="of:=[.C340]-0.013183673" office:value-type="float" office:value="-0.000973673000000001">
            <text:p>-0,000973673</text:p>
          </table:table-cell>
          <table:table-cell table:formula="of:=[.F340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60.557754955">
            <text:p>-60,557754955</text:p>
          </table:table-cell>
          <table:table-cell table:number-columns-repeated="2" office:value-type="float" office:value="0.00732601">
            <text:p>0,00732601</text:p>
          </table:table-cell>
          <table:table-cell table:formula="of:=[.B341]-0.008584578" office:value-type="float" office:value="-0.001258568">
            <text:p>-0,001258568</text:p>
          </table:table-cell>
          <table:table-cell table:formula="of:=[.D341]^2" office:value-type="float" office:value="0.000001583993410624">
            <text:p>0,000001584</text:p>
          </table:table-cell>
          <table:table-cell table:formula="of:=[.C341]-0.013183673" office:value-type="float" office:value="-0.005857663">
            <text:p>-0,005857663</text:p>
          </table:table-cell>
          <table:table-cell table:formula="of:=[.F341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60.753364021">
            <text:p>-60,753364021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42]-0.008584578" office:value-type="float" office:value="-0.002479568">
            <text:p>-0,002479568</text:p>
          </table:table-cell>
          <table:table-cell table:formula="of:=[.D342]^2" office:value-type="float" office:value="0.000006148257466624">
            <text:p>6,148257466624E-006</text:p>
          </table:table-cell>
          <table:table-cell table:formula="of:=[.C342]-0.013183673" office:value-type="float" office:value="-0.003415663">
            <text:p>-0,003415663</text:p>
          </table:table-cell>
          <table:table-cell table:formula="of:=[.F342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61.34072567">
            <text:p>-61,34072567</text:p>
          </table:table-cell>
          <table:table-cell office:value-type="float" office:value="0.017094">
            <text:p>0,017094</text:p>
          </table:table-cell>
          <table:table-cell office:value-type="float" office:value="0.014652">
            <text:p>0,014652</text:p>
          </table:table-cell>
          <table:table-cell table:formula="of:=[.B343]-0.008584578" office:value-type="float" office:value="0.008509422">
            <text:p>0,008509422</text:p>
          </table:table-cell>
          <table:table-cell table:formula="of:=[.D343]^2" office:value-type="float" office:value="0.0000724102627740839">
            <text:p>7,24102627740839E-005</text:p>
          </table:table-cell>
          <table:table-cell table:formula="of:=[.C343]-0.013183673" office:value-type="float" office:value="0.001468327">
            <text:p>0,001468327</text:p>
          </table:table-cell>
          <table:table-cell table:formula="of:=[.F343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61.731943802">
            <text:p>-61,731943802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44]-0.008584578" office:value-type="float" office:value="-0.002479568">
            <text:p>-0,002479568</text:p>
          </table:table-cell>
          <table:table-cell table:formula="of:=[.D344]^2" office:value-type="float" office:value="0.000006148257466624">
            <text:p>6,148257466624E-006</text:p>
          </table:table-cell>
          <table:table-cell table:formula="of:=[.C344]-0.013183673" office:value-type="float" office:value="0.002689327">
            <text:p>0,002689327</text:p>
          </table:table-cell>
          <table:table-cell table:formula="of:=[.F344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62.123696385">
            <text:p>-62,123696385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45]-0.008584578" office:value-type="float" office:value="-0.002479568">
            <text:p>-0,002479568</text:p>
          </table:table-cell>
          <table:table-cell table:formula="of:=[.D345]^2" office:value-type="float" office:value="0.000006148257466624">
            <text:p>6,148257466624E-006</text:p>
          </table:table-cell>
          <table:table-cell table:formula="of:=[.C345]-0.013183673" office:value-type="float" office:value="-0.002194673">
            <text:p>-0,002194673</text:p>
          </table:table-cell>
          <table:table-cell table:formula="of:=[.F345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62.645855012">
            <text:p>-62,645855012</text:p>
          </table:table-cell>
          <table:table-cell office:value-type="float" office:value="0.00488401">
            <text:p>0,00488401</text:p>
          </table:table-cell>
          <table:table-cell office:value-type="float" office:value="0.01221">
            <text:p>0,01221</text:p>
          </table:table-cell>
          <table:table-cell table:formula="of:=[.B346]-0.008584578" office:value-type="float" office:value="-0.003700568">
            <text:p>-0,003700568</text:p>
          </table:table-cell>
          <table:table-cell table:formula="of:=[.D346]^2" office:value-type="float" office:value="0.000013694203522624">
            <text:p>1,3694203522624E-005</text:p>
          </table:table-cell>
          <table:table-cell table:formula="of:=[.C346]-0.013183673" office:value-type="float" office:value="-0.000973673000000001">
            <text:p>-0,000973673</text:p>
          </table:table-cell>
          <table:table-cell table:formula="of:=[.F346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62.9066671">
            <text:p>-62,9066671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47]-0.008584578" office:value-type="float" office:value="-0.002479568">
            <text:p>-0,002479568</text:p>
          </table:table-cell>
          <table:table-cell table:formula="of:=[.D347]^2" office:value-type="float" office:value="0.000006148257466624">
            <text:p>6,148257466624E-006</text:p>
          </table:table-cell>
          <table:table-cell table:formula="of:=[.C347]-0.013183673" office:value-type="float" office:value="0.001468327">
            <text:p>0,001468327</text:p>
          </table:table-cell>
          <table:table-cell table:formula="of:=[.F347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63.428825727">
            <text:p>-63,428825727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48]-0.008584578" office:value-type="float" office:value="-0.002479568">
            <text:p>-0,002479568</text:p>
          </table:table-cell>
          <table:table-cell table:formula="of:=[.D348]^2" office:value-type="float" office:value="0.000006148257466624">
            <text:p>6,148257466624E-006</text:p>
          </table:table-cell>
          <table:table-cell table:formula="of:=[.C348]-0.013183673" office:value-type="float" office:value="-0.004636663">
            <text:p>-0,004636663</text:p>
          </table:table-cell>
          <table:table-cell table:formula="of:=[.F348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63.689637815">
            <text:p>-63,689637815</text:p>
          </table:table-cell>
          <table:table-cell office:value-type="float" office:value="0.026862">
            <text:p>0,026862</text:p>
          </table:table-cell>
          <table:table-cell office:value-type="float" office:value="0.00854701">
            <text:p>0,00854701</text:p>
          </table:table-cell>
          <table:table-cell table:formula="of:=[.B349]-0.008584578" office:value-type="float" office:value="0.018277422">
            <text:p>0,018277422</text:p>
          </table:table-cell>
          <table:table-cell table:formula="of:=[.D349]^2" office:value-type="float" office:value="0.000334064154966084">
            <text:p>0,0003340642</text:p>
          </table:table-cell>
          <table:table-cell table:formula="of:=[.C349]-0.013183673" office:value-type="float" office:value="-0.004636663">
            <text:p>-0,004636663</text:p>
          </table:table-cell>
          <table:table-cell table:formula="of:=[.F349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64.211796442">
            <text:p>-64,211796442</text:p>
          </table:table-cell>
          <table:table-cell office:value-type="float" office:value="0.00488401">
            <text:p>0,00488401</text:p>
          </table:table-cell>
          <table:table-cell office:value-type="float" office:value="0.014652">
            <text:p>0,014652</text:p>
          </table:table-cell>
          <table:table-cell table:formula="of:=[.B350]-0.008584578" office:value-type="float" office:value="-0.003700568">
            <text:p>-0,003700568</text:p>
          </table:table-cell>
          <table:table-cell table:formula="of:=[.D350]^2" office:value-type="float" office:value="0.000013694203522624">
            <text:p>1,3694203522624E-005</text:p>
          </table:table-cell>
          <table:table-cell table:formula="of:=[.C350]-0.013183673" office:value-type="float" office:value="0.001468327">
            <text:p>0,001468327</text:p>
          </table:table-cell>
          <table:table-cell table:formula="of:=[.F350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64.799158091">
            <text:p>-64,799158091</text:p>
          </table:table-cell>
          <table:table-cell table:number-columns-repeated="2" office:value-type="float" office:value="0.00976801">
            <text:p>0,00976801</text:p>
          </table:table-cell>
          <table:table-cell table:formula="of:=[.B351]-0.008584578" office:value-type="float" office:value="0.001183432">
            <text:p>0,001183432</text:p>
          </table:table-cell>
          <table:table-cell table:formula="of:=[.D351]^2" office:value-type="float" office:value="0.000001400511298624">
            <text:p>1,400511298624E-006</text:p>
          </table:table-cell>
          <table:table-cell table:formula="of:=[.C351]-0.013183673" office:value-type="float" office:value="-0.003415663">
            <text:p>-0,003415663</text:p>
          </table:table-cell>
          <table:table-cell table:formula="of:=[.F351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64.994767157">
            <text:p>-64,994767157</text:p>
          </table:table-cell>
          <table:table-cell office:value-type="float" office:value="0.00976801">
            <text:p>0,00976801</text:p>
          </table:table-cell>
          <table:table-cell office:value-type="float" office:value="0.00732601">
            <text:p>0,00732601</text:p>
          </table:table-cell>
          <table:table-cell table:formula="of:=[.B352]-0.008584578" office:value-type="float" office:value="0.001183432">
            <text:p>0,001183432</text:p>
          </table:table-cell>
          <table:table-cell table:formula="of:=[.D352]^2" office:value-type="float" office:value="0.000001400511298624">
            <text:p>1,400511298624E-006</text:p>
          </table:table-cell>
          <table:table-cell table:formula="of:=[.C352]-0.013183673" office:value-type="float" office:value="-0.005857663">
            <text:p>-0,005857663</text:p>
          </table:table-cell>
          <table:table-cell table:formula="of:=[.F352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65.582128806">
            <text:p>-65,582128806</text:p>
          </table:table-cell>
          <table:table-cell office:value-type="float" office:value="0.00732601">
            <text:p>0,00732601</text:p>
          </table:table-cell>
          <table:table-cell office:value-type="float" office:value="0.00854701">
            <text:p>0,00854701</text:p>
          </table:table-cell>
          <table:table-cell table:formula="of:=[.B353]-0.008584578" office:value-type="float" office:value="-0.001258568">
            <text:p>-0,001258568</text:p>
          </table:table-cell>
          <table:table-cell table:formula="of:=[.D353]^2" office:value-type="float" office:value="0.000001583993410624">
            <text:p>0,000001584</text:p>
          </table:table-cell>
          <table:table-cell table:formula="of:=[.C353]-0.013183673" office:value-type="float" office:value="-0.004636663">
            <text:p>-0,004636663</text:p>
          </table:table-cell>
          <table:table-cell table:formula="of:=[.F353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65.778272323">
            <text:p>-65,778272323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54]-0.008584578" office:value-type="float" office:value="-0.002479568">
            <text:p>-0,002479568</text:p>
          </table:table-cell>
          <table:table-cell table:formula="of:=[.D354]^2" office:value-type="float" office:value="0.000006148257466624">
            <text:p>6,148257466624E-006</text:p>
          </table:table-cell>
          <table:table-cell table:formula="of:=[.C354]-0.013183673" office:value-type="float" office:value="0.000247326999999999">
            <text:p>0,000247327</text:p>
          </table:table-cell>
          <table:table-cell table:formula="of:=[.F354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66.365099521">
            <text:p>-66,365099521</text:p>
          </table:table-cell>
          <table:table-cell office:value-type="float" office:value="0.00610501">
            <text:p>0,00610501</text:p>
          </table:table-cell>
          <table:table-cell office:value-type="float" office:value="0.018315">
            <text:p>0,018315</text:p>
          </table:table-cell>
          <table:table-cell table:formula="of:=[.B355]-0.008584578" office:value-type="float" office:value="-0.002479568">
            <text:p>-0,002479568</text:p>
          </table:table-cell>
          <table:table-cell table:formula="of:=[.D355]^2" office:value-type="float" office:value="0.000006148257466624">
            <text:p>6,148257466624E-006</text:p>
          </table:table-cell>
          <table:table-cell table:formula="of:=[.C355]-0.013183673" office:value-type="float" office:value="0.005131327">
            <text:p>0,005131327</text:p>
          </table:table-cell>
          <table:table-cell table:formula="of:=[.F355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-66.822055126">
            <text:p>-66,822055126</text:p>
          </table:table-cell>
          <table:table-cell office:value-type="float" office:value="0.010989">
            <text:p>0,010989</text:p>
          </table:table-cell>
          <table:table-cell office:value-type="float" office:value="0.00854701">
            <text:p>0,00854701</text:p>
          </table:table-cell>
          <table:table-cell table:formula="of:=[.B356]-0.008584578" office:value-type="float" office:value="0.002404422">
            <text:p>0,002404422</text:p>
          </table:table-cell>
          <table:table-cell table:formula="of:=[.D356]^2" office:value-type="float" office:value="0.00000578124515408399">
            <text:p>5,78124515408399E-006</text:p>
          </table:table-cell>
          <table:table-cell table:formula="of:=[.C356]-0.013183673" office:value-type="float" office:value="-0.004636663">
            <text:p>-0,004636663</text:p>
          </table:table-cell>
          <table:table-cell table:formula="of:=[.F356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67.213807709">
            <text:p>-67,213807709</text:p>
          </table:table-cell>
          <table:table-cell office:value-type="float" office:value="0.01221">
            <text:p>0,01221</text:p>
          </table:table-cell>
          <table:table-cell office:value-type="float" office:value="0.00976801">
            <text:p>0,00976801</text:p>
          </table:table-cell>
          <table:table-cell table:formula="of:=[.B357]-0.008584578" office:value-type="float" office:value="0.003625422">
            <text:p>0,003625422</text:p>
          </table:table-cell>
          <table:table-cell table:formula="of:=[.D357]^2" office:value-type="float" office:value="0.000013143684678084">
            <text:p>1,3143684678084E-005</text:p>
          </table:table-cell>
          <table:table-cell table:formula="of:=[.C357]-0.013183673" office:value-type="float" office:value="-0.003415663">
            <text:p>-0,003415663</text:p>
          </table:table-cell>
          <table:table-cell table:formula="of:=[.F357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67.605025841">
            <text:p>-67,605025841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58]-0.008584578" office:value-type="float" office:value="-0.002479568">
            <text:p>-0,002479568</text:p>
          </table:table-cell>
          <table:table-cell table:formula="of:=[.D358]^2" office:value-type="float" office:value="0.000006148257466624">
            <text:p>6,148257466624E-006</text:p>
          </table:table-cell>
          <table:table-cell table:formula="of:=[.C358]-0.013183673" office:value-type="float" office:value="-0.002194673">
            <text:p>-0,002194673</text:p>
          </table:table-cell>
          <table:table-cell table:formula="of:=[.F358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67.996778424">
            <text:p>-67,996778424</text:p>
          </table:table-cell>
          <table:table-cell office:value-type="float" office:value="0.00732601">
            <text:p>0,00732601</text:p>
          </table:table-cell>
          <table:table-cell office:value-type="float" office:value="0.00976801">
            <text:p>0,00976801</text:p>
          </table:table-cell>
          <table:table-cell table:formula="of:=[.B359]-0.008584578" office:value-type="float" office:value="-0.001258568">
            <text:p>-0,001258568</text:p>
          </table:table-cell>
          <table:table-cell table:formula="of:=[.D359]^2" office:value-type="float" office:value="0.000001583993410624">
            <text:p>0,000001584</text:p>
          </table:table-cell>
          <table:table-cell table:formula="of:=[.C359]-0.013183673" office:value-type="float" office:value="-0.003415663">
            <text:p>-0,003415663</text:p>
          </table:table-cell>
          <table:table-cell table:formula="of:=[.F359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68.453734029">
            <text:p>-68,453734029</text:p>
          </table:table-cell>
          <table:table-cell office:value-type="float" office:value="0.00732601">
            <text:p>0,00732601</text:p>
          </table:table-cell>
          <table:table-cell office:value-type="float" office:value="0.013431">
            <text:p>0,013431</text:p>
          </table:table-cell>
          <table:table-cell table:formula="of:=[.B360]-0.008584578" office:value-type="float" office:value="-0.001258568">
            <text:p>-0,001258568</text:p>
          </table:table-cell>
          <table:table-cell table:formula="of:=[.D360]^2" office:value-type="float" office:value="0.000001583993410624">
            <text:p>0,000001584</text:p>
          </table:table-cell>
          <table:table-cell table:formula="of:=[.C360]-0.013183673" office:value-type="float" office:value="0.000247326999999999">
            <text:p>0,000247327</text:p>
          </table:table-cell>
          <table:table-cell table:formula="of:=[.F360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69.041095678">
            <text:p>-69,041095678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61]-0.008584578" office:value-type="float" office:value="-0.002479568">
            <text:p>-0,002479568</text:p>
          </table:table-cell>
          <table:table-cell table:formula="of:=[.D361]^2" office:value-type="float" office:value="0.000006148257466624">
            <text:p>6,148257466624E-006</text:p>
          </table:table-cell>
          <table:table-cell table:formula="of:=[.C361]-0.013183673" office:value-type="float" office:value="-0.004636663">
            <text:p>-0,004636663</text:p>
          </table:table-cell>
          <table:table-cell table:formula="of:=[.F361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69.236704744">
            <text:p>-69,236704744</text:p>
          </table:table-cell>
          <table:table-cell office:value-type="float" office:value="0.00610501">
            <text:p>0,00610501</text:p>
          </table:table-cell>
          <table:table-cell office:value-type="float" office:value="0.013431">
            <text:p>0,013431</text:p>
          </table:table-cell>
          <table:table-cell table:formula="of:=[.B362]-0.008584578" office:value-type="float" office:value="-0.002479568">
            <text:p>-0,002479568</text:p>
          </table:table-cell>
          <table:table-cell table:formula="of:=[.D362]^2" office:value-type="float" office:value="0.000006148257466624">
            <text:p>6,148257466624E-006</text:p>
          </table:table-cell>
          <table:table-cell table:formula="of:=[.C362]-0.013183673" office:value-type="float" office:value="0.000247326999999999">
            <text:p>0,000247327</text:p>
          </table:table-cell>
          <table:table-cell table:formula="of:=[.F362]^2" office:value-type="float" office:value="0.0000000611706449289993">
            <text:p>6,11706449289993E-008</text:p>
          </table:table-cell>
        </table:table-row>
        <table:table-row table:style-name="ro1">
          <table:table-cell office:value-type="float" office:value="-69.824066393">
            <text:p>-69,824066393</text:p>
          </table:table-cell>
          <table:table-cell office:value-type="float" office:value="0.014652">
            <text:p>0,014652</text:p>
          </table:table-cell>
          <table:table-cell office:value-type="float" office:value="0.018315">
            <text:p>0,018315</text:p>
          </table:table-cell>
          <table:table-cell table:formula="of:=[.B363]-0.008584578" office:value-type="float" office:value="0.006067422">
            <text:p>0,006067422</text:p>
          </table:table-cell>
          <table:table-cell table:formula="of:=[.D363]^2" office:value-type="float" office:value="0.000036813609726084">
            <text:p>3,6813609726084E-005</text:p>
          </table:table-cell>
          <table:table-cell table:formula="of:=[.C363]-0.013183673" office:value-type="float" office:value="0.005131327">
            <text:p>0,005131327</text:p>
          </table:table-cell>
          <table:table-cell table:formula="of:=[.F363]^2" office:value-type="float" office:value="0.000026330516780929">
            <text:p>2,6330516780929E-005</text:p>
          </table:table-cell>
        </table:table-row>
        <table:table-row table:style-name="ro1">
          <table:table-cell office:value-type="float" office:value="-70.019675459">
            <text:p>-70,019675459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64]-0.008584578" office:value-type="float" office:value="-0.002479568">
            <text:p>-0,002479568</text:p>
          </table:table-cell>
          <table:table-cell table:formula="of:=[.D364]^2" office:value-type="float" office:value="0.000006148257466624">
            <text:p>6,148257466624E-006</text:p>
          </table:table-cell>
          <table:table-cell table:formula="of:=[.C364]-0.013183673" office:value-type="float" office:value="-0.004636663">
            <text:p>-0,004636663</text:p>
          </table:table-cell>
          <table:table-cell table:formula="of:=[.F364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70.607037108">
            <text:p>-70,607037108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65]-0.008584578" office:value-type="float" office:value="-0.002479568">
            <text:p>-0,002479568</text:p>
          </table:table-cell>
          <table:table-cell table:formula="of:=[.D365]^2" office:value-type="float" office:value="0.000006148257466624">
            <text:p>6,148257466624E-006</text:p>
          </table:table-cell>
          <table:table-cell table:formula="of:=[.C365]-0.013183673" office:value-type="float" office:value="-0.002194673">
            <text:p>-0,002194673</text:p>
          </table:table-cell>
          <table:table-cell table:formula="of:=[.F365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70.867849196">
            <text:p>-70,867849196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66]-0.008584578" office:value-type="float" office:value="-0.002479568">
            <text:p>-0,002479568</text:p>
          </table:table-cell>
          <table:table-cell table:formula="of:=[.D366]^2" office:value-type="float" office:value="0.000006148257466624">
            <text:p>6,148257466624E-006</text:p>
          </table:table-cell>
          <table:table-cell table:formula="of:=[.C366]-0.013183673" office:value-type="float" office:value="0.002689327">
            <text:p>0,002689327</text:p>
          </table:table-cell>
          <table:table-cell table:formula="of:=[.F366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71.390007823">
            <text:p>-71,390007823</text:p>
          </table:table-cell>
          <table:table-cell office:value-type="float" office:value="0.01221">
            <text:p>0,01221</text:p>
          </table:table-cell>
          <table:table-cell office:value-type="float" office:value="0.014652">
            <text:p>0,014652</text:p>
          </table:table-cell>
          <table:table-cell table:formula="of:=[.B367]-0.008584578" office:value-type="float" office:value="0.003625422">
            <text:p>0,003625422</text:p>
          </table:table-cell>
          <table:table-cell table:formula="of:=[.D367]^2" office:value-type="float" office:value="0.000013143684678084">
            <text:p>1,3143684678084E-005</text:p>
          </table:table-cell>
          <table:table-cell table:formula="of:=[.C367]-0.013183673" office:value-type="float" office:value="0.001468327">
            <text:p>0,001468327</text:p>
          </table:table-cell>
          <table:table-cell table:formula="of:=[.F367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71.651354362">
            <text:p>-71,651354362</text:p>
          </table:table-cell>
          <table:table-cell office:value-type="float" office:value="0.00610501">
            <text:p>0,00610501</text:p>
          </table:table-cell>
          <table:table-cell office:value-type="float" office:value="0.00854701">
            <text:p>0,00854701</text:p>
          </table:table-cell>
          <table:table-cell table:formula="of:=[.B368]-0.008584578" office:value-type="float" office:value="-0.002479568">
            <text:p>-0,002479568</text:p>
          </table:table-cell>
          <table:table-cell table:formula="of:=[.D368]^2" office:value-type="float" office:value="0.000006148257466624">
            <text:p>6,148257466624E-006</text:p>
          </table:table-cell>
          <table:table-cell table:formula="of:=[.C368]-0.013183673" office:value-type="float" office:value="-0.004636663">
            <text:p>-0,004636663</text:p>
          </table:table-cell>
          <table:table-cell table:formula="of:=[.F368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72.172978538">
            <text:p>-72,172978538</text:p>
          </table:table-cell>
          <table:table-cell office:value-type="float" office:value="0.00732601">
            <text:p>0,00732601</text:p>
          </table:table-cell>
          <table:table-cell office:value-type="float" office:value="0.01221">
            <text:p>0,01221</text:p>
          </table:table-cell>
          <table:table-cell table:formula="of:=[.B369]-0.008584578" office:value-type="float" office:value="-0.001258568">
            <text:p>-0,001258568</text:p>
          </table:table-cell>
          <table:table-cell table:formula="of:=[.D369]^2" office:value-type="float" office:value="0.000001583993410624">
            <text:p>0,000001584</text:p>
          </table:table-cell>
          <table:table-cell table:formula="of:=[.C369]-0.013183673" office:value-type="float" office:value="-0.000973673000000001">
            <text:p>-0,000973673</text:p>
          </table:table-cell>
          <table:table-cell table:formula="of:=[.F369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72.695137165">
            <text:p>-72,695137165</text:p>
          </table:table-cell>
          <table:table-cell office:value-type="float" office:value="0.00610501">
            <text:p>0,00610501</text:p>
          </table:table-cell>
          <table:table-cell office:value-type="float" office:value="0.015873">
            <text:p>0,015873</text:p>
          </table:table-cell>
          <table:table-cell table:formula="of:=[.B370]-0.008584578" office:value-type="float" office:value="-0.002479568">
            <text:p>-0,002479568</text:p>
          </table:table-cell>
          <table:table-cell table:formula="of:=[.D370]^2" office:value-type="float" office:value="0.000006148257466624">
            <text:p>6,148257466624E-006</text:p>
          </table:table-cell>
          <table:table-cell table:formula="of:=[.C370]-0.013183673" office:value-type="float" office:value="0.002689327">
            <text:p>0,002689327</text:p>
          </table:table-cell>
          <table:table-cell table:formula="of:=[.F370]^2" office:value-type="float" office:value="0.00000723247971292898">
            <text:p>7,23247971292898E-006</text:p>
          </table:table-cell>
        </table:table-row>
        <table:table-row table:style-name="ro1">
          <table:table-cell office:value-type="float" office:value="-73.021686726">
            <text:p>-73,021686726</text:p>
          </table:table-cell>
          <table:table-cell table:number-columns-repeated="2" office:value-type="float" office:value="0.00976801">
            <text:p>0,00976801</text:p>
          </table:table-cell>
          <table:table-cell table:formula="of:=[.B371]-0.008584578" office:value-type="float" office:value="0.001183432">
            <text:p>0,001183432</text:p>
          </table:table-cell>
          <table:table-cell table:formula="of:=[.D371]^2" office:value-type="float" office:value="0.000001400511298624">
            <text:p>1,400511298624E-006</text:p>
          </table:table-cell>
          <table:table-cell table:formula="of:=[.C371]-0.013183673" office:value-type="float" office:value="-0.003415663">
            <text:p>-0,003415663</text:p>
          </table:table-cell>
          <table:table-cell table:formula="of:=[.F371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73.47810788">
            <text:p>-73,47810788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72]-0.008584578" office:value-type="float" office:value="-0.002479568">
            <text:p>-0,002479568</text:p>
          </table:table-cell>
          <table:table-cell table:formula="of:=[.D372]^2" office:value-type="float" office:value="0.000006148257466624">
            <text:p>6,148257466624E-006</text:p>
          </table:table-cell>
          <table:table-cell table:formula="of:=[.C372]-0.013183673" office:value-type="float" office:value="-0.003415663">
            <text:p>-0,003415663</text:p>
          </table:table-cell>
          <table:table-cell table:formula="of:=[.F372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73.935063485">
            <text:p>-73,935063485</text:p>
          </table:table-cell>
          <table:table-cell office:value-type="float" office:value="0.017094">
            <text:p>0,017094</text:p>
          </table:table-cell>
          <table:table-cell office:value-type="float" office:value="0.00854701">
            <text:p>0,00854701</text:p>
          </table:table-cell>
          <table:table-cell table:formula="of:=[.B373]-0.008584578" office:value-type="float" office:value="0.008509422">
            <text:p>0,008509422</text:p>
          </table:table-cell>
          <table:table-cell table:formula="of:=[.D373]^2" office:value-type="float" office:value="0.0000724102627740839">
            <text:p>7,24102627740839E-005</text:p>
          </table:table-cell>
          <table:table-cell table:formula="of:=[.C373]-0.013183673" office:value-type="float" office:value="-0.004636663">
            <text:p>-0,004636663</text:p>
          </table:table-cell>
          <table:table-cell table:formula="of:=[.F373]^2" office:value-type="float" office:value="0.000021498643775569">
            <text:p>2,1498643775569E-005</text:p>
          </table:table-cell>
        </table:table-row>
        <table:table-row table:style-name="ro1">
          <table:table-cell office:value-type="float" office:value="-74.261613046">
            <text:p>-74,261613046</text:p>
          </table:table-cell>
          <table:table-cell office:value-type="float" office:value="0.00610501">
            <text:p>0,00610501</text:p>
          </table:table-cell>
          <table:table-cell office:value-type="float" office:value="0.014652">
            <text:p>0,014652</text:p>
          </table:table-cell>
          <table:table-cell table:formula="of:=[.B374]-0.008584578" office:value-type="float" office:value="-0.002479568">
            <text:p>-0,002479568</text:p>
          </table:table-cell>
          <table:table-cell table:formula="of:=[.D374]^2" office:value-type="float" office:value="0.000006148257466624">
            <text:p>6,148257466624E-006</text:p>
          </table:table-cell>
          <table:table-cell table:formula="of:=[.C374]-0.013183673" office:value-type="float" office:value="0.001468327">
            <text:p>0,001468327</text:p>
          </table:table-cell>
          <table:table-cell table:formula="of:=[.F374]^2" office:value-type="float" office:value="0.000002155984178929">
            <text:p>0,000002156</text:p>
          </table:table-cell>
        </table:table-row>
        <table:table-row table:style-name="ro1">
          <table:table-cell office:value-type="float" office:value="-74.914177717">
            <text:p>-74,914177717</text:p>
          </table:table-cell>
          <table:table-cell office:value-type="float" office:value="0.00732601">
            <text:p>0,00732601</text:p>
          </table:table-cell>
          <table:table-cell office:value-type="float" office:value="0.021978">
            <text:p>0,021978</text:p>
          </table:table-cell>
          <table:table-cell table:formula="of:=[.B375]-0.008584578" office:value-type="float" office:value="-0.001258568">
            <text:p>-0,001258568</text:p>
          </table:table-cell>
          <table:table-cell table:formula="of:=[.D375]^2" office:value-type="float" office:value="0.000001583993410624">
            <text:p>0,000001584</text:p>
          </table:table-cell>
          <table:table-cell table:formula="of:=[.C375]-0.013183673" office:value-type="float" office:value="0.008794327">
            <text:p>0,008794327</text:p>
          </table:table-cell>
          <table:table-cell table:formula="of:=[.F375]^2" office:value-type="float" office:value="0.0000773401873829289">
            <text:p>7,73401873829289E-005</text:p>
          </table:table-cell>
        </table:table-row>
        <table:table-row table:style-name="ro1">
          <table:table-cell office:value-type="float" office:value="-75.109786783">
            <text:p>-75,109786783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76]-0.008584578" office:value-type="float" office:value="-0.002479568">
            <text:p>-0,002479568</text:p>
          </table:table-cell>
          <table:table-cell table:formula="of:=[.D376]^2" office:value-type="float" office:value="0.000006148257466624">
            <text:p>6,148257466624E-006</text:p>
          </table:table-cell>
          <table:table-cell table:formula="of:=[.C376]-0.013183673" office:value-type="float" office:value="-0.005857663">
            <text:p>-0,005857663</text:p>
          </table:table-cell>
          <table:table-cell table:formula="of:=[.F376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75.697148432">
            <text:p>-75,697148432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377]-0.008584578" office:value-type="float" office:value="-0.001258568">
            <text:p>-0,001258568</text:p>
          </table:table-cell>
          <table:table-cell table:formula="of:=[.D377]^2" office:value-type="float" office:value="0.000001583993410624">
            <text:p>0,000001584</text:p>
          </table:table-cell>
          <table:table-cell table:formula="of:=[.C377]-0.013183673" office:value-type="float" office:value="-0.002194673">
            <text:p>-0,002194673</text:p>
          </table:table-cell>
          <table:table-cell table:formula="of:=[.F377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75.892757498">
            <text:p>-75,892757498</text:p>
          </table:table-cell>
          <table:table-cell office:value-type="float" office:value="0.00610501">
            <text:p>0,00610501</text:p>
          </table:table-cell>
          <table:table-cell office:value-type="float" office:value="0.00976801">
            <text:p>0,00976801</text:p>
          </table:table-cell>
          <table:table-cell table:formula="of:=[.B378]-0.008584578" office:value-type="float" office:value="-0.002479568">
            <text:p>-0,002479568</text:p>
          </table:table-cell>
          <table:table-cell table:formula="of:=[.D378]^2" office:value-type="float" office:value="0.000006148257466624">
            <text:p>6,148257466624E-006</text:p>
          </table:table-cell>
          <table:table-cell table:formula="of:=[.C378]-0.013183673" office:value-type="float" office:value="-0.003415663">
            <text:p>-0,003415663</text:p>
          </table:table-cell>
          <table:table-cell table:formula="of:=[.F378]^2" office:value-type="float" office:value="0.000011666753729569">
            <text:p>1,1666753729569E-005</text:p>
          </table:table-cell>
        </table:table-row>
        <table:table-row table:style-name="ro1">
          <table:table-cell office:value-type="float" office:value="-76.480119147">
            <text:p>-76,480119147</text:p>
          </table:table-cell>
          <table:table-cell office:value-type="float" office:value="0.00610501">
            <text:p>0,00610501</text:p>
          </table:table-cell>
          <table:table-cell office:value-type="float" office:value="0.017094">
            <text:p>0,017094</text:p>
          </table:table-cell>
          <table:table-cell table:formula="of:=[.B379]-0.008584578" office:value-type="float" office:value="-0.002479568">
            <text:p>-0,002479568</text:p>
          </table:table-cell>
          <table:table-cell table:formula="of:=[.D379]^2" office:value-type="float" office:value="0.000006148257466624">
            <text:p>6,148257466624E-006</text:p>
          </table:table-cell>
          <table:table-cell table:formula="of:=[.C379]-0.013183673" office:value-type="float" office:value="0.003910327">
            <text:p>0,003910327</text:p>
          </table:table-cell>
          <table:table-cell table:formula="of:=[.F379]^2" office:value-type="float" office:value="0.000015290657246929">
            <text:p>1,5290657246929E-005</text:p>
          </table:table-cell>
        </table:table-row>
        <table:table-row table:style-name="ro1">
          <table:table-cell office:value-type="float" office:value="-76.740931235">
            <text:p>-76,740931235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80]-0.008584578" office:value-type="float" office:value="-0.002479568">
            <text:p>-0,002479568</text:p>
          </table:table-cell>
          <table:table-cell table:formula="of:=[.D380]^2" office:value-type="float" office:value="0.000006148257466624">
            <text:p>6,148257466624E-006</text:p>
          </table:table-cell>
          <table:table-cell table:formula="of:=[.C380]-0.013183673" office:value-type="float" office:value="-0.002194673">
            <text:p>-0,002194673</text:p>
          </table:table-cell>
          <table:table-cell table:formula="of:=[.F380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77.263089862">
            <text:p>-77,263089862</text:p>
          </table:table-cell>
          <table:table-cell table:number-columns-repeated="2" office:value-type="float" office:value="0.00732601">
            <text:p>0,00732601</text:p>
          </table:table-cell>
          <table:table-cell table:formula="of:=[.B381]-0.008584578" office:value-type="float" office:value="-0.001258568">
            <text:p>-0,001258568</text:p>
          </table:table-cell>
          <table:table-cell table:formula="of:=[.D381]^2" office:value-type="float" office:value="0.000001583993410624">
            <text:p>0,000001584</text:p>
          </table:table-cell>
          <table:table-cell table:formula="of:=[.C381]-0.013183673" office:value-type="float" office:value="-0.005857663">
            <text:p>-0,005857663</text:p>
          </table:table-cell>
          <table:table-cell table:formula="of:=[.F381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77.720045467">
            <text:p>-77,720045467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82]-0.008584578" office:value-type="float" office:value="-0.002479568">
            <text:p>-0,002479568</text:p>
          </table:table-cell>
          <table:table-cell table:formula="of:=[.D382]^2" office:value-type="float" office:value="0.000006148257466624">
            <text:p>6,148257466624E-006</text:p>
          </table:table-cell>
          <table:table-cell table:formula="of:=[.C382]-0.013183673" office:value-type="float" office:value="-0.005857663">
            <text:p>-0,005857663</text:p>
          </table:table-cell>
          <table:table-cell table:formula="of:=[.F382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78.046060577">
            <text:p>-78,046060577</text:p>
          </table:table-cell>
          <table:table-cell office:value-type="float" office:value="0.00976801">
            <text:p>0,00976801</text:p>
          </table:table-cell>
          <table:table-cell office:value-type="float" office:value="0.021978">
            <text:p>0,021978</text:p>
          </table:table-cell>
          <table:table-cell table:formula="of:=[.B383]-0.008584578" office:value-type="float" office:value="0.001183432">
            <text:p>0,001183432</text:p>
          </table:table-cell>
          <table:table-cell table:formula="of:=[.D383]^2" office:value-type="float" office:value="0.000001400511298624">
            <text:p>1,400511298624E-006</text:p>
          </table:table-cell>
          <table:table-cell table:formula="of:=[.C383]-0.013183673" office:value-type="float" office:value="0.008794327">
            <text:p>0,008794327</text:p>
          </table:table-cell>
          <table:table-cell table:formula="of:=[.F383]^2" office:value-type="float" office:value="0.0000773401873829289">
            <text:p>7,73401873829289E-005</text:p>
          </table:table-cell>
        </table:table-row>
        <table:table-row table:style-name="ro1">
          <table:table-cell office:value-type="float" office:value="-78.568219204">
            <text:p>-78,568219204</text:p>
          </table:table-cell>
          <table:table-cell office:value-type="float" office:value="0.025641">
            <text:p>0,025641</text:p>
          </table:table-cell>
          <table:table-cell office:value-type="float" office:value="0.010989">
            <text:p>0,010989</text:p>
          </table:table-cell>
          <table:table-cell table:formula="of:=[.B384]-0.008584578" office:value-type="float" office:value="0.017056422">
            <text:p>0,017056422</text:p>
          </table:table-cell>
          <table:table-cell table:formula="of:=[.D384]^2" office:value-type="float" office:value="0.000290921531442084">
            <text:p>0,0002909215</text:p>
          </table:table-cell>
          <table:table-cell table:formula="of:=[.C384]-0.013183673" office:value-type="float" office:value="-0.002194673">
            <text:p>-0,002194673</text:p>
          </table:table-cell>
          <table:table-cell table:formula="of:=[.F384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78.894768765">
            <text:p>-78,894768765</text:p>
          </table:table-cell>
          <table:table-cell table:number-columns-repeated="2" office:value-type="float" office:value="0.01221">
            <text:p>0,01221</text:p>
          </table:table-cell>
          <table:table-cell table:formula="of:=[.B385]-0.008584578" office:value-type="float" office:value="0.003625422">
            <text:p>0,003625422</text:p>
          </table:table-cell>
          <table:table-cell table:formula="of:=[.D385]^2" office:value-type="float" office:value="0.000013143684678084">
            <text:p>1,3143684678084E-005</text:p>
          </table:table-cell>
          <table:table-cell table:formula="of:=[.C385]-0.013183673" office:value-type="float" office:value="-0.000973673000000001">
            <text:p>-0,000973673</text:p>
          </table:table-cell>
          <table:table-cell table:formula="of:=[.F385]^2" office:value-type="float" office:value="0.000000948039110929003">
            <text:p>0,000000948</text:p>
          </table:table-cell>
        </table:table-row>
        <table:table-row table:style-name="ro1">
          <table:table-cell office:value-type="float" office:value="-79.351189919">
            <text:p>-79,351189919</text:p>
          </table:table-cell>
          <table:table-cell office:value-type="float" office:value="0.00610501">
            <text:p>0,00610501</text:p>
          </table:table-cell>
          <table:table-cell office:value-type="float" office:value="0.019536">
            <text:p>0,019536</text:p>
          </table:table-cell>
          <table:table-cell table:formula="of:=[.B386]-0.008584578" office:value-type="float" office:value="-0.002479568">
            <text:p>-0,002479568</text:p>
          </table:table-cell>
          <table:table-cell table:formula="of:=[.D386]^2" office:value-type="float" office:value="0.000006148257466624">
            <text:p>6,148257466624E-006</text:p>
          </table:table-cell>
          <table:table-cell table:formula="of:=[.C386]-0.013183673" office:value-type="float" office:value="0.006352327">
            <text:p>0,006352327</text:p>
          </table:table-cell>
          <table:table-cell table:formula="of:=[.F386]^2" office:value-type="float" office:value="0.0000403520583149289">
            <text:p>4,03520583149289E-005</text:p>
          </table:table-cell>
        </table:table-row>
        <table:table-row table:style-name="ro1">
          <table:table-cell office:value-type="float" office:value="-79.938551568">
            <text:p>-79,938551568</text:p>
          </table:table-cell>
          <table:table-cell office:value-type="float" office:value="0.00732601">
            <text:p>0,00732601</text:p>
          </table:table-cell>
          <table:table-cell office:value-type="float" office:value="0.010989">
            <text:p>0,010989</text:p>
          </table:table-cell>
          <table:table-cell table:formula="of:=[.B387]-0.008584578" office:value-type="float" office:value="-0.001258568">
            <text:p>-0,001258568</text:p>
          </table:table-cell>
          <table:table-cell table:formula="of:=[.D387]^2" office:value-type="float" office:value="0.000001583993410624">
            <text:p>0,000001584</text:p>
          </table:table-cell>
          <table:table-cell table:formula="of:=[.C387]-0.013183673" office:value-type="float" office:value="-0.002194673">
            <text:p>-0,002194673</text:p>
          </table:table-cell>
          <table:table-cell table:formula="of:=[.F387]^2" office:value-type="float" office:value="0.00000481658957692901">
            <text:p>4,81658957692901E-006</text:p>
          </table:table-cell>
        </table:table-row>
        <table:table-row table:style-name="ro1">
          <table:table-cell office:value-type="float" office:value="-80.134695085">
            <text:p>-80,134695085</text:p>
          </table:table-cell>
          <table:table-cell office:value-type="float" office:value="0.00610501">
            <text:p>0,00610501</text:p>
          </table:table-cell>
          <table:table-cell office:value-type="float" office:value="0.00732601">
            <text:p>0,00732601</text:p>
          </table:table-cell>
          <table:table-cell table:formula="of:=[.B388]-0.008584578" office:value-type="float" office:value="-0.002479568">
            <text:p>-0,002479568</text:p>
          </table:table-cell>
          <table:table-cell table:formula="of:=[.D388]^2" office:value-type="float" office:value="0.000006148257466624">
            <text:p>6,148257466624E-006</text:p>
          </table:table-cell>
          <table:table-cell table:formula="of:=[.C388]-0.013183673" office:value-type="float" office:value="-0.005857663">
            <text:p>-0,005857663</text:p>
          </table:table-cell>
          <table:table-cell table:formula="of:=[.F388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80.721522283">
            <text:p>-80,721522283</text:p>
          </table:table-cell>
          <table:table-cell office:value-type="float" office:value="0.00488401">
            <text:p>0,00488401</text:p>
          </table:table-cell>
          <table:table-cell office:value-type="float" office:value="0.00732601">
            <text:p>0,00732601</text:p>
          </table:table-cell>
          <table:table-cell table:formula="of:=[.B389]-0.008584578" office:value-type="float" office:value="-0.003700568">
            <text:p>-0,003700568</text:p>
          </table:table-cell>
          <table:table-cell table:formula="of:=[.D389]^2" office:value-type="float" office:value="0.000013694203522624">
            <text:p>1,3694203522624E-005</text:p>
          </table:table-cell>
          <table:table-cell table:formula="of:=[.C389]-0.013183673" office:value-type="float" office:value="-0.005857663">
            <text:p>-0,005857663</text:p>
          </table:table-cell>
          <table:table-cell table:formula="of:=[.F389]^2" office:value-type="float" office:value="0.000034312215821569">
            <text:p>3,4312215821569E-005</text:p>
          </table:table-cell>
        </table:table-row>
        <table:table-row table:style-name="ro1">
          <table:table-cell office:value-type="float" office:value="-80.982868822">
            <text:p>-80,982868822</text:p>
          </table:table-cell>
          <table:table-cell office:value-type="float" office:value="0.00610501">
            <text:p>0,00610501</text:p>
          </table:table-cell>
          <table:table-cell office:value-type="float" office:value="0.010989">
            <text:p>0,010989</text:p>
          </table:table-cell>
          <table:table-cell table:formula="of:=[.B390]-0.008584578" office:value-type="float" office:value="-0.002479568">
            <text:p>-0,002479568</text:p>
          </table:table-cell>
          <table:table-cell table:formula="of:=[.D390]^2" office:value-type="float" office:value="0.000006148257466624">
            <text:p>6,148257466624E-006</text:p>
          </table:table-cell>
          <table:table-cell table:formula="of:=[.C390]-0.013183673" office:value-type="float" office:value="-0.002194673">
            <text:p>-0,002194673</text:p>
          </table:table-cell>
          <table:table-cell table:formula="of:=[.F390]^2" office:value-type="float" office:value="0.00000481658957692901">
            <text:p>4,81658957692901E-006</text:p>
          </table:table-cell>
        </table:table-row>
        <table:table-row table:style-name="ro3">
          <table:table-cell table:style-name="ce3" office:value-type="string">
            <text:p>Mittelwert</text:p>
          </table:table-cell>
          <table:table-cell table:style-name="ce3" table:formula="of:=SUM([.B1:.B390])/390" office:value-type="float" office:value="0.00858457761538465">
            <text:p>0,0085845776</text:p>
          </table:table-cell>
          <table:table-cell table:style-name="ce3" table:formula="of:=SUM([.C1:.C390])/390" office:value-type="float" office:value="0.013183673025641">
            <text:p>0,013183673</text:p>
          </table:table-cell>
          <table:table-cell/>
          <table:table-cell table:formula="of:=SUM([.E1:.E390])" office:value-type="float" office:value="0.0117323658109823">
            <text:p>0,0117323658</text:p>
          </table:table-cell>
          <table:table-cell/>
          <table:table-cell table:formula="of:=SUM([.G1:.G390])" office:value-type="float" office:value="0.00936693604065901">
            <text:p>0,009366936</text:p>
          </table:table-cell>
        </table:table-row>
        <table:table-row table:style-name="ro3">
          <table:table-cell table:style-name="ce3" office:value-type="string">
            <text:p>Varianz</text:p>
          </table:table-cell>
          <table:table-cell table:style-name="ce3" table:formula="of:=[.E391]/389" office:value-type="float" office:value="0.0000301603234215483">
            <text:p>3,01603234215483E-005</text:p>
          </table:table-cell>
          <table:table-cell table:style-name="ce3" table:formula="of:=[.G391]/389" office:value-type="float" office:value="0.0000240795270968098">
            <text:p>2,40795270968098E-005</text:p>
          </table:table-cell>
          <table:table-cell table:number-columns-repeated="4"/>
        </table:table-row>
        <table:table-row table:style-name="ro2">
          <table:table-cell table:style-name="ce4" office:value-type="string">
            <text:p>Standardabweichung</text:p>
          </table:table-cell>
          <table:table-cell table:style-name="ce3" table:formula="of:=SQRT([.B392])" office:value-type="float" office:value="0.00549184153281468">
            <text:p>0,0054918415</text:p>
          </table:table-cell>
          <table:table-cell table:style-name="ce3" table:formula="of:=SQRT([.C392])" office:value-type="float" office:value="0.00490708947307972">
            <text:p>0,0049070895</text:p>
          </table:table-cell>
          <table:table-cell table:number-columns-repeated="4"/>
        </table:table-row>
      </table:table>
      <table:table table:name="Ohne Probe" table:style-name="ta1" table:print="false">
        <table:table-column table:style-name="co1" table:number-columns-repeated="3" table:default-cell-style-name="ce1"/>
        <table:table-row table:style-name="ro1">
          <table:table-cell office:value-type="float" office:value="-81.178477888">
            <text:p>-81,178477888</text:p>
          </table:table-cell>
          <table:table-cell office:value-type="float" office:value="0.472527">
            <text:p>0,47252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81.308883932">
            <text:p>-81,308883932</text:p>
          </table:table-cell>
          <table:table-cell office:value-type="float" office:value="0.472527">
            <text:p>0,47252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81.24368091">
            <text:p>-81,24368091</text:p>
          </table:table-cell>
          <table:table-cell office:value-type="float" office:value="0.479853">
            <text:p>0,47985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80.982868822">
            <text:p>-80,982868822</text:p>
          </table:table-cell>
          <table:table-cell office:value-type="float" office:value="0.452991">
            <text:p>0,45299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80.721522283">
            <text:p>-80,721522283</text:p>
          </table:table-cell>
          <table:table-cell office:value-type="float" office:value="0.428571">
            <text:p>0,42857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80.330304151">
            <text:p>-80,330304151</text:p>
          </table:table-cell>
          <table:table-cell office:value-type="float" office:value="0.404151">
            <text:p>0,40415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79.873348546">
            <text:p>-79,873348546</text:p>
          </table:table-cell>
          <table:table-cell office:value-type="float" office:value="0.389499">
            <text:p>0,38949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9.67773948">
            <text:p>-79,67773948</text:p>
          </table:table-cell>
          <table:table-cell office:value-type="float" office:value="0.379731">
            <text:p>0,37973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9.090377831">
            <text:p>-79,090377831</text:p>
          </table:table-cell>
          <table:table-cell office:value-type="float" office:value="0.355311">
            <text:p>0,35531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78.894768765">
            <text:p>-78,894768765</text:p>
          </table:table-cell>
          <table:table-cell office:value-type="float" office:value="0.35409">
            <text:p>0,35409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78.307407116">
            <text:p>-78,307407116</text:p>
          </table:table-cell>
          <table:table-cell office:value-type="float" office:value="0.327228">
            <text:p>0,32722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78.046060577">
            <text:p>-78,046060577</text:p>
          </table:table-cell>
          <table:table-cell office:value-type="float" office:value="0.31746">
            <text:p>0,31746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77.524436401">
            <text:p>-77,524436401</text:p>
          </table:table-cell>
          <table:table-cell office:value-type="float" office:value="0.312576">
            <text:p>0,312576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77.263089862">
            <text:p>-77,263089862</text:p>
          </table:table-cell>
          <table:table-cell office:value-type="float" office:value="0.290598">
            <text:p>0,29059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76.675728213">
            <text:p>-76,675728213</text:p>
          </table:table-cell>
          <table:table-cell office:value-type="float" office:value="0.291819">
            <text:p>0,29181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76.480119147">
            <text:p>-76,480119147</text:p>
          </table:table-cell>
          <table:table-cell office:value-type="float" office:value="0.26862">
            <text:p>0,2686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5.892757498">
            <text:p>-75,892757498</text:p>
          </table:table-cell>
          <table:table-cell office:value-type="float" office:value="0.266178">
            <text:p>0,266178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75.697148432">
            <text:p>-75,697148432</text:p>
          </table:table-cell>
          <table:table-cell office:value-type="float" office:value="0.261294">
            <text:p>0,261294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75.109786783">
            <text:p>-75,109786783</text:p>
          </table:table-cell>
          <table:table-cell office:value-type="float" office:value="0.266178">
            <text:p>0,266178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74.848440244">
            <text:p>-74,848440244</text:p>
          </table:table-cell>
          <table:table-cell office:value-type="float" office:value="0.258852">
            <text:p>0,25885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4.261613046">
            <text:p>-74,261613046</text:p>
          </table:table-cell>
          <table:table-cell office:value-type="float" office:value="0.264957">
            <text:p>0,26495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4.065469529">
            <text:p>-74,065469529</text:p>
          </table:table-cell>
          <table:table-cell office:value-type="float" office:value="0.252747">
            <text:p>0,252747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73.47810788">
            <text:p>-73,47810788</text:p>
          </table:table-cell>
          <table:table-cell office:value-type="float" office:value="0.260073">
            <text:p>0,26007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3.282498814">
            <text:p>-73,282498814</text:p>
          </table:table-cell>
          <table:table-cell office:value-type="float" office:value="0.246642">
            <text:p>0,24664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2.629934143">
            <text:p>-72,629934143</text:p>
          </table:table-cell>
          <table:table-cell office:value-type="float" office:value="0.25641">
            <text:p>0,2564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2.499528099">
            <text:p>-72,499528099</text:p>
          </table:table-cell>
          <table:table-cell office:value-type="float" office:value="0.26862">
            <text:p>0,26862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71.91216645">
            <text:p>-71,91216645</text:p>
          </table:table-cell>
          <table:table-cell office:value-type="float" office:value="0.260073">
            <text:p>0,26007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1.651354362">
            <text:p>-71,651354362</text:p>
          </table:table-cell>
          <table:table-cell office:value-type="float" office:value="0.272283">
            <text:p>0,27228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1.063992713">
            <text:p>-71,063992713</text:p>
          </table:table-cell>
          <table:table-cell office:value-type="float" office:value="0.264957">
            <text:p>0,264957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70.607037108">
            <text:p>-70,607037108</text:p>
          </table:table-cell>
          <table:table-cell office:value-type="float" office:value="0.294261">
            <text:p>0,29426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70.34622502">
            <text:p>-70,34622502</text:p>
          </table:table-cell>
          <table:table-cell office:value-type="float" office:value="0.299145">
            <text:p>0,29914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9.758863371">
            <text:p>-69,758863371</text:p>
          </table:table-cell>
          <table:table-cell office:value-type="float" office:value="0.321123">
            <text:p>0,321123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9.497516832">
            <text:p>-69,497516832</text:p>
          </table:table-cell>
          <table:table-cell office:value-type="float" office:value="0.319902">
            <text:p>0,31990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9.041095678">
            <text:p>-69,041095678</text:p>
          </table:table-cell>
          <table:table-cell office:value-type="float" office:value="0.34188">
            <text:p>0,3418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8.714546117">
            <text:p>-68,714546117</text:p>
          </table:table-cell>
          <table:table-cell office:value-type="float" office:value="0.357753">
            <text:p>0,35775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8.19238749">
            <text:p>-68,19238749</text:p>
          </table:table-cell>
          <table:table-cell office:value-type="float" office:value="0.362637">
            <text:p>0,362637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67.86637238">
            <text:p>-67,86637238</text:p>
          </table:table-cell>
          <table:table-cell office:value-type="float" office:value="0.39072">
            <text:p>0,39072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67.409416775">
            <text:p>-67,409416775</text:p>
          </table:table-cell>
          <table:table-cell office:value-type="float" office:value="0.387057">
            <text:p>0,387057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67.083401665">
            <text:p>-67,083401665</text:p>
          </table:table-cell>
          <table:table-cell office:value-type="float" office:value="0.393162">
            <text:p>0,39316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6.62644606">
            <text:p>-66,62644606</text:p>
          </table:table-cell>
          <table:table-cell office:value-type="float" office:value="0.407814">
            <text:p>0,407814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66.299896499">
            <text:p>-66,299896499</text:p>
          </table:table-cell>
          <table:table-cell office:value-type="float" office:value="0.438339">
            <text:p>0,438339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5.843475345">
            <text:p>-65,843475345</text:p>
          </table:table-cell>
          <table:table-cell office:value-type="float" office:value="0.452991">
            <text:p>0,45299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5.516925784">
            <text:p>-65,516925784</text:p>
          </table:table-cell>
          <table:table-cell office:value-type="float" office:value="0.479853">
            <text:p>0,479853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65.059970179">
            <text:p>-65,059970179</text:p>
          </table:table-cell>
          <table:table-cell office:value-type="float" office:value="0.5116">
            <text:p>0,511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4.733955069">
            <text:p>-64,733955069</text:p>
          </table:table-cell>
          <table:table-cell office:value-type="float" office:value="0.531136">
            <text:p>0,53113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64.276999464">
            <text:p>-64,276999464</text:p>
          </table:table-cell>
          <table:table-cell office:value-type="float" office:value="0.551893">
            <text:p>0,55189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3.689637815">
            <text:p>-63,689637815</text:p>
          </table:table-cell>
          <table:table-cell office:value-type="float" office:value="0.575092">
            <text:p>0,57509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3.428825727">
            <text:p>-63,428825727</text:p>
          </table:table-cell>
          <table:table-cell office:value-type="float" office:value="0.579976">
            <text:p>0,57997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62.971870122">
            <text:p>-62,971870122</text:p>
          </table:table-cell>
          <table:table-cell office:value-type="float" office:value="0.603175">
            <text:p>0,60317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2.645855012">
            <text:p>-62,645855012</text:p>
          </table:table-cell>
          <table:table-cell office:value-type="float" office:value="0.62149">
            <text:p>0,6214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2.254102429">
            <text:p>-62,254102429</text:p>
          </table:table-cell>
          <table:table-cell office:value-type="float" office:value="0.639805">
            <text:p>0,639805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61.862884297">
            <text:p>-61,862884297</text:p>
          </table:table-cell>
          <table:table-cell office:value-type="float" office:value="0.656899">
            <text:p>0,65689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1.536334736">
            <text:p>-61,536334736</text:p>
          </table:table-cell>
          <table:table-cell office:value-type="float" office:value="0.653236">
            <text:p>0,65323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1.079379131">
            <text:p>-61,079379131</text:p>
          </table:table-cell>
          <table:table-cell office:value-type="float" office:value="0.663004">
            <text:p>0,663004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60.42681446">
            <text:p>-60,42681446</text:p>
          </table:table-cell>
          <table:table-cell office:value-type="float" office:value="0.656899">
            <text:p>0,65689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60.231205394">
            <text:p>-60,231205394</text:p>
          </table:table-cell>
          <table:table-cell office:value-type="float" office:value="0.671551">
            <text:p>0,67155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9.709046767">
            <text:p>-59,709046767</text:p>
          </table:table-cell>
          <table:table-cell office:value-type="float" office:value="0.660562">
            <text:p>0,660562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9.448234679">
            <text:p>-59,448234679</text:p>
          </table:table-cell>
          <table:table-cell office:value-type="float" office:value="0.661783">
            <text:p>0,66178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8.86087303">
            <text:p>-58,86087303</text:p>
          </table:table-cell>
          <table:table-cell office:value-type="float" office:value="0.64591">
            <text:p>0,6459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8.665263964">
            <text:p>-58,665263964</text:p>
          </table:table-cell>
          <table:table-cell office:value-type="float" office:value="0.654457">
            <text:p>0,654457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58.077902315">
            <text:p>-58,077902315</text:p>
          </table:table-cell>
          <table:table-cell office:value-type="float" office:value="0.642247">
            <text:p>0,64224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7.555743688">
            <text:p>-57,555743688</text:p>
          </table:table-cell>
          <table:table-cell office:value-type="float" office:value="0.644689">
            <text:p>0,64468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7.2949316">
            <text:p>-57,2949316</text:p>
          </table:table-cell>
          <table:table-cell office:value-type="float" office:value="0.665446">
            <text:p>0,66544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7.033585061">
            <text:p>-57,033585061</text:p>
          </table:table-cell>
          <table:table-cell office:value-type="float" office:value="0.676435">
            <text:p>0,67643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6.511426434">
            <text:p>-56,511426434</text:p>
          </table:table-cell>
          <table:table-cell office:value-type="float" office:value="0.704518">
            <text:p>0,70451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5.989802258">
            <text:p>-55,989802258</text:p>
          </table:table-cell>
          <table:table-cell office:value-type="float" office:value="0.715507">
            <text:p>0,71550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5.728455719">
            <text:p>-55,728455719</text:p>
          </table:table-cell>
          <table:table-cell office:value-type="float" office:value="0.738706">
            <text:p>0,73870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5.206297092">
            <text:p>-55,206297092</text:p>
          </table:table-cell>
          <table:table-cell office:value-type="float" office:value="0.763126">
            <text:p>0,76312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4.880281982">
            <text:p>-54,880281982</text:p>
          </table:table-cell>
          <table:table-cell office:value-type="float" office:value="0.814408">
            <text:p>0,814408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4.423326377">
            <text:p>-54,423326377</text:p>
          </table:table-cell>
          <table:table-cell office:value-type="float" office:value="0.873016">
            <text:p>0,87301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4.097311267">
            <text:p>-54,097311267</text:p>
          </table:table-cell>
          <table:table-cell office:value-type="float" office:value="0.903541">
            <text:p>0,90354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3.57515264">
            <text:p>-53,57515264</text:p>
          </table:table-cell>
          <table:table-cell office:value-type="float" office:value="0.937729">
            <text:p>0,937729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53.248603079">
            <text:p>-53,248603079</text:p>
          </table:table-cell>
          <table:table-cell office:value-type="float" office:value="0.935287">
            <text:p>0,93528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52.792181925">
            <text:p>-52,792181925</text:p>
          </table:table-cell>
          <table:table-cell office:value-type="float" office:value="0.970696">
            <text:p>0,97069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2.465632364">
            <text:p>-52,465632364</text:p>
          </table:table-cell>
          <table:table-cell office:value-type="float" office:value="1.00366">
            <text:p>1,0036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51.943473737">
            <text:p>-51,943473737</text:p>
          </table:table-cell>
          <table:table-cell office:value-type="float" office:value="1.03541">
            <text:p>1,0354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1.421849561">
            <text:p>-51,421849561</text:p>
          </table:table-cell>
          <table:table-cell office:value-type="float" office:value="1.06105">
            <text:p>1,06105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51.225706044">
            <text:p>-51,225706044</text:p>
          </table:table-cell>
          <table:table-cell office:value-type="float" office:value="1.08791">
            <text:p>1,0879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0.638344395">
            <text:p>-50,638344395</text:p>
          </table:table-cell>
          <table:table-cell office:value-type="float" office:value="1.12576">
            <text:p>1,1257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0.377532307">
            <text:p>-50,377532307</text:p>
          </table:table-cell>
          <table:table-cell office:value-type="float" office:value="1.15507">
            <text:p>1,1550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9.85537368">
            <text:p>-49,85537368</text:p>
          </table:table-cell>
          <table:table-cell office:value-type="float" office:value="1.18681">
            <text:p>1,1868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49.594561592">
            <text:p>-49,594561592</text:p>
          </table:table-cell>
          <table:table-cell office:value-type="float" office:value="1.22711">
            <text:p>1,227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9.007199943">
            <text:p>-49,007199943</text:p>
          </table:table-cell>
          <table:table-cell office:value-type="float" office:value="1.23321">
            <text:p>1,23321</text:p>
          </table:table-cell>
          <table:table-cell office:value-type="float" office:value="0.015873">
            <text:p>0,015873</text:p>
          </table:table-cell>
        </table:table-row>
        <table:table-row table:style-name="ro2">
          <table:table-cell office:value-type="float" office:value="-48.811590877">
            <text:p>-48,811590877</text:p>
          </table:table-cell>
          <table:table-cell table:style-name="ce5" office:value-type="string">
            <text:p>01,01,267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8.224229228">
            <text:p>-48,224229228</text:p>
          </table:table-cell>
          <table:table-cell office:value-type="float" office:value="1.29426">
            <text:p>1,2942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47.962882689">
            <text:p>-47,962882689</text:p>
          </table:table-cell>
          <table:table-cell office:value-type="float" office:value="1.32723">
            <text:p>1,3272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7.440724062">
            <text:p>-47,440724062</text:p>
          </table:table-cell>
          <table:table-cell office:value-type="float" office:value="1.37241">
            <text:p>1,3724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7.179911974">
            <text:p>-47,179911974</text:p>
          </table:table-cell>
          <table:table-cell office:value-type="float" office:value="1.40659">
            <text:p>1,40659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46.592550325">
            <text:p>-46,592550325</text:p>
          </table:table-cell>
          <table:table-cell office:value-type="float" office:value="1.44322">
            <text:p>1,4432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6.13559472">
            <text:p>-46,13559472</text:p>
          </table:table-cell>
          <table:table-cell office:value-type="float" office:value="1.49817">
            <text:p>1,4981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5.80957961">
            <text:p>-45,80957961</text:p>
          </table:table-cell>
          <table:table-cell office:value-type="float" office:value="1.53968">
            <text:p>1,5396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5.352624005">
            <text:p>-45,352624005</text:p>
          </table:table-cell>
          <table:table-cell office:value-type="float" office:value="1.57753">
            <text:p>1,5775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45.026608895">
            <text:p>-45,026608895</text:p>
          </table:table-cell>
          <table:table-cell office:value-type="float" office:value="1.61905">
            <text:p>1,6190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4.56965329">
            <text:p>-44,56965329</text:p>
          </table:table-cell>
          <table:table-cell office:value-type="float" office:value="1.65934">
            <text:p>1,65934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44.243103729">
            <text:p>-44,243103729</text:p>
          </table:table-cell>
          <table:table-cell office:value-type="float" office:value="1.70818">
            <text:p>1,70818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43.721479553">
            <text:p>-43,721479553</text:p>
          </table:table-cell>
          <table:table-cell office:value-type="float" office:value="1.73382">
            <text:p>1,7338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43.460133014">
            <text:p>-43,460133014</text:p>
          </table:table-cell>
          <table:table-cell office:value-type="float" office:value="1.76923">
            <text:p>1,7692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2.937974387">
            <text:p>-42,937974387</text:p>
          </table:table-cell>
          <table:table-cell office:value-type="float" office:value="1.82051">
            <text:p>1,82051</text:p>
          </table:table-cell>
          <table:table-cell office:value-type="float" office:value="0.00732601">
            <text:p>0,00732601</text:p>
          </table:table-cell>
        </table:table-row>
        <table:table-row table:style-name="ro2">
          <table:table-cell office:value-type="float" office:value="-42.481553233">
            <text:p>-42,481553233</text:p>
          </table:table-cell>
          <table:table-cell table:style-name="ce5" office:value-type="string">
            <text:p>01,01,8486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42.155003672">
            <text:p>-42,155003672</text:p>
          </table:table-cell>
          <table:table-cell office:value-type="float" office:value="1.91941">
            <text:p>1,9194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1.567642023">
            <text:p>-41,567642023</text:p>
          </table:table-cell>
          <table:table-cell office:value-type="float" office:value="1.96581">
            <text:p>1,9658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41.372032957">
            <text:p>-41,372032957</text:p>
          </table:table-cell>
          <table:table-cell office:value-type="float" office:value="2.01709">
            <text:p>2,0170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40.784671308">
            <text:p>-40,784671308</text:p>
          </table:table-cell>
          <table:table-cell office:value-type="float" office:value="2.06227">
            <text:p>2,06227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40.52385922">
            <text:p>-40,52385922</text:p>
          </table:table-cell>
          <table:table-cell office:value-type="float" office:value="2.10623">
            <text:p>2,10623</text:p>
          </table:table-cell>
          <table:table-cell office:value-type="float" office:value="0.00732601">
            <text:p>0,00732601</text:p>
          </table:table-cell>
        </table:table-row>
        <table:table-row table:style-name="ro2">
          <table:table-cell office:value-type="float" office:value="-39.936497571">
            <text:p>-39,936497571</text:p>
          </table:table-cell>
          <table:table-cell table:style-name="ce5" office:value-type="string">
            <text:p>01,02,151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9.740888505">
            <text:p>-39,740888505</text:p>
          </table:table-cell>
          <table:table-cell office:value-type="float" office:value="2.18437">
            <text:p>2,18437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39.153526856">
            <text:p>-39,153526856</text:p>
          </table:table-cell>
          <table:table-cell office:value-type="float" office:value="2.22466">
            <text:p>2,2246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8.957383339">
            <text:p>-38,957383339</text:p>
          </table:table-cell>
          <table:table-cell office:value-type="float" office:value="2.28205">
            <text:p>2,2820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8.37002169">
            <text:p>-38,37002169</text:p>
          </table:table-cell>
          <table:table-cell office:value-type="float" office:value="2.30281">
            <text:p>2,3028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38.174412624">
            <text:p>-38,174412624</text:p>
          </table:table-cell>
          <table:table-cell office:value-type="float" office:value="2.37118">
            <text:p>2,3711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7.587050975">
            <text:p>-37,587050975</text:p>
          </table:table-cell>
          <table:table-cell office:value-type="float" office:value="2.40293">
            <text:p>2,4029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7.064892348">
            <text:p>-37,064892348</text:p>
          </table:table-cell>
          <table:table-cell office:value-type="float" office:value="2.45543">
            <text:p>2,4554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6.80408026">
            <text:p>-36,80408026</text:p>
          </table:table-cell>
          <table:table-cell office:value-type="float" office:value="2.49573">
            <text:p>2,4957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6.281921633">
            <text:p>-36,281921633</text:p>
          </table:table-cell>
          <table:table-cell office:value-type="float" office:value="2.52015">
            <text:p>2,52015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35.955906523">
            <text:p>-35,955906523</text:p>
          </table:table-cell>
          <table:table-cell office:value-type="float" office:value="2.56899">
            <text:p>2,56899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35.433747896">
            <text:p>-35,433747896</text:p>
          </table:table-cell>
          <table:table-cell office:value-type="float" office:value="2.60195">
            <text:p>2,6019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5.172935808">
            <text:p>-35,172935808</text:p>
          </table:table-cell>
          <table:table-cell office:value-type="float" office:value="2.61905">
            <text:p>2,61905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34.650777181">
            <text:p>-34,650777181</text:p>
          </table:table-cell>
          <table:table-cell office:value-type="float" office:value="2.64469">
            <text:p>2,6446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4.389430642">
            <text:p>-34,389430642</text:p>
          </table:table-cell>
          <table:table-cell office:value-type="float" office:value="2.67155">
            <text:p>2,67155</text:p>
          </table:table-cell>
          <table:table-cell office:value-type="float" office:value="0.015873">
            <text:p>0,015873</text:p>
          </table:table-cell>
        </table:table-row>
        <table:table-row table:style-name="ro2">
          <table:table-cell office:value-type="float" office:value="-33.867806466">
            <text:p>-33,867806466</text:p>
          </table:table-cell>
          <table:table-cell table:style-name="ce5" office:value-type="string">
            <text:p>01,02,7094</text:p>
          </table:table-cell>
          <table:table-cell office:value-type="float" office:value="0.00732601">
            <text:p>0,00732601</text:p>
          </table:table-cell>
        </table:table-row>
        <table:table-row table:style-name="ro2">
          <table:table-cell office:value-type="float" office:value="-33.345647839">
            <text:p>-33,345647839</text:p>
          </table:table-cell>
          <table:table-cell table:style-name="ce5" office:value-type="string">
            <text:p>01,02,726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3.0843013">
            <text:p>-33,0843013</text:p>
          </table:table-cell>
          <table:table-cell office:value-type="float" office:value="2.74481">
            <text:p>2,7448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32.496939651">
            <text:p>-32,496939651</text:p>
          </table:table-cell>
          <table:table-cell office:value-type="float" office:value="2.74481">
            <text:p>2,7448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32.236127563">
            <text:p>-32,236127563</text:p>
          </table:table-cell>
          <table:table-cell office:value-type="float" office:value="2.74237">
            <text:p>2,7423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31.713968936">
            <text:p>-31,713968936</text:p>
          </table:table-cell>
          <table:table-cell office:value-type="float" office:value="2.75214">
            <text:p>2,7521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1.453156848">
            <text:p>-31,453156848</text:p>
          </table:table-cell>
          <table:table-cell office:value-type="float" office:value="2.77656">
            <text:p>2,7765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30.930998221">
            <text:p>-30,930998221</text:p>
          </table:table-cell>
          <table:table-cell office:value-type="float" office:value="2.77656">
            <text:p>2,7765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0.408839594">
            <text:p>-30,408839594</text:p>
          </table:table-cell>
          <table:table-cell office:value-type="float" office:value="2.81563">
            <text:p>2,81563</text:p>
          </table:table-cell>
          <table:table-cell office:value-type="float" office:value="0.00610501">
            <text:p>0,00610501</text:p>
          </table:table-cell>
        </table:table-row>
        <table:table-row table:style-name="ro2">
          <table:table-cell office:value-type="float" office:value="-30.148027506">
            <text:p>-30,148027506</text:p>
          </table:table-cell>
          <table:table-cell table:style-name="ce5" office:value-type="string">
            <text:p>01,02,848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29.625868879">
            <text:p>-29,625868879</text:p>
          </table:table-cell>
          <table:table-cell office:value-type="float" office:value="2.87424">
            <text:p>2,8742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29.365056791">
            <text:p>-29,365056791</text:p>
          </table:table-cell>
          <table:table-cell office:value-type="float" office:value="2.91087">
            <text:p>2,9108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8.842898164">
            <text:p>-28,842898164</text:p>
          </table:table-cell>
          <table:table-cell office:value-type="float" office:value="2.94994">
            <text:p>2,94994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28.516348603">
            <text:p>-28,516348603</text:p>
          </table:table-cell>
          <table:table-cell office:value-type="float" office:value="3.00366">
            <text:p>3,00366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27.994724427">
            <text:p>-27,994724427</text:p>
          </table:table-cell>
          <table:table-cell table:style-name="ce5" office:value-type="string">
            <text:p>28,02,525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27.733377888">
            <text:p>-27,733377888</text:p>
          </table:table-cell>
          <table:table-cell office:value-type="float" office:value="3.08059">
            <text:p>3,08059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27.211219261">
            <text:p>-27,211219261</text:p>
          </table:table-cell>
          <table:table-cell office:value-type="float" office:value="3.08791">
            <text:p>3,0879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6.689595085">
            <text:p>-26,689595085</text:p>
          </table:table-cell>
          <table:table-cell office:value-type="float" office:value="2.98291">
            <text:p>2,98291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-26.428248546">
            <text:p>-26,428248546</text:p>
          </table:table-cell>
          <table:table-cell office:value-type="float" office:value="2.64469">
            <text:p>2,6446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5.840886897">
            <text:p>-25,840886897</text:p>
          </table:table-cell>
          <table:table-cell office:value-type="float" office:value="1.88645">
            <text:p>1,8864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25.580074809">
            <text:p>-25,580074809</text:p>
          </table:table-cell>
          <table:table-cell office:value-type="float" office:value="0.952381">
            <text:p>0,95238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5.057916182">
            <text:p>-25,057916182</text:p>
          </table:table-cell>
          <table:table-cell office:value-type="float" office:value="0.313797">
            <text:p>0,31379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4.797104094">
            <text:p>-24,797104094</text:p>
          </table:table-cell>
          <table:table-cell office:value-type="float" office:value="0.139194">
            <text:p>0,139194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4.274945467">
            <text:p>-24,274945467</text:p>
          </table:table-cell>
          <table:table-cell office:value-type="float" office:value="0.103785">
            <text:p>0,10378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23.75278684">
            <text:p>-23,75278684</text:p>
          </table:table-cell>
          <table:table-cell office:value-type="float" office:value="0.0952381">
            <text:p>0,095238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3.42677173">
            <text:p>-23,42677173</text:p>
          </table:table-cell>
          <table:table-cell office:value-type="float" office:value="0.106227">
            <text:p>0,10622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2.969816125">
            <text:p>-22,969816125</text:p>
          </table:table-cell>
          <table:table-cell office:value-type="float" office:value="0.112332">
            <text:p>0,11233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2.643266564">
            <text:p>-22,643266564</text:p>
          </table:table-cell>
          <table:table-cell office:value-type="float" office:value="0.113553">
            <text:p>0,11355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2.18684541">
            <text:p>-22,18684541</text:p>
          </table:table-cell>
          <table:table-cell office:value-type="float" office:value="0.112332">
            <text:p>0,11233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21.860295849">
            <text:p>-21,860295849</text:p>
          </table:table-cell>
          <table:table-cell office:value-type="float" office:value="0.10989">
            <text:p>0,1098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21.403340244">
            <text:p>-21,403340244</text:p>
          </table:table-cell>
          <table:table-cell office:value-type="float" office:value="0.112332">
            <text:p>0,11233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21.012122112">
            <text:p>-21,012122112</text:p>
          </table:table-cell>
          <table:table-cell office:value-type="float" office:value="0.0940171">
            <text:p>0,094017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20.620369529">
            <text:p>-20,620369529</text:p>
          </table:table-cell>
          <table:table-cell office:value-type="float" office:value="0.105006">
            <text:p>0,10500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9.967804858">
            <text:p>-19,967804858</text:p>
          </table:table-cell>
          <table:table-cell office:value-type="float" office:value="0.10989">
            <text:p>0,109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9.772195792">
            <text:p>-19,772195792</text:p>
          </table:table-cell>
          <table:table-cell office:value-type="float" office:value="0.0915751">
            <text:p>0,091575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9.250037165">
            <text:p>-19,250037165</text:p>
          </table:table-cell>
          <table:table-cell office:value-type="float" office:value="0.10989">
            <text:p>0,109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8.989225077">
            <text:p>-18,989225077</text:p>
          </table:table-cell>
          <table:table-cell office:value-type="float" office:value="0.100122">
            <text:p>0,10012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8.401863428">
            <text:p>-18,401863428</text:p>
          </table:table-cell>
          <table:table-cell office:value-type="float" office:value="0.120879">
            <text:p>0,12087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7.879704801">
            <text:p>-17,879704801</text:p>
          </table:table-cell>
          <table:table-cell office:value-type="float" office:value="0.10989">
            <text:p>0,10989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17.618892713">
            <text:p>-17,618892713</text:p>
          </table:table-cell>
          <table:table-cell office:value-type="float" office:value="0.125763">
            <text:p>0,12576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7.096734086">
            <text:p>-17,096734086</text:p>
          </table:table-cell>
          <table:table-cell office:value-type="float" office:value="0.125763">
            <text:p>0,12576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6.835387547">
            <text:p>-16,835387547</text:p>
          </table:table-cell>
          <table:table-cell office:value-type="float" office:value="0.126984">
            <text:p>0,12698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6.313763371">
            <text:p>-16,313763371</text:p>
          </table:table-cell>
          <table:table-cell office:value-type="float" office:value="0.133089">
            <text:p>0,13308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5.726401722">
            <text:p>-15,726401722</text:p>
          </table:table-cell>
          <table:table-cell office:value-type="float" office:value="0.136752">
            <text:p>0,13675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5.465055183">
            <text:p>-15,465055183</text:p>
          </table:table-cell>
          <table:table-cell office:value-type="float" office:value="0.150183">
            <text:p>0,15018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4.877693534">
            <text:p>-14,877693534</text:p>
          </table:table-cell>
          <table:table-cell office:value-type="float" office:value="0.13431">
            <text:p>0,1343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4.682084468">
            <text:p>-14,682084468</text:p>
          </table:table-cell>
          <table:table-cell office:value-type="float" office:value="0.150183">
            <text:p>0,150183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4.159925841">
            <text:p>-14,159925841</text:p>
          </table:table-cell>
          <table:table-cell office:value-type="float" office:value="0.130647">
            <text:p>0,13064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3.899113753">
            <text:p>-13,899113753</text:p>
          </table:table-cell>
          <table:table-cell office:value-type="float" office:value="0.136752">
            <text:p>0,136752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13.311752104">
            <text:p>-13,311752104</text:p>
          </table:table-cell>
          <table:table-cell office:value-type="float" office:value="0.156288">
            <text:p>0,15628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13.050940016">
            <text:p>-13,050940016</text:p>
          </table:table-cell>
          <table:table-cell office:value-type="float" office:value="0.157509">
            <text:p>0,15750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2.528781389">
            <text:p>-12,528781389</text:p>
          </table:table-cell>
          <table:table-cell office:value-type="float" office:value="0.17094">
            <text:p>0,1709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2.26743485">
            <text:p>-12,26743485</text:p>
          </table:table-cell>
          <table:table-cell office:value-type="float" office:value="0.175824">
            <text:p>0,17582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11.745810674">
            <text:p>-11,745810674</text:p>
          </table:table-cell>
          <table:table-cell office:value-type="float" office:value="0.178266">
            <text:p>0,178266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-11.223652047">
            <text:p>-11,223652047</text:p>
          </table:table-cell>
          <table:table-cell office:value-type="float" office:value="0.177045">
            <text:p>0,177045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-10.897102486">
            <text:p>-10,897102486</text:p>
          </table:table-cell>
          <table:table-cell office:value-type="float" office:value="0.184371">
            <text:p>0,18437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10.37547831">
            <text:p>-10,37547831</text:p>
          </table:table-cell>
          <table:table-cell office:value-type="float" office:value="0.177045">
            <text:p>0,17704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9.853319683">
            <text:p>-9,853319683</text:p>
          </table:table-cell>
          <table:table-cell office:value-type="float" office:value="0.214896">
            <text:p>0,21489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9.591973144">
            <text:p>-9,591973144</text:p>
          </table:table-cell>
          <table:table-cell office:value-type="float" office:value="0.200244">
            <text:p>0,20024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9.070348968">
            <text:p>-9,070348968</text:p>
          </table:table-cell>
          <table:table-cell office:value-type="float" office:value="0.229548">
            <text:p>0,22954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8.809002429">
            <text:p>-8,809002429</text:p>
          </table:table-cell>
          <table:table-cell office:value-type="float" office:value="0.224664">
            <text:p>0,224664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8.22164078">
            <text:p>-8,22164078</text:p>
          </table:table-cell>
          <table:table-cell office:value-type="float" office:value="0.258852">
            <text:p>0,2588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8.026031714">
            <text:p>-8,026031714</text:p>
          </table:table-cell>
          <table:table-cell office:value-type="float" office:value="0.266178">
            <text:p>0,26617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7.438670065">
            <text:p>-7,438670065</text:p>
          </table:table-cell>
          <table:table-cell office:value-type="float" office:value="0.278388">
            <text:p>0,27838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7.177857977">
            <text:p>-7,177857977</text:p>
          </table:table-cell>
          <table:table-cell office:value-type="float" office:value="0.283272">
            <text:p>0,28327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6.65569935">
            <text:p>-6,65569935</text:p>
          </table:table-cell>
          <table:table-cell office:value-type="float" office:value="0.321123">
            <text:p>0,32112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6.133540723">
            <text:p>-6,133540723</text:p>
          </table:table-cell>
          <table:table-cell office:value-type="float" office:value="0.335775">
            <text:p>0,33577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5.872728635">
            <text:p>-5,872728635</text:p>
          </table:table-cell>
          <table:table-cell office:value-type="float" office:value="0.355311">
            <text:p>0,35531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-5.350570008">
            <text:p>-5,350570008</text:p>
          </table:table-cell>
          <table:table-cell office:value-type="float" office:value="0.396825">
            <text:p>0,39682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5.024020447">
            <text:p>-5,024020447</text:p>
          </table:table-cell>
          <table:table-cell office:value-type="float" office:value="0.400488">
            <text:p>0,400488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4.502396271">
            <text:p>-4,502396271</text:p>
          </table:table-cell>
          <table:table-cell office:value-type="float" office:value="0.43956">
            <text:p>0,4395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-3.915034622">
            <text:p>-3,915034622</text:p>
          </table:table-cell>
          <table:table-cell office:value-type="float" office:value="0.454212">
            <text:p>0,45421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3.718891105">
            <text:p>-3,718891105</text:p>
          </table:table-cell>
          <table:table-cell office:value-type="float" office:value="0.506716">
            <text:p>0,50671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3.131529456">
            <text:p>-3,131529456</text:p>
          </table:table-cell>
          <table:table-cell office:value-type="float" office:value="0.582418">
            <text:p>0,582418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-2.870717368">
            <text:p>-2,870717368</text:p>
          </table:table-cell>
          <table:table-cell office:value-type="float" office:value="0.661783">
            <text:p>0,661783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2.348558741">
            <text:p>-2,348558741</text:p>
          </table:table-cell>
          <table:table-cell office:value-type="float" office:value="0.744811">
            <text:p>0,74481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-2.152949675">
            <text:p>-2,152949675</text:p>
          </table:table-cell>
          <table:table-cell office:value-type="float" office:value="0.851038">
            <text:p>0,851038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-1.565588026">
            <text:p>-1,565588026</text:p>
          </table:table-cell>
          <table:table-cell office:value-type="float" office:value="0.995116">
            <text:p>0,99511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-1.043429399">
            <text:p>-1,043429399</text:p>
          </table:table-cell>
          <table:table-cell office:value-type="float" office:value="1.40171">
            <text:p>1,40171</text:p>
          </table:table-cell>
          <table:table-cell office:value-type="float" office:value="0.00610501">
            <text:p>0,00610501</text:p>
          </table:table-cell>
        </table:table-row>
        <table:table-row table:style-name="ro2">
          <table:table-cell office:value-type="float" office:value="-0.782617311">
            <text:p>-0,782617311</text:p>
          </table:table-cell>
          <table:table-cell table:style-name="ce5" office:value-type="string">
            <text:p>01,04,877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0.260458684">
            <text:p>-0,260458684</text:p>
          </table:table-cell>
          <table:table-cell office:value-type="float" office:value="4.99634">
            <text:p>4,9963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0.065556426">
            <text:p>0,065556426</text:p>
          </table:table-cell>
          <table:table-cell office:value-type="float" office:value="4.99756">
            <text:p>4,9975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0.522512031">
            <text:p>0,522512031</text:p>
          </table:table-cell>
          <table:table-cell office:value-type="float" office:value="4.99634">
            <text:p>4,9963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.10987368">
            <text:p>1,10987368</text:p>
          </table:table-cell>
          <table:table-cell office:value-type="float" office:value="4.33944">
            <text:p>4,33944</text:p>
          </table:table-cell>
          <table:table-cell office:value-type="float" office:value="0.00732601">
            <text:p>0,00732601</text:p>
          </table:table-cell>
        </table:table-row>
        <table:table-row table:style-name="ro2">
          <table:table-cell office:value-type="float" office:value="1.305482746">
            <text:p>1,305482746</text:p>
          </table:table-cell>
          <table:table-cell table:style-name="ce5" office:value-type="string">
            <text:p>01,01,581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.892844395">
            <text:p>1,892844395</text:p>
          </table:table-cell>
          <table:table-cell office:value-type="float" office:value="0.884005">
            <text:p>0,88400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.154190934">
            <text:p>2,154190934</text:p>
          </table:table-cell>
          <table:table-cell office:value-type="float" office:value="0.717949">
            <text:p>0,71794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.741552583">
            <text:p>2,741552583</text:p>
          </table:table-cell>
          <table:table-cell office:value-type="float" office:value="0.620269">
            <text:p>0,620269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2.937161649">
            <text:p>2,937161649</text:p>
          </table:table-cell>
          <table:table-cell office:value-type="float" office:value="0.561661">
            <text:p>0,56166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.524523298">
            <text:p>3,524523298</text:p>
          </table:table-cell>
          <table:table-cell office:value-type="float" office:value="0.500611">
            <text:p>0,50061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4.046681925">
            <text:p>4,046681925</text:p>
          </table:table-cell>
          <table:table-cell office:value-type="float" office:value="0.462759">
            <text:p>0,46275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.307494013">
            <text:p>4,307494013</text:p>
          </table:table-cell>
          <table:table-cell office:value-type="float" office:value="0.432234">
            <text:p>0,43223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.82965264">
            <text:p>4,82965264</text:p>
          </table:table-cell>
          <table:table-cell office:value-type="float" office:value="0.394383">
            <text:p>0,39438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.090464728">
            <text:p>5,090464728</text:p>
          </table:table-cell>
          <table:table-cell office:value-type="float" office:value="0.368742">
            <text:p>0,36874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.612623355">
            <text:p>5,612623355</text:p>
          </table:table-cell>
          <table:table-cell office:value-type="float" office:value="0.32967">
            <text:p>0,32967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.939172916">
            <text:p>5,939172916</text:p>
          </table:table-cell>
          <table:table-cell office:value-type="float" office:value="0.316239">
            <text:p>0,31623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.39559407">
            <text:p>6,39559407</text:p>
          </table:table-cell>
          <table:table-cell office:value-type="float" office:value="0.288156">
            <text:p>0,28815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.982955719">
            <text:p>6,982955719</text:p>
          </table:table-cell>
          <table:table-cell office:value-type="float" office:value="0.272283">
            <text:p>0,27228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.244302258">
            <text:p>7,244302258</text:p>
          </table:table-cell>
          <table:table-cell office:value-type="float" office:value="0.272283">
            <text:p>0,27228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.831129456">
            <text:p>7,831129456</text:p>
          </table:table-cell>
          <table:table-cell office:value-type="float" office:value="0.247863">
            <text:p>0,24786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8.027272973">
            <text:p>8,027272973</text:p>
          </table:table-cell>
          <table:table-cell office:value-type="float" office:value="0.239316">
            <text:p>0,23931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8.614634622">
            <text:p>8,614634622</text:p>
          </table:table-cell>
          <table:table-cell office:value-type="float" office:value="0.218559">
            <text:p>0,21855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9.136258798">
            <text:p>9,136258798</text:p>
          </table:table-cell>
          <table:table-cell office:value-type="float" office:value="0.212454">
            <text:p>0,21245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9.397605337">
            <text:p>9,397605337</text:p>
          </table:table-cell>
          <table:table-cell office:value-type="float" office:value="0.184371">
            <text:p>0,18437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9.919763964">
            <text:p>9,919763964</text:p>
          </table:table-cell>
          <table:table-cell office:value-type="float" office:value="0.192918">
            <text:p>0,19291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0.245779074">
            <text:p>10,245779074</text:p>
          </table:table-cell>
          <table:table-cell office:value-type="float" office:value="0.191697">
            <text:p>0,19169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0.702734679">
            <text:p>10,702734679</text:p>
          </table:table-cell>
          <table:table-cell office:value-type="float" office:value="0.189255">
            <text:p>0,18925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1.159690284">
            <text:p>11,159690284</text:p>
          </table:table-cell>
          <table:table-cell office:value-type="float" office:value="0.179487">
            <text:p>0,17948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1.485705394">
            <text:p>11,485705394</text:p>
          </table:table-cell>
          <table:table-cell office:value-type="float" office:value="0.161172">
            <text:p>0,161172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12.073067043">
            <text:p>12,073067043</text:p>
          </table:table-cell>
          <table:table-cell office:value-type="float" office:value="0.151404">
            <text:p>0,15140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2.333879131">
            <text:p>12,333879131</text:p>
          </table:table-cell>
          <table:table-cell office:value-type="float" office:value="0.139194">
            <text:p>0,13919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2.856037758">
            <text:p>12,856037758</text:p>
          </table:table-cell>
          <table:table-cell office:value-type="float" office:value="0.142857">
            <text:p>0,142857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13.378196385">
            <text:p>13,378196385</text:p>
          </table:table-cell>
          <table:table-cell office:value-type="float" office:value="0.142857">
            <text:p>0,142857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13.639008473">
            <text:p>13,639008473</text:p>
          </table:table-cell>
          <table:table-cell office:value-type="float" office:value="0.140415">
            <text:p>0,140415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14.226370122">
            <text:p>14,226370122</text:p>
          </table:table-cell>
          <table:table-cell office:value-type="float" office:value="0.141636">
            <text:p>0,14163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4.487716661">
            <text:p>14,487716661</text:p>
          </table:table-cell>
          <table:table-cell office:value-type="float" office:value="0.136752">
            <text:p>0,1367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5.009340837">
            <text:p>15,009340837</text:p>
          </table:table-cell>
          <table:table-cell office:value-type="float" office:value="0.126984">
            <text:p>0,126984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15.270687376">
            <text:p>15,270687376</text:p>
          </table:table-cell>
          <table:table-cell office:value-type="float" office:value="0.133089">
            <text:p>0,13308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5.792846003">
            <text:p>15,792846003</text:p>
          </table:table-cell>
          <table:table-cell office:value-type="float" office:value="0.119658">
            <text:p>0,11965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6.118861113">
            <text:p>16,118861113</text:p>
          </table:table-cell>
          <table:table-cell office:value-type="float" office:value="0.124542">
            <text:p>0,12454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6.575816718">
            <text:p>16,575816718</text:p>
          </table:table-cell>
          <table:table-cell office:value-type="float" office:value="0.128205">
            <text:p>0,12820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17.097975345">
            <text:p>17,097975345</text:p>
          </table:table-cell>
          <table:table-cell office:value-type="float" office:value="0.118437">
            <text:p>0,118437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17.423990455">
            <text:p>17,423990455</text:p>
          </table:table-cell>
          <table:table-cell office:value-type="float" office:value="0.106227">
            <text:p>0,10622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7.946149082">
            <text:p>17,946149082</text:p>
          </table:table-cell>
          <table:table-cell office:value-type="float" office:value="0.113553">
            <text:p>0,11355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8.141758148">
            <text:p>18,141758148</text:p>
          </table:table-cell>
          <table:table-cell office:value-type="float" office:value="0.101343">
            <text:p>0,10134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18.729119797">
            <text:p>18,729119797</text:p>
          </table:table-cell>
          <table:table-cell office:value-type="float" office:value="0.0964591">
            <text:p>0,096459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19.251278424">
            <text:p>19,251278424</text:p>
          </table:table-cell>
          <table:table-cell office:value-type="float" office:value="0.0927961">
            <text:p>0,092796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19.512090512">
            <text:p>19,512090512</text:p>
          </table:table-cell>
          <table:table-cell office:value-type="float" office:value="0.0964591">
            <text:p>0,096459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0.099452161">
            <text:p>20,099452161</text:p>
          </table:table-cell>
          <table:table-cell office:value-type="float" office:value="0.0927961">
            <text:p>0,092796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0.621610788">
            <text:p>20,621610788</text:p>
          </table:table-cell>
          <table:table-cell office:value-type="float" office:value="0.0891331">
            <text:p>0,089133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20.882422876">
            <text:p>20,882422876</text:p>
          </table:table-cell>
          <table:table-cell office:value-type="float" office:value="0.0940171">
            <text:p>0,094017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21.404581503">
            <text:p>21,404581503</text:p>
          </table:table-cell>
          <table:table-cell office:value-type="float" office:value="0.0952381">
            <text:p>0,095238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21.665928042">
            <text:p>21,665928042</text:p>
          </table:table-cell>
          <table:table-cell office:value-type="float" office:value="0.0964591">
            <text:p>0,096459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2.187552218">
            <text:p>22,187552218</text:p>
          </table:table-cell>
          <table:table-cell office:value-type="float" office:value="0.0891331">
            <text:p>0,089133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2.448898757">
            <text:p>22,448898757</text:p>
          </table:table-cell>
          <table:table-cell office:value-type="float" office:value="0.0818071">
            <text:p>0,0818071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22.971057384">
            <text:p>22,971057384</text:p>
          </table:table-cell>
          <table:table-cell office:value-type="float" office:value="0.0805861">
            <text:p>0,0805861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23.49268156">
            <text:p>23,49268156</text:p>
          </table:table-cell>
          <table:table-cell office:value-type="float" office:value="0.0818071">
            <text:p>0,081807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3.819231121">
            <text:p>23,819231121</text:p>
          </table:table-cell>
          <table:table-cell office:value-type="float" office:value="0.0866911">
            <text:p>0,08669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4.341389748">
            <text:p>24,341389748</text:p>
          </table:table-cell>
          <table:table-cell office:value-type="float" office:value="0.0732601">
            <text:p>0,073260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24.602201836">
            <text:p>24,602201836</text:p>
          </table:table-cell>
          <table:table-cell office:value-type="float" office:value="0.0964591">
            <text:p>0,096459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25.124360463">
            <text:p>25,124360463</text:p>
          </table:table-cell>
          <table:table-cell office:value-type="float" office:value="0.194139">
            <text:p>0,194139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25.711722112">
            <text:p>25,711722112</text:p>
          </table:table-cell>
          <table:table-cell office:value-type="float" office:value="0.725275">
            <text:p>0,72527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5.907331178">
            <text:p>25,907331178</text:p>
          </table:table-cell>
          <table:table-cell office:value-type="float" office:value="1.85226">
            <text:p>1,8522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6.494692827">
            <text:p>26,494692827</text:p>
          </table:table-cell>
          <table:table-cell office:value-type="float" office:value="3.01099">
            <text:p>3,0109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6.755504915">
            <text:p>26,755504915</text:p>
          </table:table-cell>
          <table:table-cell office:value-type="float" office:value="3.64103">
            <text:p>3,6410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27.277663542">
            <text:p>27,277663542</text:p>
          </table:table-cell>
          <table:table-cell office:value-type="float" office:value="3.86813">
            <text:p>3,86813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7.865025191">
            <text:p>27,865025191</text:p>
          </table:table-cell>
          <table:table-cell office:value-type="float" office:value="3.93529">
            <text:p>3,93529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28.060634257">
            <text:p>28,060634257</text:p>
          </table:table-cell>
          <table:table-cell office:value-type="float" office:value="3.96215">
            <text:p>3,9621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28.647995906">
            <text:p>28,647995906</text:p>
          </table:table-cell>
          <table:table-cell office:value-type="float" office:value="3.93773">
            <text:p>3,93773</text:p>
          </table:table-cell>
          <table:table-cell office:value-type="float" office:value="0.00854701">
            <text:p>0,00854701</text:p>
          </table:table-cell>
        </table:table-row>
        <table:table-row table:style-name="ro2">
          <table:table-cell office:value-type="float" office:value="28.909342445">
            <text:p>28,909342445</text:p>
          </table:table-cell>
          <table:table-cell table:style-name="ce5" office:value-type="string">
            <text:p>01,03,9072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29.431501072">
            <text:p>29,431501072</text:p>
          </table:table-cell>
          <table:table-cell office:value-type="float" office:value="3.87302">
            <text:p>3,87302</text:p>
          </table:table-cell>
          <table:table-cell office:value-type="float" office:value="0.010989">
            <text:p>0,010989</text:p>
          </table:table-cell>
        </table:table-row>
        <table:table-row table:style-name="ro2">
          <table:table-cell office:value-type="float" office:value="29.69231316">
            <text:p>29,69231316</text:p>
          </table:table-cell>
          <table:table-cell table:style-name="ce5" office:value-type="string">
            <text:p>01,03,8315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30.214471787">
            <text:p>30,214471787</text:p>
          </table:table-cell>
          <table:table-cell office:value-type="float" office:value="3.79731">
            <text:p>3,7973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30.801833436">
            <text:p>30,801833436</text:p>
          </table:table-cell>
          <table:table-cell office:value-type="float" office:value="3.76801">
            <text:p>3,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0.997442502">
            <text:p>30,997442502</text:p>
          </table:table-cell>
          <table:table-cell office:value-type="float" office:value="3.71673">
            <text:p>3,7167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31.584804151">
            <text:p>31,584804151</text:p>
          </table:table-cell>
          <table:table-cell office:value-type="float" office:value="3.67643">
            <text:p>3,67643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32.106962778">
            <text:p>32,106962778</text:p>
          </table:table-cell>
          <table:table-cell office:value-type="float" office:value="3.64347">
            <text:p>3,6434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2.367774866">
            <text:p>32,367774866</text:p>
          </table:table-cell>
          <table:table-cell office:value-type="float" office:value="3.59585">
            <text:p>3,5958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32.889933493">
            <text:p>32,889933493</text:p>
          </table:table-cell>
          <table:table-cell office:value-type="float" office:value="3.55922">
            <text:p>3,5592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3.215948603">
            <text:p>33,215948603</text:p>
          </table:table-cell>
          <table:table-cell office:value-type="float" office:value="3.50427">
            <text:p>3,50427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33.672904208">
            <text:p>33,672904208</text:p>
          </table:table-cell>
          <table:table-cell office:value-type="float" office:value="3.47375">
            <text:p>3,47375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34.260265857">
            <text:p>34,260265857</text:p>
          </table:table-cell>
          <table:table-cell office:value-type="float" office:value="3.43346">
            <text:p>3,4334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4.521077945">
            <text:p>34,521077945</text:p>
          </table:table-cell>
          <table:table-cell office:value-type="float" office:value="3.38828">
            <text:p>3,38828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35.043236572">
            <text:p>35,043236572</text:p>
          </table:table-cell>
          <table:table-cell office:value-type="float" office:value="3.33455">
            <text:p>3,3345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5.304583111">
            <text:p>35,304583111</text:p>
          </table:table-cell>
          <table:table-cell office:value-type="float" office:value="3.28571">
            <text:p>3,28571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35.826207287">
            <text:p>35,826207287</text:p>
          </table:table-cell>
          <table:table-cell office:value-type="float" office:value="3.25519">
            <text:p>3,2551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6.087553826">
            <text:p>36,087553826</text:p>
          </table:table-cell>
          <table:table-cell office:value-type="float" office:value="3.21001">
            <text:p>3,2100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36.674915475">
            <text:p>36,674915475</text:p>
          </table:table-cell>
          <table:table-cell office:value-type="float" office:value="3.18681">
            <text:p>3,1868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7.131336629">
            <text:p>37,131336629</text:p>
          </table:table-cell>
          <table:table-cell office:value-type="float" office:value="3.12576">
            <text:p>3,1257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37.45788619">
            <text:p>37,45788619</text:p>
          </table:table-cell>
          <table:table-cell office:value-type="float" office:value="3.06593">
            <text:p>3,06593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37.980044817">
            <text:p>37,980044817</text:p>
          </table:table-cell>
          <table:table-cell office:value-type="float" office:value="2.99878">
            <text:p>2,99878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38.240856905">
            <text:p>38,240856905</text:p>
          </table:table-cell>
          <table:table-cell office:value-type="float" office:value="2.94139">
            <text:p>2,9413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38.763015532">
            <text:p>38,763015532</text:p>
          </table:table-cell>
          <table:table-cell office:value-type="float" office:value="2.87424">
            <text:p>2,8742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39.285174159">
            <text:p>39,285174159</text:p>
          </table:table-cell>
          <table:table-cell office:value-type="float" office:value="2.80342">
            <text:p>2,80342</text:p>
          </table:table-cell>
          <table:table-cell office:value-type="float" office:value="0.010989">
            <text:p>0,010989</text:p>
          </table:table-cell>
        </table:table-row>
        <table:table-row table:style-name="ro2">
          <table:table-cell office:value-type="float" office:value="39.545986247">
            <text:p>39,545986247</text:p>
          </table:table-cell>
          <table:table-cell table:style-name="ce5" office:value-type="string">
            <text:p>01,02,7558</text:p>
          </table:table-cell>
          <table:table-cell office:value-type="float" office:value="0.00732601">
            <text:p>0,00732601</text:p>
          </table:table-cell>
        </table:table-row>
        <table:table-row table:style-name="ro2">
          <table:table-cell office:value-type="float" office:value="40.133347896">
            <text:p>40,133347896</text:p>
          </table:table-cell>
          <table:table-cell table:style-name="ce5" office:value-type="string">
            <text:p>01,02,6862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40.394159984">
            <text:p>40,394159984</text:p>
          </table:table-cell>
          <table:table-cell office:value-type="float" office:value="2.64591">
            <text:p>2,6459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0.916318611">
            <text:p>40,916318611</text:p>
          </table:table-cell>
          <table:table-cell office:value-type="float" office:value="2.58852">
            <text:p>2,5885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1.438477238">
            <text:p>41,438477238</text:p>
          </table:table-cell>
          <table:table-cell office:value-type="float" office:value="2.52381">
            <text:p>2,5238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1.699289326">
            <text:p>41,699289326</text:p>
          </table:table-cell>
          <table:table-cell office:value-type="float" office:value="2.47009">
            <text:p>2,4700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2.221447953">
            <text:p>42,221447953</text:p>
          </table:table-cell>
          <table:table-cell office:value-type="float" office:value="2.39072">
            <text:p>2,39072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2.482794492">
            <text:p>42,482794492</text:p>
          </table:table-cell>
          <table:table-cell office:value-type="float" office:value="2.34432">
            <text:p>2,3443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3.004418668">
            <text:p>43,004418668</text:p>
          </table:table-cell>
          <table:table-cell office:value-type="float" office:value="2.25519">
            <text:p>2,2551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3.591780317">
            <text:p>43,591780317</text:p>
          </table:table-cell>
          <table:table-cell office:value-type="float" office:value="2.19414">
            <text:p>2,19414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43.853126856">
            <text:p>43,853126856</text:p>
          </table:table-cell>
          <table:table-cell office:value-type="float" office:value="2.13431">
            <text:p>2,1343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4.374751032">
            <text:p>44,374751032</text:p>
          </table:table-cell>
          <table:table-cell office:value-type="float" office:value="2.09524">
            <text:p>2,09524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44.636097571">
            <text:p>44,636097571</text:p>
          </table:table-cell>
          <table:table-cell office:value-type="float" office:value="2.06471">
            <text:p>2,06471</text:p>
          </table:table-cell>
          <table:table-cell office:value-type="float" office:value="0.013431">
            <text:p>0,013431</text:p>
          </table:table-cell>
        </table:table-row>
        <table:table-row table:style-name="ro2">
          <table:table-cell office:value-type="float" office:value="45.158256198">
            <text:p>45,158256198</text:p>
          </table:table-cell>
          <table:table-cell table:style-name="ce5" office:value-type="string">
            <text:p>01,01,9939</text:p>
          </table:table-cell>
          <table:table-cell office:value-type="float" office:value="0.00854701">
            <text:p>0,00854701</text:p>
          </table:table-cell>
        </table:table-row>
        <table:table-row table:style-name="ro2">
          <table:table-cell office:value-type="float" office:value="45.484271308">
            <text:p>45,484271308</text:p>
          </table:table-cell>
          <table:table-cell table:style-name="ce5" office:value-type="string">
            <text:p>01,01,9475</text:p>
          </table:table-cell>
          <table:table-cell office:value-type="float" office:value="0.00854701">
            <text:p>0,00854701</text:p>
          </table:table-cell>
        </table:table-row>
        <table:table-row table:style-name="ro2">
          <table:table-cell office:value-type="float" office:value="45.941226913">
            <text:p>45,941226913</text:p>
          </table:table-cell>
          <table:table-cell table:style-name="ce5" office:value-type="string">
            <text:p>01,01,90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6.528588562">
            <text:p>46,528588562</text:p>
          </table:table-cell>
          <table:table-cell office:value-type="float" office:value="1.84127">
            <text:p>1,8412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6.78940065">
            <text:p>46,78940065</text:p>
          </table:table-cell>
          <table:table-cell office:value-type="float" office:value="1.80464">
            <text:p>1,8046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47.311559277">
            <text:p>47,311559277</text:p>
          </table:table-cell>
          <table:table-cell office:value-type="float" office:value="1.75336">
            <text:p>1,75336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7.572371365">
            <text:p>47,572371365</text:p>
          </table:table-cell>
          <table:table-cell office:value-type="float" office:value="1.69597">
            <text:p>1,69597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48.094529992">
            <text:p>48,094529992</text:p>
          </table:table-cell>
          <table:table-cell office:value-type="float" office:value="1.63858">
            <text:p>1,6385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8.616688619">
            <text:p>48,616688619</text:p>
          </table:table-cell>
          <table:table-cell office:value-type="float" office:value="1.60806">
            <text:p>1,60806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8.942703729">
            <text:p>48,942703729</text:p>
          </table:table-cell>
          <table:table-cell office:value-type="float" office:value="1.57143">
            <text:p>1,5714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49.464862356">
            <text:p>49,464862356</text:p>
          </table:table-cell>
          <table:table-cell office:value-type="float" office:value="1.51526">
            <text:p>1,51526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49.661005873">
            <text:p>49,661005873</text:p>
          </table:table-cell>
          <table:table-cell office:value-type="float" office:value="1.49695">
            <text:p>1,49695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0.247833071">
            <text:p>50,247833071</text:p>
          </table:table-cell>
          <table:table-cell office:value-type="float" office:value="1.45788">
            <text:p>1,45788</text:p>
          </table:table-cell>
          <table:table-cell office:value-type="float" office:value="0.00732601">
            <text:p>0,00732601</text:p>
          </table:table-cell>
        </table:table-row>
        <table:table-row table:style-name="ro2">
          <table:table-cell office:value-type="float" office:value="50.704788676">
            <text:p>50,704788676</text:p>
          </table:table-cell>
          <table:table-cell table:style-name="ce5" office:value-type="string">
            <text:p>01,01,4127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1.031338237">
            <text:p>51,031338237</text:p>
          </table:table-cell>
          <table:table-cell office:value-type="float" office:value="1.36264">
            <text:p>1,3626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1.552962413">
            <text:p>51,552962413</text:p>
          </table:table-cell>
          <table:table-cell office:value-type="float" office:value="1.33578">
            <text:p>1,33578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51.814308952">
            <text:p>51,814308952</text:p>
          </table:table-cell>
          <table:table-cell office:value-type="float" office:value="1.31746">
            <text:p>1,3174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2.336467579">
            <text:p>52,336467579</text:p>
          </table:table-cell>
          <table:table-cell office:value-type="float" office:value="1.25275">
            <text:p>1,2527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2.597279667">
            <text:p>52,597279667</text:p>
          </table:table-cell>
          <table:table-cell office:value-type="float" office:value="1.23321">
            <text:p>1,2332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53.184641316">
            <text:p>53,184641316</text:p>
          </table:table-cell>
          <table:table-cell office:value-type="float" office:value="1.18803">
            <text:p>1,18803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53.706799943">
            <text:p>53,706799943</text:p>
          </table:table-cell>
          <table:table-cell office:value-type="float" office:value="1.15263">
            <text:p>1,15263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53.902409009">
            <text:p>53,902409009</text:p>
          </table:table-cell>
          <table:table-cell office:value-type="float" office:value="1.11966">
            <text:p>1,1196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4.489770658">
            <text:p>54,489770658</text:p>
          </table:table-cell>
          <table:table-cell office:value-type="float" office:value="1.09158">
            <text:p>1,09158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4.750582746">
            <text:p>54,750582746</text:p>
          </table:table-cell>
          <table:table-cell office:value-type="float" office:value="1.03175">
            <text:p>1,03175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55.337944395">
            <text:p>55,337944395</text:p>
          </table:table-cell>
          <table:table-cell office:value-type="float" office:value="0.971917">
            <text:p>0,971917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5.8601564671">
            <text:p>55,8601564671</text:p>
          </table:table-cell>
          <table:table-cell office:value-type="float" office:value="0.918193">
            <text:p>0,91819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6.1211823355">
            <text:p>56,1211823355</text:p>
          </table:table-cell>
          <table:table-cell office:value-type="float" office:value="0.885226">
            <text:p>0,885226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56.6432340723">
            <text:p>56,6432340723</text:p>
          </table:table-cell>
          <table:table-cell office:value-type="float" office:value="0.901099">
            <text:p>0,90109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6.9042599407">
            <text:p>56,9042599407</text:p>
          </table:table-cell>
          <table:table-cell office:value-type="float" office:value="0.852259">
            <text:p>0,85225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7.4263116775">
            <text:p>57,4263116775</text:p>
          </table:table-cell>
          <table:table-cell office:value-type="float" office:value="0.833944">
            <text:p>0,83394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7.6873375459">
            <text:p>57,6873375459</text:p>
          </table:table-cell>
          <table:table-cell office:value-type="float" office:value="0.805861">
            <text:p>0,80586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8.2093892827">
            <text:p>58,2093892827</text:p>
          </table:table-cell>
          <table:table-cell office:value-type="float" office:value="0.78022">
            <text:p>0,78022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58.7966974866">
            <text:p>58,7966974866</text:p>
          </table:table-cell>
          <table:table-cell office:value-type="float" office:value="0.775336">
            <text:p>0,77533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9.057723355">
            <text:p>59,057723355</text:p>
          </table:table-cell>
          <table:table-cell office:value-type="float" office:value="0.76801">
            <text:p>0,768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59.5797750918">
            <text:p>59,5797750918</text:p>
          </table:table-cell>
          <table:table-cell office:value-type="float" office:value="0.778999">
            <text:p>0,77899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59.8408009602">
            <text:p>59,8408009602</text:p>
          </table:table-cell>
          <table:table-cell office:value-type="float" office:value="0.799756">
            <text:p>0,799756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60.362852697">
            <text:p>60,362852697</text:p>
          </table:table-cell>
          <table:table-cell office:value-type="float" office:value="0.809524">
            <text:p>0,80952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0.9501609009">
            <text:p>60,9501609009</text:p>
          </table:table-cell>
          <table:table-cell office:value-type="float" office:value="0.808303">
            <text:p>0,808303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61.2111867693">
            <text:p>61,2111867693</text:p>
          </table:table-cell>
          <table:table-cell office:value-type="float" office:value="0.807082">
            <text:p>0,807082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1.7332385061">
            <text:p>61,7332385061</text:p>
          </table:table-cell>
          <table:table-cell office:value-type="float" office:value="0.808303">
            <text:p>0,80830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2.2552902429">
            <text:p>62,2552902429</text:p>
          </table:table-cell>
          <table:table-cell office:value-type="float" office:value="0.786325">
            <text:p>0,786325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62.5163161113">
            <text:p>62,5163161113</text:p>
          </table:table-cell>
          <table:table-cell office:value-type="float" office:value="0.786325">
            <text:p>0,786325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63.0383678481">
            <text:p>63,0383678481</text:p>
          </table:table-cell>
          <table:table-cell office:value-type="float" office:value="0.7558">
            <text:p>0,7558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63.2993937165">
            <text:p>63,2993937165</text:p>
          </table:table-cell>
          <table:table-cell office:value-type="float" office:value="0.747253">
            <text:p>0,74725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3.8214454533">
            <text:p>63,8214454533</text:p>
          </table:table-cell>
          <table:table-cell office:value-type="float" office:value="0.725275">
            <text:p>0,725275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64.0824713217">
            <text:p>64,0824713217</text:p>
          </table:table-cell>
          <table:table-cell office:value-type="float" office:value="0.692308">
            <text:p>0,69230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4.6697795256">
            <text:p>64,6697795256</text:p>
          </table:table-cell>
          <table:table-cell office:value-type="float" office:value="0.663004">
            <text:p>0,66300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4.8655489269">
            <text:p>64,8655489269</text:p>
          </table:table-cell>
          <table:table-cell office:value-type="float" office:value="0.625153">
            <text:p>0,625153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65.4528571308">
            <text:p>65,4528571308</text:p>
          </table:table-cell>
          <table:table-cell office:value-type="float" office:value="0.58486">
            <text:p>0,58486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65.7138829992">
            <text:p>65,7138829992</text:p>
          </table:table-cell>
          <table:table-cell office:value-type="float" office:value="0.54823">
            <text:p>0,54823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6.235934736">
            <text:p>66,235934736</text:p>
          </table:table-cell>
          <table:table-cell office:value-type="float" office:value="0.534799">
            <text:p>0,534799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66.7579864728">
            <text:p>66,7579864728</text:p>
          </table:table-cell>
          <table:table-cell office:value-type="float" office:value="0.521368">
            <text:p>0,521368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7.0190123412">
            <text:p>67,0190123412</text:p>
          </table:table-cell>
          <table:table-cell office:value-type="float" office:value="0.482295">
            <text:p>0,482295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67.541064078">
            <text:p>67,541064078</text:p>
          </table:table-cell>
          <table:table-cell office:value-type="float" office:value="0.467643">
            <text:p>0,46764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8.1283722819">
            <text:p>68,1283722819</text:p>
          </table:table-cell>
          <table:table-cell office:value-type="float" office:value="0.42735">
            <text:p>0,42735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68.3893981503">
            <text:p>68,3893981503</text:p>
          </table:table-cell>
          <table:table-cell office:value-type="float" office:value="0.407814">
            <text:p>0,407814</text:p>
          </table:table-cell>
          <table:table-cell office:value-type="float" office:value="0.010989">
            <text:p>0,010989</text:p>
          </table:table-cell>
        </table:table-row>
        <table:table-row table:style-name="ro1">
          <table:table-cell office:value-type="float" office:value="68.9114498871">
            <text:p>68,9114498871</text:p>
          </table:table-cell>
          <table:table-cell office:value-type="float" office:value="0.382173">
            <text:p>0,38217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9.1724757555">
            <text:p>69,1724757555</text:p>
          </table:table-cell>
          <table:table-cell office:value-type="float" office:value="0.355311">
            <text:p>0,35531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69.6945274923">
            <text:p>69,6945274923</text:p>
          </table:table-cell>
          <table:table-cell office:value-type="float" office:value="0.333333">
            <text:p>0,333333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69.9555533607">
            <text:p>69,9555533607</text:p>
          </table:table-cell>
          <table:table-cell office:value-type="float" office:value="0.301587">
            <text:p>0,301587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0.4776050975">
            <text:p>70,4776050975</text:p>
          </table:table-cell>
          <table:table-cell office:value-type="float" office:value="0.300366">
            <text:p>0,30036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0.7386309659">
            <text:p>70,7386309659</text:p>
          </table:table-cell>
          <table:table-cell office:value-type="float" office:value="0.267399">
            <text:p>0,267399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1.2606827027">
            <text:p>71,2606827027</text:p>
          </table:table-cell>
          <table:table-cell office:value-type="float" office:value="0.255189">
            <text:p>0,255189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1.5869650382">
            <text:p>71,5869650382</text:p>
          </table:table-cell>
          <table:table-cell office:value-type="float" office:value="0.255189">
            <text:p>0,255189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2.109016775">
            <text:p>72,109016775</text:p>
          </table:table-cell>
          <table:table-cell office:value-type="float" office:value="0.235653">
            <text:p>0,235653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72.5658120447">
            <text:p>72,5658120447</text:p>
          </table:table-cell>
          <table:table-cell office:value-type="float" office:value="0.221001">
            <text:p>0,22100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2.8920943802">
            <text:p>72,8920943802</text:p>
          </table:table-cell>
          <table:table-cell office:value-type="float" office:value="0.19536">
            <text:p>0,19536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3.414146117">
            <text:p>73,414146117</text:p>
          </table:table-cell>
          <table:table-cell office:value-type="float" office:value="0.194139">
            <text:p>0,194139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3.6751719854">
            <text:p>73,6751719854</text:p>
          </table:table-cell>
          <table:table-cell office:value-type="float" office:value="0.166056">
            <text:p>0,16605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74.1972237222">
            <text:p>74,1972237222</text:p>
          </table:table-cell>
          <table:table-cell office:value-type="float" office:value="0.163614">
            <text:p>0,16361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4.719275459">
            <text:p>74,719275459</text:p>
          </table:table-cell>
          <table:table-cell office:value-type="float" office:value="0.144078">
            <text:p>0,144078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4.9803013274">
            <text:p>74,9803013274</text:p>
          </table:table-cell>
          <table:table-cell office:value-type="float" office:value="0.139194">
            <text:p>0,139194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5.5676095313">
            <text:p>75,5676095313</text:p>
          </table:table-cell>
          <table:table-cell office:value-type="float" office:value="0.123321">
            <text:p>0,123321</text:p>
          </table:table-cell>
          <table:table-cell office:value-type="float" office:value="0.00610501">
            <text:p>0,00610501</text:p>
          </table:table-cell>
        </table:table-row>
        <table:table-row table:style-name="ro1">
          <table:table-cell office:value-type="float" office:value="75.8286353997">
            <text:p>75,8286353997</text:p>
          </table:table-cell>
          <table:table-cell office:value-type="float" office:value="0.102564">
            <text:p>0,102564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6.3506871365">
            <text:p>76,3506871365</text:p>
          </table:table-cell>
          <table:table-cell office:value-type="float" office:value="0.103785">
            <text:p>0,103785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6.8727388733">
            <text:p>76,8727388733</text:p>
          </table:table-cell>
          <table:table-cell office:value-type="float" office:value="0.0879121">
            <text:p>0,0879121</text:p>
          </table:table-cell>
          <table:table-cell office:value-type="float" office:value="0.01221">
            <text:p>0,01221</text:p>
          </table:table-cell>
        </table:table-row>
        <table:table-row table:style-name="ro1">
          <table:table-cell office:value-type="float" office:value="77.1337647417">
            <text:p>77,1337647417</text:p>
          </table:table-cell>
          <table:table-cell office:value-type="float" office:value="0.0903541">
            <text:p>0,0903541</text:p>
          </table:table-cell>
          <table:table-cell office:value-type="float" office:value="0.00976801">
            <text:p>0,00976801</text:p>
          </table:table-cell>
        </table:table-row>
        <table:table-row table:style-name="ro1">
          <table:table-cell office:value-type="float" office:value="77.6558164785">
            <text:p>77,6558164785</text:p>
          </table:table-cell>
          <table:table-cell office:value-type="float" office:value="0.0818071">
            <text:p>0,081807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7.9168423469">
            <text:p>77,9168423469</text:p>
          </table:table-cell>
          <table:table-cell office:value-type="float" office:value="0.0842491">
            <text:p>0,084249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78.5041505508">
            <text:p>78,5041505508</text:p>
          </table:table-cell>
          <table:table-cell office:value-type="float" office:value="0.0818071">
            <text:p>0,081807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8.7651764192">
            <text:p>78,7651764192</text:p>
          </table:table-cell>
          <table:table-cell office:value-type="float" office:value="0.0525031">
            <text:p>0,0525031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79.287228156">
            <text:p>79,287228156</text:p>
          </table:table-cell>
          <table:table-cell office:value-type="float" office:value="0.0622711">
            <text:p>0,0622711</text:p>
          </table:table-cell>
          <table:table-cell office:value-type="float" office:value="0.00732601">
            <text:p>0,00732601</text:p>
          </table:table-cell>
        </table:table-row>
        <table:table-row table:style-name="ro1">
          <table:table-cell office:value-type="float" office:value="79.8092798928">
            <text:p>79,8092798928</text:p>
          </table:table-cell>
          <table:table-cell office:value-type="float" office:value="0.0781441">
            <text:p>0,0781441</text:p>
          </table:table-cell>
          <table:table-cell office:value-type="float" office:value="0.00854701">
            <text:p>0,00854701</text:p>
          </table:table-cell>
        </table:table-row>
        <table:table-row table:style-name="ro1">
          <table:table-cell office:value-type="float" office:value="80.0050492941">
            <text:p>80,0050492941</text:p>
          </table:table-cell>
          <table:table-cell office:value-type="float" office:value="0.0561661">
            <text:p>0,0561661</text:p>
          </table:table-cell>
          <table:table-cell office:value-type="float" office:value="0.01221">
            <text:p>0,01221</text:p>
          </table:table-cell>
        </table:table-row>
      </table:table>
      <table:table table:name="normal" table:style-name="ta1" table:print="false">
        <table:table-column table:style-name="co1" table:number-columns-repeated="3" table:default-cell-style-name="ce1"/>
        <table:table-row table:style-name="ro1">
          <table:table-cell office:value-type="float" office:value="-78.633422226">
            <text:p>-78,633422226</text:p>
          </table:table-cell>
          <table:table-cell office:value-type="float" office:value="0.312576">
            <text:p>0,312576</text:p>
          </table:table-cell>
          <table:table-cell office:value-type="float" office:value="0.0634921">
            <text:p>0,0634921</text:p>
          </table:table-cell>
        </table:table-row>
        <table:table-row table:style-name="ro1">
          <table:table-cell office:value-type="float" office:value="-78.372610138">
            <text:p>-78,372610138</text:p>
          </table:table-cell>
          <table:table-cell office:value-type="float" office:value="0.316239">
            <text:p>0,316239</text:p>
          </table:table-cell>
          <table:table-cell office:value-type="float" office:value="0.0586081">
            <text:p>0,0586081</text:p>
          </table:table-cell>
        </table:table-row>
        <table:table-row table:style-name="ro1">
          <table:table-cell office:value-type="float" office:value="-78.111263599">
            <text:p>-78,111263599</text:p>
          </table:table-cell>
          <table:table-cell office:value-type="float" office:value="0.274725">
            <text:p>0,274725</text:p>
          </table:table-cell>
          <table:table-cell office:value-type="float" office:value="0.0634921">
            <text:p>0,0634921</text:p>
          </table:table-cell>
        </table:table-row>
        <table:table-row table:style-name="ro1">
          <table:table-cell office:value-type="float" office:value="-77.850451511">
            <text:p>-77,850451511</text:p>
          </table:table-cell>
          <table:table-cell office:value-type="float" office:value="0.279609">
            <text:p>0,279609</text:p>
          </table:table-cell>
          <table:table-cell office:value-type="float" office:value="0.045177">
            <text:p>0,045177</text:p>
          </table:table-cell>
        </table:table-row>
        <table:table-row table:style-name="ro1">
          <table:table-cell office:value-type="float" office:value="-77.328292884">
            <text:p>-77,328292884</text:p>
          </table:table-cell>
          <table:table-cell office:value-type="float" office:value="0.271062">
            <text:p>0,271062</text:p>
          </table:table-cell>
          <table:table-cell office:value-type="float" office:value="0.0537241">
            <text:p>0,0537241</text:p>
          </table:table-cell>
        </table:table-row>
        <table:table-row table:style-name="ro1">
          <table:table-cell office:value-type="float" office:value="-77.067480796">
            <text:p>-77,067480796</text:p>
          </table:table-cell>
          <table:table-cell office:value-type="float" office:value="0.277167">
            <text:p>0,277167</text:p>
          </table:table-cell>
          <table:table-cell office:value-type="float" office:value="0.0549451">
            <text:p>0,0549451</text:p>
          </table:table-cell>
        </table:table-row>
        <table:table-row table:style-name="ro1">
          <table:table-cell office:value-type="float" office:value="-76.480119147">
            <text:p>-76,480119147</text:p>
          </table:table-cell>
          <table:table-cell office:value-type="float" office:value="0.271062">
            <text:p>0,271062</text:p>
          </table:table-cell>
          <table:table-cell office:value-type="float" office:value="0.0500611">
            <text:p>0,0500611</text:p>
          </table:table-cell>
        </table:table-row>
        <table:table-row table:style-name="ro1">
          <table:table-cell office:value-type="float" office:value="-76.284510081">
            <text:p>-76,284510081</text:p>
          </table:table-cell>
          <table:table-cell office:value-type="float" office:value="0.229548">
            <text:p>0,229548</text:p>
          </table:table-cell>
          <table:table-cell office:value-type="float" office:value="0.0598291">
            <text:p>0,0598291</text:p>
          </table:table-cell>
        </table:table-row>
        <table:table-row table:style-name="ro1">
          <table:table-cell office:value-type="float" office:value="-75.697148432">
            <text:p>-75,697148432</text:p>
          </table:table-cell>
          <table:table-cell office:value-type="float" office:value="0.263736">
            <text:p>0,263736</text:p>
          </table:table-cell>
          <table:table-cell office:value-type="float" office:value="0.042735">
            <text:p>0,042735</text:p>
          </table:table-cell>
        </table:table-row>
        <table:table-row table:style-name="ro1">
          <table:table-cell office:value-type="float" office:value="-75.435801893">
            <text:p>-75,435801893</text:p>
          </table:table-cell>
          <table:table-cell office:value-type="float" office:value="0.267399">
            <text:p>0,267399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74.848440244">
            <text:p>-74,848440244</text:p>
          </table:table-cell>
          <table:table-cell office:value-type="float" office:value="0.214896">
            <text:p>0,214896</text:p>
          </table:table-cell>
          <table:table-cell office:value-type="float" office:value="0.0561661">
            <text:p>0,0561661</text:p>
          </table:table-cell>
        </table:table-row>
        <table:table-row table:style-name="ro1">
          <table:table-cell office:value-type="float" office:value="-74.652831178">
            <text:p>-74,652831178</text:p>
          </table:table-cell>
          <table:table-cell office:value-type="float" office:value="0.235653">
            <text:p>0,235653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-74.065469529">
            <text:p>-74,065469529</text:p>
          </table:table-cell>
          <table:table-cell office:value-type="float" office:value="0.246642">
            <text:p>0,246642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-73.804657441">
            <text:p>-73,804657441</text:p>
          </table:table-cell>
          <table:table-cell office:value-type="float" office:value="0.21978">
            <text:p>0,21978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73.282498814">
            <text:p>-73,282498814</text:p>
          </table:table-cell>
          <table:table-cell office:value-type="float" office:value="0.26862">
            <text:p>0,26862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73.086889748">
            <text:p>-73,086889748</text:p>
          </table:table-cell>
          <table:table-cell office:value-type="float" office:value="0.213675">
            <text:p>0,213675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-72.499528099">
            <text:p>-72,499528099</text:p>
          </table:table-cell>
          <table:table-cell office:value-type="float" office:value="0.249084">
            <text:p>0,249084</text:p>
          </table:table-cell>
          <table:table-cell office:value-type="float" office:value="0.0500611">
            <text:p>0,0500611</text:p>
          </table:table-cell>
        </table:table-row>
        <table:table-row table:style-name="ro1">
          <table:table-cell office:value-type="float" office:value="-72.23818156">
            <text:p>-72,23818156</text:p>
          </table:table-cell>
          <table:table-cell office:value-type="float" office:value="0.233211">
            <text:p>0,233211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71.716557384">
            <text:p>-71,716557384</text:p>
          </table:table-cell>
          <table:table-cell office:value-type="float" office:value="0.250305">
            <text:p>0,250305</text:p>
          </table:table-cell>
          <table:table-cell office:value-type="float" office:value="0.0525031">
            <text:p>0,0525031</text:p>
          </table:table-cell>
        </table:table-row>
        <table:table-row table:style-name="ro1">
          <table:table-cell office:value-type="float" office:value="-71.455210845">
            <text:p>-71,455210845</text:p>
          </table:table-cell>
          <table:table-cell office:value-type="float" office:value="0.260073">
            <text:p>0,260073</text:p>
          </table:table-cell>
          <table:table-cell office:value-type="float" office:value="0.046398">
            <text:p>0,046398</text:p>
          </table:table-cell>
        </table:table-row>
        <table:table-row table:style-name="ro1">
          <table:table-cell office:value-type="float" office:value="-70.867849196">
            <text:p>-70,867849196</text:p>
          </table:table-cell>
          <table:table-cell office:value-type="float" office:value="0.271062">
            <text:p>0,271062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-70.411428042">
            <text:p>-70,411428042</text:p>
          </table:table-cell>
          <table:table-cell office:value-type="float" office:value="0.242979">
            <text:p>0,242979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70.084878481">
            <text:p>-70,084878481</text:p>
          </table:table-cell>
          <table:table-cell office:value-type="float" office:value="0.247863">
            <text:p>0,247863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69.562719854">
            <text:p>-69,562719854</text:p>
          </table:table-cell>
          <table:table-cell office:value-type="float" office:value="0.261294">
            <text:p>0,261294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-69.301907766">
            <text:p>-69,301907766</text:p>
          </table:table-cell>
          <table:table-cell office:value-type="float" office:value="0.272283">
            <text:p>0,272283</text:p>
          </table:table-cell>
          <table:table-cell office:value-type="float" office:value="0.046398">
            <text:p>0,046398</text:p>
          </table:table-cell>
        </table:table-row>
        <table:table-row table:style-name="ro1">
          <table:table-cell office:value-type="float" office:value="-68.779749139">
            <text:p>-68,779749139</text:p>
          </table:table-cell>
          <table:table-cell office:value-type="float" office:value="0.28083">
            <text:p>0,28083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-68.518937051">
            <text:p>-68,518937051</text:p>
          </table:table-cell>
          <table:table-cell office:value-type="float" office:value="0.288156">
            <text:p>0,288156</text:p>
          </table:table-cell>
          <table:table-cell office:value-type="float" office:value="0.042735">
            <text:p>0,042735</text:p>
          </table:table-cell>
        </table:table-row>
        <table:table-row table:style-name="ro1">
          <table:table-cell office:value-type="float" office:value="-67.996778424">
            <text:p>-67,996778424</text:p>
          </table:table-cell>
          <table:table-cell office:value-type="float" office:value="0.307692">
            <text:p>0,307692</text:p>
          </table:table-cell>
          <table:table-cell office:value-type="float" office:value="0.047619">
            <text:p>0,047619</text:p>
          </table:table-cell>
        </table:table-row>
        <table:table-row table:style-name="ro1">
          <table:table-cell office:value-type="float" office:value="-67.670228863">
            <text:p>-67,670228863</text:p>
          </table:table-cell>
          <table:table-cell office:value-type="float" office:value="0.304029">
            <text:p>0,304029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-67.213807709">
            <text:p>-67,213807709</text:p>
          </table:table-cell>
          <table:table-cell office:value-type="float" office:value="0.294261">
            <text:p>0,294261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66.887258148">
            <text:p>-66,887258148</text:p>
          </table:table-cell>
          <table:table-cell office:value-type="float" office:value="0.371184">
            <text:p>0,371184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66.430836994">
            <text:p>-66,430836994</text:p>
          </table:table-cell>
          <table:table-cell office:value-type="float" office:value="0.338217">
            <text:p>0,338217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-65.843475345">
            <text:p>-65,843475345</text:p>
          </table:table-cell>
          <table:table-cell office:value-type="float" office:value="0.362637">
            <text:p>0,362637</text:p>
          </table:table-cell>
          <table:table-cell office:value-type="float" office:value="0.045177">
            <text:p>0,045177</text:p>
          </table:table-cell>
        </table:table-row>
        <table:table-row table:style-name="ro1">
          <table:table-cell office:value-type="float" office:value="-65.647331828">
            <text:p>-65,647331828</text:p>
          </table:table-cell>
          <table:table-cell office:value-type="float" office:value="0.358974">
            <text:p>0,358974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-65.059970179">
            <text:p>-65,059970179</text:p>
          </table:table-cell>
          <table:table-cell office:value-type="float" office:value="0.39072">
            <text:p>0,39072</text:p>
          </table:table-cell>
          <table:table-cell office:value-type="float" office:value="0.045177">
            <text:p>0,045177</text:p>
          </table:table-cell>
        </table:table-row>
        <table:table-row table:style-name="ro1">
          <table:table-cell office:value-type="float" office:value="-64.799158091">
            <text:p>-64,799158091</text:p>
          </table:table-cell>
          <table:table-cell office:value-type="float" office:value="0.363858">
            <text:p>0,363858</text:p>
          </table:table-cell>
          <table:table-cell office:value-type="float" office:value="0.0500611">
            <text:p>0,0500611</text:p>
          </table:table-cell>
        </table:table-row>
        <table:table-row table:style-name="ro1">
          <table:table-cell office:value-type="float" office:value="-64.276999464">
            <text:p>-64,276999464</text:p>
          </table:table-cell>
          <table:table-cell office:value-type="float" office:value="0.446886">
            <text:p>0,446886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64.016187376">
            <text:p>-64,016187376</text:p>
          </table:table-cell>
          <table:table-cell office:value-type="float" office:value="0.395604">
            <text:p>0,395604</text:p>
          </table:table-cell>
          <table:table-cell office:value-type="float" office:value="0.04884">
            <text:p>0,04884</text:p>
          </table:table-cell>
        </table:table-row>
        <table:table-row table:style-name="ro1">
          <table:table-cell office:value-type="float" office:value="-63.428825727">
            <text:p>-63,428825727</text:p>
          </table:table-cell>
          <table:table-cell office:value-type="float" office:value="0.416361">
            <text:p>0,416361</text:p>
          </table:table-cell>
          <table:table-cell office:value-type="float" office:value="0.045177">
            <text:p>0,045177</text:p>
          </table:table-cell>
        </table:table-row>
        <table:table-row table:style-name="ro1">
          <table:table-cell office:value-type="float" office:value="-62.971870122">
            <text:p>-62,971870122</text:p>
          </table:table-cell>
          <table:table-cell office:value-type="float" office:value="0.461538">
            <text:p>0,461538</text:p>
          </table:table-cell>
          <table:table-cell office:value-type="float" office:value="0.028083">
            <text:p>0,028083</text:p>
          </table:table-cell>
        </table:table-row>
        <table:table-row table:style-name="ro1">
          <table:table-cell office:value-type="float" office:value="-62.645855012">
            <text:p>-62,645855012</text:p>
          </table:table-cell>
          <table:table-cell office:value-type="float" office:value="0.477411">
            <text:p>0,477411</text:p>
          </table:table-cell>
          <table:table-cell office:value-type="float" office:value="0.045177">
            <text:p>0,045177</text:p>
          </table:table-cell>
        </table:table-row>
        <table:table-row table:style-name="ro1">
          <table:table-cell office:value-type="float" office:value="-62.188899407">
            <text:p>-62,188899407</text:p>
          </table:table-cell>
          <table:table-cell office:value-type="float" office:value="0.492063">
            <text:p>0,492063</text:p>
          </table:table-cell>
          <table:table-cell office:value-type="float" office:value="0.045177">
            <text:p>0,045177</text:p>
          </table:table-cell>
        </table:table-row>
        <table:table-row table:style-name="ro1">
          <table:table-cell office:value-type="float" office:value="-61.862884297">
            <text:p>-61,862884297</text:p>
          </table:table-cell>
          <table:table-cell office:value-type="float" office:value="0.498168">
            <text:p>0,498168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-61.34072567">
            <text:p>-61,34072567</text:p>
          </table:table-cell>
          <table:table-cell office:value-type="float" office:value="0.510379">
            <text:p>0,510379</text:p>
          </table:table-cell>
          <table:table-cell office:value-type="float" office:value="0.045177">
            <text:p>0,045177</text:p>
          </table:table-cell>
        </table:table-row>
        <table:table-row table:style-name="ro1">
          <table:table-cell office:value-type="float" office:value="-61.079379131">
            <text:p>-61,079379131</text:p>
          </table:table-cell>
          <table:table-cell office:value-type="float" office:value="0.556777">
            <text:p>0,556777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-60.557754955">
            <text:p>-60,557754955</text:p>
          </table:table-cell>
          <table:table-cell office:value-type="float" office:value="0.553114">
            <text:p>0,553114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-60.296408416">
            <text:p>-60,296408416</text:p>
          </table:table-cell>
          <table:table-cell office:value-type="float" office:value="0.559219">
            <text:p>0,559219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-59.774249789">
            <text:p>-59,774249789</text:p>
          </table:table-cell>
          <table:table-cell office:value-type="float" office:value="0.615385">
            <text:p>0,615385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-59.448234679">
            <text:p>-59,448234679</text:p>
          </table:table-cell>
          <table:table-cell office:value-type="float" office:value="0.579976">
            <text:p>0,579976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-58.991279074">
            <text:p>-58,991279074</text:p>
          </table:table-cell>
          <table:table-cell office:value-type="float" office:value="0.606838">
            <text:p>0,606838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58.403917425">
            <text:p>-58,403917425</text:p>
          </table:table-cell>
          <table:table-cell office:value-type="float" office:value="0.643468">
            <text:p>0,643468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-58.143105337">
            <text:p>-58,143105337</text:p>
          </table:table-cell>
          <table:table-cell office:value-type="float" office:value="0.62149">
            <text:p>0,62149</text:p>
          </table:table-cell>
          <table:table-cell office:value-type="float" office:value="0.034188">
            <text:p>0,034188</text:p>
          </table:table-cell>
        </table:table-row>
        <table:table-row table:style-name="ro1">
          <table:table-cell office:value-type="float" office:value="-57.62094671">
            <text:p>-57,62094671</text:p>
          </table:table-cell>
          <table:table-cell office:value-type="float" office:value="0.659341">
            <text:p>0,659341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-57.360134622">
            <text:p>-57,360134622</text:p>
          </table:table-cell>
          <table:table-cell office:value-type="float" office:value="0.68254">
            <text:p>0,68254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-56.837975995">
            <text:p>-56,837975995</text:p>
          </table:table-cell>
          <table:table-cell office:value-type="float" office:value="0.684982">
            <text:p>0,684982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56.576629456">
            <text:p>-56,576629456</text:p>
          </table:table-cell>
          <table:table-cell office:value-type="float" office:value="0.744811">
            <text:p>0,74481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55.989802258">
            <text:p>-55,989802258</text:p>
          </table:table-cell>
          <table:table-cell office:value-type="float" office:value="0.750916">
            <text:p>0,750916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-55.793658741">
            <text:p>-55,793658741</text:p>
          </table:table-cell>
          <table:table-cell office:value-type="float" office:value="0.738706">
            <text:p>0,738706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-55.206297092">
            <text:p>-55,206297092</text:p>
          </table:table-cell>
          <table:table-cell office:value-type="float" office:value="0.776557">
            <text:p>0,77655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-54.945485004">
            <text:p>-54,945485004</text:p>
          </table:table-cell>
          <table:table-cell office:value-type="float" office:value="0.798535">
            <text:p>0,798535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-54.423326377">
            <text:p>-54,423326377</text:p>
          </table:table-cell>
          <table:table-cell office:value-type="float" office:value="0.868132">
            <text:p>0,868132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53.966370772">
            <text:p>-53,966370772</text:p>
          </table:table-cell>
          <table:table-cell office:value-type="float" office:value="0.927961">
            <text:p>0,927961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-53.57515264">
            <text:p>-53,57515264</text:p>
          </table:table-cell>
          <table:table-cell office:value-type="float" office:value="0.887668">
            <text:p>0,887668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-53.118197035">
            <text:p>-53,118197035</text:p>
          </table:table-cell>
          <table:table-cell office:value-type="float" office:value="0.985348">
            <text:p>0,985348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-52.792181925">
            <text:p>-52,792181925</text:p>
          </table:table-cell>
          <table:table-cell office:value-type="float" office:value="0.986569">
            <text:p>0,986569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52.33522632">
            <text:p>-52,33522632</text:p>
          </table:table-cell>
          <table:table-cell office:value-type="float" office:value="1.02808">
            <text:p>1,02808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-52.008676759">
            <text:p>-52,008676759</text:p>
          </table:table-cell>
          <table:table-cell office:value-type="float" office:value="1.04518">
            <text:p>1,04518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-51.552255605">
            <text:p>-51,552255605</text:p>
          </table:table-cell>
          <table:table-cell office:value-type="float" office:value="1.06105">
            <text:p>1,06105</text:p>
          </table:table-cell>
          <table:table-cell office:value-type="float" office:value="0.034188">
            <text:p>0,034188</text:p>
          </table:table-cell>
        </table:table-row>
        <table:table-row table:style-name="ro1">
          <table:table-cell office:value-type="float" office:value="-50.964893956">
            <text:p>-50,964893956</text:p>
          </table:table-cell>
          <table:table-cell office:value-type="float" office:value="1.11966">
            <text:p>1,11966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50.703547417">
            <text:p>-50,703547417</text:p>
          </table:table-cell>
          <table:table-cell office:value-type="float" office:value="1.12943">
            <text:p>1,12943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-50.181923241">
            <text:p>-50,181923241</text:p>
          </table:table-cell>
          <table:table-cell office:value-type="float" office:value="1.16606">
            <text:p>1,16606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-49.920576702">
            <text:p>-49,920576702</text:p>
          </table:table-cell>
          <table:table-cell office:value-type="float" office:value="1.20147">
            <text:p>1,20147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-49.333215053">
            <text:p>-49,333215053</text:p>
          </table:table-cell>
          <table:table-cell office:value-type="float" office:value="1.21123">
            <text:p>1,21123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-49.072402965">
            <text:p>-49,072402965</text:p>
          </table:table-cell>
          <table:table-cell office:value-type="float" office:value="1.24664">
            <text:p>1,24664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-48.550244338">
            <text:p>-48,550244338</text:p>
          </table:table-cell>
          <table:table-cell office:value-type="float" office:value="1.27839">
            <text:p>1,27839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-48.28943225">
            <text:p>-48,28943225</text:p>
          </table:table-cell>
          <table:table-cell office:value-type="float" office:value="1.31258">
            <text:p>1,31258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-47.767273623">
            <text:p>-47,767273623</text:p>
          </table:table-cell>
          <table:table-cell office:value-type="float" office:value="1.35043">
            <text:p>1,35043</text:p>
          </table:table-cell>
          <table:table-cell office:value-type="float" office:value="0.034188">
            <text:p>0,034188</text:p>
          </table:table-cell>
        </table:table-row>
        <table:table-row table:style-name="ro1">
          <table:table-cell office:value-type="float" office:value="-47.506461535">
            <text:p>-47,506461535</text:p>
          </table:table-cell>
          <table:table-cell office:value-type="float" office:value="1.42369">
            <text:p>1,42369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-46.919099886">
            <text:p>-46,919099886</text:p>
          </table:table-cell>
          <table:table-cell office:value-type="float" office:value="1.44811">
            <text:p>1,44811</text:p>
          </table:table-cell>
          <table:table-cell office:value-type="float" office:value="0.034188">
            <text:p>0,034188</text:p>
          </table:table-cell>
        </table:table-row>
        <table:table-row table:style-name="ro1">
          <table:table-cell office:value-type="float" office:value="-46.396941259">
            <text:p>-46,396941259</text:p>
          </table:table-cell>
          <table:table-cell office:value-type="float" office:value="1.47253">
            <text:p>1,47253</text:p>
          </table:table-cell>
          <table:table-cell office:value-type="float" office:value="0.040293">
            <text:p>0,040293</text:p>
          </table:table-cell>
        </table:table-row>
        <table:table-row table:style-name="ro2">
          <table:table-cell office:value-type="float" office:value="-46.13559472">
            <text:p>-46,13559472</text:p>
          </table:table-cell>
          <table:table-cell table:style-name="ce5" office:value-type="string">
            <text:p>01,01,4823</text:p>
          </table:table-cell>
          <table:table-cell office:value-type="float" office:value="0.043956">
            <text:p>0,043956</text:p>
          </table:table-cell>
        </table:table-row>
        <table:table-row table:style-name="ro1">
          <table:table-cell office:value-type="float" office:value="-45.613970544">
            <text:p>-45,613970544</text:p>
          </table:table-cell>
          <table:table-cell office:value-type="float" office:value="1.52381">
            <text:p>1,52381</text:p>
          </table:table-cell>
          <table:table-cell office:value-type="float" office:value="0.0818071">
            <text:p>0,0818071</text:p>
          </table:table-cell>
        </table:table-row>
        <table:table-row table:style-name="ro1">
          <table:table-cell office:value-type="float" office:value="-45.352624005">
            <text:p>-45,352624005</text:p>
          </table:table-cell>
          <table:table-cell office:value-type="float" office:value="1.57631">
            <text:p>1,57631</text:p>
          </table:table-cell>
          <table:table-cell office:value-type="float" office:value="0.114774">
            <text:p>0,114774</text:p>
          </table:table-cell>
        </table:table-row>
        <table:table-row table:style-name="ro1">
          <table:table-cell office:value-type="float" office:value="-44.830465378">
            <text:p>-44,830465378</text:p>
          </table:table-cell>
          <table:table-cell office:value-type="float" office:value="1.61538">
            <text:p>1,61538</text:p>
          </table:table-cell>
          <table:table-cell office:value-type="float" office:value="0.181929">
            <text:p>0,181929</text:p>
          </table:table-cell>
        </table:table-row>
        <table:table-row table:style-name="ro1">
          <table:table-cell office:value-type="float" office:value="-44.504450268">
            <text:p>-44,504450268</text:p>
          </table:table-cell>
          <table:table-cell office:value-type="float" office:value="1.60684">
            <text:p>1,60684</text:p>
          </table:table-cell>
          <table:table-cell office:value-type="float" office:value="0.262515">
            <text:p>0,262515</text:p>
          </table:table-cell>
        </table:table-row>
        <table:table-row table:style-name="ro1">
          <table:table-cell office:value-type="float" office:value="-44.047494663">
            <text:p>-44,047494663</text:p>
          </table:table-cell>
          <table:table-cell office:value-type="float" office:value="1.62149">
            <text:p>1,62149</text:p>
          </table:table-cell>
          <table:table-cell office:value-type="float" office:value="0.326007">
            <text:p>0,326007</text:p>
          </table:table-cell>
        </table:table-row>
        <table:table-row table:style-name="ro1">
          <table:table-cell office:value-type="float" office:value="-43.460133014">
            <text:p>-43,460133014</text:p>
          </table:table-cell>
          <table:table-cell office:value-type="float" office:value="1.62027">
            <text:p>1,62027</text:p>
          </table:table-cell>
          <table:table-cell office:value-type="float" office:value="0.411477">
            <text:p>0,411477</text:p>
          </table:table-cell>
        </table:table-row>
        <table:table-row table:style-name="ro2">
          <table:table-cell office:value-type="float" office:value="-43.199320926">
            <text:p>-43,199320926</text:p>
          </table:table-cell>
          <table:table-cell table:style-name="ce5" office:value-type="string">
            <text:p>01,01,6398</text:p>
          </table:table-cell>
          <table:table-cell office:value-type="float" office:value="0.504274">
            <text:p>0,504274</text:p>
          </table:table-cell>
        </table:table-row>
        <table:table-row table:style-name="ro1">
          <table:table-cell office:value-type="float" office:value="-42.677162299">
            <text:p>-42,677162299</text:p>
          </table:table-cell>
          <table:table-cell office:value-type="float" office:value="1.64957">
            <text:p>1,64957</text:p>
          </table:table-cell>
          <table:table-cell office:value-type="float" office:value="0.570208">
            <text:p>0,570208</text:p>
          </table:table-cell>
        </table:table-row>
        <table:table-row table:style-name="ro1">
          <table:table-cell office:value-type="float" office:value="-42.416350211">
            <text:p>-42,416350211</text:p>
          </table:table-cell>
          <table:table-cell office:value-type="float" office:value="1.58364">
            <text:p>1,58364</text:p>
          </table:table-cell>
          <table:table-cell office:value-type="float" office:value="0.671551">
            <text:p>0,671551</text:p>
          </table:table-cell>
        </table:table-row>
        <table:table-row table:style-name="ro1">
          <table:table-cell office:value-type="float" office:value="-41.828988562">
            <text:p>-41,828988562</text:p>
          </table:table-cell>
          <table:table-cell office:value-type="float" office:value="1.55556">
            <text:p>1,55556</text:p>
          </table:table-cell>
          <table:table-cell office:value-type="float" office:value="0.775336">
            <text:p>0,775336</text:p>
          </table:table-cell>
        </table:table-row>
        <table:table-row table:style-name="ro2">
          <table:table-cell office:value-type="float" office:value="-41.632845045">
            <text:p>-41,632845045</text:p>
          </table:table-cell>
          <table:table-cell table:style-name="ce5" office:value-type="string">
            <text:p>01,01,5873</text:p>
          </table:table-cell>
          <table:table-cell office:value-type="float" office:value="0.893773">
            <text:p>0,893773</text:p>
          </table:table-cell>
        </table:table-row>
        <table:table-row table:style-name="ro1">
          <table:table-cell office:value-type="float" office:value="-41.046017847">
            <text:p>-41,046017847</text:p>
          </table:table-cell>
          <table:table-cell office:value-type="float" office:value="1442">
            <text:p>1442</text:p>
          </table:table-cell>
          <table:table-cell office:value-type="float" office:value="1.02442">
            <text:p>1,02442</text:p>
          </table:table-cell>
        </table:table-row>
        <table:table-row table:style-name="ro1">
          <table:table-cell office:value-type="float" office:value="-40.589062242">
            <text:p>-40,589062242</text:p>
          </table:table-cell>
          <table:table-cell office:value-type="float" office:value="1.40781">
            <text:p>1,40781</text:p>
          </table:table-cell>
          <table:table-cell office:value-type="float" office:value="1.15995">
            <text:p>1,15995</text:p>
          </table:table-cell>
        </table:table-row>
        <table:table-row table:style-name="ro2">
          <table:table-cell office:value-type="float" office:value="-40.262512681">
            <text:p>-40,262512681</text:p>
          </table:table-cell>
          <table:table-cell office:value-type="float" office:value="1.28327">
            <text:p>1,28327</text:p>
          </table:table-cell>
          <table:table-cell table:style-name="ce5" office:value-type="string">
            <text:p>01,01,3138</text:p>
          </table:table-cell>
        </table:table-row>
        <table:table-row table:style-name="ro1">
          <table:table-cell office:value-type="float" office:value="-39.806091527">
            <text:p>-39,806091527</text:p>
          </table:table-cell>
          <table:table-cell table:style-name="ce5" office:value-type="string">
            <text:p>01,01,928</text:p>
          </table:table-cell>
          <table:table-cell office:value-type="float" office:value="1.50061">
            <text:p>1,50061</text:p>
          </table:table-cell>
        </table:table-row>
        <table:table-row table:style-name="ro1">
          <table:table-cell office:value-type="float" office:value="-39.479541966">
            <text:p>-39,479541966</text:p>
          </table:table-cell>
          <table:table-cell office:value-type="float" office:value="0.897436">
            <text:p>0,897436</text:p>
          </table:table-cell>
          <table:table-cell office:value-type="float" office:value="1.67033">
            <text:p>1,67033</text:p>
          </table:table-cell>
        </table:table-row>
        <table:table-row table:style-name="ro1">
          <table:table-cell office:value-type="float" office:value="-38.957383339">
            <text:p>-38,957383339</text:p>
          </table:table-cell>
          <table:table-cell office:value-type="float" office:value="0.6337">
            <text:p>0,6337</text:p>
          </table:table-cell>
          <table:table-cell office:value-type="float" office:value="1.82051">
            <text:p>1,82051</text:p>
          </table:table-cell>
        </table:table-row>
        <table:table-row table:style-name="ro1">
          <table:table-cell office:value-type="float" office:value="-38.631368229">
            <text:p>-38,631368229</text:p>
          </table:table-cell>
          <table:table-cell office:value-type="float" office:value="0.4884">
            <text:p>0,4884</text:p>
          </table:table-cell>
          <table:table-cell office:value-type="float" office:value="1.93284">
            <text:p>1,93284</text:p>
          </table:table-cell>
        </table:table-row>
        <table:table-row table:style-name="ro1">
          <table:table-cell office:value-type="float" office:value="-38.174412624">
            <text:p>-38,174412624</text:p>
          </table:table-cell>
          <table:table-cell office:value-type="float" office:value="0.338217">
            <text:p>0,338217</text:p>
          </table:table-cell>
          <table:table-cell office:value-type="float" office:value="1.97924">
            <text:p>1,97924</text:p>
          </table:table-cell>
        </table:table-row>
        <table:table-row table:style-name="ro2">
          <table:table-cell office:value-type="float" office:value="-37.587050975">
            <text:p>-37,587050975</text:p>
          </table:table-cell>
          <table:table-cell office:value-type="float" office:value="0.177045">
            <text:p>0,177045</text:p>
          </table:table-cell>
          <table:table-cell table:style-name="ce5" office:value-type="string">
            <text:p>01,01,9939</text:p>
          </table:table-cell>
        </table:table-row>
        <table:table-row table:style-name="ro1">
          <table:table-cell office:value-type="float" office:value="-37.326238887">
            <text:p>-37,326238887</text:p>
          </table:table-cell>
          <table:table-cell office:value-type="float" office:value="0.133089">
            <text:p>0,133089</text:p>
          </table:table-cell>
          <table:table-cell office:value-type="float" office:value="1.93773">
            <text:p>1,93773</text:p>
          </table:table-cell>
        </table:table-row>
        <table:table-row table:style-name="ro1">
          <table:table-cell office:value-type="float" office:value="-36.80408026">
            <text:p>-36,80408026</text:p>
          </table:table-cell>
          <table:table-cell office:value-type="float" office:value="0.10989">
            <text:p>0,10989</text:p>
          </table:table-cell>
          <table:table-cell office:value-type="float" office:value="1.86935">
            <text:p>1,86935</text:p>
          </table:table-cell>
        </table:table-row>
        <table:table-row table:style-name="ro1">
          <table:table-cell office:value-type="float" office:value="-36.543268172">
            <text:p>-36,543268172</text:p>
          </table:table-cell>
          <table:table-cell office:value-type="float" office:value="0.03663">
            <text:p>0,03663</text:p>
          </table:table-cell>
          <table:table-cell office:value-type="float" office:value="1.77289">
            <text:p>1,77289</text:p>
          </table:table-cell>
        </table:table-row>
        <table:table-row table:style-name="ro2">
          <table:table-cell office:value-type="float" office:value="-36.021109545">
            <text:p>-36,021109545</text:p>
          </table:table-cell>
          <table:table-cell office:value-type="float" office:value="0.0915751">
            <text:p>0,0915751</text:p>
          </table:table-cell>
          <table:table-cell table:style-name="ce5" office:value-type="string">
            <text:p>01,01,6398</text:p>
          </table:table-cell>
        </table:table-row>
        <table:table-row table:style-name="ro1">
          <table:table-cell office:value-type="float" office:value="-35.759763006">
            <text:p>-35,759763006</text:p>
          </table:table-cell>
          <table:table-cell office:value-type="float" office:value="0.0842491">
            <text:p>0,0842491</text:p>
          </table:table-cell>
          <table:table-cell office:value-type="float" office:value="1.52503">
            <text:p>1,52503</text:p>
          </table:table-cell>
        </table:table-row>
        <table:table-row table:style-name="ro1">
          <table:table-cell office:value-type="float" office:value="-35.23813883">
            <text:p>-35,23813883</text:p>
          </table:table-cell>
          <table:table-cell office:value-type="float" office:value="0.0769231">
            <text:p>0,0769231</text:p>
          </table:table-cell>
          <table:table-cell office:value-type="float" office:value="1.39805">
            <text:p>1,39805</text:p>
          </table:table-cell>
        </table:table-row>
        <table:table-row table:style-name="ro1">
          <table:table-cell office:value-type="float" office:value="-34.715980203">
            <text:p>-34,715980203</text:p>
          </table:table-cell>
          <table:table-cell office:value-type="float" office:value="0.0683761">
            <text:p>0,0683761</text:p>
          </table:table-cell>
          <table:table-cell office:value-type="float" office:value="1.26496">
            <text:p>1,26496</text:p>
          </table:table-cell>
        </table:table-row>
        <table:table-row table:style-name="ro1">
          <table:table-cell office:value-type="float" office:value="-34.454633664">
            <text:p>-34,454633664</text:p>
          </table:table-cell>
          <table:table-cell office:value-type="float" office:value="0.042735">
            <text:p>0,042735</text:p>
          </table:table-cell>
          <table:table-cell office:value-type="float" office:value="1.16117">
            <text:p>1,16117</text:p>
          </table:table-cell>
        </table:table-row>
        <table:table-row table:style-name="ro1">
          <table:table-cell office:value-type="float" office:value="-33.933009488">
            <text:p>-33,933009488</text:p>
          </table:table-cell>
          <table:table-cell office:value-type="float" office:value="0.026862">
            <text:p>0,026862</text:p>
          </table:table-cell>
          <table:table-cell office:value-type="float" office:value="1.05128">
            <text:p>1,05128</text:p>
          </table:table-cell>
        </table:table-row>
        <table:table-row table:style-name="ro1">
          <table:table-cell office:value-type="float" office:value="-33.606459927">
            <text:p>-33,606459927</text:p>
          </table:table-cell>
          <table:table-cell office:value-type="float" office:value="0.0647131">
            <text:p>0,0647131</text:p>
          </table:table-cell>
          <table:table-cell office:value-type="float" office:value="0.947497">
            <text:p>0,947497</text:p>
          </table:table-cell>
        </table:table-row>
        <table:table-row table:style-name="ro1">
          <table:table-cell office:value-type="float" office:value="-33.0843013">
            <text:p>-33,0843013</text:p>
          </table:table-cell>
          <table:table-cell office:value-type="float" office:value="0.030525">
            <text:p>0,030525</text:p>
          </table:table-cell>
          <table:table-cell office:value-type="float" office:value="0.8779">
            <text:p>0,8779</text:p>
          </table:table-cell>
        </table:table-row>
        <table:table-row table:style-name="ro1">
          <table:table-cell office:value-type="float" office:value="-32.823489212">
            <text:p>-32,823489212</text:p>
          </table:table-cell>
          <table:table-cell office:value-type="float" office:value="0.0512821">
            <text:p>0,0512821</text:p>
          </table:table-cell>
          <table:table-cell office:value-type="float" office:value="0.78022">
            <text:p>0,78022</text:p>
          </table:table-cell>
        </table:table-row>
        <table:table-row table:style-name="ro1">
          <table:table-cell office:value-type="float" office:value="-32.301330585">
            <text:p>-32,301330585</text:p>
          </table:table-cell>
          <table:table-cell office:value-type="float" office:value="0.0720391">
            <text:p>0,0720391</text:p>
          </table:table-cell>
          <table:table-cell office:value-type="float" office:value="0.708181">
            <text:p>0,708181</text:p>
          </table:table-cell>
        </table:table-row>
        <table:table-row table:style-name="ro1">
          <table:table-cell office:value-type="float" office:value="-31.975315475">
            <text:p>-31,975315475</text:p>
          </table:table-cell>
          <table:table-cell office:value-type="float" office:value="0.0732601">
            <text:p>0,0732601</text:p>
          </table:table-cell>
          <table:table-cell office:value-type="float" office:value="0.650794">
            <text:p>0,650794</text:p>
          </table:table-cell>
        </table:table-row>
        <table:table-row table:style-name="ro1">
          <table:table-cell office:value-type="float" office:value="-31.51835987">
            <text:p>-31,51835987</text:p>
          </table:table-cell>
          <table:table-cell office:value-type="float" office:value="0.031746">
            <text:p>0,031746</text:p>
          </table:table-cell>
          <table:table-cell office:value-type="float" office:value="0.595849">
            <text:p>0,595849</text:p>
          </table:table-cell>
        </table:table-row>
        <table:table-row table:style-name="ro1">
          <table:table-cell office:value-type="float" office:value="-30.996201243">
            <text:p>-30,996201243</text:p>
          </table:table-cell>
          <table:table-cell office:value-type="float" office:value="0.0683761">
            <text:p>0,0683761</text:p>
          </table:table-cell>
          <table:table-cell office:value-type="float" office:value="0.542125">
            <text:p>0,542125</text:p>
          </table:table-cell>
        </table:table-row>
        <table:table-row table:style-name="ro1">
          <table:table-cell office:value-type="float" office:value="-30.735389155">
            <text:p>-30,735389155</text:p>
          </table:table-cell>
          <table:table-cell office:value-type="float" office:value="0.0842491">
            <text:p>0,0842491</text:p>
          </table:table-cell>
          <table:table-cell office:value-type="float" office:value="0.507937">
            <text:p>0,507937</text:p>
          </table:table-cell>
        </table:table-row>
        <table:table-row table:style-name="ro1">
          <table:table-cell office:value-type="float" office:value="-30.148027506">
            <text:p>-30,148027506</text:p>
          </table:table-cell>
          <table:table-cell office:value-type="float" office:value="0.045177">
            <text:p>0,045177</text:p>
          </table:table-cell>
          <table:table-cell office:value-type="float" office:value="0.468864">
            <text:p>0,468864</text:p>
          </table:table-cell>
        </table:table-row>
        <table:table-row table:style-name="ro1">
          <table:table-cell office:value-type="float" office:value="-29.886680967">
            <text:p>-29,886680967</text:p>
          </table:table-cell>
          <table:table-cell office:value-type="float" office:value="0.032967">
            <text:p>0,032967</text:p>
          </table:table-cell>
          <table:table-cell office:value-type="float" office:value="0.43956">
            <text:p>0,43956</text:p>
          </table:table-cell>
        </table:table-row>
        <table:table-row table:style-name="ro1">
          <table:table-cell office:value-type="float" office:value="-29.365056791">
            <text:p>-29,365056791</text:p>
          </table:table-cell>
          <table:table-cell office:value-type="float" office:value="0.046398">
            <text:p>0,046398</text:p>
          </table:table-cell>
          <table:table-cell office:value-type="float" office:value="0.417582">
            <text:p>0,417582</text:p>
          </table:table-cell>
        </table:table-row>
        <table:table-row table:style-name="ro1">
          <table:table-cell office:value-type="float" office:value="-28.842898164">
            <text:p>-28,842898164</text:p>
          </table:table-cell>
          <table:table-cell office:value-type="float" office:value="0.0634921">
            <text:p>0,0634921</text:p>
          </table:table-cell>
          <table:table-cell office:value-type="float" office:value="0.388278">
            <text:p>0,388278</text:p>
          </table:table-cell>
        </table:table-row>
        <table:table-row table:style-name="ro1">
          <table:table-cell office:value-type="float" office:value="-28.581551625">
            <text:p>-28,581551625</text:p>
          </table:table-cell>
          <table:table-cell office:value-type="float" office:value="0.0561661">
            <text:p>0,0561661</text:p>
          </table:table-cell>
          <table:table-cell office:value-type="float" office:value="0.363858">
            <text:p>0,363858</text:p>
          </table:table-cell>
        </table:table-row>
        <table:table-row table:style-name="ro1">
          <table:table-cell office:value-type="float" office:value="-28.059927449">
            <text:p>-28,059927449</text:p>
          </table:table-cell>
          <table:table-cell office:value-type="float" office:value="0.0830281">
            <text:p>0,0830281</text:p>
          </table:table-cell>
          <table:table-cell office:value-type="float" office:value="0.339438">
            <text:p>0,339438</text:p>
          </table:table-cell>
        </table:table-row>
        <table:table-row table:style-name="ro1">
          <table:table-cell office:value-type="float" office:value="-27.733377888">
            <text:p>-27,733377888</text:p>
          </table:table-cell>
          <table:table-cell office:value-type="float" office:value="0.0793651">
            <text:p>0,0793651</text:p>
          </table:table-cell>
          <table:table-cell office:value-type="float" office:value="0.327228">
            <text:p>0,327228</text:p>
          </table:table-cell>
        </table:table-row>
        <table:table-row table:style-name="ro1">
          <table:table-cell office:value-type="float" office:value="-27.211219261">
            <text:p>-27,211219261</text:p>
          </table:table-cell>
          <table:table-cell office:value-type="float" office:value="0.0976801">
            <text:p>0,0976801</text:p>
          </table:table-cell>
          <table:table-cell office:value-type="float" office:value="0.318681">
            <text:p>0,318681</text:p>
          </table:table-cell>
        </table:table-row>
        <table:table-row table:style-name="ro1">
          <table:table-cell office:value-type="float" office:value="-26.950407173">
            <text:p>-26,950407173</text:p>
          </table:table-cell>
          <table:table-cell office:value-type="float" office:value="0.031746">
            <text:p>0,031746</text:p>
          </table:table-cell>
          <table:table-cell office:value-type="float" office:value="0.282051">
            <text:p>0,282051</text:p>
          </table:table-cell>
        </table:table-row>
        <table:table-row table:style-name="ro1">
          <table:table-cell office:value-type="float" office:value="-26.428248546">
            <text:p>-26,428248546</text:p>
          </table:table-cell>
          <table:table-cell office:value-type="float" office:value="0.0634921">
            <text:p>0,0634921</text:p>
          </table:table-cell>
          <table:table-cell office:value-type="float" office:value="0.242979">
            <text:p>0,242979</text:p>
          </table:table-cell>
        </table:table-row>
        <table:table-row table:style-name="ro1">
          <table:table-cell office:value-type="float" office:value="-26.167436458">
            <text:p>-26,167436458</text:p>
          </table:table-cell>
          <table:table-cell office:value-type="float" office:value="0.00976801">
            <text:p>0,00976801</text:p>
          </table:table-cell>
          <table:table-cell office:value-type="float" office:value="0.199023">
            <text:p>0,199023</text:p>
          </table:table-cell>
        </table:table-row>
        <table:table-row table:style-name="ro1">
          <table:table-cell office:value-type="float" office:value="-25.645277831">
            <text:p>-25,645277831</text:p>
          </table:table-cell>
          <table:table-cell office:value-type="float" office:value="0.029304">
            <text:p>0,029304</text:p>
          </table:table-cell>
          <table:table-cell office:value-type="float" office:value="0.126984">
            <text:p>0,126984</text:p>
          </table:table-cell>
        </table:table-row>
        <table:table-row table:style-name="ro1">
          <table:table-cell office:value-type="float" office:value="-25.057916182">
            <text:p>-25,057916182</text:p>
          </table:table-cell>
          <table:table-cell office:value-type="float" office:value="0.029304">
            <text:p>0,029304</text:p>
          </table:table-cell>
          <table:table-cell office:value-type="float" office:value="0.0720391">
            <text:p>0,0720391</text:p>
          </table:table-cell>
        </table:table-row>
        <table:table-row table:style-name="ro1">
          <table:table-cell office:value-type="float" office:value="-24.797104094">
            <text:p>-24,797104094</text:p>
          </table:table-cell>
          <table:table-cell office:value-type="float" office:value="0.041514">
            <text:p>0,041514</text:p>
          </table:table-cell>
          <table:table-cell office:value-type="float" office:value="0.0586081">
            <text:p>0,0586081</text:p>
          </table:table-cell>
        </table:table-row>
        <table:table-row table:style-name="ro1">
          <table:table-cell office:value-type="float" office:value="-24.274945467">
            <text:p>-24,274945467</text:p>
          </table:table-cell>
          <table:table-cell office:value-type="float" office:value="0.0940171">
            <text:p>0,0940171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-24.079336401">
            <text:p>-24,079336401</text:p>
          </table:table-cell>
          <table:table-cell office:value-type="float" office:value="0.0561661">
            <text:p>0,0561661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23.491974752">
            <text:p>-23,491974752</text:p>
          </table:table-cell>
          <table:table-cell office:value-type="float" office:value="0.0769231">
            <text:p>0,0769231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-23.035019147">
            <text:p>-23,035019147</text:p>
          </table:table-cell>
          <table:table-cell office:value-type="float" office:value="0.0732601">
            <text:p>0,0732601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-22.708469586">
            <text:p>-22,708469586</text:p>
          </table:table-cell>
          <table:table-cell office:value-type="float" office:value="0.0769231">
            <text:p>0,0769231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22.18684541">
            <text:p>-22,18684541</text:p>
          </table:table-cell>
          <table:table-cell office:value-type="float" office:value="0.0549451">
            <text:p>0,0549451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-21.925498871">
            <text:p>-21,925498871</text:p>
          </table:table-cell>
          <table:table-cell office:value-type="float" office:value="0.0952381">
            <text:p>0,0952381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-21.403340244">
            <text:p>-21,403340244</text:p>
          </table:table-cell>
          <table:table-cell office:value-type="float" office:value="0.0610501">
            <text:p>0,0610501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-21.077325134">
            <text:p>-21,077325134</text:p>
          </table:table-cell>
          <table:table-cell office:value-type="float" office:value="0.0537241">
            <text:p>0,0537241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20.620369529">
            <text:p>-20,620369529</text:p>
          </table:table-cell>
          <table:table-cell office:value-type="float" office:value="0.0610501">
            <text:p>0,0610501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-20.03300788">
            <text:p>-20,03300788</text:p>
          </table:table-cell>
          <table:table-cell office:value-type="float" office:value="0.031746">
            <text:p>0,031746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-19.772195792">
            <text:p>-19,772195792</text:p>
          </table:table-cell>
          <table:table-cell office:value-type="float" office:value="0.0927961">
            <text:p>0,0927961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-19.250037165">
            <text:p>-19,250037165</text:p>
          </table:table-cell>
          <table:table-cell office:value-type="float" office:value="0.0891331">
            <text:p>0,0891331</text:p>
          </table:table-cell>
          <table:table-cell office:value-type="float" office:value="0.035409">
            <text:p>0,035409</text:p>
          </table:table-cell>
        </table:table-row>
        <table:table-row table:style-name="ro1">
          <table:table-cell office:value-type="float" office:value="-18.989225077">
            <text:p>-18,989225077</text:p>
          </table:table-cell>
          <table:table-cell office:value-type="float" office:value="0.0854701">
            <text:p>0,0854701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-18.46706645">
            <text:p>-18,46706645</text:p>
          </table:table-cell>
          <table:table-cell office:value-type="float" office:value="0.0634921">
            <text:p>0,0634921</text:p>
          </table:table-cell>
          <table:table-cell office:value-type="float" office:value="0.035409">
            <text:p>0,035409</text:p>
          </table:table-cell>
        </table:table-row>
        <table:table-row table:style-name="ro1">
          <table:table-cell office:value-type="float" office:value="-18.206254362">
            <text:p>-18,206254362</text:p>
          </table:table-cell>
          <table:table-cell office:value-type="float" office:value="0.0830281">
            <text:p>0,0830281</text:p>
          </table:table-cell>
          <table:table-cell office:value-type="float" office:value="0.043956">
            <text:p>0,043956</text:p>
          </table:table-cell>
        </table:table-row>
        <table:table-row table:style-name="ro1">
          <table:table-cell office:value-type="float" office:value="-17.618892713">
            <text:p>-17,618892713</text:p>
          </table:table-cell>
          <table:table-cell office:value-type="float" office:value="0.0610501">
            <text:p>0,0610501</text:p>
          </table:table-cell>
          <table:table-cell office:value-type="float" office:value="0.043956">
            <text:p>0,043956</text:p>
          </table:table-cell>
        </table:table-row>
        <table:table-row table:style-name="ro1">
          <table:table-cell office:value-type="float" office:value="-17.161937108">
            <text:p>-17,161937108</text:p>
          </table:table-cell>
          <table:table-cell office:value-type="float" office:value="0.0757021">
            <text:p>0,0757021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16.835387547">
            <text:p>-16,835387547</text:p>
          </table:table-cell>
          <table:table-cell office:value-type="float" office:value="0.0757021">
            <text:p>0,0757021</text:p>
          </table:table-cell>
          <table:table-cell office:value-type="float" office:value="0.04884">
            <text:p>0,04884</text:p>
          </table:table-cell>
        </table:table-row>
        <table:table-row table:style-name="ro1">
          <table:table-cell office:value-type="float" office:value="-16.378966393">
            <text:p>-16,378966393</text:p>
          </table:table-cell>
          <table:table-cell office:value-type="float" office:value="0.0964591">
            <text:p>0,0964591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-15.791604744">
            <text:p>-15,791604744</text:p>
          </table:table-cell>
          <table:table-cell office:value-type="float" office:value="0.0744811">
            <text:p>0,0744811</text:p>
          </table:table-cell>
          <table:table-cell office:value-type="float" office:value="0.035409">
            <text:p>0,035409</text:p>
          </table:table-cell>
        </table:table-row>
        <table:table-row table:style-name="ro1">
          <table:table-cell office:value-type="float" office:value="-15.530258205">
            <text:p>-15,530258205</text:p>
          </table:table-cell>
          <table:table-cell office:value-type="float" office:value="0.0989011">
            <text:p>0,0989011</text:p>
          </table:table-cell>
          <table:table-cell office:value-type="float" office:value="0.0500611">
            <text:p>0,0500611</text:p>
          </table:table-cell>
        </table:table-row>
        <table:table-row table:style-name="ro1">
          <table:table-cell office:value-type="float" office:value="-14.943431007">
            <text:p>-14,943431007</text:p>
          </table:table-cell>
          <table:table-cell office:value-type="float" office:value="0.111111">
            <text:p>0,111111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-14.74728749">
            <text:p>-14,74728749</text:p>
          </table:table-cell>
          <table:table-cell office:value-type="float" office:value="0.129426">
            <text:p>0,129426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14.225128863">
            <text:p>-14,225128863</text:p>
          </table:table-cell>
          <table:table-cell office:value-type="float" office:value="0.0964591">
            <text:p>0,0964591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13.899113753">
            <text:p>-13,899113753</text:p>
          </table:table-cell>
          <table:table-cell office:value-type="float" office:value="0.103785">
            <text:p>0,103785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-13.376955126">
            <text:p>-13,376955126</text:p>
          </table:table-cell>
          <table:table-cell office:value-type="float" office:value="0.120879">
            <text:p>0,120879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-13.116143038">
            <text:p>-13,116143038</text:p>
          </table:table-cell>
          <table:table-cell office:value-type="float" office:value="0.139194">
            <text:p>0,139194</text:p>
          </table:table-cell>
          <table:table-cell office:value-type="float" office:value="0.0561661">
            <text:p>0,0561661</text:p>
          </table:table-cell>
        </table:table-row>
        <table:table-row table:style-name="ro1">
          <table:table-cell office:value-type="float" office:value="-12.593984411">
            <text:p>-12,593984411</text:p>
          </table:table-cell>
          <table:table-cell office:value-type="float" office:value="0.133089">
            <text:p>0,133089</text:p>
          </table:table-cell>
          <table:table-cell office:value-type="float" office:value="0.042735">
            <text:p>0,042735</text:p>
          </table:table-cell>
        </table:table-row>
        <table:table-row table:style-name="ro1">
          <table:table-cell office:value-type="float" office:value="-12.333172323">
            <text:p>-12,333172323</text:p>
          </table:table-cell>
          <table:table-cell office:value-type="float" office:value="0.152625">
            <text:p>0,152625</text:p>
          </table:table-cell>
          <table:table-cell office:value-type="float" office:value="0.047619">
            <text:p>0,047619</text:p>
          </table:table-cell>
        </table:table-row>
        <table:table-row table:style-name="ro1">
          <table:table-cell office:value-type="float" office:value="-11.745810674">
            <text:p>-11,745810674</text:p>
          </table:table-cell>
          <table:table-cell office:value-type="float" office:value="0.105006">
            <text:p>0,105006</text:p>
          </table:table-cell>
          <table:table-cell office:value-type="float" office:value="0.0549451">
            <text:p>0,0549451</text:p>
          </table:table-cell>
        </table:table-row>
        <table:table-row table:style-name="ro1">
          <table:table-cell office:value-type="float" office:value="-11.223652047">
            <text:p>-11,223652047</text:p>
          </table:table-cell>
          <table:table-cell office:value-type="float" office:value="0.141636">
            <text:p>0,141636</text:p>
          </table:table-cell>
          <table:table-cell office:value-type="float" office:value="0.04884">
            <text:p>0,04884</text:p>
          </table:table-cell>
        </table:table-row>
        <table:table-row table:style-name="ro1">
          <table:table-cell office:value-type="float" office:value="-10.962305508">
            <text:p>-10,962305508</text:p>
          </table:table-cell>
          <table:table-cell office:value-type="float" office:value="0.175824">
            <text:p>0,175824</text:p>
          </table:table-cell>
          <table:table-cell office:value-type="float" office:value="0.0537241">
            <text:p>0,0537241</text:p>
          </table:table-cell>
        </table:table-row>
        <table:table-row table:style-name="ro1">
          <table:table-cell office:value-type="float" office:value="-10.440681332">
            <text:p>-10,440681332</text:p>
          </table:table-cell>
          <table:table-cell office:value-type="float" office:value="0.150183">
            <text:p>0,150183</text:p>
          </table:table-cell>
          <table:table-cell office:value-type="float" office:value="0.0598291">
            <text:p>0,0598291</text:p>
          </table:table-cell>
        </table:table-row>
        <table:table-row table:style-name="ro1">
          <table:table-cell office:value-type="float" office:value="-10.179334793">
            <text:p>-10,179334793</text:p>
          </table:table-cell>
          <table:table-cell office:value-type="float" office:value="0.19536">
            <text:p>0,19536</text:p>
          </table:table-cell>
          <table:table-cell office:value-type="float" office:value="0.047619">
            <text:p>0,047619</text:p>
          </table:table-cell>
        </table:table-row>
        <table:table-row table:style-name="ro1">
          <table:table-cell office:value-type="float" office:value="-9.657176166">
            <text:p>-9,657176166</text:p>
          </table:table-cell>
          <table:table-cell office:value-type="float" office:value="0.14652">
            <text:p>0,14652</text:p>
          </table:table-cell>
          <table:table-cell office:value-type="float" office:value="0.0610501">
            <text:p>0,0610501</text:p>
          </table:table-cell>
        </table:table-row>
        <table:table-row table:style-name="ro1">
          <table:table-cell office:value-type="float" office:value="-9.070348968">
            <text:p>-9,070348968</text:p>
          </table:table-cell>
          <table:table-cell office:value-type="float" office:value="0.194139">
            <text:p>0,194139</text:p>
          </table:table-cell>
          <table:table-cell office:value-type="float" office:value="0.0622711">
            <text:p>0,0622711</text:p>
          </table:table-cell>
        </table:table-row>
        <table:table-row table:style-name="ro1">
          <table:table-cell office:value-type="float" office:value="-8.809002429">
            <text:p>-8,809002429</text:p>
          </table:table-cell>
          <table:table-cell office:value-type="float" office:value="0.217338">
            <text:p>0,217338</text:p>
          </table:table-cell>
          <table:table-cell office:value-type="float" office:value="0.0598291">
            <text:p>0,0598291</text:p>
          </table:table-cell>
        </table:table-row>
        <table:table-row table:style-name="ro1">
          <table:table-cell office:value-type="float" office:value="-8.286843802">
            <text:p>-8,286843802</text:p>
          </table:table-cell>
          <table:table-cell office:value-type="float" office:value="0.222222">
            <text:p>0,222222</text:p>
          </table:table-cell>
          <table:table-cell office:value-type="float" office:value="0.0634921">
            <text:p>0,0634921</text:p>
          </table:table-cell>
        </table:table-row>
        <table:table-row table:style-name="ro1">
          <table:table-cell office:value-type="float" office:value="-8.026031714">
            <text:p>-8,026031714</text:p>
          </table:table-cell>
          <table:table-cell office:value-type="float" office:value="0.164835">
            <text:p>0,164835</text:p>
          </table:table-cell>
          <table:table-cell office:value-type="float" office:value="0.0683761">
            <text:p>0,0683761</text:p>
          </table:table-cell>
        </table:table-row>
        <table:table-row table:style-name="ro1">
          <table:table-cell office:value-type="float" office:value="-7.438670065">
            <text:p>-7,438670065</text:p>
          </table:table-cell>
          <table:table-cell office:value-type="float" office:value="0.214896">
            <text:p>0,214896</text:p>
          </table:table-cell>
          <table:table-cell office:value-type="float" office:value="0.0537241">
            <text:p>0,0537241</text:p>
          </table:table-cell>
        </table:table-row>
        <table:table-row table:style-name="ro1">
          <table:table-cell office:value-type="float" office:value="-7.243060999">
            <text:p>-7,243060999</text:p>
          </table:table-cell>
          <table:table-cell office:value-type="float" office:value="0.223443">
            <text:p>0,223443</text:p>
          </table:table-cell>
          <table:table-cell office:value-type="float" office:value="0.0781441">
            <text:p>0,0781441</text:p>
          </table:table-cell>
        </table:table-row>
        <table:table-row table:style-name="ro1">
          <table:table-cell office:value-type="float" office:value="-6.65569935">
            <text:p>-6,65569935</text:p>
          </table:table-cell>
          <table:table-cell office:value-type="float" office:value="0.242979">
            <text:p>0,242979</text:p>
          </table:table-cell>
          <table:table-cell office:value-type="float" office:value="0.0671551">
            <text:p>0,0671551</text:p>
          </table:table-cell>
        </table:table-row>
        <table:table-row table:style-name="ro1">
          <table:table-cell office:value-type="float" office:value="-6.394352811">
            <text:p>-6,394352811</text:p>
          </table:table-cell>
          <table:table-cell office:value-type="float" office:value="0.275946">
            <text:p>0,275946</text:p>
          </table:table-cell>
          <table:table-cell office:value-type="float" office:value="0.0732601">
            <text:p>0,0732601</text:p>
          </table:table-cell>
        </table:table-row>
        <table:table-row table:style-name="ro1">
          <table:table-cell office:value-type="float" office:value="-5.872728635">
            <text:p>-5,872728635</text:p>
          </table:table-cell>
          <table:table-cell office:value-type="float" office:value="0.300366">
            <text:p>0,300366</text:p>
          </table:table-cell>
          <table:table-cell office:value-type="float" office:value="0.0842491">
            <text:p>0,0842491</text:p>
          </table:table-cell>
        </table:table-row>
        <table:table-row table:style-name="ro1">
          <table:table-cell office:value-type="float" office:value="-5.611382096">
            <text:p>-5,611382096</text:p>
          </table:table-cell>
          <table:table-cell office:value-type="float" office:value="0.295482">
            <text:p>0,295482</text:p>
          </table:table-cell>
          <table:table-cell office:value-type="float" office:value="0.0989011">
            <text:p>0,0989011</text:p>
          </table:table-cell>
        </table:table-row>
        <table:table-row table:style-name="ro1">
          <table:table-cell office:value-type="float" office:value="-5.089223469">
            <text:p>-5,089223469</text:p>
          </table:table-cell>
          <table:table-cell office:value-type="float" office:value="0.345543">
            <text:p>0,345543</text:p>
          </table:table-cell>
          <table:table-cell office:value-type="float" office:value="0.0854701">
            <text:p>0,0854701</text:p>
          </table:table-cell>
        </table:table-row>
        <table:table-row table:style-name="ro1">
          <table:table-cell office:value-type="float" office:value="-4.502396271">
            <text:p>-4,502396271</text:p>
          </table:table-cell>
          <table:table-cell office:value-type="float" office:value="0.356532">
            <text:p>0,356532</text:p>
          </table:table-cell>
          <table:table-cell office:value-type="float" office:value="0.0940171">
            <text:p>0,0940171</text:p>
          </table:table-cell>
        </table:table-row>
        <table:table-row table:style-name="ro1">
          <table:table-cell office:value-type="float" office:value="-4.241049732">
            <text:p>-4,241049732</text:p>
          </table:table-cell>
          <table:table-cell office:value-type="float" office:value="0.358974">
            <text:p>0,358974</text:p>
          </table:table-cell>
          <table:table-cell office:value-type="float" office:value="0.103785">
            <text:p>0,103785</text:p>
          </table:table-cell>
        </table:table-row>
        <table:table-row table:style-name="ro1">
          <table:table-cell office:value-type="float" office:value="-3.784094127">
            <text:p>-3,784094127</text:p>
          </table:table-cell>
          <table:table-cell office:value-type="float" office:value="0.443223">
            <text:p>0,443223</text:p>
          </table:table-cell>
          <table:table-cell office:value-type="float" office:value="0.0915751">
            <text:p>0,0915751</text:p>
          </table:table-cell>
        </table:table-row>
        <table:table-row table:style-name="ro1">
          <table:table-cell office:value-type="float" office:value="-3.458079017">
            <text:p>-3,458079017</text:p>
          </table:table-cell>
          <table:table-cell office:value-type="float" office:value="0.493284">
            <text:p>0,493284</text:p>
          </table:table-cell>
          <table:table-cell office:value-type="float" office:value="0.115995">
            <text:p>0,115995</text:p>
          </table:table-cell>
        </table:table-row>
        <table:table-row table:style-name="ro1">
          <table:table-cell office:value-type="float" office:value="-2.93592039">
            <text:p>-2,93592039</text:p>
          </table:table-cell>
          <table:table-cell office:value-type="float" office:value="0.573871">
            <text:p>0,573871</text:p>
          </table:table-cell>
          <table:table-cell office:value-type="float" office:value="0.131868">
            <text:p>0,131868</text:p>
          </table:table-cell>
        </table:table-row>
        <table:table-row table:style-name="ro1">
          <table:table-cell office:value-type="float" office:value="-2.348558741">
            <text:p>-2,348558741</text:p>
          </table:table-cell>
          <table:table-cell office:value-type="float" office:value="0.665446">
            <text:p>0,665446</text:p>
          </table:table-cell>
          <table:table-cell office:value-type="float" office:value="0.120879">
            <text:p>0,120879</text:p>
          </table:table-cell>
        </table:table-row>
        <table:table-row table:style-name="ro1">
          <table:table-cell office:value-type="float" office:value="-2.152949675">
            <text:p>-2,152949675</text:p>
          </table:table-cell>
          <table:table-cell office:value-type="float" office:value="0.692308">
            <text:p>0,692308</text:p>
          </table:table-cell>
          <table:table-cell office:value-type="float" office:value="0.156288">
            <text:p>0,156288</text:p>
          </table:table-cell>
        </table:table-row>
        <table:table-row table:style-name="ro1">
          <table:table-cell office:value-type="float" office:value="-1.565588026">
            <text:p>-1,565588026</text:p>
          </table:table-cell>
          <table:table-cell office:value-type="float" office:value="0.802198">
            <text:p>0,802198</text:p>
          </table:table-cell>
          <table:table-cell office:value-type="float" office:value="0.167277">
            <text:p>0,167277</text:p>
          </table:table-cell>
        </table:table-row>
        <table:table-row table:style-name="ro1">
          <table:table-cell office:value-type="float" office:value="-1.36997896">
            <text:p>-1,36997896</text:p>
          </table:table-cell>
          <table:table-cell office:value-type="float" office:value="1.13187">
            <text:p>1,13187</text:p>
          </table:table-cell>
          <table:table-cell office:value-type="float" office:value="0.360195">
            <text:p>0,360195</text:p>
          </table:table-cell>
        </table:table-row>
        <table:table-row table:style-name="ro1">
          <table:table-cell office:value-type="float" office:value="-0.782617311">
            <text:p>-0,782617311</text:p>
          </table:table-cell>
          <table:table-cell office:value-type="float" office:value="4.99878">
            <text:p>4,99878</text:p>
          </table:table-cell>
          <table:table-cell office:value-type="float" office:value="2.96337">
            <text:p>2,96337</text:p>
          </table:table-cell>
        </table:table-row>
        <table:table-row table:style-name="ro1">
          <table:table-cell office:value-type="float" office:value="-0.586473794">
            <text:p>-0,586473794</text:p>
          </table:table-cell>
          <table:table-cell office:value-type="float" office:value="4.99878">
            <text:p>4,9987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000353403999995">
            <text:p>0,000353404</text:p>
          </table:table-cell>
          <table:table-cell office:value-type="float" office:value="4.99878">
            <text:p>4,9987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522512031">
            <text:p>0,522512031</text:p>
          </table:table-cell>
          <table:table-cell office:value-type="float" office:value="4.99756">
            <text:p>4,997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0.849061592">
            <text:p>0,849061592</text:p>
          </table:table-cell>
          <table:table-cell office:value-type="float" office:value="4.99878">
            <text:p>4,99878</text:p>
          </table:table-cell>
          <table:table-cell office:value-type="float" office:value="2.31746">
            <text:p>2,31746</text:p>
          </table:table-cell>
        </table:table-row>
        <table:table-row table:style-name="ro1">
          <table:table-cell office:value-type="float" office:value="1.305482746">
            <text:p>1,305482746</text:p>
          </table:table-cell>
          <table:table-cell office:value-type="float" office:value="3.64103">
            <text:p>3,64103</text:p>
          </table:table-cell>
          <table:table-cell office:value-type="float" office:value="1.06838">
            <text:p>1,06838</text:p>
          </table:table-cell>
        </table:table-row>
        <table:table-row table:style-name="ro1">
          <table:table-cell office:value-type="float" office:value="1.632032307">
            <text:p>1,632032307</text:p>
          </table:table-cell>
          <table:table-cell office:value-type="float" office:value="1.13797">
            <text:p>1,13797</text:p>
          </table:table-cell>
          <table:table-cell office:value-type="float" office:value="0.208791">
            <text:p>0,208791</text:p>
          </table:table-cell>
        </table:table-row>
        <table:table-row table:style-name="ro1">
          <table:table-cell office:value-type="float" office:value="2.154190934">
            <text:p>2,154190934</text:p>
          </table:table-cell>
          <table:table-cell office:value-type="float" office:value="0.722833">
            <text:p>0,722833</text:p>
          </table:table-cell>
          <table:table-cell office:value-type="float" office:value="0.136752">
            <text:p>0,136752</text:p>
          </table:table-cell>
        </table:table-row>
        <table:table-row table:style-name="ro1">
          <table:table-cell office:value-type="float" office:value="2.480206044">
            <text:p>2,480206044</text:p>
          </table:table-cell>
          <table:table-cell office:value-type="float" office:value="0.562882">
            <text:p>0,562882</text:p>
          </table:table-cell>
          <table:table-cell office:value-type="float" office:value="0.117216">
            <text:p>0,117216</text:p>
          </table:table-cell>
        </table:table-row>
        <table:table-row table:style-name="ro1">
          <table:table-cell office:value-type="float" office:value="2.937161649">
            <text:p>2,937161649</text:p>
          </table:table-cell>
          <table:table-cell office:value-type="float" office:value="0.495726">
            <text:p>0,495726</text:p>
          </table:table-cell>
          <table:table-cell office:value-type="float" office:value="0.105006">
            <text:p>0,105006</text:p>
          </table:table-cell>
        </table:table-row>
        <table:table-row table:style-name="ro1">
          <table:table-cell office:value-type="float" office:value="3.524523298">
            <text:p>3,524523298</text:p>
          </table:table-cell>
          <table:table-cell office:value-type="float" office:value="0.481074">
            <text:p>0,481074</text:p>
          </table:table-cell>
          <table:table-cell office:value-type="float" office:value="0.103785">
            <text:p>0,103785</text:p>
          </table:table-cell>
        </table:table-row>
        <table:table-row table:style-name="ro1">
          <table:table-cell office:value-type="float" office:value="3.720132364">
            <text:p>3,720132364</text:p>
          </table:table-cell>
          <table:table-cell office:value-type="float" office:value="0.37851">
            <text:p>0,37851</text:p>
          </table:table-cell>
          <table:table-cell office:value-type="float" office:value="0.100122">
            <text:p>0,100122</text:p>
          </table:table-cell>
        </table:table-row>
        <table:table-row table:style-name="ro1">
          <table:table-cell office:value-type="float" office:value="4.307494013">
            <text:p>4,307494013</text:p>
          </table:table-cell>
          <table:table-cell office:value-type="float" office:value="0.35409">
            <text:p>0,35409</text:p>
          </table:table-cell>
          <table:table-cell office:value-type="float" office:value="0.0989011">
            <text:p>0,0989011</text:p>
          </table:table-cell>
        </table:table-row>
        <table:table-row table:style-name="ro1">
          <table:table-cell office:value-type="float" office:value="4.568306101">
            <text:p>4,568306101</text:p>
          </table:table-cell>
          <table:table-cell office:value-type="float" office:value="0.32967">
            <text:p>0,32967</text:p>
          </table:table-cell>
          <table:table-cell office:value-type="float" office:value="0.0879121">
            <text:p>0,0879121</text:p>
          </table:table-cell>
        </table:table-row>
        <table:table-row table:style-name="ro1">
          <table:table-cell office:value-type="float" office:value="5.090464728">
            <text:p>5,090464728</text:p>
          </table:table-cell>
          <table:table-cell office:value-type="float" office:value="0.310134">
            <text:p>0,310134</text:p>
          </table:table-cell>
          <table:table-cell office:value-type="float" office:value="0.0854701">
            <text:p>0,0854701</text:p>
          </table:table-cell>
        </table:table-row>
        <table:table-row table:style-name="ro1">
          <table:table-cell office:value-type="float" office:value="5.351811267">
            <text:p>5,351811267</text:p>
          </table:table-cell>
          <table:table-cell office:value-type="float" office:value="0.273504">
            <text:p>0,273504</text:p>
          </table:table-cell>
          <table:table-cell office:value-type="float" office:value="0.0866911">
            <text:p>0,0866911</text:p>
          </table:table-cell>
        </table:table-row>
        <table:table-row table:style-name="ro1">
          <table:table-cell office:value-type="float" office:value="5.939172916">
            <text:p>5,939172916</text:p>
          </table:table-cell>
          <table:table-cell office:value-type="float" office:value="0.257631">
            <text:p>0,257631</text:p>
          </table:table-cell>
          <table:table-cell office:value-type="float" office:value="0.0671551">
            <text:p>0,0671551</text:p>
          </table:table-cell>
        </table:table-row>
        <table:table-row table:style-name="ro1">
          <table:table-cell office:value-type="float" office:value="6.39559407">
            <text:p>6,39559407</text:p>
          </table:table-cell>
          <table:table-cell office:value-type="float" office:value="0.238095">
            <text:p>0,238095</text:p>
          </table:table-cell>
          <table:table-cell office:value-type="float" office:value="0.0757021">
            <text:p>0,0757021</text:p>
          </table:table-cell>
        </table:table-row>
        <table:table-row table:style-name="ro1">
          <table:table-cell office:value-type="float" office:value="6.656940609">
            <text:p>6,656940609</text:p>
          </table:table-cell>
          <table:table-cell office:value-type="float" office:value="0.241758">
            <text:p>0,241758</text:p>
          </table:table-cell>
          <table:table-cell office:value-type="float" office:value="0.0671551">
            <text:p>0,0671551</text:p>
          </table:table-cell>
        </table:table-row>
        <table:table-row table:style-name="ro1">
          <table:table-cell office:value-type="float" office:value="7.178564785">
            <text:p>7,178564785</text:p>
          </table:table-cell>
          <table:table-cell office:value-type="float" office:value="0.253968">
            <text:p>0,253968</text:p>
          </table:table-cell>
          <table:table-cell office:value-type="float" office:value="0.0573871">
            <text:p>0,0573871</text:p>
          </table:table-cell>
        </table:table-row>
        <table:table-row table:style-name="ro1">
          <table:table-cell office:value-type="float" office:value="7.505114346">
            <text:p>7,505114346</text:p>
          </table:table-cell>
          <table:table-cell office:value-type="float" office:value="0.212454">
            <text:p>0,212454</text:p>
          </table:table-cell>
          <table:table-cell office:value-type="float" office:value="0.0659341">
            <text:p>0,0659341</text:p>
          </table:table-cell>
        </table:table-row>
        <table:table-row table:style-name="ro1">
          <table:table-cell office:value-type="float" office:value="8.027272973">
            <text:p>8,027272973</text:p>
          </table:table-cell>
          <table:table-cell office:value-type="float" office:value="0.188034">
            <text:p>0,188034</text:p>
          </table:table-cell>
          <table:table-cell office:value-type="float" office:value="0.0647131">
            <text:p>0,0647131</text:p>
          </table:table-cell>
        </table:table-row>
        <table:table-row table:style-name="ro1">
          <table:table-cell office:value-type="float" office:value="8.5494316">
            <text:p>8,5494316</text:p>
          </table:table-cell>
          <table:table-cell office:value-type="float" office:value="0.213675">
            <text:p>0,213675</text:p>
          </table:table-cell>
          <table:table-cell office:value-type="float" office:value="0.0500611">
            <text:p>0,0500611</text:p>
          </table:table-cell>
        </table:table-row>
        <table:table-row table:style-name="ro1">
          <table:table-cell office:value-type="float" office:value="8.810243688">
            <text:p>8,810243688</text:p>
          </table:table-cell>
          <table:table-cell office:value-type="float" office:value="0.173382">
            <text:p>0,173382</text:p>
          </table:table-cell>
          <table:table-cell office:value-type="float" office:value="0.0537241">
            <text:p>0,0537241</text:p>
          </table:table-cell>
        </table:table-row>
        <table:table-row table:style-name="ro1">
          <table:table-cell office:value-type="float" office:value="9.397605337">
            <text:p>9,397605337</text:p>
          </table:table-cell>
          <table:table-cell office:value-type="float" office:value="0.172161">
            <text:p>0,172161</text:p>
          </table:table-cell>
          <table:table-cell office:value-type="float" office:value="0.0598291">
            <text:p>0,0598291</text:p>
          </table:table-cell>
        </table:table-row>
        <table:table-row table:style-name="ro1">
          <table:table-cell office:value-type="float" office:value="9.658417425">
            <text:p>9,658417425</text:p>
          </table:table-cell>
          <table:table-cell office:value-type="float" office:value="0.185592">
            <text:p>0,185592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10.180576052">
            <text:p>10,180576052</text:p>
          </table:table-cell>
          <table:table-cell office:value-type="float" office:value="0.140415">
            <text:p>0,140415</text:p>
          </table:table-cell>
          <table:table-cell office:value-type="float" office:value="0.0561661">
            <text:p>0,0561661</text:p>
          </table:table-cell>
        </table:table-row>
        <table:table-row table:style-name="ro1">
          <table:table-cell office:value-type="float" office:value="10.44138814">
            <text:p>10,44138814</text:p>
          </table:table-cell>
          <table:table-cell office:value-type="float" office:value="0.120879">
            <text:p>0,120879</text:p>
          </table:table-cell>
          <table:table-cell office:value-type="float" office:value="0.0525031">
            <text:p>0,0525031</text:p>
          </table:table-cell>
        </table:table-row>
        <table:table-row table:style-name="ro1">
          <table:table-cell office:value-type="float" office:value="10.963546767">
            <text:p>10,963546767</text:p>
          </table:table-cell>
          <table:table-cell office:value-type="float" office:value="0.141636">
            <text:p>0,141636</text:p>
          </table:table-cell>
          <table:table-cell office:value-type="float" office:value="0.042735">
            <text:p>0,042735</text:p>
          </table:table-cell>
        </table:table-row>
        <table:table-row table:style-name="ro1">
          <table:table-cell office:value-type="float" office:value="11.485705394">
            <text:p>11,485705394</text:p>
          </table:table-cell>
          <table:table-cell office:value-type="float" office:value="0.0927961">
            <text:p>0,0927961</text:p>
          </table:table-cell>
          <table:table-cell office:value-type="float" office:value="0.0537241">
            <text:p>0,0537241</text:p>
          </table:table-cell>
        </table:table-row>
        <table:table-row table:style-name="ro1">
          <table:table-cell office:value-type="float" office:value="11.746517482">
            <text:p>11,746517482</text:p>
          </table:table-cell>
          <table:table-cell office:value-type="float" office:value="0.133089">
            <text:p>0,133089</text:p>
          </table:table-cell>
          <table:table-cell office:value-type="float" office:value="0.0549451">
            <text:p>0,0549451</text:p>
          </table:table-cell>
        </table:table-row>
        <table:table-row table:style-name="ro1">
          <table:table-cell office:value-type="float" office:value="12.268676109">
            <text:p>12,268676109</text:p>
          </table:table-cell>
          <table:table-cell office:value-type="float" office:value="0.137973">
            <text:p>0,137973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12.59522567">
            <text:p>12,59522567</text:p>
          </table:table-cell>
          <table:table-cell office:value-type="float" office:value="0.0903541">
            <text:p>0,0903541</text:p>
          </table:table-cell>
          <table:table-cell office:value-type="float" office:value="0.0500611">
            <text:p>0,0500611</text:p>
          </table:table-cell>
        </table:table-row>
        <table:table-row table:style-name="ro1">
          <table:table-cell office:value-type="float" office:value="13.051646824">
            <text:p>13,051646824</text:p>
          </table:table-cell>
          <table:table-cell office:value-type="float" office:value="0.0940171">
            <text:p>0,0940171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13.639008473">
            <text:p>13,639008473</text:p>
          </table:table-cell>
          <table:table-cell office:value-type="float" office:value="0.103785">
            <text:p>0,103785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13.900355012">
            <text:p>13,900355012</text:p>
          </table:table-cell>
          <table:table-cell office:value-type="float" office:value="0.0940171">
            <text:p>0,0940171</text:p>
          </table:table-cell>
          <table:table-cell office:value-type="float" office:value="0.0610501">
            <text:p>0,0610501</text:p>
          </table:table-cell>
        </table:table-row>
        <table:table-row table:style-name="ro1">
          <table:table-cell office:value-type="float" office:value="14.422513639">
            <text:p>14,422513639</text:p>
          </table:table-cell>
          <table:table-cell office:value-type="float" office:value="0.118437">
            <text:p>0,118437</text:p>
          </table:table-cell>
          <table:table-cell office:value-type="float" office:value="0.029304">
            <text:p>0,029304</text:p>
          </table:table-cell>
        </table:table-row>
        <table:table-row table:style-name="ro1">
          <table:table-cell office:value-type="float" office:value="14.683325727">
            <text:p>14,683325727</text:p>
          </table:table-cell>
          <table:table-cell office:value-type="float" office:value="0.101343">
            <text:p>0,101343</text:p>
          </table:table-cell>
          <table:table-cell office:value-type="float" office:value="0.042735">
            <text:p>0,042735</text:p>
          </table:table-cell>
        </table:table-row>
        <table:table-row table:style-name="ro1">
          <table:table-cell office:value-type="float" office:value="15.270687376">
            <text:p>15,270687376</text:p>
          </table:table-cell>
          <table:table-cell office:value-type="float" office:value="0.0879121">
            <text:p>0,0879121</text:p>
          </table:table-cell>
          <table:table-cell office:value-type="float" office:value="0.043956">
            <text:p>0,043956</text:p>
          </table:table-cell>
        </table:table-row>
        <table:table-row table:style-name="ro1">
          <table:table-cell office:value-type="float" office:value="15.531499464">
            <text:p>15,531499464</text:p>
          </table:table-cell>
          <table:table-cell office:value-type="float" office:value="0.111111">
            <text:p>0,111111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16.053658091">
            <text:p>16,053658091</text:p>
          </table:table-cell>
          <table:table-cell office:value-type="float" office:value="0.0757021">
            <text:p>0,0757021</text:p>
          </table:table-cell>
          <table:table-cell office:value-type="float" office:value="0.029304">
            <text:p>0,029304</text:p>
          </table:table-cell>
        </table:table-row>
        <table:table-row table:style-name="ro1">
          <table:table-cell office:value-type="float" office:value="16.510613696">
            <text:p>16,510613696</text:p>
          </table:table-cell>
          <table:table-cell office:value-type="float" office:value="0.0671551">
            <text:p>0,0671551</text:p>
          </table:table-cell>
          <table:table-cell office:value-type="float" office:value="0.043956">
            <text:p>0,043956</text:p>
          </table:table-cell>
        </table:table-row>
        <table:table-row table:style-name="ro1">
          <table:table-cell office:value-type="float" office:value="16.901831828">
            <text:p>16,901831828</text:p>
          </table:table-cell>
          <table:table-cell office:value-type="float" office:value="0.0573871">
            <text:p>0,0573871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17.358787433">
            <text:p>17,358787433</text:p>
          </table:table-cell>
          <table:table-cell office:value-type="float" office:value="0.0805861">
            <text:p>0,0805861</text:p>
          </table:table-cell>
          <table:table-cell office:value-type="float" office:value="0.0512821">
            <text:p>0,0512821</text:p>
          </table:table-cell>
        </table:table-row>
        <table:table-row table:style-name="ro1">
          <table:table-cell office:value-type="float" office:value="17.685336994">
            <text:p>17,685336994</text:p>
          </table:table-cell>
          <table:table-cell office:value-type="float" office:value="0.0671551">
            <text:p>0,0671551</text:p>
          </table:table-cell>
          <table:table-cell office:value-type="float" office:value="0.043956">
            <text:p>0,043956</text:p>
          </table:table-cell>
        </table:table-row>
        <table:table-row table:style-name="ro1">
          <table:table-cell office:value-type="float" office:value="18.141758148">
            <text:p>18,141758148</text:p>
          </table:table-cell>
          <table:table-cell office:value-type="float" office:value="0.0903541">
            <text:p>0,0903541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18.729119797">
            <text:p>18,729119797</text:p>
          </table:table-cell>
          <table:table-cell office:value-type="float" office:value="0.0525031">
            <text:p>0,0525031</text:p>
          </table:table-cell>
          <table:table-cell office:value-type="float" office:value="0.0561661">
            <text:p>0,0561661</text:p>
          </table:table-cell>
        </table:table-row>
        <table:table-row table:style-name="ro1">
          <table:table-cell office:value-type="float" office:value="18.990466336">
            <text:p>18,990466336</text:p>
          </table:table-cell>
          <table:table-cell office:value-type="float" office:value="0.0622711">
            <text:p>0,0622711</text:p>
          </table:table-cell>
          <table:table-cell office:value-type="float" office:value="0.04884">
            <text:p>0,04884</text:p>
          </table:table-cell>
        </table:table-row>
        <table:table-row table:style-name="ro1">
          <table:table-cell office:value-type="float" office:value="19.512090512">
            <text:p>19,512090512</text:p>
          </table:table-cell>
          <table:table-cell office:value-type="float" office:value="0.0744811">
            <text:p>0,0744811</text:p>
          </table:table-cell>
          <table:table-cell office:value-type="float" office:value="0.028083">
            <text:p>0,028083</text:p>
          </table:table-cell>
        </table:table-row>
        <table:table-row table:style-name="ro1">
          <table:table-cell office:value-type="float" office:value="19.773437051">
            <text:p>19,773437051</text:p>
          </table:table-cell>
          <table:table-cell office:value-type="float" office:value="0.0634921">
            <text:p>0,0634921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20.295595678">
            <text:p>20,295595678</text:p>
          </table:table-cell>
          <table:table-cell office:value-type="float" office:value="0.0622711">
            <text:p>0,0622711</text:p>
          </table:table-cell>
          <table:table-cell office:value-type="float" office:value="0.034188">
            <text:p>0,034188</text:p>
          </table:table-cell>
        </table:table-row>
        <table:table-row table:style-name="ro1">
          <table:table-cell office:value-type="float" office:value="20.882422876">
            <text:p>20,882422876</text:p>
          </table:table-cell>
          <table:table-cell office:value-type="float" office:value="0.0842491">
            <text:p>0,0842491</text:p>
          </table:table-cell>
          <table:table-cell office:value-type="float" office:value="0.035409">
            <text:p>0,035409</text:p>
          </table:table-cell>
        </table:table-row>
        <table:table-row table:style-name="ro1">
          <table:table-cell office:value-type="float" office:value="21.143769415">
            <text:p>21,143769415</text:p>
          </table:table-cell>
          <table:table-cell office:value-type="float" office:value="0.0549451">
            <text:p>0,0549451</text:p>
          </table:table-cell>
          <table:table-cell office:value-type="float" office:value="0.045177">
            <text:p>0,045177</text:p>
          </table:table-cell>
        </table:table-row>
        <table:table-row table:style-name="ro1">
          <table:table-cell office:value-type="float" office:value="21.665928042">
            <text:p>21,665928042</text:p>
          </table:table-cell>
          <table:table-cell office:value-type="float" office:value="0.0647131">
            <text:p>0,0647131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21.92674013">
            <text:p>21,92674013</text:p>
          </table:table-cell>
          <table:table-cell office:value-type="float" office:value="0.0537241">
            <text:p>0,0537241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22.448898757">
            <text:p>22,448898757</text:p>
          </table:table-cell>
          <table:table-cell table:number-columns-repeated="2" office:value-type="float" office:value="0.043956">
            <text:p>0,043956</text:p>
          </table:table-cell>
        </table:table-row>
        <table:table-row table:style-name="ro1">
          <table:table-cell office:value-type="float" office:value="22.709710845">
            <text:p>22,709710845</text:p>
          </table:table-cell>
          <table:table-cell office:value-type="float" office:value="0.0671551">
            <text:p>0,0671551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23.231869472">
            <text:p>23,231869472</text:p>
          </table:table-cell>
          <table:table-cell office:value-type="float" office:value="0.0720391">
            <text:p>0,0720391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23.819231121">
            <text:p>23,819231121</text:p>
          </table:table-cell>
          <table:table-cell table:number-columns-repeated="2" office:value-type="float" office:value="0.043956">
            <text:p>0,043956</text:p>
          </table:table-cell>
        </table:table-row>
        <table:table-row table:style-name="ro1">
          <table:table-cell office:value-type="float" office:value="24.014840187">
            <text:p>24,014840187</text:p>
          </table:table-cell>
          <table:table-cell office:value-type="float" office:value="0.0659341">
            <text:p>0,0659341</text:p>
          </table:table-cell>
          <table:table-cell office:value-type="float" office:value="0.029304">
            <text:p>0,029304</text:p>
          </table:table-cell>
        </table:table-row>
        <table:table-row table:style-name="ro1">
          <table:table-cell office:value-type="float" office:value="24.602201836">
            <text:p>24,602201836</text:p>
          </table:table-cell>
          <table:table-cell office:value-type="float" office:value="0.100122">
            <text:p>0,100122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24.863548375">
            <text:p>24,863548375</text:p>
          </table:table-cell>
          <table:table-cell office:value-type="float" office:value="0.0525031">
            <text:p>0,0525031</text:p>
          </table:table-cell>
          <table:table-cell office:value-type="float" office:value="0.035409">
            <text:p>0,035409</text:p>
          </table:table-cell>
        </table:table-row>
        <table:table-row table:style-name="ro1">
          <table:table-cell office:value-type="float" office:value="25.385172551">
            <text:p>25,385172551</text:p>
          </table:table-cell>
          <table:table-cell office:value-type="float" office:value="0.100122">
            <text:p>0,100122</text:p>
          </table:table-cell>
          <table:table-cell office:value-type="float" office:value="0.0561661">
            <text:p>0,0561661</text:p>
          </table:table-cell>
        </table:table-row>
        <table:table-row table:style-name="ro1">
          <table:table-cell office:value-type="float" office:value="25.907331178">
            <text:p>25,907331178</text:p>
          </table:table-cell>
          <table:table-cell office:value-type="float" office:value="0.031746">
            <text:p>0,031746</text:p>
          </table:table-cell>
          <table:table-cell office:value-type="float" office:value="0.113553">
            <text:p>0,113553</text:p>
          </table:table-cell>
        </table:table-row>
        <table:table-row table:style-name="ro1">
          <table:table-cell office:value-type="float" office:value="26.233880739">
            <text:p>26,233880739</text:p>
          </table:table-cell>
          <table:table-cell office:value-type="float" office:value="0.034188">
            <text:p>0,034188</text:p>
          </table:table-cell>
          <table:table-cell office:value-type="float" office:value="0.197802">
            <text:p>0,197802</text:p>
          </table:table-cell>
        </table:table-row>
        <table:table-row table:style-name="ro1">
          <table:table-cell office:value-type="float" office:value="26.755504915">
            <text:p>26,755504915</text:p>
          </table:table-cell>
          <table:table-cell office:value-type="float" office:value="0.0622711">
            <text:p>0,0622711</text:p>
          </table:table-cell>
          <table:table-cell office:value-type="float" office:value="0.253968">
            <text:p>0,253968</text:p>
          </table:table-cell>
        </table:table-row>
        <table:table-row table:style-name="ro1">
          <table:table-cell office:value-type="float" office:value="27.016851454">
            <text:p>27,016851454</text:p>
          </table:table-cell>
          <table:table-cell office:value-type="float" office:value="0.037851">
            <text:p>0,037851</text:p>
          </table:table-cell>
          <table:table-cell office:value-type="float" office:value="0.336996">
            <text:p>0,336996</text:p>
          </table:table-cell>
        </table:table-row>
        <table:table-row table:style-name="ro1">
          <table:table-cell office:value-type="float" office:value="27.539010081">
            <text:p>27,539010081</text:p>
          </table:table-cell>
          <table:table-cell office:value-type="float" office:value="0.03663">
            <text:p>0,03663</text:p>
          </table:table-cell>
          <table:table-cell office:value-type="float" office:value="0.389499">
            <text:p>0,389499</text:p>
          </table:table-cell>
        </table:table-row>
        <table:table-row table:style-name="ro1">
          <table:table-cell office:value-type="float" office:value="28.060634257">
            <text:p>28,060634257</text:p>
          </table:table-cell>
          <table:table-cell office:value-type="float" office:value="0.0854701">
            <text:p>0,0854701</text:p>
          </table:table-cell>
          <table:table-cell office:value-type="float" office:value="0.405372">
            <text:p>0,405372</text:p>
          </table:table-cell>
        </table:table-row>
        <table:table-row table:style-name="ro1">
          <table:table-cell office:value-type="float" office:value="28.321980796">
            <text:p>28,321980796</text:p>
          </table:table-cell>
          <table:table-cell office:value-type="float" office:value="0.035409">
            <text:p>0,035409</text:p>
          </table:table-cell>
          <table:table-cell office:value-type="float" office:value="0.443223">
            <text:p>0,443223</text:p>
          </table:table-cell>
        </table:table-row>
        <table:table-row table:style-name="ro1">
          <table:table-cell office:value-type="float" office:value="28.909342445">
            <text:p>28,909342445</text:p>
          </table:table-cell>
          <table:table-cell office:value-type="float" office:value="0.040293">
            <text:p>0,040293</text:p>
          </table:table-cell>
          <table:table-cell office:value-type="float" office:value="0.471306">
            <text:p>0,471306</text:p>
          </table:table-cell>
        </table:table-row>
        <table:table-row table:style-name="ro1">
          <table:table-cell office:value-type="float" office:value="29.104951511">
            <text:p>29,104951511</text:p>
          </table:table-cell>
          <table:table-cell office:value-type="float" office:value="0.0683761">
            <text:p>0,0683761</text:p>
          </table:table-cell>
          <table:table-cell office:value-type="float" office:value="0.494505">
            <text:p>0,494505</text:p>
          </table:table-cell>
        </table:table-row>
        <table:table-row table:style-name="ro1">
          <table:table-cell office:value-type="float" office:value="29.69231316">
            <text:p>29,69231316</text:p>
          </table:table-cell>
          <table:table-cell office:value-type="float" office:value="0.043956">
            <text:p>0,043956</text:p>
          </table:table-cell>
          <table:table-cell office:value-type="float" office:value="0.539683">
            <text:p>0,539683</text:p>
          </table:table-cell>
        </table:table-row>
        <table:table-row table:style-name="ro1">
          <table:table-cell office:value-type="float" office:value="29.887922226">
            <text:p>29,887922226</text:p>
          </table:table-cell>
          <table:table-cell office:value-type="float" office:value="0.034188">
            <text:p>0,034188</text:p>
          </table:table-cell>
          <table:table-cell office:value-type="float" office:value="0.565324">
            <text:p>0,565324</text:p>
          </table:table-cell>
        </table:table-row>
        <table:table-row table:style-name="ro1">
          <table:table-cell office:value-type="float" office:value="30.475283875">
            <text:p>30,475283875</text:p>
          </table:table-cell>
          <table:table-cell office:value-type="float" office:value="0.046398">
            <text:p>0,046398</text:p>
          </table:table-cell>
          <table:table-cell office:value-type="float" office:value="0.60928">
            <text:p>0,60928</text:p>
          </table:table-cell>
        </table:table-row>
        <table:table-row table:style-name="ro1">
          <table:table-cell office:value-type="float" office:value="30.997442502">
            <text:p>30,997442502</text:p>
          </table:table-cell>
          <table:table-cell office:value-type="float" office:value="0.039072">
            <text:p>0,039072</text:p>
          </table:table-cell>
          <table:table-cell office:value-type="float" office:value="0.665446">
            <text:p>0,665446</text:p>
          </table:table-cell>
        </table:table-row>
        <table:table-row table:style-name="ro1">
          <table:table-cell office:value-type="float" office:value="31.25825459">
            <text:p>31,25825459</text:p>
          </table:table-cell>
          <table:table-cell office:value-type="float" office:value="0.0634921">
            <text:p>0,0634921</text:p>
          </table:table-cell>
          <table:table-cell office:value-type="float" office:value="0.700855">
            <text:p>0,700855</text:p>
          </table:table-cell>
        </table:table-row>
        <table:table-row table:style-name="ro1">
          <table:table-cell office:value-type="float" office:value="31.780413217">
            <text:p>31,780413217</text:p>
          </table:table-cell>
          <table:table-cell office:value-type="float" office:value="0.0744811">
            <text:p>0,0744811</text:p>
          </table:table-cell>
          <table:table-cell office:value-type="float" office:value="0.765568">
            <text:p>0,765568</text:p>
          </table:table-cell>
        </table:table-row>
        <table:table-row table:style-name="ro1">
          <table:table-cell office:value-type="float" office:value="32.367774866">
            <text:p>32,367774866</text:p>
          </table:table-cell>
          <table:table-cell office:value-type="float" office:value="0.037851">
            <text:p>0,037851</text:p>
          </table:table-cell>
          <table:table-cell office:value-type="float" office:value="0.827839">
            <text:p>0,827839</text:p>
          </table:table-cell>
        </table:table-row>
        <table:table-row table:style-name="ro1">
          <table:table-cell office:value-type="float" office:value="32.628586954">
            <text:p>32,628586954</text:p>
          </table:table-cell>
          <table:table-cell office:value-type="float" office:value="0.043956">
            <text:p>0,043956</text:p>
          </table:table-cell>
          <table:table-cell office:value-type="float" office:value="0.913309">
            <text:p>0,913309</text:p>
          </table:table-cell>
        </table:table-row>
        <table:table-row table:style-name="ro1">
          <table:table-cell office:value-type="float" office:value="33.150745581">
            <text:p>33,150745581</text:p>
          </table:table-cell>
          <table:table-cell office:value-type="float" office:value="0.0525031">
            <text:p>0,0525031</text:p>
          </table:table-cell>
          <table:table-cell office:value-type="float" office:value="0.991453">
            <text:p>0,991453</text:p>
          </table:table-cell>
        </table:table-row>
        <table:table-row table:style-name="ro1">
          <table:table-cell office:value-type="float" office:value="33.41209212">
            <text:p>33,41209212</text:p>
          </table:table-cell>
          <table:table-cell office:value-type="float" office:value="0.0561661">
            <text:p>0,0561661</text:p>
          </table:table-cell>
          <table:table-cell office:value-type="float" office:value="1.10134">
            <text:p>1,10134</text:p>
          </table:table-cell>
        </table:table-row>
        <table:table-row table:style-name="ro1">
          <table:table-cell office:value-type="float" office:value="33.933716296">
            <text:p>33,933716296</text:p>
          </table:table-cell>
          <table:table-cell office:value-type="float" office:value="0.0525031">
            <text:p>0,0525031</text:p>
          </table:table-cell>
          <table:table-cell office:value-type="float" office:value="1.20269">
            <text:p>1,20269</text:p>
          </table:table-cell>
        </table:table-row>
        <table:table-row table:style-name="ro1">
          <table:table-cell office:value-type="float" office:value="34.195062835">
            <text:p>34,195062835</text:p>
          </table:table-cell>
          <table:table-cell office:value-type="float" office:value="0.0573871">
            <text:p>0,0573871</text:p>
          </table:table-cell>
          <table:table-cell office:value-type="float" office:value="1.31136">
            <text:p>1,31136</text:p>
          </table:table-cell>
        </table:table-row>
        <table:table-row table:style-name="ro1">
          <table:table-cell office:value-type="float" office:value="34.782424484">
            <text:p>34,782424484</text:p>
          </table:table-cell>
          <table:table-cell office:value-type="float" office:value="0.018315">
            <text:p>0,018315</text:p>
          </table:table-cell>
          <table:table-cell office:value-type="float" office:value="1.44811">
            <text:p>1,44811</text:p>
          </table:table-cell>
        </table:table-row>
        <table:table-row table:style-name="ro1">
          <table:table-cell office:value-type="float" office:value="34.97803355">
            <text:p>34,97803355</text:p>
          </table:table-cell>
          <table:table-cell office:value-type="float" office:value="0.019536">
            <text:p>0,019536</text:p>
          </table:table-cell>
          <table:table-cell office:value-type="float" office:value="1.58608">
            <text:p>1,58608</text:p>
          </table:table-cell>
        </table:table-row>
        <table:table-row table:style-name="ro1">
          <table:table-cell office:value-type="float" office:value="35.565395199">
            <text:p>35,565395199</text:p>
          </table:table-cell>
          <table:table-cell office:value-type="float" office:value="0.043956">
            <text:p>0,043956</text:p>
          </table:table-cell>
          <table:table-cell office:value-type="float" office:value="1.71429">
            <text:p>1,71429</text:p>
          </table:table-cell>
        </table:table-row>
        <table:table-row table:style-name="ro1">
          <table:table-cell office:value-type="float" office:value="36.087553826">
            <text:p>36,087553826</text:p>
          </table:table-cell>
          <table:table-cell office:value-type="float" office:value="0.031746">
            <text:p>0,031746</text:p>
          </table:table-cell>
          <table:table-cell office:value-type="float" office:value="1.88278">
            <text:p>1,88278</text:p>
          </table:table-cell>
        </table:table-row>
        <table:table-row table:style-name="ro1">
          <table:table-cell office:value-type="float" office:value="36.348365914">
            <text:p>36,348365914</text:p>
          </table:table-cell>
          <table:table-cell office:value-type="float" office:value="0.0854701">
            <text:p>0,0854701</text:p>
          </table:table-cell>
          <table:table-cell office:value-type="float" office:value="2.03907">
            <text:p>2,03907</text:p>
          </table:table-cell>
        </table:table-row>
        <table:table-row table:style-name="ro1">
          <table:table-cell office:value-type="float" office:value="36.870524541">
            <text:p>36,870524541</text:p>
          </table:table-cell>
          <table:table-cell office:value-type="float" office:value="0.0952381">
            <text:p>0,0952381</text:p>
          </table:table-cell>
          <table:table-cell office:value-type="float" office:value="2.18315">
            <text:p>2,18315</text:p>
          </table:table-cell>
        </table:table-row>
        <table:table-row table:style-name="ro2">
          <table:table-cell office:value-type="float" office:value="37.131336629">
            <text:p>37,131336629</text:p>
          </table:table-cell>
          <table:table-cell office:value-type="float" office:value="0.0830281">
            <text:p>0,0830281</text:p>
          </table:table-cell>
          <table:table-cell table:style-name="ce5" office:value-type="string">
            <text:p>01,02,3138</text:p>
          </table:table-cell>
        </table:table-row>
        <table:table-row table:style-name="ro1">
          <table:table-cell office:value-type="float" office:value="37.653495256">
            <text:p>37,653495256</text:p>
          </table:table-cell>
          <table:table-cell office:value-type="float" office:value="0.188034">
            <text:p>0,188034</text:p>
          </table:table-cell>
          <table:table-cell office:value-type="float" office:value="2.40537">
            <text:p>2,40537</text:p>
          </table:table-cell>
        </table:table-row>
        <table:table-row table:style-name="ro1">
          <table:table-cell office:value-type="float" office:value="38.240856905">
            <text:p>38,240856905</text:p>
          </table:table-cell>
          <table:table-cell office:value-type="float" office:value="0.283272">
            <text:p>0,283272</text:p>
          </table:table-cell>
          <table:table-cell office:value-type="float" office:value="2.44811">
            <text:p>2,44811</text:p>
          </table:table-cell>
        </table:table-row>
        <table:table-row table:style-name="ro1">
          <table:table-cell office:value-type="float" office:value="38.501668993">
            <text:p>38,501668993</text:p>
          </table:table-cell>
          <table:table-cell office:value-type="float" office:value="0.377289">
            <text:p>0,377289</text:p>
          </table:table-cell>
          <table:table-cell office:value-type="float" office:value="2.46398">
            <text:p>2,46398</text:p>
          </table:table-cell>
        </table:table-row>
        <table:table-row table:style-name="ro1">
          <table:table-cell office:value-type="float" office:value="39.02382762">
            <text:p>39,02382762</text:p>
          </table:table-cell>
          <table:table-cell office:value-type="float" office:value="0.571429">
            <text:p>0,571429</text:p>
          </table:table-cell>
          <table:table-cell office:value-type="float" office:value="2.37851">
            <text:p>2,37851</text:p>
          </table:table-cell>
        </table:table-row>
        <table:table-row table:style-name="ro1">
          <table:table-cell office:value-type="float" office:value="39.285174159">
            <text:p>39,285174159</text:p>
          </table:table-cell>
          <table:table-cell office:value-type="float" office:value="0.842491">
            <text:p>0,842491</text:p>
          </table:table-cell>
          <table:table-cell office:value-type="float" office:value="2.26129">
            <text:p>2,26129</text:p>
          </table:table-cell>
        </table:table-row>
        <table:table-row table:style-name="ro1">
          <table:table-cell office:value-type="float" office:value="39.872535808">
            <text:p>39,872535808</text:p>
          </table:table-cell>
          <table:table-cell office:value-type="float" office:value="1.08913">
            <text:p>1,08913</text:p>
          </table:table-cell>
          <table:table-cell office:value-type="float" office:value="2.09158">
            <text:p>2,09158</text:p>
          </table:table-cell>
        </table:table-row>
        <table:table-row table:style-name="ro1">
          <table:table-cell office:value-type="float" office:value="40.328956962">
            <text:p>40,328956962</text:p>
          </table:table-cell>
          <table:table-cell office:value-type="float" office:value="1.36874">
            <text:p>1,36874</text:p>
          </table:table-cell>
          <table:table-cell office:value-type="float" office:value="1.85836">
            <text:p>1,85836</text:p>
          </table:table-cell>
        </table:table-row>
        <table:table-row table:style-name="ro1">
          <table:table-cell office:value-type="float" office:value="40.655506523">
            <text:p>40,655506523</text:p>
          </table:table-cell>
          <table:table-cell office:value-type="float" office:value="1.55556">
            <text:p>1,55556</text:p>
          </table:table-cell>
          <table:table-cell office:value-type="float" office:value="1.64103">
            <text:p>1,64103</text:p>
          </table:table-cell>
        </table:table-row>
        <table:table-row table:style-name="ro1">
          <table:table-cell office:value-type="float" office:value="41.17766515">
            <text:p>41,17766515</text:p>
          </table:table-cell>
          <table:table-cell office:value-type="float" office:value="1.69475">
            <text:p>1,69475</text:p>
          </table:table-cell>
          <table:table-cell office:value-type="float" office:value="1.46032">
            <text:p>1,46032</text:p>
          </table:table-cell>
        </table:table-row>
        <table:table-row table:style-name="ro1">
          <table:table-cell office:value-type="float" office:value="41.438477238">
            <text:p>41,438477238</text:p>
          </table:table-cell>
          <table:table-cell office:value-type="float" office:value="1.80464">
            <text:p>1,80464</text:p>
          </table:table-cell>
          <table:table-cell office:value-type="float" office:value="1.26374">
            <text:p>1,26374</text:p>
          </table:table-cell>
        </table:table-row>
        <table:table-row table:style-name="ro1">
          <table:table-cell office:value-type="float" office:value="41.960635865">
            <text:p>41,960635865</text:p>
          </table:table-cell>
          <table:table-cell office:value-type="float" office:value="1.90965">
            <text:p>1,90965</text:p>
          </table:table-cell>
          <table:table-cell office:value-type="float" office:value="1.12088">
            <text:p>1,12088</text:p>
          </table:table-cell>
        </table:table-row>
        <table:table-row table:style-name="ro1">
          <table:table-cell office:value-type="float" office:value="42.221447953">
            <text:p>42,221447953</text:p>
          </table:table-cell>
          <table:table-cell office:value-type="float" office:value="1.93284">
            <text:p>1,93284</text:p>
          </table:table-cell>
          <table:table-cell office:value-type="float" office:value="0.974359">
            <text:p>0,974359</text:p>
          </table:table-cell>
        </table:table-row>
        <table:table-row table:style-name="ro1">
          <table:table-cell office:value-type="float" office:value="42.74360658">
            <text:p>42,74360658</text:p>
          </table:table-cell>
          <table:table-cell office:value-type="float" office:value="2.00488">
            <text:p>2,00488</text:p>
          </table:table-cell>
          <table:table-cell office:value-type="float" office:value="0.85348">
            <text:p>0,85348</text:p>
          </table:table-cell>
        </table:table-row>
        <table:table-row table:style-name="ro1">
          <table:table-cell office:value-type="float" office:value="43.330968229">
            <text:p>43,330968229</text:p>
          </table:table-cell>
          <table:table-cell office:value-type="float" office:value="2.01587">
            <text:p>2,01587</text:p>
          </table:table-cell>
          <table:table-cell office:value-type="float" office:value="0.703297">
            <text:p>0,703297</text:p>
          </table:table-cell>
        </table:table-row>
        <table:table-row table:style-name="ro1">
          <table:table-cell office:value-type="float" office:value="43.591780317">
            <text:p>43,591780317</text:p>
          </table:table-cell>
          <table:table-cell office:value-type="float" office:value="2.01465">
            <text:p>2,01465</text:p>
          </table:table-cell>
          <table:table-cell office:value-type="float" office:value="0.60928">
            <text:p>0,60928</text:p>
          </table:table-cell>
        </table:table-row>
        <table:table-row table:style-name="ro1">
          <table:table-cell office:value-type="float" office:value="44.113938944">
            <text:p>44,113938944</text:p>
          </table:table-cell>
          <table:table-cell office:value-type="float" office:value="2.02442">
            <text:p>2,02442</text:p>
          </table:table-cell>
          <table:table-cell office:value-type="float" office:value="0.493284">
            <text:p>0,493284</text:p>
          </table:table-cell>
        </table:table-row>
        <table:table-row table:style-name="ro1">
          <table:table-cell office:value-type="float" office:value="44.374751032">
            <text:p>44,374751032</text:p>
          </table:table-cell>
          <table:table-cell office:value-type="float" office:value="2.05128">
            <text:p>2,05128</text:p>
          </table:table-cell>
          <table:table-cell office:value-type="float" office:value="0.401709">
            <text:p>0,401709</text:p>
          </table:table-cell>
        </table:table-row>
        <table:table-row table:style-name="ro1">
          <table:table-cell office:value-type="float" office:value="44.896909659">
            <text:p>44,896909659</text:p>
          </table:table-cell>
          <table:table-cell office:value-type="float" office:value="2.00488">
            <text:p>2,00488</text:p>
          </table:table-cell>
          <table:table-cell office:value-type="float" office:value="0.323565">
            <text:p>0,323565</text:p>
          </table:table-cell>
        </table:table-row>
        <table:table-row table:style-name="ro2">
          <table:table-cell office:value-type="float" office:value="45.419068286">
            <text:p>45,419068286</text:p>
          </table:table-cell>
          <table:table-cell table:style-name="ce5" office:value-type="string">
            <text:p>01,01,9304</text:p>
          </table:table-cell>
          <table:table-cell office:value-type="float" office:value="0.228327">
            <text:p>0,228327</text:p>
          </table:table-cell>
        </table:table-row>
        <table:table-row table:style-name="ro1">
          <table:table-cell office:value-type="float" office:value="45.679880374">
            <text:p>45,679880374</text:p>
          </table:table-cell>
          <table:table-cell office:value-type="float" office:value="1.93895">
            <text:p>1,93895</text:p>
          </table:table-cell>
          <table:table-cell office:value-type="float" office:value="0.148962">
            <text:p>0,148962</text:p>
          </table:table-cell>
        </table:table-row>
        <table:table-row table:style-name="ro1">
          <table:table-cell office:value-type="float" office:value="46.202039001">
            <text:p>46,202039001</text:p>
          </table:table-cell>
          <table:table-cell office:value-type="float" office:value="1.91331">
            <text:p>1,91331</text:p>
          </table:table-cell>
          <table:table-cell office:value-type="float" office:value="0.105006">
            <text:p>0,105006</text:p>
          </table:table-cell>
        </table:table-row>
        <table:table-row table:style-name="ro1">
          <table:table-cell office:value-type="float" office:value="46.46338554">
            <text:p>46,46338554</text:p>
          </table:table-cell>
          <table:table-cell office:value-type="float" office:value="1.84737">
            <text:p>1,84737</text:p>
          </table:table-cell>
          <table:table-cell office:value-type="float" office:value="0.0586081">
            <text:p>0,0586081</text:p>
          </table:table-cell>
        </table:table-row>
        <table:table-row table:style-name="ro1">
          <table:table-cell office:value-type="float" office:value="47.050747189">
            <text:p>47,050747189</text:p>
          </table:table-cell>
          <table:table-cell office:value-type="float" office:value="1.83272">
            <text:p>1,83272</text:p>
          </table:table-cell>
          <table:table-cell office:value-type="float" office:value="0.045177">
            <text:p>0,045177</text:p>
          </table:table-cell>
        </table:table-row>
        <table:table-row table:style-name="ro1">
          <table:table-cell office:value-type="float" office:value="47.311559277">
            <text:p>47,311559277</text:p>
          </table:table-cell>
          <table:table-cell office:value-type="float" office:value="1779">
            <text:p>1779</text:p>
          </table:table-cell>
          <table:table-cell office:value-type="float" office:value="0.031746">
            <text:p>0,031746</text:p>
          </table:table-cell>
        </table:table-row>
        <table:table-row table:style-name="ro2">
          <table:table-cell office:value-type="float" office:value="47.768514882">
            <text:p>47,768514882</text:p>
          </table:table-cell>
          <table:table-cell table:style-name="ce5" office:value-type="string">
            <text:p>01,01,7033</text:p>
          </table:table-cell>
          <table:table-cell office:value-type="float" office:value="0.042735">
            <text:p>0,042735</text:p>
          </table:table-cell>
        </table:table-row>
        <table:table-row table:style-name="ro1">
          <table:table-cell office:value-type="float" office:value="48.355876531">
            <text:p>48,355876531</text:p>
          </table:table-cell>
          <table:table-cell office:value-type="float" office:value="1.68254">
            <text:p>1,68254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48.616688619">
            <text:p>48,616688619</text:p>
          </table:table-cell>
          <table:table-cell office:value-type="float" office:value="1.62149">
            <text:p>1,62149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49.138847246">
            <text:p>49,138847246</text:p>
          </table:table-cell>
          <table:table-cell office:value-type="float" office:value="1.55922">
            <text:p>1,55922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49.464862356">
            <text:p>49,464862356</text:p>
          </table:table-cell>
          <table:table-cell office:value-type="float" office:value="1.57387">
            <text:p>1,57387</text:p>
          </table:table-cell>
          <table:table-cell office:value-type="float" office:value="0.014652">
            <text:p>0,014652</text:p>
          </table:table-cell>
        </table:table-row>
        <table:table-row table:style-name="ro1">
          <table:table-cell office:value-type="float" office:value="49.987020983">
            <text:p>49,987020983</text:p>
          </table:table-cell>
          <table:table-cell office:value-type="float" office:value="1.50427">
            <text:p>1,50427</text:p>
          </table:table-cell>
          <table:table-cell office:value-type="float" office:value="0.015873">
            <text:p>0,015873</text:p>
          </table:table-cell>
        </table:table-row>
        <table:table-row table:style-name="ro1">
          <table:table-cell office:value-type="float" office:value="50.182630049">
            <text:p>50,182630049</text:p>
          </table:table-cell>
          <table:table-cell office:value-type="float" office:value="1.43834">
            <text:p>1,43834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50.769991698">
            <text:p>50,769991698</text:p>
          </table:table-cell>
          <table:table-cell office:value-type="float" office:value="1.46886">
            <text:p>1,46886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51.031338237">
            <text:p>51,031338237</text:p>
          </table:table-cell>
          <table:table-cell office:value-type="float" office:value="1.39316">
            <text:p>1,39316</text:p>
          </table:table-cell>
          <table:table-cell office:value-type="float" office:value="0.013431">
            <text:p>0,013431</text:p>
          </table:table-cell>
        </table:table-row>
        <table:table-row table:style-name="ro1">
          <table:table-cell office:value-type="float" office:value="51.552962413">
            <text:p>51,552962413</text:p>
          </table:table-cell>
          <table:table-cell office:value-type="float" office:value="1.35897">
            <text:p>1,35897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52.07512104">
            <text:p>52,07512104</text:p>
          </table:table-cell>
          <table:table-cell office:value-type="float" office:value="1.33211">
            <text:p>1,33211</text:p>
          </table:table-cell>
          <table:table-cell office:value-type="float" office:value="0.029304">
            <text:p>0,029304</text:p>
          </table:table-cell>
        </table:table-row>
        <table:table-row table:style-name="ro1">
          <table:table-cell office:value-type="float" office:value="52.336467579">
            <text:p>52,336467579</text:p>
          </table:table-cell>
          <table:table-cell office:value-type="float" office:value="1.31502">
            <text:p>1,31502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52.858091755">
            <text:p>52,858091755</text:p>
          </table:table-cell>
          <table:table-cell office:value-type="float" office:value="1.28449">
            <text:p>1,28449</text:p>
          </table:table-cell>
          <table:table-cell office:value-type="float" office:value="0.029304">
            <text:p>0,029304</text:p>
          </table:table-cell>
        </table:table-row>
        <table:table-row table:style-name="ro1">
          <table:table-cell office:value-type="float" office:value="53.119438294">
            <text:p>53,119438294</text:p>
          </table:table-cell>
          <table:table-cell office:value-type="float" office:value="1.24908">
            <text:p>1,24908</text:p>
          </table:table-cell>
          <table:table-cell office:value-type="float" office:value="0.029304">
            <text:p>0,029304</text:p>
          </table:table-cell>
        </table:table-row>
        <table:table-row table:style-name="ro1">
          <table:table-cell office:value-type="float" office:value="53.641596921">
            <text:p>53,641596921</text:p>
          </table:table-cell>
          <table:table-cell office:value-type="float" office:value="1.20391">
            <text:p>1,20391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53.967612031">
            <text:p>53,967612031</text:p>
          </table:table-cell>
          <table:table-cell office:value-type="float" office:value="1.16728">
            <text:p>1,16728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54.424567636">
            <text:p>54,424567636</text:p>
          </table:table-cell>
          <table:table-cell office:value-type="float" office:value="1.09646">
            <text:p>1,09646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55.011929285">
            <text:p>55,011929285</text:p>
          </table:table-cell>
          <table:table-cell office:value-type="float" office:value="1.09646">
            <text:p>1,09646</text:p>
          </table:table-cell>
          <table:table-cell office:value-type="float" office:value="0.020757">
            <text:p>0,020757</text:p>
          </table:table-cell>
        </table:table-row>
        <table:table-row table:style-name="ro1">
          <table:table-cell office:value-type="float" office:value="55.272741373">
            <text:p>55,272741373</text:p>
          </table:table-cell>
          <table:table-cell table:style-name="ce5" office:value-type="string">
            <text:p>31,12,292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55.8601564671">
            <text:p>55,8601564671</text:p>
          </table:table-cell>
          <table:table-cell office:value-type="float" office:value="0.913309">
            <text:p>0,913309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56.1211823355">
            <text:p>56,1211823355</text:p>
          </table:table-cell>
          <table:table-cell office:value-type="float" office:value="0.910867">
            <text:p>0,910867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56.6432340723">
            <text:p>56,6432340723</text:p>
          </table:table-cell>
          <table:table-cell office:value-type="float" office:value="0.949939">
            <text:p>0,949939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56.9042599407">
            <text:p>56,9042599407</text:p>
          </table:table-cell>
          <table:table-cell office:value-type="float" office:value="0.84127">
            <text:p>0,84127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57.4263116775">
            <text:p>57,4263116775</text:p>
          </table:table-cell>
          <table:table-cell office:value-type="float" office:value="0.831502">
            <text:p>0,831502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57.6873375459">
            <text:p>57,6873375459</text:p>
          </table:table-cell>
          <table:table-cell office:value-type="float" office:value="0.825397">
            <text:p>0,825397</text:p>
          </table:table-cell>
          <table:table-cell office:value-type="float" office:value="0.017094">
            <text:p>0,017094</text:p>
          </table:table-cell>
        </table:table-row>
        <table:table-row table:style-name="ro1">
          <table:table-cell office:value-type="float" office:value="58.2093892827">
            <text:p>58,2093892827</text:p>
          </table:table-cell>
          <table:table-cell office:value-type="float" office:value="0.782662">
            <text:p>0,782662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58.4704151511">
            <text:p>58,4704151511</text:p>
          </table:table-cell>
          <table:table-cell office:value-type="float" office:value="0.789988">
            <text:p>0,789988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59.057723355">
            <text:p>59,057723355</text:p>
          </table:table-cell>
          <table:table-cell office:value-type="float" office:value="0.761905">
            <text:p>0,761905</text:p>
          </table:table-cell>
          <table:table-cell office:value-type="float" office:value="0.018315">
            <text:p>0,018315</text:p>
          </table:table-cell>
        </table:table-row>
        <table:table-row table:style-name="ro1">
          <table:table-cell office:value-type="float" office:value="59.5797750918">
            <text:p>59,5797750918</text:p>
          </table:table-cell>
          <table:table-cell office:value-type="float" office:value="0.711844">
            <text:p>0,711844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59.8408009602">
            <text:p>59,8408009602</text:p>
          </table:table-cell>
          <table:table-cell office:value-type="float" office:value="0.709402">
            <text:p>0,709402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60.362852697">
            <text:p>60,362852697</text:p>
          </table:table-cell>
          <table:table-cell office:value-type="float" office:value="0.736264">
            <text:p>0,736264</text:p>
          </table:table-cell>
          <table:table-cell office:value-type="float" office:value="0.023199">
            <text:p>0,023199</text:p>
          </table:table-cell>
        </table:table-row>
        <table:table-row table:style-name="ro1">
          <table:table-cell office:value-type="float" office:value="60.6238785654">
            <text:p>60,6238785654</text:p>
          </table:table-cell>
          <table:table-cell office:value-type="float" office:value="0.703297">
            <text:p>0,703297</text:p>
          </table:table-cell>
          <table:table-cell office:value-type="float" office:value="0.028083">
            <text:p>0,028083</text:p>
          </table:table-cell>
        </table:table-row>
        <table:table-row table:style-name="ro1">
          <table:table-cell office:value-type="float" office:value="61.1459303022">
            <text:p>61,1459303022</text:p>
          </table:table-cell>
          <table:table-cell office:value-type="float" office:value="0.672772">
            <text:p>0,672772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61.7332385061">
            <text:p>61,7332385061</text:p>
          </table:table-cell>
          <table:table-cell office:value-type="float" office:value="0.672772">
            <text:p>0,672772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61.9942643745">
            <text:p>61,9942643745</text:p>
          </table:table-cell>
          <table:table-cell office:value-type="float" office:value="0.612943">
            <text:p>0,612943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62.5163161113">
            <text:p>62,5163161113</text:p>
          </table:table-cell>
          <table:table-cell office:value-type="float" office:value="0.634921">
            <text:p>0,634921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62.7773419797">
            <text:p>62,7773419797</text:p>
          </table:table-cell>
          <table:table-cell office:value-type="float" office:value="0.581197">
            <text:p>0,581197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63.2993937165">
            <text:p>63,2993937165</text:p>
          </table:table-cell>
          <table:table-cell office:value-type="float" office:value="0.570208">
            <text:p>0,570208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63.5604195849">
            <text:p>63,5604195849</text:p>
          </table:table-cell>
          <table:table-cell office:value-type="float" office:value="0.525031">
            <text:p>0,525031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64.0824713217">
            <text:p>64,0824713217</text:p>
          </table:table-cell>
          <table:table-cell office:value-type="float" office:value="0.510379">
            <text:p>0,510379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64.3434971901">
            <text:p>64,3434971901</text:p>
          </table:table-cell>
          <table:table-cell office:value-type="float" office:value="0.539683">
            <text:p>0,539683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64.8655489269">
            <text:p>64,8655489269</text:p>
          </table:table-cell>
          <table:table-cell office:value-type="float" office:value="0.450549">
            <text:p>0,450549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65.1265747953">
            <text:p>65,1265747953</text:p>
          </table:table-cell>
          <table:table-cell office:value-type="float" office:value="0.438339">
            <text:p>0,438339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65.7138829992">
            <text:p>65,7138829992</text:p>
          </table:table-cell>
          <table:table-cell office:value-type="float" office:value="0.434676">
            <text:p>0,434676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65.9749088676">
            <text:p>65,9749088676</text:p>
          </table:table-cell>
          <table:table-cell office:value-type="float" office:value="0.412698">
            <text:p>0,412698</text:p>
          </table:table-cell>
          <table:table-cell office:value-type="float" office:value="0.042735">
            <text:p>0,042735</text:p>
          </table:table-cell>
        </table:table-row>
        <table:table-row table:style-name="ro1">
          <table:table-cell office:value-type="float" office:value="66.4969606044">
            <text:p>66,4969606044</text:p>
          </table:table-cell>
          <table:table-cell office:value-type="float" office:value="0.37851">
            <text:p>0,37851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67.0190123412">
            <text:p>67,0190123412</text:p>
          </table:table-cell>
          <table:table-cell office:value-type="float" office:value="0.373626">
            <text:p>0,373626</text:p>
          </table:table-cell>
          <table:table-cell office:value-type="float" office:value="0.031746">
            <text:p>0,031746</text:p>
          </table:table-cell>
        </table:table-row>
        <table:table-row table:style-name="ro1">
          <table:table-cell office:value-type="float" office:value="67.2800382096">
            <text:p>67,2800382096</text:p>
          </table:table-cell>
          <table:table-cell office:value-type="float" office:value="0.379731">
            <text:p>0,379731</text:p>
          </table:table-cell>
          <table:table-cell office:value-type="float" office:value="0.035409">
            <text:p>0,035409</text:p>
          </table:table-cell>
        </table:table-row>
        <table:table-row table:style-name="ro1">
          <table:table-cell office:value-type="float" office:value="67.8020899464">
            <text:p>67,8020899464</text:p>
          </table:table-cell>
          <table:table-cell office:value-type="float" office:value="0.310134">
            <text:p>0,310134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68.3893981503">
            <text:p>68,3893981503</text:p>
          </table:table-cell>
          <table:table-cell office:value-type="float" office:value="0.339438">
            <text:p>0,339438</text:p>
          </table:table-cell>
          <table:table-cell office:value-type="float" office:value="0.032967">
            <text:p>0,032967</text:p>
          </table:table-cell>
        </table:table-row>
        <table:table-row table:style-name="ro1">
          <table:table-cell office:value-type="float" office:value="68.6504240187">
            <text:p>68,6504240187</text:p>
          </table:table-cell>
          <table:table-cell office:value-type="float" office:value="0.300366">
            <text:p>0,300366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69.1724757555">
            <text:p>69,1724757555</text:p>
          </table:table-cell>
          <table:table-cell office:value-type="float" office:value="0.289377">
            <text:p>0,289377</text:p>
          </table:table-cell>
          <table:table-cell office:value-type="float" office:value="0.028083">
            <text:p>0,028083</text:p>
          </table:table-cell>
        </table:table-row>
        <table:table-row table:style-name="ro1">
          <table:table-cell office:value-type="float" office:value="69.4335016239">
            <text:p>69,4335016239</text:p>
          </table:table-cell>
          <table:table-cell office:value-type="float" office:value="0.257631">
            <text:p>0,257631</text:p>
          </table:table-cell>
          <table:table-cell office:value-type="float" office:value="0.039072">
            <text:p>0,039072</text:p>
          </table:table-cell>
        </table:table-row>
        <table:table-row table:style-name="ro1">
          <table:table-cell office:value-type="float" office:value="69.9555533607">
            <text:p>69,9555533607</text:p>
          </table:table-cell>
          <table:table-cell office:value-type="float" office:value="0.241758">
            <text:p>0,241758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70.2165792291">
            <text:p>70,2165792291</text:p>
          </table:table-cell>
          <table:table-cell office:value-type="float" office:value="0.262515">
            <text:p>0,262515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70.7386309659">
            <text:p>70,7386309659</text:p>
          </table:table-cell>
          <table:table-cell office:value-type="float" office:value="0.229548">
            <text:p>0,229548</text:p>
          </table:table-cell>
          <table:table-cell office:value-type="float" office:value="0.040293">
            <text:p>0,040293</text:p>
          </table:table-cell>
        </table:table-row>
        <table:table-row table:style-name="ro1">
          <table:table-cell office:value-type="float" office:value="70.9996568343">
            <text:p>70,9996568343</text:p>
          </table:table-cell>
          <table:table-cell office:value-type="float" office:value="0.224664">
            <text:p>0,224664</text:p>
          </table:table-cell>
          <table:table-cell office:value-type="float" office:value="0.035409">
            <text:p>0,035409</text:p>
          </table:table-cell>
        </table:table-row>
        <table:table-row table:style-name="ro1">
          <table:table-cell office:value-type="float" office:value="71.5217085711">
            <text:p>71,5217085711</text:p>
          </table:table-cell>
          <table:table-cell office:value-type="float" office:value="0.205128">
            <text:p>0,205128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71.7827344395">
            <text:p>71,7827344395</text:p>
          </table:table-cell>
          <table:table-cell office:value-type="float" office:value="0.197802">
            <text:p>0,197802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72.3700426434">
            <text:p>72,3700426434</text:p>
          </table:table-cell>
          <table:table-cell office:value-type="float" office:value="0.19536">
            <text:p>0,19536</text:p>
          </table:table-cell>
          <table:table-cell office:value-type="float" office:value="0.029304">
            <text:p>0,029304</text:p>
          </table:table-cell>
        </table:table-row>
        <table:table-row table:style-name="ro1">
          <table:table-cell office:value-type="float" office:value="72.8920943802">
            <text:p>72,8920943802</text:p>
          </table:table-cell>
          <table:table-cell office:value-type="float" office:value="0.159951">
            <text:p>0,159951</text:p>
          </table:table-cell>
          <table:table-cell office:value-type="float" office:value="0.021978">
            <text:p>0,021978</text:p>
          </table:table-cell>
        </table:table-row>
        <table:table-row table:style-name="ro1">
          <table:table-cell office:value-type="float" office:value="73.1531202486">
            <text:p>73,1531202486</text:p>
          </table:table-cell>
          <table:table-cell office:value-type="float" office:value="0.148962">
            <text:p>0,148962</text:p>
          </table:table-cell>
          <table:table-cell office:value-type="float" office:value="0.041514">
            <text:p>0,041514</text:p>
          </table:table-cell>
        </table:table-row>
        <table:table-row table:style-name="ro1">
          <table:table-cell office:value-type="float" office:value="73.6751719854">
            <text:p>73,6751719854</text:p>
          </table:table-cell>
          <table:table-cell office:value-type="float" office:value="0.177045">
            <text:p>0,177045</text:p>
          </table:table-cell>
          <table:table-cell office:value-type="float" office:value="0.02442">
            <text:p>0,02442</text:p>
          </table:table-cell>
        </table:table-row>
        <table:table-row table:style-name="ro1">
          <table:table-cell office:value-type="float" office:value="73.9361978538">
            <text:p>73,9361978538</text:p>
          </table:table-cell>
          <table:table-cell office:value-type="float" office:value="0.130647">
            <text:p>0,130647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74.4582495906">
            <text:p>74,4582495906</text:p>
          </table:table-cell>
          <table:table-cell office:value-type="float" office:value="0.115995">
            <text:p>0,115995</text:p>
          </table:table-cell>
          <table:table-cell office:value-type="float" office:value="0.03663">
            <text:p>0,03663</text:p>
          </table:table-cell>
        </table:table-row>
        <table:table-row table:style-name="ro1">
          <table:table-cell office:value-type="float" office:value="74.9803013274">
            <text:p>74,9803013274</text:p>
          </table:table-cell>
          <table:table-cell office:value-type="float" office:value="0.117216">
            <text:p>0,117216</text:p>
          </table:table-cell>
          <table:table-cell office:value-type="float" office:value="0.037851">
            <text:p>0,037851</text:p>
          </table:table-cell>
        </table:table-row>
        <table:table-row table:style-name="ro1">
          <table:table-cell office:value-type="float" office:value="75.2413271958">
            <text:p>75,2413271958</text:p>
          </table:table-cell>
          <table:table-cell office:value-type="float" office:value="0.117216">
            <text:p>0,117216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75.7633789326">
            <text:p>75,7633789326</text:p>
          </table:table-cell>
          <table:table-cell office:value-type="float" office:value="0.0927961">
            <text:p>0,0927961</text:p>
          </table:table-cell>
          <table:table-cell office:value-type="float" office:value="0.025641">
            <text:p>0,025641</text:p>
          </table:table-cell>
        </table:table-row>
        <table:table-row table:style-name="ro1">
          <table:table-cell office:value-type="float" office:value="76.0896612681">
            <text:p>76,0896612681</text:p>
          </table:table-cell>
          <table:table-cell office:value-type="float" office:value="0.0952381">
            <text:p>0,0952381</text:p>
          </table:table-cell>
          <table:table-cell office:value-type="float" office:value="0.030525">
            <text:p>0,030525</text:p>
          </table:table-cell>
        </table:table-row>
        <table:table-row table:style-name="ro1">
          <table:table-cell office:value-type="float" office:value="76.6117130049">
            <text:p>76,6117130049</text:p>
          </table:table-cell>
          <table:table-cell office:value-type="float" office:value="0.107448">
            <text:p>0,107448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76.8727388733">
            <text:p>76,8727388733</text:p>
          </table:table-cell>
          <table:table-cell office:value-type="float" office:value="0.0757021">
            <text:p>0,0757021</text:p>
          </table:table-cell>
          <table:table-cell office:value-type="float" office:value="0.028083">
            <text:p>0,028083</text:p>
          </table:table-cell>
        </table:table-row>
        <table:table-row table:style-name="ro1">
          <table:table-cell office:value-type="float" office:value="77.3947906101">
            <text:p>77,3947906101</text:p>
          </table:table-cell>
          <table:table-cell office:value-type="float" office:value="0.0793651">
            <text:p>0,0793651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77.6558164785">
            <text:p>77,6558164785</text:p>
          </table:table-cell>
          <table:table-cell office:value-type="float" office:value="0.0695971">
            <text:p>0,0695971</text:p>
          </table:table-cell>
          <table:table-cell office:value-type="float" office:value="0.028083">
            <text:p>0,028083</text:p>
          </table:table-cell>
        </table:table-row>
        <table:table-row table:style-name="ro1">
          <table:table-cell office:value-type="float" office:value="78.2431246824">
            <text:p>78,2431246824</text:p>
          </table:table-cell>
          <table:table-cell office:value-type="float" office:value="0.0659341">
            <text:p>0,0659341</text:p>
          </table:table-cell>
          <table:table-cell office:value-type="float" office:value="0.019536">
            <text:p>0,019536</text:p>
          </table:table-cell>
        </table:table-row>
        <table:table-row table:style-name="ro1">
          <table:table-cell office:value-type="float" office:value="78.5041505508">
            <text:p>78,5041505508</text:p>
          </table:table-cell>
          <table:table-cell office:value-type="float" office:value="0.0659341">
            <text:p>0,0659341</text:p>
          </table:table-cell>
          <table:table-cell office:value-type="float" office:value="0.034188">
            <text:p>0,034188</text:p>
          </table:table-cell>
        </table:table-row>
        <table:table-row table:style-name="ro1">
          <table:table-cell office:value-type="float" office:value="79.0262022876">
            <text:p>79,0262022876</text:p>
          </table:table-cell>
          <table:table-cell office:value-type="float" office:value="0.0586081">
            <text:p>0,0586081</text:p>
          </table:table-cell>
          <table:table-cell office:value-type="float" office:value="0.026862">
            <text:p>0,026862</text:p>
          </table:table-cell>
        </table:table-row>
        <table:table-row table:style-name="ro1">
          <table:table-cell office:value-type="float" office:value="79.5482540244">
            <text:p>79,5482540244</text:p>
          </table:table-cell>
          <table:table-cell office:value-type="float" office:value="0.10989">
            <text:p>0,10989</text:p>
          </table:table-cell>
          <table:table-cell office:value-type="float" office:value="0.02442">
            <text:p>0,02442</text:p>
          </table:table-cell>
        </table:table-row>
      </table:table>
      <table:table table:name="Tabelle5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8.09.2013</text:date>, <text:time>11:5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8:03:20</meta:creation-date>
    <dc:date>2013-09-08T11:55:25.60</dc:date>
    <meta:editing-duration>PT50M55S</meta:editing-duration>
    <meta:editing-cycles>3</meta:editing-cycles>
    <meta:generator>OpenOffice.org/3.4.1$Win32 OpenOffice.org_project/341m1$Build-9593</meta:generator>
    <meta:document-statistic meta:table-count="5" meta:cell-count="5202" meta:object-count="0"/>
  </office:meta>
</office:document-meta>
</file>